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1" table:number-columns-repeated="3" table:default-cell-style-name="ce3"/>
        <table:table-column table:style-name="co3" table:default-cell-style-name="ce10"/>
        <table:table-column table:style-name="co4" table:default-cell-style-name="ce10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lassi</text:p>
          </table:table-cell>
          <table:table-cell table:style-name="ce1" office:value-type="string" calcext:value-type="string">
            <text:p>24h_confirm</text:p>
          </table:table-cell>
          <table:table-cell table:style-name="ce1" office:value-type="string" calcext:value-type="string">
            <text:p>24h_recup</text:p>
          </table:table-cell>
          <table:table-cell table:style-name="ce1" office:value-type="string" calcext:value-type="string">
            <text:p>total_confir</text:p>
          </table:table-cell>
          <table:table-cell table:style-name="ce1" office:value-type="string" calcext:value-type="string">
            <text:p>total_recup</text:p>
          </table:table-cell>
          <table:table-cell table:style-name="ce1" office:value-type="string" calcext:value-type="string">
            <text:p>total_obito</text:p>
          </table:table-cell>
          <table:table-cell table:style-name="ce1" office:value-type="string" calcext:value-type="string">
            <text:p>24h_obito</text:p>
          </table:table-cell>
          <table:table-cell table:style-name="ce1" office:value-type="string" calcext:value-type="string">
            <text:p>24h_obito_media7d</text:p>
          </table:table-cell>
          <table:table-cell table:style-name="ce1" office:value-type="string" calcext:value-type="string">
            <text:p>24h_confirm_media7d</text:p>
          </table:table-cell>
          <table:table-cell table:style-name="ce1" office:value-type="string" calcext:value-type="string">
            <text:p>Hospitalizados</text:p>
          </table:table-cell>
          <table:table-cell table:style-name="ce1" office:value-type="string" calcext:value-type="string">
            <text:p>Uti</text:p>
          </table:table-cell>
          <table:table-cell table:style-name="ce1" office:value-type="string" calcext:value-type="string">
            <text:p>24h_obitos_novo</text:p>
          </table:table-cell>
          <table:table-cell table:style-name="ce1" office:value-type="string" calcext:value-type="string">
            <text:p>total_obitos_novo</text:p>
          </table:table-cell>
          <table:table-cell table:style-name="ce1" office:value-type="string" calcext:value-type="string">
            <text:p>int_extra1</text:p>
          </table:table-cell>
          <table:table-cell table:style-name="ce1" office:value-type="string" calcext:value-type="string">
            <text:p>int_extra2</text:p>
          </table:table-cell>
          <table:table-cell table:style-name="ce1" office:value-type="string" calcext:value-type="string">
            <text:p>int_extra3</text:p>
          </table:table-cell>
          <table:table-cell table:style-name="ce1" office:value-type="string" calcext:value-type="string">
            <text:p>int_extra4</text:p>
          </table:table-cell>
          <table:table-cell table:style-name="ce11" office:value-type="string" calcext:value-type="string">
            <text:p>Current Infected</text:p>
          </table:table-cell>
          <table:table-cell table:style-name="ce11" office:value-type="string" calcext:value-type="string">
            <text:p>Unhospitalized Infected</text:p>
          </table:table-cell>
          <table:table-cell table:style-name="ce13" office:value-type="string" calcext:value-type="string">
            <text:p>Hospitalization Likelihood</text:p>
          </table:table-cell>
          <table:table-cell table:style-name="ce13" office:value-type="string" calcext:value-type="string">
            <text:p>Death likelihood</text:p>
          </table:table-cell>
          <table:table-cell table:style-name="ce13" office:value-type="string" calcext:value-type="string">
            <text:p>Susceptible Population</text:p>
          </table:table-cell>
          <table:table-cell table:style-name="ce13" office:value-type="string" calcext:value-type="string">
            <text:p>True UnHos Infected</text:p>
          </table:table-cell>
          <table:table-cell table:style-name="ce13" office:value-type="string" calcext:value-type="string">
            <text:p>True Current Infected</text:p>
          </table:table-cell>
          <table:table-cell table:style-name="ce13" office:value-type="string" calcext:value-type="string">
            <text:p>True Infection Rate</text:p>
          </table:table-cell>
          <table:table-cell table:style-name="ce13" office:value-type="string" calcext:value-type="string">
            <text:p>Measured Infection Rate</text:p>
          </table:table-cell>
          <table:table-cell table:style-name="ce13" office:value-type="string" calcext:value-type="string">
            <text:p>Hospitalization Rate</text:p>
          </table:table-cell>
          <table:table-cell table:style-name="ce16" office:value-type="string" calcext:value-type="string">
            <text:p>Rain</text:p>
          </table:table-cell>
          <table:table-cell table:style-name="ce16" office:value-type="string" calcext:value-type="string">
            <text:p>Pressure</text:p>
          </table:table-cell>
          <table:table-cell table:style-name="ce16" office:value-type="string" calcext:value-type="string">
            <text:p>Solar Radiation</text:p>
          </table:table-cell>
          <table:table-cell table:style-name="ce16" office:value-type="string" calcext:value-type="string">
            <text:p>Temperature</text:p>
          </table:table-cell>
          <table:table-cell table:style-name="ce16" office:value-type="string" calcext:value-type="string">
            <text:p>Relative Humidity</text:p>
          </table:table-cell>
          <table:table-cell table:style-name="ce16" office:value-type="string" calcext:value-type="string">
            <text:p>Wind Direction</text:p>
          </table:table-cell>
          <table:table-cell table:style-name="ce16" office:value-type="string" calcext:value-type="string">
            <text:p>Wind Speed</text:p>
          </table:table-cell>
          <table:table-cell table:style-name="ce16" office:value-type="string" calcext:value-type="string">
            <text:p>SO2</text:p>
          </table:table-cell>
          <table:table-cell table:style-name="ce16" office:value-type="string" calcext:value-type="string">
            <text:p>NO2</text:p>
          </table:table-cell>
          <table:table-cell table:style-name="ce16" office:value-type="string" calcext:value-type="string">
            <text:p>HCNM</text:p>
          </table:table-cell>
          <table:table-cell table:style-name="ce16" office:value-type="string" calcext:value-type="string">
            <text:p>HCT</text:p>
          </table:table-cell>
          <table:table-cell table:style-name="ce16" office:value-type="string" calcext:value-type="string">
            <text:p>CH4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x</text:p>
          </table:table-cell>
          <table:table-cell table:style-name="ce16" office:value-type="string" calcext:value-type="string">
            <text:p>O3</text:p>
          </table:table-cell>
          <table:table-cell table:style-name="ce16" office:value-type="string" calcext:value-type="string">
            <text:p>PM10</text:p>
          </table:table-cell>
          <table:table-cell table:style-name="ce16" office:value-type="string" calcext:value-type="string">
            <text:p>PM2.5</text:p>
          </table:table-cell>
          <table:table-cell table:style-name="ce16" office:value-type="string" calcext:value-type="string">
            <text:p>Rio Unemployment Rate</text:p>
          </table:table-cell>
          <table:table-cell table:style-name="ce16" office:value-type="string" calcext:value-type="string">
            <text:p>Brazil Workforce</text:p>
          </table:table-cell>
          <table:table-cell table:style-name="ce16" office:value-type="string" calcext:value-type="string">
            <text:p>Brazil Employed</text:p>
          </table:table-cell>
          <table:table-cell table:style-name="ce16" office:value-type="string" calcext:value-type="string">
            <text:p>Brazil Employment Rate</text:p>
          </table:table-cell>
          <table:table-cell table:style-name="ce16" office:value-type="string" calcext:value-type="string">
            <text:p>Rio Employment Rate</text:p>
          </table:table-cell>
          <table:table-cell table:style-name="ce16" office:value-type="string" calcext:value-type="string">
            <text:p>Closure Policy</text:p>
          </table:table-cell>
          <table:table-cell table:style-name="ce16" office:value-type="string" calcext:value-type="string">
            <text:p>Brazil Unemployment Rate</text:p>
          </table:table-cell>
          <table:table-cell table:style-name="ce14" table:number-columns-repeated="971"/>
        </table:table-row>
        <table:table-row table:style-name="ro2">
          <table:table-cell table:style-name="ce2" office:value-type="string" calcext:value-type="string">
            <text:p>3/7/2020 7:00 PM</text:p>
          </table:table-cell>
          <table:table-cell office:value-type="string" calcext:value-type="string">
            <text:p>Confirmado</text:p>
          </table:table-cell>
          <table:table-cell table:style-name="ce3" table:number-columns-repeated="2"/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2]-[.F2]-[.G2]" office:value-type="float" office:value="4" calcext:value-type="float">
            <text:p>4</text:p>
          </table:table-cell>
          <table:table-cell table:formula="of:=[.S2]-[.K2]" office:value-type="float" office:value="4" calcext:value-type="float">
            <text:p>4</text:p>
          </table:table-cell>
          <table:table-cell table:number-columns-repeated="2"/>
          <table:table-cell table:formula="of:=6718903-[.Y2]-[.F2]-[.G2]" office:value-type="float" office:value="6718875.93507987" calcext:value-type="float">
            <text:p>6718875.93507987</text:p>
          </table:table-cell>
          <table:table-cell table:formula="of:=NORMINV(RAND();[.T9];0.25*[.T9])" office:value-type="float" office:value="27.0649201330405" calcext:value-type="float">
            <text:p>27.0649201330405</text:p>
          </table:table-cell>
          <table:table-cell table:formula="of:=[.X2]+[.K2]" office:value-type="float" office:value="27.0649201330405" calcext:value-type="float">
            <text:p>27.0649201330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29743055556" calcext:value-type="float">
            <text:p>1014.29743055556</text:p>
          </table:table-cell>
          <table:table-cell office:value-type="float" office:value="170.978333333333" calcext:value-type="float">
            <text:p>170.978333333333</text:p>
          </table:table-cell>
          <table:table-cell office:value-type="float" office:value="25.54375" calcext:value-type="float">
            <text:p>25.54375</text:p>
          </table:table-cell>
          <table:table-cell office:value-type="float" office:value="73.0727083333334" calcext:value-type="float">
            <text:p>73.0727083333334</text:p>
          </table:table-cell>
          <table:table-cell office:value-type="float" office:value="196.80875" calcext:value-type="float">
            <text:p>196.80875</text:p>
          </table:table-cell>
          <table:table-cell office:value-type="float" office:value="5.23583333333333" calcext:value-type="float">
            <text:p>5.23583333333333</text:p>
          </table:table-cell>
          <table:table-cell office:value-type="float" office:value="2.76" calcext:value-type="float">
            <text:p>2.76</text:p>
          </table:table-cell>
          <table:table-cell office:value-type="float" office:value="20.5429166666667" calcext:value-type="float">
            <text:p>20.5429166666667</text:p>
          </table:table-cell>
          <table:table-cell office:value-type="float" office:value="0.105625" calcext:value-type="float">
            <text:p>0.105625</text:p>
          </table:table-cell>
          <table:table-cell office:value-type="float" office:value="2.12666666666667" calcext:value-type="float">
            <text:p>2.12666666666667</text:p>
          </table:table-cell>
          <table:table-cell office:value-type="float" office:value="2.02333333333333" calcext:value-type="float">
            <text:p>2.02333333333333</text:p>
          </table:table-cell>
          <table:table-cell office:value-type="float" office:value="0.180666666666667" calcext:value-type="float">
            <text:p>0.180666666666667</text:p>
          </table:table-cell>
          <table:table-cell office:value-type="float" office:value="19.62625" calcext:value-type="float">
            <text:p>19.62625</text:p>
          </table:table-cell>
          <table:table-cell office:value-type="float" office:value="40.1702083333333" calcext:value-type="float">
            <text:p>40.1702083333333</text:p>
          </table:table-cell>
          <table:table-cell office:value-type="float" office:value="28.2534730538922" calcext:value-type="float">
            <text:p>28.2534730538922</text:p>
          </table:table-cell>
          <table:table-cell office:value-type="float" office:value="38.13625" calcext:value-type="float">
            <text:p>38.13625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3/8/2020 8:00 PM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3]-[.F3]-[.G3]" office:value-type="float" office:value="9" calcext:value-type="float">
            <text:p>9</text:p>
          </table:table-cell>
          <table:table-cell table:formula="of:=[.S3]-[.K3]" office:value-type="float" office:value="9" calcext:value-type="float">
            <text:p>9</text:p>
          </table:table-cell>
          <table:table-cell table:number-columns-repeated="2"/>
          <table:table-cell table:formula="of:=6718903-[.Y3]-[.F3]-[.G3]" office:value-type="float" office:value="6718844.93526075" calcext:value-type="float">
            <text:p>6718844.93526075</text:p>
          </table:table-cell>
          <table:table-cell table:formula="of:=NORMINV(RAND();[.T10];0.25*[.T10])" office:value-type="float" office:value="58.0647392520204" calcext:value-type="float">
            <text:p>58.0647392520204</text:p>
          </table:table-cell>
          <table:table-cell table:formula="of:=[.X3]+[.K3]" office:value-type="float" office:value="58.0647392520204" calcext:value-type="float">
            <text:p>58.0647392520204</text:p>
          </table:table-cell>
          <table:table-cell table:formula="of:=[.X3]-[.X2]" office:value-type="float" office:value="30.9998191189799" calcext:value-type="float">
            <text:p>30.9998191189799</text:p>
          </table:table-cell>
          <table:table-cell table:formula="of:=[.S3]-[.S2]" office:value-type="float" office:value="5" calcext:value-type="float">
            <text:p>5</text:p>
          </table:table-cell>
          <table:table-cell table:formula="of:=[.K3]-[.K2]" office:value-type="float" office:value="0" calcext:value-type="float">
            <text:p>0</text:p>
          </table:table-cell>
          <table:table-cell office:value-type="float" office:value="0.001666666666667" calcext:value-type="float">
            <text:p>0.001666666666667</text:p>
          </table:table-cell>
          <table:table-cell office:value-type="float" office:value="1014.495" calcext:value-type="float">
            <text:p>1014.495</text:p>
          </table:table-cell>
          <table:table-cell office:value-type="float" office:value="201.2425" calcext:value-type="float">
            <text:p>201.2425</text:p>
          </table:table-cell>
          <table:table-cell office:value-type="float" office:value="26.49875" calcext:value-type="float">
            <text:p>26.49875</text:p>
          </table:table-cell>
          <table:table-cell office:value-type="float" office:value="74.4013194444445" calcext:value-type="float">
            <text:p>74.4013194444445</text:p>
          </table:table-cell>
          <table:table-cell office:value-type="float" office:value="167.392118644068" calcext:value-type="float">
            <text:p>167.392118644068</text:p>
          </table:table-cell>
          <table:table-cell office:value-type="float" office:value="5.31991525423729" calcext:value-type="float">
            <text:p>5.31991525423729</text:p>
          </table:table-cell>
          <table:table-cell office:value-type="float" office:value="2.84574468085106" calcext:value-type="float">
            <text:p>2.84574468085106</text:p>
          </table:table-cell>
          <table:table-cell office:value-type="float" office:value="17.1370833333333" calcext:value-type="float">
            <text:p>17.1370833333333</text:p>
          </table:table-cell>
          <table:table-cell office:value-type="float" office:value="0.071875" calcext:value-type="float">
            <text:p>0.071875</text:p>
          </table:table-cell>
          <table:table-cell office:value-type="float" office:value="2.02770833333333" calcext:value-type="float">
            <text:p>2.02770833333333</text:p>
          </table:table-cell>
          <table:table-cell office:value-type="float" office:value="1.955" calcext:value-type="float">
            <text:p>1.955</text:p>
          </table:table-cell>
          <table:table-cell office:value-type="float" office:value="0.174083333333333" calcext:value-type="float">
            <text:p>0.174083333333333</text:p>
          </table:table-cell>
          <table:table-cell office:value-type="float" office:value="7.35291666666667" calcext:value-type="float">
            <text:p>7.35291666666667</text:p>
          </table:table-cell>
          <table:table-cell office:value-type="float" office:value="24.49125" calcext:value-type="float">
            <text:p>24.49125</text:p>
          </table:table-cell>
          <table:table-cell office:value-type="float" office:value="32.0213095238095" calcext:value-type="float">
            <text:p>32.0213095238095</text:p>
          </table:table-cell>
          <table:table-cell office:value-type="float" office:value="27.3614583333333" calcext:value-type="float">
            <text:p>27.361458333333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3/9/2020 8:00 PM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4]-[.F4]-[.G4]" office:value-type="float" office:value="12" calcext:value-type="float">
            <text:p>12</text:p>
          </table:table-cell>
          <table:table-cell table:formula="of:=[.S4]-[.K4]" office:value-type="float" office:value="12" calcext:value-type="float">
            <text:p>12</text:p>
          </table:table-cell>
          <table:table-cell table:number-columns-repeated="2"/>
          <table:table-cell table:formula="of:=6718903-[.Y4]-[.F4]-[.G4]" office:value-type="float" office:value="6718837.69950158" calcext:value-type="float">
            <text:p>6718837.69950158</text:p>
          </table:table-cell>
          <table:table-cell table:formula="of:=NORMINV(RAND();[.T11];0.25*[.T11])" office:value-type="float" office:value="65.3004984200319" calcext:value-type="float">
            <text:p>65.3004984200319</text:p>
          </table:table-cell>
          <table:table-cell table:formula="of:=[.X4]+[.K4]" office:value-type="float" office:value="65.3004984200319" calcext:value-type="float">
            <text:p>65.3004984200319</text:p>
          </table:table-cell>
          <table:table-cell table:formula="of:=[.X4]-[.X3]" office:value-type="float" office:value="7.23575916801147" calcext:value-type="float">
            <text:p>7.23575916801147</text:p>
          </table:table-cell>
          <table:table-cell table:formula="of:=[.S4]-[.S3]" office:value-type="float" office:value="3" calcext:value-type="float">
            <text:p>3</text:p>
          </table:table-cell>
          <table:table-cell table:formula="of:=[.K4]-[.K3]" office:value-type="float" office:value="0" calcext:value-type="float">
            <text:p>0</text:p>
          </table:table-cell>
          <table:table-cell office:value-type="float" office:value="0.036974789915966" calcext:value-type="float">
            <text:p>0.036974789915966</text:p>
          </table:table-cell>
          <table:table-cell office:value-type="float" office:value="1015.97713286713" calcext:value-type="float">
            <text:p>1015.97713286713</text:p>
          </table:table-cell>
          <table:table-cell office:value-type="float" office:value="167.210504201681" calcext:value-type="float">
            <text:p>167.210504201681</text:p>
          </table:table-cell>
          <table:table-cell office:value-type="float" office:value="27.3810179640719" calcext:value-type="float">
            <text:p>27.3810179640719</text:p>
          </table:table-cell>
          <table:table-cell office:value-type="float" office:value="73.292937062937" calcext:value-type="float">
            <text:p>73.292937062937</text:p>
          </table:table-cell>
          <table:table-cell office:value-type="float" office:value="183.967899159664" calcext:value-type="float">
            <text:p>183.967899159664</text:p>
          </table:table-cell>
          <table:table-cell office:value-type="float" office:value="5.18403361344538" calcext:value-type="float">
            <text:p>5.18403361344538</text:p>
          </table:table-cell>
          <table:table-cell office:value-type="float" office:value="2.8089156626506" calcext:value-type="float">
            <text:p>2.8089156626506</text:p>
          </table:table-cell>
          <table:table-cell office:value-type="float" office:value="23.7345833333333" calcext:value-type="float">
            <text:p>23.7345833333333</text:p>
          </table:table-cell>
          <table:table-cell office:value-type="float" office:value="0.073333333333333" calcext:value-type="float">
            <text:p>0.073333333333333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215982905982906" calcext:value-type="float">
            <text:p>0.215982905982906</text:p>
          </table:table-cell>
          <table:table-cell office:value-type="float" office:value="10.8635416666667" calcext:value-type="float">
            <text:p>10.8635416666667</text:p>
          </table:table-cell>
          <table:table-cell office:value-type="float" office:value="34.5945833333333" calcext:value-type="float">
            <text:p>34.5945833333333</text:p>
          </table:table-cell>
          <table:table-cell office:value-type="float" office:value="32.6703246753247" calcext:value-type="float">
            <text:p>32.6703246753247</text:p>
          </table:table-cell>
          <table:table-cell office:value-type="float" office:value="25.2855944055944" calcext:value-type="float">
            <text:p>25.2855944055944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3/10/2020 8:00 PM</text:p>
          </table:table-cell>
          <table:table-cell office:value-type="string" calcext:value-type="string">
            <text:p>Confirmado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5]-[.F5]-[.G5]" office:value-type="float" office:value="13" calcext:value-type="float">
            <text:p>13</text:p>
          </table:table-cell>
          <table:table-cell table:formula="of:=[.S5]-[.K5]" office:value-type="float" office:value="13" calcext:value-type="float">
            <text:p>13</text:p>
          </table:table-cell>
          <table:table-cell table:number-columns-repeated="2"/>
          <table:table-cell table:formula="of:=6718903-[.Y5]-[.F5]-[.G5]" office:value-type="float" office:value="6718857.00562091" calcext:value-type="float">
            <text:p>6718857.00562091</text:p>
          </table:table-cell>
          <table:table-cell table:formula="of:=NORMINV(RAND();[.T12];0.25*[.T12])" office:value-type="float" office:value="45.9943790914786" calcext:value-type="float">
            <text:p>45.9943790914786</text:p>
          </table:table-cell>
          <table:table-cell table:formula="of:=[.X5]+[.K5]" office:value-type="float" office:value="45.9943790914786" calcext:value-type="float">
            <text:p>45.9943790914786</text:p>
          </table:table-cell>
          <table:table-cell table:formula="of:=[.X5]-[.X4]" office:value-type="float" office:value="-19.3061193285532" calcext:value-type="float">
            <text:p>-19.3061193285532</text:p>
          </table:table-cell>
          <table:table-cell table:formula="of:=[.S5]-[.S4]" office:value-type="float" office:value="1" calcext:value-type="float">
            <text:p>1</text:p>
          </table:table-cell>
          <table:table-cell table:formula="of:=[.K5]-[.K4]" office:value-type="float" office:value="0" calcext:value-type="float">
            <text:p>0</text:p>
          </table:table-cell>
          <table:table-cell office:value-type="float" office:value="0.004237288135593" calcext:value-type="float">
            <text:p>0.004237288135593</text:p>
          </table:table-cell>
          <table:table-cell office:value-type="float" office:value="1015.83676056338" calcext:value-type="float">
            <text:p>1015.83676056338</text:p>
          </table:table-cell>
          <table:table-cell office:value-type="float" office:value="185.379333333333" calcext:value-type="float">
            <text:p>185.379333333333</text:p>
          </table:table-cell>
          <table:table-cell office:value-type="float" office:value="27.530843373494" calcext:value-type="float">
            <text:p>27.530843373494</text:p>
          </table:table-cell>
          <table:table-cell office:value-type="float" office:value="73.3948611111111" calcext:value-type="float">
            <text:p>73.3948611111111</text:p>
          </table:table-cell>
          <table:table-cell office:value-type="float" office:value="173.451694915254" calcext:value-type="float">
            <text:p>173.451694915254</text:p>
          </table:table-cell>
          <table:table-cell office:value-type="float" office:value="4.94576271186441" calcext:value-type="float">
            <text:p>4.94576271186441</text:p>
          </table:table-cell>
          <table:table-cell office:value-type="float" office:value="4.92684782608696" calcext:value-type="float">
            <text:p>4.92684782608696</text:p>
          </table:table-cell>
          <table:table-cell office:value-type="float" office:value="23.4485416666667" calcext:value-type="float">
            <text:p>23.4485416666667</text:p>
          </table:table-cell>
          <table:table-cell office:value-type="float" office:value="0.069375" calcext:value-type="float">
            <text:p>0.069375</text:p>
          </table:table-cell>
          <table:table-cell office:value-type="float" office:value="2.03645833333333" calcext:value-type="float">
            <text:p>2.03645833333333</text:p>
          </table:table-cell>
          <table:table-cell office:value-type="float" office:value="1.96708333333333" calcext:value-type="float">
            <text:p>1.96708333333333</text:p>
          </table:table-cell>
          <table:table-cell office:value-type="float" office:value="0.228333333333333" calcext:value-type="float">
            <text:p>0.228333333333333</text:p>
          </table:table-cell>
          <table:table-cell office:value-type="float" office:value="13.2070833333333" calcext:value-type="float">
            <text:p>13.2070833333333</text:p>
          </table:table-cell>
          <table:table-cell office:value-type="float" office:value="36.6570833333333" calcext:value-type="float">
            <text:p>36.6570833333333</text:p>
          </table:table-cell>
          <table:table-cell office:value-type="float" office:value="30.9894630872483" calcext:value-type="float">
            <text:p>30.9894630872483</text:p>
          </table:table-cell>
          <table:table-cell office:value-type="float" office:value="31.7879432624113" calcext:value-type="float">
            <text:p>31.7879432624113</text:p>
          </table:table-cell>
          <table:table-cell office:value-type="float" office:value="15.625" calcext:value-type="float">
            <text:p>15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3/11/2020 8:00 PM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6]-[.F6]-[.G6]" office:value-type="float" office:value="21" calcext:value-type="float">
            <text:p>21</text:p>
          </table:table-cell>
          <table:table-cell table:formula="of:=[.S6]-[.K6]" office:value-type="float" office:value="21" calcext:value-type="float">
            <text:p>21</text:p>
          </table:table-cell>
          <table:table-cell table:number-columns-repeated="2"/>
          <table:table-cell table:formula="of:=6718903-[.Y6]-[.F6]-[.G6]" office:value-type="float" office:value="6718875.59402365" calcext:value-type="float">
            <text:p>6718875.59402365</text:p>
          </table:table-cell>
          <table:table-cell table:formula="of:=NORMINV(RAND();[.T13];0.25*[.T13])" office:value-type="float" office:value="27.4059763486409" calcext:value-type="float">
            <text:p>27.4059763486409</text:p>
          </table:table-cell>
          <table:table-cell table:formula="of:=[.X6]+[.K6]" office:value-type="float" office:value="27.4059763486409" calcext:value-type="float">
            <text:p>27.4059763486409</text:p>
          </table:table-cell>
          <table:table-cell table:formula="of:=[.X6]-[.X5]" office:value-type="float" office:value="-18.5884027428378" calcext:value-type="float">
            <text:p>-18.5884027428378</text:p>
          </table:table-cell>
          <table:table-cell table:formula="of:=[.S6]-[.S5]" office:value-type="float" office:value="8" calcext:value-type="float">
            <text:p>8</text:p>
          </table:table-cell>
          <table:table-cell table:formula="of:=[.K6]-[.K5]" office:value-type="float" office:value="0" calcext:value-type="float">
            <text:p>0</text:p>
          </table:table-cell>
          <table:table-cell office:value-type="float" office:value="0.036666666666667" calcext:value-type="float">
            <text:p>0.036666666666667</text:p>
          </table:table-cell>
          <table:table-cell office:value-type="float" office:value="1015.18513888889" calcext:value-type="float">
            <text:p>1015.18513888889</text:p>
          </table:table-cell>
          <table:table-cell office:value-type="float" office:value="189.9985" calcext:value-type="float">
            <text:p>189.9985</text:p>
          </table:table-cell>
          <table:table-cell office:value-type="float" office:value="27.2922023809524" calcext:value-type="float">
            <text:p>27.2922023809524</text:p>
          </table:table-cell>
          <table:table-cell office:value-type="float" office:value="68.3490277777778" calcext:value-type="float">
            <text:p>68.3490277777778</text:p>
          </table:table-cell>
          <table:table-cell office:value-type="float" office:value="163.080438596491" calcext:value-type="float">
            <text:p>163.080438596491</text:p>
          </table:table-cell>
          <table:table-cell office:value-type="float" office:value="4.97754385964912" calcext:value-type="float">
            <text:p>4.97754385964912</text:p>
          </table:table-cell>
          <table:table-cell office:value-type="float" office:value="3.23021276595745" calcext:value-type="float">
            <text:p>3.23021276595745</text:p>
          </table:table-cell>
          <table:table-cell office:value-type="float" office:value="18.433125" calcext:value-type="float">
            <text:p>18.433125</text:p>
          </table:table-cell>
          <table:table-cell office:value-type="float" office:value="0.061454545454546" calcext:value-type="float">
            <text:p>0.061454545454546</text:p>
          </table:table-cell>
          <table:table-cell office:value-type="float" office:value="1.98109090909091" calcext:value-type="float">
            <text:p>1.98109090909091</text:p>
          </table:table-cell>
          <table:table-cell office:value-type="float" office:value="1.91927272727273" calcext:value-type="float">
            <text:p>1.91927272727273</text:p>
          </table:table-cell>
          <table:table-cell office:value-type="float" office:value="0.209661016949153" calcext:value-type="float">
            <text:p>0.209661016949153</text:p>
          </table:table-cell>
          <table:table-cell office:value-type="float" office:value="8.32041666666667" calcext:value-type="float">
            <text:p>8.32041666666667</text:p>
          </table:table-cell>
          <table:table-cell office:value-type="float" office:value="26.75375" calcext:value-type="float">
            <text:p>26.75375</text:p>
          </table:table-cell>
          <table:table-cell office:value-type="float" office:value="27.1615243902439" calcext:value-type="float">
            <text:p>27.1615243902439</text:p>
          </table:table-cell>
          <table:table-cell office:value-type="float" office:value="30.2256028368794" calcext:value-type="float">
            <text:p>30.2256028368794</text:p>
          </table:table-cell>
          <table:table-cell office:value-type="float" office:value="13.9166666666667" calcext:value-type="float">
            <text:p>13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3/12/2020 8:00 PM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7]-[.F7]-[.G7]" office:value-type="float" office:value="25" calcext:value-type="float">
            <text:p>25</text:p>
          </table:table-cell>
          <table:table-cell table:formula="of:=[.S7]-[.K7]" office:value-type="float" office:value="25" calcext:value-type="float">
            <text:p>25</text:p>
          </table:table-cell>
          <table:table-cell table:number-columns-repeated="2"/>
          <table:table-cell table:formula="of:=6718903-[.Y7]-[.F7]-[.G7]" office:value-type="float" office:value="6718852.9095072" calcext:value-type="float">
            <text:p>6718852.9095072</text:p>
          </table:table-cell>
          <table:table-cell table:formula="of:=NORMINV(RAND();[.T14];0.25*[.T14])" office:value-type="float" office:value="50.090492799775" calcext:value-type="float">
            <text:p>50.090492799775</text:p>
          </table:table-cell>
          <table:table-cell table:formula="of:=[.X7]+[.K7]" office:value-type="float" office:value="50.090492799775" calcext:value-type="float">
            <text:p>50.090492799775</text:p>
          </table:table-cell>
          <table:table-cell table:formula="of:=[.X7]-[.X6]" office:value-type="float" office:value="22.6845164511342" calcext:value-type="float">
            <text:p>22.6845164511342</text:p>
          </table:table-cell>
          <table:table-cell table:formula="of:=[.S7]-[.S6]" office:value-type="float" office:value="4" calcext:value-type="float">
            <text:p>4</text:p>
          </table:table-cell>
          <table:table-cell table:formula="of:=[.K7]-[.K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91559440559" calcext:value-type="float">
            <text:p>1015.91559440559</text:p>
          </table:table-cell>
          <table:table-cell office:value-type="float" office:value="192.991008403361" calcext:value-type="float">
            <text:p>192.991008403361</text:p>
          </table:table-cell>
          <table:table-cell office:value-type="float" office:value="27.0162275449102" calcext:value-type="float">
            <text:p>27.0162275449102</text:p>
          </table:table-cell>
          <table:table-cell office:value-type="float" office:value="71.136013986014" calcext:value-type="float">
            <text:p>71.136013986014</text:p>
          </table:table-cell>
          <table:table-cell office:value-type="float" office:value="163.824196428571" calcext:value-type="float">
            <text:p>163.824196428571</text:p>
          </table:table-cell>
          <table:table-cell office:value-type="float" office:value="4.53776785714286" calcext:value-type="float">
            <text:p>4.53776785714286</text:p>
          </table:table-cell>
          <table:table-cell office:value-type="float" office:value="4.69163043478261" calcext:value-type="float">
            <text:p>4.69163043478261</text:p>
          </table:table-cell>
          <table:table-cell office:value-type="float" office:value="20.1245833333333" calcext:value-type="float">
            <text:p>20.1245833333333</text:p>
          </table:table-cell>
          <table:table-cell office:value-type="float" office:value="0.196478873239436" calcext:value-type="float">
            <text:p>0.196478873239436</text:p>
          </table:table-cell>
          <table:table-cell office:value-type="float" office:value="2.24211267605634" calcext:value-type="float">
            <text:p>2.24211267605634</text:p>
          </table:table-cell>
          <table:table-cell office:value-type="float" office:value="2.0456338028169" calcext:value-type="float">
            <text:p>2.0456338028169</text:p>
          </table:table-cell>
          <table:table-cell office:value-type="float" office:value="0.218067226890756" calcext:value-type="float">
            <text:p>0.218067226890756</text:p>
          </table:table-cell>
          <table:table-cell office:value-type="float" office:value="9.50833333333333" calcext:value-type="float">
            <text:p>9.50833333333333</text:p>
          </table:table-cell>
          <table:table-cell office:value-type="float" office:value="29.6304166666666" calcext:value-type="float">
            <text:p>29.6304166666666</text:p>
          </table:table-cell>
          <table:table-cell office:value-type="float" office:value="29.2397005988024" calcext:value-type="float">
            <text:p>29.2397005988024</text:p>
          </table:table-cell>
          <table:table-cell office:value-type="float" office:value="28.7805555555556" calcext:value-type="float">
            <text:p>28.7805555555556</text:p>
          </table:table-cell>
          <table:table-cell office:value-type="float" office:value="12.5833333333333" calcext:value-type="float">
            <text:p>12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13/2020 8:00 PM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8]-[.F8]-[.G8]" office:value-type="float" office:value="30" calcext:value-type="float">
            <text:p>30</text:p>
          </table:table-cell>
          <table:table-cell table:formula="of:=[.S8]-[.K8]" office:value-type="float" office:value="30" calcext:value-type="float">
            <text:p>30</text:p>
          </table:table-cell>
          <table:table-cell table:number-columns-repeated="2"/>
          <table:table-cell table:formula="of:=6718903-[.Y8]-[.F8]-[.G8]" office:value-type="float" office:value="6718830.66735275" calcext:value-type="float">
            <text:p>6718830.66735275</text:p>
          </table:table-cell>
          <table:table-cell table:formula="of:=NORMINV(RAND();[.T15];0.25*[.T15])" office:value-type="float" office:value="72.3326472473553" calcext:value-type="float">
            <text:p>72.3326472473553</text:p>
          </table:table-cell>
          <table:table-cell table:formula="of:=[.X8]+[.K8]" office:value-type="float" office:value="72.3326472473553" calcext:value-type="float">
            <text:p>72.3326472473553</text:p>
          </table:table-cell>
          <table:table-cell table:formula="of:=[.X8]-[.X7]" office:value-type="float" office:value="22.2421544475802" calcext:value-type="float">
            <text:p>22.2421544475802</text:p>
          </table:table-cell>
          <table:table-cell table:formula="of:=[.S8]-[.S7]" office:value-type="float" office:value="5" calcext:value-type="float">
            <text:p>5</text:p>
          </table:table-cell>
          <table:table-cell table:formula="of:=[.K8]-[.K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35619354839" calcext:value-type="float">
            <text:p>1015.35619354839</text:p>
          </table:table-cell>
          <table:table-cell office:value-type="float" office:value="169.932595419847" calcext:value-type="float">
            <text:p>169.932595419847</text:p>
          </table:table-cell>
          <table:table-cell office:value-type="float" office:value="28.4338202247191" calcext:value-type="float">
            <text:p>28.4338202247191</text:p>
          </table:table-cell>
          <table:table-cell office:value-type="float" office:value="74.1274025974026" calcext:value-type="float">
            <text:p>74.1274025974026</text:p>
          </table:table-cell>
          <table:table-cell office:value-type="float" office:value="131.030934579439" calcext:value-type="float">
            <text:p>131.030934579439</text:p>
          </table:table-cell>
          <table:table-cell office:value-type="float" office:value="1.27971962616822" calcext:value-type="float">
            <text:p>1.27971962616822</text:p>
          </table:table-cell>
          <table:table-cell office:value-type="float" office:value="4.63053191489362" calcext:value-type="float">
            <text:p>4.63053191489362</text:p>
          </table:table-cell>
          <table:table-cell office:value-type="float" office:value="23.8643181818182" calcext:value-type="float">
            <text:p>23.8643181818182</text:p>
          </table:table-cell>
          <table:table-cell office:value-type="float" office:value="0.063194444444445" calcext:value-type="float">
            <text:p>0.063194444444445</text:p>
          </table:table-cell>
          <table:table-cell office:value-type="float" office:value="2.04597222222222" calcext:value-type="float">
            <text:p>2.04597222222222</text:p>
          </table:table-cell>
          <table:table-cell office:value-type="float" office:value="1.98277777777778" calcext:value-type="float">
            <text:p>1.98277777777778</text:p>
          </table:table-cell>
          <table:table-cell office:value-type="float" office:value="0.227457627118644" calcext:value-type="float">
            <text:p>0.227457627118644</text:p>
          </table:table-cell>
          <table:table-cell office:value-type="float" office:value="8.61568181818182" calcext:value-type="float">
            <text:p>8.61568181818182</text:p>
          </table:table-cell>
          <table:table-cell office:value-type="float" office:value="32.4806818181818" calcext:value-type="float">
            <text:p>32.4806818181818</text:p>
          </table:table-cell>
          <table:table-cell office:value-type="float" office:value="26.2385185185185" calcext:value-type="float">
            <text:p>26.2385185185185</text:p>
          </table:table-cell>
          <table:table-cell office:value-type="float" office:value="32.3593670886076" calcext:value-type="float">
            <text:p>32.3593670886076</text:p>
          </table:table-cell>
          <table:table-cell office:value-type="float" office:value="15.1739130434783" calcext:value-type="float">
            <text:p>15.173913043478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14/2020 8:00 PM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office:value-type="float" office:value="38" calcext:value-type="float">
            <text:p>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9]-[.F9]-[.G9]" office:value-type="float" office:value="38" calcext:value-type="float">
            <text:p>38</text:p>
          </table:table-cell>
          <table:table-cell table:formula="of:=[.S9]-[.K9]" office:value-type="float" office:value="38" calcext:value-type="float">
            <text:p>38</text:p>
          </table:table-cell>
          <table:table-cell table:number-columns-repeated="2"/>
          <table:table-cell table:formula="of:=6718903-[.Y9]-[.F9]-[.G9]" office:value-type="float" office:value="6718819.82877213" calcext:value-type="float">
            <text:p>6718819.82877213</text:p>
          </table:table-cell>
          <table:table-cell table:formula="of:=NORMINV(RAND();[.T16];0.25*[.T16])" office:value-type="float" office:value="83.1712278744741" calcext:value-type="float">
            <text:p>83.1712278744741</text:p>
          </table:table-cell>
          <table:table-cell table:formula="of:=[.X9]+[.K9]" office:value-type="float" office:value="83.1712278744741" calcext:value-type="float">
            <text:p>83.1712278744741</text:p>
          </table:table-cell>
          <table:table-cell table:formula="of:=[.X9]-[.X8]" office:value-type="float" office:value="10.8385806271188" calcext:value-type="float">
            <text:p>10.8385806271188</text:p>
          </table:table-cell>
          <table:table-cell table:formula="of:=[.S9]-[.S8]" office:value-type="float" office:value="8" calcext:value-type="float">
            <text:p>8</text:p>
          </table:table-cell>
          <table:table-cell table:formula="of:=[.K9]-[.K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74529761905" calcext:value-type="float">
            <text:p>1015.74529761905</text:p>
          </table:table-cell>
          <table:table-cell office:value-type="float" office:value="165.453888888889" calcext:value-type="float">
            <text:p>165.453888888889</text:p>
          </table:table-cell>
          <table:table-cell office:value-type="float" office:value="28.4954143646409" calcext:value-type="float">
            <text:p>28.4954143646409</text:p>
          </table:table-cell>
          <table:table-cell office:value-type="float" office:value="77.4591082802548" calcext:value-type="float">
            <text:p>77.4591082802548</text:p>
          </table:table-cell>
          <table:table-cell office:value-type="float" office:value="129.1485" calcext:value-type="float">
            <text:p>129.1485</text:p>
          </table:table-cell>
          <table:table-cell office:value-type="float" office:value="1.26825" calcext:value-type="float">
            <text:p>1.26825</text:p>
          </table:table-cell>
          <table:table-cell office:value-type="float" office:value="2.20521739130435" calcext:value-type="float">
            <text:p>2.20521739130435</text:p>
          </table:table-cell>
          <table:table-cell office:value-type="float" office:value="20.2822916666667" calcext:value-type="float">
            <text:p>20.2822916666667</text:p>
          </table:table-cell>
          <table:table-cell office:value-type="float" office:value="0.066805555555556" calcext:value-type="float">
            <text:p>0.066805555555556</text:p>
          </table:table-cell>
          <table:table-cell office:value-type="float" office:value="2.06611111111111" calcext:value-type="float">
            <text:p>2.06611111111111</text:p>
          </table:table-cell>
          <table:table-cell office:value-type="float" office:value="1.99902777777778" calcext:value-type="float">
            <text:p>1.99902777777778</text:p>
          </table:table-cell>
          <table:table-cell office:value-type="float" office:value="0.209166666666667" calcext:value-type="float">
            <text:p>0.209166666666667</text:p>
          </table:table-cell>
          <table:table-cell office:value-type="float" office:value="6.99270833333333" calcext:value-type="float">
            <text:p>6.99270833333333</text:p>
          </table:table-cell>
          <table:table-cell office:value-type="float" office:value="27.2741666666667" calcext:value-type="float">
            <text:p>27.2741666666667</text:p>
          </table:table-cell>
          <table:table-cell office:value-type="float" office:value="27.3266666666667" calcext:value-type="float">
            <text:p>27.3266666666667</text:p>
          </table:table-cell>
          <table:table-cell office:value-type="float" office:value="28.5918848167539" calcext:value-type="float">
            <text:p>28.5918848167539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15/2020 8:00 PM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0]-[.F10]-[.G10]" office:value-type="float" office:value="42" calcext:value-type="float">
            <text:p>42</text:p>
          </table:table-cell>
          <table:table-cell table:formula="of:=[.S10]-[.K10]" office:value-type="float" office:value="42" calcext:value-type="float">
            <text:p>42</text:p>
          </table:table-cell>
          <table:table-cell table:number-columns-repeated="2"/>
          <table:table-cell table:formula="of:=6718903-[.Y10]-[.F10]-[.G10]" office:value-type="float" office:value="6718748.49597984" calcext:value-type="float">
            <text:p>6718748.49597984</text:p>
          </table:table-cell>
          <table:table-cell table:formula="of:=NORMINV(RAND();[.T17];0.25*[.T17])" office:value-type="float" office:value="154.504020165094" calcext:value-type="float">
            <text:p>154.504020165094</text:p>
          </table:table-cell>
          <table:table-cell table:formula="of:=[.X10]+[.K10]" office:value-type="float" office:value="154.504020165094" calcext:value-type="float">
            <text:p>154.504020165094</text:p>
          </table:table-cell>
          <table:table-cell table:formula="of:=[.X10]-[.X9]" office:value-type="float" office:value="71.3327922906195" calcext:value-type="float">
            <text:p>71.3327922906195</text:p>
          </table:table-cell>
          <table:table-cell table:formula="of:=[.S10]-[.S9]" office:value-type="float" office:value="4" calcext:value-type="float">
            <text:p>4</text:p>
          </table:table-cell>
          <table:table-cell table:formula="of:=[.K10]-[.K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3.30470238095" calcext:value-type="float">
            <text:p>1013.30470238095</text:p>
          </table:table-cell>
          <table:table-cell office:value-type="float" office:value="192.532222222222" calcext:value-type="float">
            <text:p>192.532222222222</text:p>
          </table:table-cell>
          <table:table-cell office:value-type="float" office:value="30.1765104166667" calcext:value-type="float">
            <text:p>30.1765104166667</text:p>
          </table:table-cell>
          <table:table-cell office:value-type="float" office:value="70.0991666666667" calcext:value-type="float">
            <text:p>70.0991666666667</text:p>
          </table:table-cell>
          <table:table-cell office:value-type="float" office:value="141.517166666667" calcext:value-type="float">
            <text:p>141.517166666667</text:p>
          </table:table-cell>
          <table:table-cell office:value-type="float" office:value="1.03341666666667" calcext:value-type="float">
            <text:p>1.03341666666667</text:p>
          </table:table-cell>
          <table:table-cell office:value-type="float" office:value="6.89308510638298" calcext:value-type="float">
            <text:p>6.89308510638298</text:p>
          </table:table-cell>
          <table:table-cell office:value-type="float" office:value="24.944375" calcext:value-type="float">
            <text:p>24.944375</text:p>
          </table:table-cell>
          <table:table-cell office:value-type="float" office:value="0.075972222222222" calcext:value-type="float">
            <text:p>0.075972222222222</text:p>
          </table:table-cell>
          <table:table-cell office:value-type="float" office:value="2.13527777777778" calcext:value-type="float">
            <text:p>2.13527777777778</text:p>
          </table:table-cell>
          <table:table-cell office:value-type="float" office:value="2.05861111111111" calcext:value-type="float">
            <text:p>2.05861111111111</text:p>
          </table:table-cell>
          <table:table-cell office:value-type="float" office:value="0.228888888888889" calcext:value-type="float">
            <text:p>0.228888888888889</text:p>
          </table:table-cell>
          <table:table-cell office:value-type="float" office:value="7.62854166666667" calcext:value-type="float">
            <text:p>7.62854166666667</text:p>
          </table:table-cell>
          <table:table-cell office:value-type="float" office:value="32.57125" calcext:value-type="float">
            <text:p>32.57125</text:p>
          </table:table-cell>
          <table:table-cell office:value-type="float" office:value="29.9931413612566" calcext:value-type="float">
            <text:p>29.9931413612566</text:p>
          </table:table-cell>
          <table:table-cell office:value-type="float" office:value="27.0910416666667" calcext:value-type="float">
            <text:p>27.0910416666667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16/2020 8:00 PM</text:p>
          </table:table-cell>
          <table:table-cell office:value-type="string" calcext:value-type="string">
            <text:p>Confirmado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1]-[.F11]-[.G11]" office:value-type="float" office:value="48" calcext:value-type="float">
            <text:p>48</text:p>
          </table:table-cell>
          <table:table-cell table:formula="of:=[.S11]-[.K11]" office:value-type="float" office:value="48" calcext:value-type="float">
            <text:p>48</text:p>
          </table:table-cell>
          <table:table-cell table:number-columns-repeated="2"/>
          <table:table-cell table:formula="of:=6718903-[.Y11]-[.F11]-[.G11]" office:value-type="float" office:value="6718720.06561545" calcext:value-type="float">
            <text:p>6718720.06561545</text:p>
          </table:table-cell>
          <table:table-cell table:formula="of:=NORMINV(RAND();[.T18];0.25*[.T18])" office:value-type="float" office:value="182.934384546895" calcext:value-type="float">
            <text:p>182.934384546895</text:p>
          </table:table-cell>
          <table:table-cell table:formula="of:=[.X11]+[.K11]" office:value-type="float" office:value="182.934384546895" calcext:value-type="float">
            <text:p>182.934384546895</text:p>
          </table:table-cell>
          <table:table-cell table:formula="of:=[.X11]-[.X10]" office:value-type="float" office:value="28.430364381801" calcext:value-type="float">
            <text:p>28.430364381801</text:p>
          </table:table-cell>
          <table:table-cell table:formula="of:=[.S11]-[.S10]" office:value-type="float" office:value="6" calcext:value-type="float">
            <text:p>6</text:p>
          </table:table-cell>
          <table:table-cell table:formula="of:=[.K11]-[.K10]" office:value-type="float" office:value="0" calcext:value-type="float">
            <text:p>0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011.74761904762" calcext:value-type="float">
            <text:p>1011.74761904762</text:p>
          </table:table-cell>
          <table:table-cell office:value-type="float" office:value="187.408541666667" calcext:value-type="float">
            <text:p>187.408541666667</text:p>
          </table:table-cell>
          <table:table-cell office:value-type="float" office:value="30.6428645833333" calcext:value-type="float">
            <text:p>30.6428645833333</text:p>
          </table:table-cell>
          <table:table-cell office:value-type="float" office:value="61.7118452380953" calcext:value-type="float">
            <text:p>61.7118452380953</text:p>
          </table:table-cell>
          <table:table-cell office:value-type="float" office:value="192.1025" calcext:value-type="float">
            <text:p>192.1025</text:p>
          </table:table-cell>
          <table:table-cell office:value-type="float" office:value="1.41033333333333" calcext:value-type="float">
            <text:p>1.41033333333333</text:p>
          </table:table-cell>
          <table:table-cell office:value-type="float" office:value="7.18755319148936" calcext:value-type="float">
            <text:p>7.18755319148936</text:p>
          </table:table-cell>
          <table:table-cell office:value-type="float" office:value="33.06375" calcext:value-type="float">
            <text:p>33.06375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14513888888889" calcext:value-type="float">
            <text:p>2.14513888888889</text:p>
          </table:table-cell>
          <table:table-cell office:value-type="float" office:value="0.272957746478873" calcext:value-type="float">
            <text:p>0.272957746478873</text:p>
          </table:table-cell>
          <table:table-cell office:value-type="float" office:value="11.3775" calcext:value-type="float">
            <text:p>11.3775</text:p>
          </table:table-cell>
          <table:table-cell office:value-type="float" office:value="44.4427083333333" calcext:value-type="float">
            <text:p>44.4427083333333</text:p>
          </table:table-cell>
          <table:table-cell office:value-type="float" office:value="40.9555208333333" calcext:value-type="float">
            <text:p>40.9555208333333</text:p>
          </table:table-cell>
          <table:table-cell office:value-type="float" office:value="38.5212631578947" calcext:value-type="float">
            <text:p>38.5212631578947</text:p>
          </table:table-cell>
          <table:table-cell office:value-type="float" office:value="24.5" calcext:value-type="float">
            <text:p>24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17/2020 8:00 PM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51" calcext:value-type="float">
            <text:p>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2]-[.F12]-[.G12]" office:value-type="float" office:value="51" calcext:value-type="float">
            <text:p>51</text:p>
          </table:table-cell>
          <table:table-cell table:formula="of:=[.S12]-[.K12]" office:value-type="float" office:value="51" calcext:value-type="float">
            <text:p>51</text:p>
          </table:table-cell>
          <table:table-cell table:number-columns-repeated="2"/>
          <table:table-cell table:formula="of:=6718903-[.Y12]-[.F12]-[.G12]" office:value-type="float" office:value="6718708.92435707" calcext:value-type="float">
            <text:p>6718708.92435707</text:p>
          </table:table-cell>
          <table:table-cell table:formula="of:=NORMINV(RAND();[.T19];0.25*[.T19])" office:value-type="float" office:value="194.075642935401" calcext:value-type="float">
            <text:p>194.075642935401</text:p>
          </table:table-cell>
          <table:table-cell table:formula="of:=[.X12]+[.K12]" office:value-type="float" office:value="194.075642935401" calcext:value-type="float">
            <text:p>194.075642935401</text:p>
          </table:table-cell>
          <table:table-cell table:formula="of:=[.X12]-[.X11]" office:value-type="float" office:value="11.1412583885063" calcext:value-type="float">
            <text:p>11.1412583885063</text:p>
          </table:table-cell>
          <table:table-cell table:formula="of:=[.S12]-[.S11]" office:value-type="float" office:value="3" calcext:value-type="float">
            <text:p>3</text:p>
          </table:table-cell>
          <table:table-cell table:formula="of:=[.K12]-[.K11]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1013.45107142857" calcext:value-type="float">
            <text:p>1013.45107142857</text:p>
          </table:table-cell>
          <table:table-cell office:value-type="float" office:value="90.7605555555556" calcext:value-type="float">
            <text:p>90.7605555555556</text:p>
          </table:table-cell>
          <table:table-cell office:value-type="float" office:value="27.8844791666667" calcext:value-type="float">
            <text:p>27.8844791666667</text:p>
          </table:table-cell>
          <table:table-cell office:value-type="float" office:value="77.1459523809524" calcext:value-type="float">
            <text:p>77.1459523809524</text:p>
          </table:table-cell>
          <table:table-cell office:value-type="float" office:value="185.932666666667" calcext:value-type="float">
            <text:p>185.932666666667</text:p>
          </table:table-cell>
          <table:table-cell office:value-type="float" office:value="1.31408333333333" calcext:value-type="float">
            <text:p>1.31408333333333</text:p>
          </table:table-cell>
          <table:table-cell office:value-type="float" office:value="4.2808064516129" calcext:value-type="float">
            <text:p>4.2808064516129</text:p>
          </table:table-cell>
          <table:table-cell office:value-type="float" office:value="28.2733333333333" calcext:value-type="float">
            <text:p>28.2733333333333</text:p>
          </table:table-cell>
          <table:table-cell office:value-type="float" office:value="0.062361111111111" calcext:value-type="float">
            <text:p>0.062361111111111</text:p>
          </table:table-cell>
          <table:table-cell office:value-type="float" office:value="2.11513888888889" calcext:value-type="float">
            <text:p>2.11513888888889</text:p>
          </table:table-cell>
          <table:table-cell office:value-type="float" office:value="2.05277777777778" calcext:value-type="float">
            <text:p>2.05277777777778</text:p>
          </table:table-cell>
          <table:table-cell office:value-type="float" office:value="0.200915492957747" calcext:value-type="float">
            <text:p>0.200915492957747</text:p>
          </table:table-cell>
          <table:table-cell office:value-type="float" office:value="8.17520833333333" calcext:value-type="float">
            <text:p>8.17520833333333</text:p>
          </table:table-cell>
          <table:table-cell office:value-type="float" office:value="36.4477083333333" calcext:value-type="float">
            <text:p>36.4477083333333</text:p>
          </table:table-cell>
          <table:table-cell office:value-type="float" office:value="43.6043085106383" calcext:value-type="float">
            <text:p>43.6043085106383</text:p>
          </table:table-cell>
          <table:table-cell office:value-type="float" office:value="33.5938829787234" calcext:value-type="float">
            <text:p>33.5938829787234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18/2020 8:00 PM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float" office:value="60" calcext:value-type="float">
            <text:p>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3]-[.F13]-[.G13]" office:value-type="float" office:value="60" calcext:value-type="float">
            <text:p>60</text:p>
          </table:table-cell>
          <table:table-cell table:formula="of:=[.S13]-[.K13]" office:value-type="float" office:value="60" calcext:value-type="float">
            <text:p>60</text:p>
          </table:table-cell>
          <table:table-cell table:number-columns-repeated="2"/>
          <table:table-cell table:formula="of:=6718903-[.Y13]-[.F13]-[.G13]" office:value-type="float" office:value="6718785.94357302" calcext:value-type="float">
            <text:p>6718785.94357302</text:p>
          </table:table-cell>
          <table:table-cell table:formula="of:=NORMINV(RAND();[.T20];0.25*[.T20])" office:value-type="float" office:value="117.056426983122" calcext:value-type="float">
            <text:p>117.056426983122</text:p>
          </table:table-cell>
          <table:table-cell table:formula="of:=[.X13]+[.K13]" office:value-type="float" office:value="117.056426983122" calcext:value-type="float">
            <text:p>117.056426983122</text:p>
          </table:table-cell>
          <table:table-cell table:formula="of:=[.X13]-[.X12]" office:value-type="float" office:value="-77.0192159522785" calcext:value-type="float">
            <text:p>-77.0192159522785</text:p>
          </table:table-cell>
          <table:table-cell table:formula="of:=[.S13]-[.S12]" office:value-type="float" office:value="9" calcext:value-type="float">
            <text:p>9</text:p>
          </table:table-cell>
          <table:table-cell table:formula="of:=[.K13]-[.K12]" office:value-type="float" office:value="0" calcext:value-type="float">
            <text:p>0</text:p>
          </table:table-cell>
          <table:table-cell office:value-type="float" office:value="0.04031007751938" calcext:value-type="float">
            <text:p>0.04031007751938</text:p>
          </table:table-cell>
          <table:table-cell office:value-type="float" office:value="1013.26059523809" calcext:value-type="float">
            <text:p>1013.26059523809</text:p>
          </table:table-cell>
          <table:table-cell office:value-type="float" office:value="174.108472222222" calcext:value-type="float">
            <text:p>174.108472222222</text:p>
          </table:table-cell>
          <table:table-cell office:value-type="float" office:value="27.9966666666667" calcext:value-type="float">
            <text:p>27.9966666666667</text:p>
          </table:table-cell>
          <table:table-cell office:value-type="float" office:value="78.1714880952381" calcext:value-type="float">
            <text:p>78.1714880952381</text:p>
          </table:table-cell>
          <table:table-cell office:value-type="float" office:value="147.718" calcext:value-type="float">
            <text:p>147.718</text:p>
          </table:table-cell>
          <table:table-cell office:value-type="float" office:value="1.17283333333333" calcext:value-type="float">
            <text:p>1.17283333333333</text:p>
          </table:table-cell>
          <table:table-cell office:value-type="float" office:value="1.40914285714286" calcext:value-type="float">
            <text:p>1.40914285714286</text:p>
          </table:table-cell>
          <table:table-cell office:value-type="float" office:value="30.2825" calcext:value-type="float">
            <text:p>30.2825</text:p>
          </table:table-cell>
          <table:table-cell office:value-type="float" office:value="0.085277777777778" calcext:value-type="float">
            <text:p>0.085277777777778</text:p>
          </table:table-cell>
          <table:table-cell office:value-type="float" office:value="2.18805555555556" calcext:value-type="float">
            <text:p>2.18805555555556</text:p>
          </table:table-cell>
          <table:table-cell office:value-type="float" office:value="2.10263888888889" calcext:value-type="float">
            <text:p>2.10263888888889</text:p>
          </table:table-cell>
          <table:table-cell office:value-type="float" office:value="0.211597222222222" calcext:value-type="float">
            <text:p>0.211597222222222</text:p>
          </table:table-cell>
          <table:table-cell office:value-type="float" office:value="13.081875" calcext:value-type="float">
            <text:p>13.081875</text:p>
          </table:table-cell>
          <table:table-cell office:value-type="float" office:value="43.35125" calcext:value-type="float">
            <text:p>43.35125</text:p>
          </table:table-cell>
          <table:table-cell office:value-type="float" office:value="38.1631284916201" calcext:value-type="float">
            <text:p>38.1631284916201</text:p>
          </table:table-cell>
          <table:table-cell office:value-type="float" office:value="30.8932085561497" calcext:value-type="float">
            <text:p>30.8932085561497</text:p>
          </table:table-cell>
          <table:table-cell office:value-type="float" office:value="26.0833333333333" calcext:value-type="float">
            <text:p>2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19/2020 8:00 PM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63" calcext:value-type="float">
            <text:p>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4]-[.F14]-[.G14]" office:value-type="float" office:value="63" calcext:value-type="float">
            <text:p>63</text:p>
          </table:table-cell>
          <table:table-cell table:formula="of:=[.S14]-[.K14]" office:value-type="float" office:value="63" calcext:value-type="float">
            <text:p>63</text:p>
          </table:table-cell>
          <table:table-cell table:number-columns-repeated="2"/>
          <table:table-cell table:formula="of:=6718903-[.Y14]-[.F14]-[.G14]" office:value-type="float" office:value="6718559.08561896" calcext:value-type="float">
            <text:p>6718559.08561896</text:p>
          </table:table-cell>
          <table:table-cell table:formula="of:=NORMINV(RAND();[.T21];0.25*[.T21])" office:value-type="float" office:value="343.914381044284" calcext:value-type="float">
            <text:p>343.914381044284</text:p>
          </table:table-cell>
          <table:table-cell table:formula="of:=[.X14]+[.K14]" office:value-type="float" office:value="343.914381044284" calcext:value-type="float">
            <text:p>343.914381044284</text:p>
          </table:table-cell>
          <table:table-cell table:formula="of:=[.X14]-[.X13]" office:value-type="float" office:value="226.857954061161" calcext:value-type="float">
            <text:p>226.857954061161</text:p>
          </table:table-cell>
          <table:table-cell table:formula="of:=[.S14]-[.S13]" office:value-type="float" office:value="3" calcext:value-type="float">
            <text:p>3</text:p>
          </table:table-cell>
          <table:table-cell table:formula="of:=[.K14]-[.K13]" office:value-type="float" office:value="0" calcext:value-type="float">
            <text:p>0</text:p>
          </table:table-cell>
          <table:table-cell office:value-type="float" office:value="0.029530201342282" calcext:value-type="float">
            <text:p>0.029530201342282</text:p>
          </table:table-cell>
          <table:table-cell office:value-type="float" office:value="1008.48408536585" calcext:value-type="float">
            <text:p>1008.48408536585</text:p>
          </table:table-cell>
          <table:table-cell office:value-type="float" office:value="161.628428571429" calcext:value-type="float">
            <text:p>161.628428571429</text:p>
          </table:table-cell>
          <table:table-cell office:value-type="float" office:value="29.5918085106383" calcext:value-type="float">
            <text:p>29.5918085106383</text:p>
          </table:table-cell>
          <table:table-cell office:value-type="float" office:value="72.0021341463415" calcext:value-type="float">
            <text:p>72.0021341463415</text:p>
          </table:table-cell>
          <table:table-cell office:value-type="float" office:value="167.864913793103" calcext:value-type="float">
            <text:p>167.864913793103</text:p>
          </table:table-cell>
          <table:table-cell office:value-type="float" office:value="1.24698275862069" calcext:value-type="float">
            <text:p>1.24698275862069</text:p>
          </table:table-cell>
          <table:table-cell office:value-type="float" office:value="9.33464788732394" calcext:value-type="float">
            <text:p>9.33464788732394</text:p>
          </table:table-cell>
          <table:table-cell office:value-type="float" office:value="28.0676595744681" calcext:value-type="float">
            <text:p>28.0676595744681</text:p>
          </table:table-cell>
          <table:table-cell office:value-type="float" office:value="0.086666666666667" calcext:value-type="float">
            <text:p>0.086666666666667</text:p>
          </table:table-cell>
          <table:table-cell office:value-type="float" office:value="2.19402777777778" calcext:value-type="float">
            <text:p>2.19402777777778</text:p>
          </table:table-cell>
          <table:table-cell office:value-type="float" office:value="2.10847222222222" calcext:value-type="float">
            <text:p>2.10847222222222</text:p>
          </table:table-cell>
          <table:table-cell office:value-type="float" office:value="0.238611111111111" calcext:value-type="float">
            <text:p>0.238611111111111</text:p>
          </table:table-cell>
          <table:table-cell office:value-type="float" office:value="11.8846808510638" calcext:value-type="float">
            <text:p>11.8846808510638</text:p>
          </table:table-cell>
          <table:table-cell office:value-type="float" office:value="39.9372340425532" calcext:value-type="float">
            <text:p>39.9372340425532</text:p>
          </table:table-cell>
          <table:table-cell office:value-type="float" office:value="45.3582681564246" calcext:value-type="float">
            <text:p>45.3582681564246</text:p>
          </table:table-cell>
          <table:table-cell office:value-type="float" office:value="38.882688172043" calcext:value-type="float">
            <text:p>38.882688172043</text:p>
          </table:table-cell>
          <table:table-cell office:value-type="float" office:value="22.4090909090909" calcext:value-type="float">
            <text:p>22.409090909090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0/2020 8:00 PM</text:p>
          </table:table-cell>
          <table:table-cell office:value-type="string" calcext:value-type="string">
            <text:p>Confirmado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5]-[.F15]-[.G15]" office:value-type="float" office:value="62" calcext:value-type="float">
            <text:p>62</text:p>
          </table:table-cell>
          <table:table-cell table:formula="of:=[.S15]-[.K15]" office:value-type="float" office:value="62" calcext:value-type="float">
            <text:p>62</text:p>
          </table:table-cell>
          <table:table-cell table:number-columns-repeated="2"/>
          <table:table-cell table:formula="of:=6718903-[.Y15]-[.F15]-[.G15]" office:value-type="float" office:value="6718590.26391442" calcext:value-type="float">
            <text:p>6718590.26391442</text:p>
          </table:table-cell>
          <table:table-cell table:formula="of:=NORMINV(RAND();[.T22];0.25*[.T22])" office:value-type="float" office:value="311.736085582061" calcext:value-type="float">
            <text:p>311.736085582061</text:p>
          </table:table-cell>
          <table:table-cell table:formula="of:=[.X15]+[.K15]" office:value-type="float" office:value="311.736085582061" calcext:value-type="float">
            <text:p>311.736085582061</text:p>
          </table:table-cell>
          <table:table-cell table:formula="of:=[.X15]-[.X14]" office:value-type="float" office:value="-32.1782954622225" calcext:value-type="float">
            <text:p>-32.1782954622225</text:p>
          </table:table-cell>
          <table:table-cell table:formula="of:=[.S15]-[.S14]" office:value-type="float" office:value="-1" calcext:value-type="float">
            <text:p>-1</text:p>
          </table:table-cell>
          <table:table-cell table:formula="of:=[.K15]-[.K14]" office:value-type="float" office:value="0" calcext:value-type="float">
            <text:p>0</text:p>
          </table:table-cell>
          <table:table-cell office:value-type="float" office:value="1.09636363636364" calcext:value-type="float">
            <text:p>1.09636363636364</text:p>
          </table:table-cell>
          <table:table-cell office:value-type="float" office:value="1006.67927272727" calcext:value-type="float">
            <text:p>1006.67927272727</text:p>
          </table:table-cell>
          <table:table-cell office:value-type="float" office:value="109.126524822695" calcext:value-type="float">
            <text:p>109.126524822695</text:p>
          </table:table-cell>
          <table:table-cell office:value-type="float" office:value="28.9385185185185" calcext:value-type="float">
            <text:p>28.9385185185185</text:p>
          </table:table-cell>
          <table:table-cell office:value-type="float" office:value="69.8583636363636" calcext:value-type="float">
            <text:p>69.8583636363636</text:p>
          </table:table-cell>
          <table:table-cell office:value-type="float" office:value="203.516153846154" calcext:value-type="float">
            <text:p>203.516153846154</text:p>
          </table:table-cell>
          <table:table-cell office:value-type="float" office:value="1.49700854700855" calcext:value-type="float">
            <text:p>1.49700854700855</text:p>
          </table:table-cell>
          <table:table-cell office:value-type="float" office:value="4.86149253731343" calcext:value-type="float">
            <text:p>4.86149253731343</text:p>
          </table:table-cell>
          <table:table-cell office:value-type="float" office:value="23.9866666666667" calcext:value-type="float">
            <text:p>23.9866666666667</text:p>
          </table:table-cell>
          <table:table-cell office:value-type="float" office:value="0.116944444444444" calcext:value-type="float">
            <text:p>0.116944444444444</text:p>
          </table:table-cell>
          <table:table-cell office:value-type="float" office:value="2.17138888888889" calcext:value-type="float">
            <text:p>2.17138888888889</text:p>
          </table:table-cell>
          <table:table-cell office:value-type="float" office:value="2.05416666666667" calcext:value-type="float">
            <text:p>2.05416666666667</text:p>
          </table:table-cell>
          <table:table-cell office:value-type="float" office:value="0.245902777777778" calcext:value-type="float">
            <text:p>0.245902777777778</text:p>
          </table:table-cell>
          <table:table-cell office:value-type="float" office:value="8.51104166666667" calcext:value-type="float">
            <text:p>8.51104166666667</text:p>
          </table:table-cell>
          <table:table-cell office:value-type="float" office:value="32.4970833333333" calcext:value-type="float">
            <text:p>32.4970833333333</text:p>
          </table:table-cell>
          <table:table-cell office:value-type="float" office:value="46.203202247191" calcext:value-type="float">
            <text:p>46.203202247191</text:p>
          </table:table-cell>
          <table:table-cell office:value-type="float" office:value="28.395" calcext:value-type="float">
            <text:p>28.395</text:p>
          </table:table-cell>
          <table:table-cell office:value-type="float" office:value="12.875" calcext:value-type="float">
            <text:p>12.8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1/2020 8:00 PM</text:p>
          </table:table-cell>
          <table:table-cell office:value-type="string" calcext:value-type="string">
            <text:p>Confirmado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3"/>
          <table:table-cell table:formula="of:=[.E16]-[.F16]-[.G16]" office:value-type="float" office:value="93" calcext:value-type="float">
            <text:p>93</text:p>
          </table:table-cell>
          <table:table-cell table:formula="of:=[.S16]-[.K16]" office:value-type="float" office:value="93" calcext:value-type="float">
            <text:p>93</text:p>
          </table:table-cell>
          <table:table-cell table:formula="of:=[.K16]/[.S2]" office:value-type="float" office:value="0" calcext:value-type="float">
            <text:p>0</text:p>
          </table:table-cell>
          <table:table-cell table:formula="of:=[.G16]/[.E2]" office:value-type="float" office:value="0.25" calcext:value-type="float">
            <text:p>0.25</text:p>
          </table:table-cell>
          <table:table-cell table:formula="of:=6718903-[.Y16]-[.F16]-[.G16]" office:value-type="float" office:value="6718585.09093949" calcext:value-type="float">
            <text:p>6718585.09093949</text:p>
          </table:table-cell>
          <table:table-cell table:formula="of:=NORMINV(RAND();[.T23];0.25*[.T23])" office:value-type="float" office:value="316.909060513251" calcext:value-type="float">
            <text:p>316.909060513251</text:p>
          </table:table-cell>
          <table:table-cell table:formula="of:=[.X16]+[.K16]" office:value-type="float" office:value="316.909060513251" calcext:value-type="float">
            <text:p>316.909060513251</text:p>
          </table:table-cell>
          <table:table-cell table:formula="of:=[.X16]-[.X15]" office:value-type="float" office:value="5.17297493119025" calcext:value-type="float">
            <text:p>5.17297493119025</text:p>
          </table:table-cell>
          <table:table-cell table:formula="of:=[.S16]-[.S15]" office:value-type="float" office:value="31" calcext:value-type="float">
            <text:p>31</text:p>
          </table:table-cell>
          <table:table-cell table:formula="of:=[.K16]-[.K15]" office:value-type="float" office:value="0" calcext:value-type="float">
            <text:p>0</text:p>
          </table:table-cell>
          <table:table-cell office:value-type="float" office:value="0.889873417721519" calcext:value-type="float">
            <text:p>0.889873417721519</text:p>
          </table:table-cell>
          <table:table-cell office:value-type="float" office:value="1011.55012658228" calcext:value-type="float">
            <text:p>1011.55012658228</text:p>
          </table:table-cell>
          <table:table-cell office:value-type="float" office:value="46.0318656716418" calcext:value-type="float">
            <text:p>46.0318656716418</text:p>
          </table:table-cell>
          <table:table-cell office:value-type="float" office:value="24.1128021978022" calcext:value-type="float">
            <text:p>24.1128021978022</text:p>
          </table:table-cell>
          <table:table-cell office:value-type="float" office:value="96.1513291139241" calcext:value-type="float">
            <text:p>96.1513291139241</text:p>
          </table:table-cell>
          <table:table-cell office:value-type="float" office:value="213.754090909091" calcext:value-type="float">
            <text:p>213.754090909091</text:p>
          </table:table-cell>
          <table:table-cell office:value-type="float" office:value="0.983090909090909" calcext:value-type="float">
            <text:p>0.983090909090909</text:p>
          </table:table-cell>
          <table:table-cell office:value-type="float" office:value="2.92732394366197" calcext:value-type="float">
            <text:p>2.92732394366197</text:p>
          </table:table-cell>
          <table:table-cell office:value-type="float" office:value="27.1214583333333" calcext:value-type="float">
            <text:p>27.1214583333333</text:p>
          </table:table-cell>
          <table:table-cell office:value-type="float" office:value="0.077605633802817" calcext:value-type="float">
            <text:p>0.077605633802817</text:p>
          </table:table-cell>
          <table:table-cell office:value-type="float" office:value="2.08" calcext:value-type="float">
            <text:p>2.08</text:p>
          </table:table-cell>
          <table:table-cell office:value-type="float" office:value="2.00323943661972" calcext:value-type="float">
            <text:p>2.00323943661972</text:p>
          </table:table-cell>
          <table:table-cell office:value-type="float" office:value="0.248680555555556" calcext:value-type="float">
            <text:p>0.248680555555556</text:p>
          </table:table-cell>
          <table:table-cell office:value-type="float" office:value="8.299375" calcext:value-type="float">
            <text:p>8.299375</text:p>
          </table:table-cell>
          <table:table-cell office:value-type="float" office:value="35.4152083333333" calcext:value-type="float">
            <text:p>35.4152083333333</text:p>
          </table:table-cell>
          <table:table-cell office:value-type="float" office:value="29.1117989417989" calcext:value-type="float">
            <text:p>29.1117989417989</text:p>
          </table:table-cell>
          <table:table-cell office:value-type="float" office:value="17.2004069767442" calcext:value-type="float">
            <text:p>17.2004069767442</text:p>
          </table:table-cell>
          <table:table-cell office:value-type="float" office:value="9.95652173913044" calcext:value-type="float">
            <text:p>9.9565217391304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2/2020 8:00 PM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formula="of:=[.E17]-[.F17]-[.G17]" office:value-type="float" office:value="101" calcext:value-type="float">
            <text:p>101</text:p>
          </table:table-cell>
          <table:table-cell table:formula="of:=[.S17]-[.K17]" office:value-type="float" office:value="101" calcext:value-type="float">
            <text:p>101</text:p>
          </table:table-cell>
          <table:table-cell table:formula="of:=[.K17]/[.S3]" office:value-type="float" office:value="0" calcext:value-type="float">
            <text:p>0</text:p>
          </table:table-cell>
          <table:table-cell table:formula="of:=[.G17]/[.E3]" office:value-type="float" office:value="0.222222222222222" calcext:value-type="float">
            <text:p>0.222222222222222</text:p>
          </table:table-cell>
          <table:table-cell table:formula="of:=6718903-[.Y17]-[.F17]-[.G17]" office:value-type="float" office:value="6718483.19965581" calcext:value-type="float">
            <text:p>6718483.19965581</text:p>
          </table:table-cell>
          <table:table-cell table:formula="of:=NORMINV(RAND();[.T24];0.25*[.T24])" office:value-type="float" office:value="417.800344187948" calcext:value-type="float">
            <text:p>417.800344187948</text:p>
          </table:table-cell>
          <table:table-cell table:formula="of:=[.X17]+[.K17]" office:value-type="float" office:value="417.800344187948" calcext:value-type="float">
            <text:p>417.800344187948</text:p>
          </table:table-cell>
          <table:table-cell table:formula="of:=[.X17]-[.X16]" office:value-type="float" office:value="100.891283674697" calcext:value-type="float">
            <text:p>100.891283674697</text:p>
          </table:table-cell>
          <table:table-cell table:formula="of:=[.S17]-[.S16]" office:value-type="float" office:value="8" calcext:value-type="float">
            <text:p>8</text:p>
          </table:table-cell>
          <table:table-cell table:formula="of:=[.K17]-[.K16]" office:value-type="float" office:value="0" calcext:value-type="float">
            <text:p>0</text:p>
          </table:table-cell>
          <table:table-cell office:value-type="float" office:value="0.05859872611465" calcext:value-type="float">
            <text:p>0.05859872611465</text:p>
          </table:table-cell>
          <table:table-cell office:value-type="float" office:value="1016.50585987261" calcext:value-type="float">
            <text:p>1016.50585987261</text:p>
          </table:table-cell>
          <table:table-cell office:value-type="float" office:value="108.798045112782" calcext:value-type="float">
            <text:p>108.798045112782</text:p>
          </table:table-cell>
          <table:table-cell office:value-type="float" office:value="25.0143452380952" calcext:value-type="float">
            <text:p>25.0143452380952</text:p>
          </table:table-cell>
          <table:table-cell office:value-type="float" office:value="83.4779470198676" calcext:value-type="float">
            <text:p>83.4779470198676</text:p>
          </table:table-cell>
          <table:table-cell office:value-type="float" office:value="174.587889908257" calcext:value-type="float">
            <text:p>174.587889908257</text:p>
          </table:table-cell>
          <table:table-cell office:value-type="float" office:value="1.02779816513761" calcext:value-type="float">
            <text:p>1.02779816513761</text:p>
          </table:table-cell>
          <table:table-cell office:value-type="float" office:value="4.06394366197183" calcext:value-type="float">
            <text:p>4.06394366197183</text:p>
          </table:table-cell>
          <table:table-cell office:value-type="float" office:value="13.45125" calcext:value-type="float">
            <text:p>13.45125</text:p>
          </table:table-cell>
          <table:table-cell office:value-type="float" office:value="0.058611111111111" calcext:value-type="float">
            <text:p>0.058611111111111</text:p>
          </table:table-cell>
          <table:table-cell office:value-type="float" office:value="2.02708333333333" calcext:value-type="float">
            <text:p>2.02708333333333</text:p>
          </table:table-cell>
          <table:table-cell office:value-type="float" office:value="1.97013888888889" calcext:value-type="float">
            <text:p>1.97013888888889</text:p>
          </table:table-cell>
          <table:table-cell office:value-type="float" office:value="0.112833333333333" calcext:value-type="float">
            <text:p>0.112833333333333</text:p>
          </table:table-cell>
          <table:table-cell office:value-type="float" office:value="4.65479166666667" calcext:value-type="float">
            <text:p>4.65479166666667</text:p>
          </table:table-cell>
          <table:table-cell office:value-type="float" office:value="18.0739583333333" calcext:value-type="float">
            <text:p>18.0739583333333</text:p>
          </table:table-cell>
          <table:table-cell office:value-type="float" office:value="32.5984126984127" calcext:value-type="float">
            <text:p>32.5984126984127</text:p>
          </table:table-cell>
          <table:table-cell office:value-type="float" office:value="19.6416574585635" calcext:value-type="float">
            <text:p>19.6416574585635</text:p>
          </table:table-cell>
          <table:table-cell office:value-type="float" office:value="10.9166666666667" calcext:value-type="float">
            <text:p>10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3/2020 8:00 PM</text:p>
          </table:table-cell>
          <table:table-cell office:value-type="string" calcext:value-type="string">
            <text:p>Confirmado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formula="of:=[.E18]-[.F18]-[.G18]" office:value-type="float" office:value="166" calcext:value-type="float">
            <text:p>166</text:p>
          </table:table-cell>
          <table:table-cell table:formula="of:=[.S18]-[.K18]" office:value-type="float" office:value="166" calcext:value-type="float">
            <text:p>166</text:p>
          </table:table-cell>
          <table:table-cell table:formula="of:=[.K18]/[.S4]" office:value-type="float" office:value="0" calcext:value-type="float">
            <text:p>0</text:p>
          </table:table-cell>
          <table:table-cell table:formula="of:=[.G18]/[.E4]" office:value-type="float" office:value="0.333333333333333" calcext:value-type="float">
            <text:p>0.333333333333333</text:p>
          </table:table-cell>
          <table:table-cell table:formula="of:=6718903-[.Y18]-[.F18]-[.G18]" office:value-type="float" office:value="6718643.79467845" calcext:value-type="float">
            <text:p>6718643.79467845</text:p>
          </table:table-cell>
          <table:table-cell table:formula="of:=NORMINV(RAND();[.T25];0.25*[.T25])" office:value-type="float" office:value="255.205321547226" calcext:value-type="float">
            <text:p>255.205321547226</text:p>
          </table:table-cell>
          <table:table-cell table:formula="of:=[.X18]+[.K18]" office:value-type="float" office:value="255.205321547226" calcext:value-type="float">
            <text:p>255.205321547226</text:p>
          </table:table-cell>
          <table:table-cell table:formula="of:=[.X18]-[.X17]" office:value-type="float" office:value="-162.595022640722" calcext:value-type="float">
            <text:p>-162.595022640722</text:p>
          </table:table-cell>
          <table:table-cell table:formula="of:=[.S18]-[.S17]" office:value-type="float" office:value="65" calcext:value-type="float">
            <text:p>65</text:p>
          </table:table-cell>
          <table:table-cell table:formula="of:=[.K18]-[.K17]" office:value-type="float" office:value="0" calcext:value-type="float">
            <text:p>0</text:p>
          </table:table-cell>
          <table:table-cell office:value-type="float" office:value="0.039880952380952" calcext:value-type="float">
            <text:p>0.039880952380952</text:p>
          </table:table-cell>
          <table:table-cell office:value-type="float" office:value="1018.95196428571" calcext:value-type="float">
            <text:p>1018.95196428571</text:p>
          </table:table-cell>
          <table:table-cell office:value-type="float" office:value="176.928680555555" calcext:value-type="float">
            <text:p>176.928680555555</text:p>
          </table:table-cell>
          <table:table-cell office:value-type="float" office:value="25.3677976190476" calcext:value-type="float">
            <text:p>25.3677976190476</text:p>
          </table:table-cell>
          <table:table-cell office:value-type="float" office:value="73.3343055555556" calcext:value-type="float">
            <text:p>73.3343055555556</text:p>
          </table:table-cell>
          <table:table-cell office:value-type="float" office:value="164.482166666667" calcext:value-type="float">
            <text:p>164.482166666667</text:p>
          </table:table-cell>
          <table:table-cell office:value-type="float" office:value="1.07433333333333" calcext:value-type="float">
            <text:p>1.07433333333333</text:p>
          </table:table-cell>
          <table:table-cell office:value-type="float" office:value="5.04845070422535" calcext:value-type="float">
            <text:p>5.04845070422535</text:p>
          </table:table-cell>
          <table:table-cell office:value-type="float" office:value="13.8127083333333" calcext:value-type="float">
            <text:p>13.8127083333333</text:p>
          </table:table-cell>
          <table:table-cell office:value-type="float" office:value="0.069583333333333" calcext:value-type="float">
            <text:p>0.069583333333333</text:p>
          </table:table-cell>
          <table:table-cell office:value-type="float" office:value="1.99013888888889" calcext:value-type="float">
            <text:p>1.99013888888889</text:p>
          </table:table-cell>
          <table:table-cell office:value-type="float" office:value="1.92111111111111" calcext:value-type="float">
            <text:p>1.92111111111111</text:p>
          </table:table-cell>
          <table:table-cell office:value-type="float" office:value="0.093543307086614" calcext:value-type="float">
            <text:p>0.093543307086614</text:p>
          </table:table-cell>
          <table:table-cell office:value-type="float" office:value="12.3397916666667" calcext:value-type="float">
            <text:p>12.3397916666667</text:p>
          </table:table-cell>
          <table:table-cell office:value-type="float" office:value="26.1247916666667" calcext:value-type="float">
            <text:p>26.1247916666667</text:p>
          </table:table-cell>
          <table:table-cell office:value-type="float" office:value="27.1500552486188" calcext:value-type="float">
            <text:p>27.1500552486188</text:p>
          </table:table-cell>
          <table:table-cell office:value-type="float" office:value="21.8578571428571" calcext:value-type="float">
            <text:p>21.8578571428571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4/2020 8:00 PM</text:p>
          </table:table-cell>
          <table:table-cell office:value-type="string" calcext:value-type="string">
            <text:p>Confirmado</text:p>
          </table:table-cell>
          <table:table-cell office:value-type="float" office:value="44" calcext:value-type="float">
            <text:p>44</text:p>
          </table:table-cell>
          <table:table-cell table:style-name="ce3"/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formula="of:=[.E19]-[.F19]-[.G19]" office:value-type="float" office:value="192" calcext:value-type="float">
            <text:p>192</text:p>
          </table:table-cell>
          <table:table-cell table:formula="of:=[.S19]-[.K19]" office:value-type="float" office:value="168" calcext:value-type="float">
            <text:p>168</text:p>
          </table:table-cell>
          <table:table-cell table:formula="of:=[.K19]/[.S5]" office:value-type="float" office:value="1.84615384615385" calcext:value-type="float">
            <text:p>1.84615384615385</text:p>
          </table:table-cell>
          <table:table-cell table:formula="of:=[.G19]/[.E5]" office:value-type="float" office:value="0.461538461538462" calcext:value-type="float">
            <text:p>0.461538461538462</text:p>
          </table:table-cell>
          <table:table-cell table:formula="of:=6718903-[.Y19]-[.F19]-[.G19]" office:value-type="float" office:value="6718548.29642065" calcext:value-type="float">
            <text:p>6718548.29642065</text:p>
          </table:table-cell>
          <table:table-cell table:formula="of:=NORMINV(RAND();[.T26];0.25*[.T26])" office:value-type="float" office:value="308.703579351199" calcext:value-type="float">
            <text:p>308.703579351199</text:p>
          </table:table-cell>
          <table:table-cell table:formula="of:=[.X19]+[.K19]" office:value-type="float" office:value="332.703579351199" calcext:value-type="float">
            <text:p>332.703579351199</text:p>
          </table:table-cell>
          <table:table-cell table:formula="of:=[.X19]-[.X18]" office:value-type="float" office:value="53.4982578039728" calcext:value-type="float">
            <text:p>53.4982578039728</text:p>
          </table:table-cell>
          <table:table-cell table:formula="of:=[.S19]-[.S18]" office:value-type="float" office:value="26" calcext:value-type="float">
            <text:p>26</text:p>
          </table:table-cell>
          <table:table-cell table:formula="of:=[.K19]-[.K18]" office:value-type="float" office:value="24" calcext:value-type="float">
            <text:p>24</text:p>
          </table:table-cell>
          <table:table-cell office:value-type="float" office:value="0.002439024390244" calcext:value-type="float">
            <text:p>0.002439024390244</text:p>
          </table:table-cell>
          <table:table-cell office:value-type="float" office:value="1018.27012195122" calcext:value-type="float">
            <text:p>1018.27012195122</text:p>
          </table:table-cell>
          <table:table-cell office:value-type="float" office:value="125.888142857143" calcext:value-type="float">
            <text:p>125.888142857143</text:p>
          </table:table-cell>
          <table:table-cell office:value-type="float" office:value="24.601377245509" calcext:value-type="float">
            <text:p>24.601377245509</text:p>
          </table:table-cell>
          <table:table-cell office:value-type="float" office:value="72.4457718120806" calcext:value-type="float">
            <text:p>72.4457718120806</text:p>
          </table:table-cell>
          <table:table-cell office:value-type="float" office:value="165.222672413793" calcext:value-type="float">
            <text:p>165.222672413793</text:p>
          </table:table-cell>
          <table:table-cell office:value-type="float" office:value="1.07275862068966" calcext:value-type="float">
            <text:p>1.07275862068966</text:p>
          </table:table-cell>
          <table:table-cell office:value-type="float" office:value="4.52943661971831" calcext:value-type="float">
            <text:p>4.52943661971831</text:p>
          </table:table-cell>
          <table:table-cell office:value-type="float" office:value="14.5025531914894" calcext:value-type="float">
            <text:p>14.5025531914894</text:p>
          </table:table-cell>
          <table:table-cell office:value-type="float" office:value="0.055416666666667" calcext:value-type="float">
            <text:p>0.055416666666667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1.92722222222222" calcext:value-type="float">
            <text:p>1.92722222222222</text:p>
          </table:table-cell>
          <table:table-cell office:value-type="float" office:value="0.10612676056338" calcext:value-type="float">
            <text:p>0.10612676056338</text:p>
          </table:table-cell>
          <table:table-cell office:value-type="float" office:value="12.6517021276596" calcext:value-type="float">
            <text:p>12.6517021276596</text:p>
          </table:table-cell>
          <table:table-cell office:value-type="float" office:value="27.1553191489362" calcext:value-type="float">
            <text:p>27.1553191489362</text:p>
          </table:table-cell>
          <table:table-cell office:value-type="float" office:value="25.1875520833333" calcext:value-type="float">
            <text:p>25.1875520833333</text:p>
          </table:table-cell>
          <table:table-cell office:value-type="float" office:value="20.0448167539267" calcext:value-type="float">
            <text:p>20.0448167539267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5/2020 8:00 PM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formula="of:=[.E20]-[.F20]-[.G20]" office:value-type="float" office:value="251" calcext:value-type="float">
            <text:p>251</text:p>
          </table:table-cell>
          <table:table-cell table:formula="of:=[.S20]-[.K20]" office:value-type="float" office:value="223" calcext:value-type="float">
            <text:p>223</text:p>
          </table:table-cell>
          <table:table-cell table:formula="of:=[.K20]/[.S6]" office:value-type="float" office:value="1.33333333333333" calcext:value-type="float">
            <text:p>1.33333333333333</text:p>
          </table:table-cell>
          <table:table-cell table:formula="of:=[.G20]/[.E6]" office:value-type="float" office:value="0.333333333333333" calcext:value-type="float">
            <text:p>0.333333333333333</text:p>
          </table:table-cell>
          <table:table-cell table:formula="of:=6718903-[.Y20]-[.F20]-[.G20]" office:value-type="float" office:value="6718598.91148602" calcext:value-type="float">
            <text:p>6718598.91148602</text:p>
          </table:table-cell>
          <table:table-cell table:formula="of:=NORMINV(RAND();[.T27];0.25*[.T27])" office:value-type="float" office:value="249.08851398161" calcext:value-type="float">
            <text:p>249.08851398161</text:p>
          </table:table-cell>
          <table:table-cell table:formula="of:=[.X20]+[.K20]" office:value-type="float" office:value="277.08851398161" calcext:value-type="float">
            <text:p>277.08851398161</text:p>
          </table:table-cell>
          <table:table-cell table:formula="of:=[.X20]-[.X19]" office:value-type="float" office:value="-59.6150653695891" calcext:value-type="float">
            <text:p>-59.6150653695891</text:p>
          </table:table-cell>
          <table:table-cell table:formula="of:=[.S20]-[.S19]" office:value-type="float" office:value="59" calcext:value-type="float">
            <text:p>59</text:p>
          </table:table-cell>
          <table:table-cell table:formula="of:=[.K20]-[.K19]" office:value-type="float" office:value="4" calcext:value-type="float">
            <text:p>4</text:p>
          </table:table-cell>
          <table:table-cell office:value-type="float" office:value="0.000649350649351" calcext:value-type="float">
            <text:p>0.000649350649351</text:p>
          </table:table-cell>
          <table:table-cell office:value-type="float" office:value="1016.6125974026" calcext:value-type="float">
            <text:p>1016.6125974026</text:p>
          </table:table-cell>
          <table:table-cell office:value-type="float" office:value="165.346846153846" calcext:value-type="float">
            <text:p>165.346846153846</text:p>
          </table:table-cell>
          <table:table-cell office:value-type="float" office:value="25.043202247191" calcext:value-type="float">
            <text:p>25.043202247191</text:p>
          </table:table-cell>
          <table:table-cell office:value-type="float" office:value="71.1911038961039" calcext:value-type="float">
            <text:p>71.1911038961039</text:p>
          </table:table-cell>
          <table:table-cell office:value-type="float" office:value="166.757547169811" calcext:value-type="float">
            <text:p>166.757547169811</text:p>
          </table:table-cell>
          <table:table-cell office:value-type="float" office:value="0.933396226415094" calcext:value-type="float">
            <text:p>0.933396226415094</text:p>
          </table:table-cell>
          <table:table-cell office:value-type="float" office:value="5.99" calcext:value-type="float">
            <text:p>5.99</text:p>
          </table:table-cell>
          <table:table-cell office:value-type="float" office:value="17.4083333333333" calcext:value-type="float">
            <text:p>17.4083333333333</text:p>
          </table:table-cell>
          <table:table-cell office:value-type="float" office:value="0.074861111111111" calcext:value-type="float">
            <text:p>0.074861111111111</text:p>
          </table:table-cell>
          <table:table-cell office:value-type="float" office:value="2.05236111111111" calcext:value-type="float">
            <text:p>2.05236111111111</text:p>
          </table:table-cell>
          <table:table-cell office:value-type="float" office:value="1.97861111111111" calcext:value-type="float">
            <text:p>1.97861111111111</text:p>
          </table:table-cell>
          <table:table-cell office:value-type="float" office:value="0.092986111111111" calcext:value-type="float">
            <text:p>0.092986111111111</text:p>
          </table:table-cell>
          <table:table-cell office:value-type="float" office:value="11.2177083333333" calcext:value-type="float">
            <text:p>11.2177083333333</text:p>
          </table:table-cell>
          <table:table-cell office:value-type="float" office:value="28.6179166666667" calcext:value-type="float">
            <text:p>28.6179166666667</text:p>
          </table:table-cell>
          <table:table-cell office:value-type="float" office:value="30.6967708333334" calcext:value-type="float">
            <text:p>30.6967708333334</text:p>
          </table:table-cell>
          <table:table-cell office:value-type="float" office:value="25.6006770833333" calcext:value-type="float">
            <text:p>25.6006770833333</text:p>
          </table:table-cell>
          <table:table-cell office:value-type="float" office:value="18.6086956521739" calcext:value-type="float">
            <text:p>18.608695652173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6/2020 8:00 PM</text:p>
          </table:table-cell>
          <table:table-cell office:value-type="string" calcext:value-type="string">
            <text:p>Confirmado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3"/>
          <table:table-cell table:formula="of:=[.E21]-[.F21]-[.G21]" office:value-type="float" office:value="282" calcext:value-type="float">
            <text:p>282</text:p>
          </table:table-cell>
          <table:table-cell table:formula="of:=[.S21]-[.K21]" office:value-type="float" office:value="251" calcext:value-type="float">
            <text:p>251</text:p>
          </table:table-cell>
          <table:table-cell table:formula="of:=[.K21]/[.S7]" office:value-type="float" office:value="1.24" calcext:value-type="float">
            <text:p>1.24</text:p>
          </table:table-cell>
          <table:table-cell table:formula="of:=[.G21]/[.E7]" office:value-type="float" office:value="0.4" calcext:value-type="float">
            <text:p>0.4</text:p>
          </table:table-cell>
          <table:table-cell table:formula="of:=6718903-[.Y21]-[.F21]-[.G21]" office:value-type="float" office:value="6718294.21790776" calcext:value-type="float">
            <text:p>6718294.21790776</text:p>
          </table:table-cell>
          <table:table-cell table:formula="of:=NORMINV(RAND();[.T28];0.25*[.T28])" office:value-type="float" office:value="528.782092241343" calcext:value-type="float">
            <text:p>528.782092241343</text:p>
          </table:table-cell>
          <table:table-cell table:formula="of:=[.X21]+[.K21]" office:value-type="float" office:value="559.782092241343" calcext:value-type="float">
            <text:p>559.782092241343</text:p>
          </table:table-cell>
          <table:table-cell table:formula="of:=[.X21]-[.X20]" office:value-type="float" office:value="279.693578259733" calcext:value-type="float">
            <text:p>279.693578259733</text:p>
          </table:table-cell>
          <table:table-cell table:formula="of:=[.S21]-[.S20]" office:value-type="float" office:value="31" calcext:value-type="float">
            <text:p>31</text:p>
          </table:table-cell>
          <table:table-cell table:formula="of:=[.K21]-[.K20]" office:value-type="float" office:value="3" calcext:value-type="float">
            <text:p>3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16.01029761905" calcext:value-type="float">
            <text:p>1016.01029761905</text:p>
          </table:table-cell>
          <table:table-cell office:value-type="float" office:value="184.722013888889" calcext:value-type="float">
            <text:p>184.722013888889</text:p>
          </table:table-cell>
          <table:table-cell office:value-type="float" office:value="25.5691666666667" calcext:value-type="float">
            <text:p>25.5691666666667</text:p>
          </table:table-cell>
          <table:table-cell office:value-type="float" office:value="71.6019642857143" calcext:value-type="float">
            <text:p>71.6019642857143</text:p>
          </table:table-cell>
          <table:table-cell office:value-type="float" office:value="157.7235" calcext:value-type="float">
            <text:p>157.7235</text:p>
          </table:table-cell>
          <table:table-cell office:value-type="float" office:value="1.06491666666667" calcext:value-type="float">
            <text:p>1.06491666666667</text:p>
          </table:table-cell>
          <table:table-cell office:value-type="float" office:value="5.66242424242424" calcext:value-type="float">
            <text:p>5.66242424242424</text:p>
          </table:table-cell>
          <table:table-cell office:value-type="float" office:value="16.2720833333333" calcext:value-type="float">
            <text:p>16.2720833333333</text:p>
          </table:table-cell>
          <table:table-cell office:value-type="float" office:value="0.057638888888889" calcext:value-type="float">
            <text:p>0.057638888888889</text:p>
          </table:table-cell>
          <table:table-cell office:value-type="float" office:value="2.02" calcext:value-type="float">
            <text:p>2.02</text:p>
          </table:table-cell>
          <table:table-cell office:value-type="float" office:value="1.96208333333333" calcext:value-type="float">
            <text:p>1.96208333333333</text:p>
          </table:table-cell>
          <table:table-cell office:value-type="float" office:value="0.115277777777778" calcext:value-type="float">
            <text:p>0.115277777777778</text:p>
          </table:table-cell>
          <table:table-cell office:value-type="float" office:value="9.66" calcext:value-type="float">
            <text:p>9.66</text:p>
          </table:table-cell>
          <table:table-cell office:value-type="float" office:value="25.9183333333333" calcext:value-type="float">
            <text:p>25.9183333333333</text:p>
          </table:table-cell>
          <table:table-cell office:value-type="float" office:value="34.0190625" calcext:value-type="float">
            <text:p>34.0190625</text:p>
          </table:table-cell>
          <table:table-cell office:value-type="float" office:value="23.3988461538462" calcext:value-type="float">
            <text:p>23.3988461538462</text:p>
          </table:table-cell>
          <table:table-cell office:value-type="float" office:value="13.2916666666667" calcext:value-type="float">
            <text:p>13.29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7/2020 8:00 PM</text:p>
          </table:table-cell>
          <table:table-cell office:value-type="string" calcext:value-type="string">
            <text:p>Confirmado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3"/>
          <table:table-cell table:formula="of:=[.E22]-[.F22]-[.G22]" office:value-type="float" office:value="309" calcext:value-type="float">
            <text:p>309</text:p>
          </table:table-cell>
          <table:table-cell table:formula="of:=[.S22]-[.K22]" office:value-type="float" office:value="283" calcext:value-type="float">
            <text:p>283</text:p>
          </table:table-cell>
          <table:table-cell table:formula="of:=[.K22]/[.S8]" office:value-type="float" office:value="0.866666666666667" calcext:value-type="float">
            <text:p>0.866666666666667</text:p>
          </table:table-cell>
          <table:table-cell table:formula="of:=[.G22]/[.E8]" office:value-type="float" office:value="0.366666666666667" calcext:value-type="float">
            <text:p>0.366666666666667</text:p>
          </table:table-cell>
          <table:table-cell table:formula="of:=6718903-[.Y22]-[.F22]-[.G22]" office:value-type="float" office:value="6718135.0267879" calcext:value-type="float">
            <text:p>6718135.0267879</text:p>
          </table:table-cell>
          <table:table-cell table:formula="of:=NORMINV(RAND();[.T29];0.25*[.T29])" office:value-type="float" office:value="682.973212096727" calcext:value-type="float">
            <text:p>682.973212096727</text:p>
          </table:table-cell>
          <table:table-cell table:formula="of:=[.X22]+[.K22]" office:value-type="float" office:value="708.973212096727" calcext:value-type="float">
            <text:p>708.973212096727</text:p>
          </table:table-cell>
          <table:table-cell table:formula="of:=[.X22]-[.X21]" office:value-type="float" office:value="154.191119855384" calcext:value-type="float">
            <text:p>154.191119855384</text:p>
          </table:table-cell>
          <table:table-cell table:formula="of:=[.S22]-[.S21]" office:value-type="float" office:value="27" calcext:value-type="float">
            <text:p>27</text:p>
          </table:table-cell>
          <table:table-cell table:formula="of:=[.K22]-[.K21]" office:value-type="float" office:value="-5" calcext:value-type="float">
            <text:p>-5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5.66976190476" calcext:value-type="float">
            <text:p>1015.66976190476</text:p>
          </table:table-cell>
          <table:table-cell office:value-type="float" office:value="188.138611111111" calcext:value-type="float">
            <text:p>188.138611111111</text:p>
          </table:table-cell>
          <table:table-cell office:value-type="float" office:value="26.5803125" calcext:value-type="float">
            <text:p>26.5803125</text:p>
          </table:table-cell>
          <table:table-cell office:value-type="float" office:value="70.0902976190476" calcext:value-type="float">
            <text:p>70.0902976190476</text:p>
          </table:table-cell>
          <table:table-cell office:value-type="float" office:value="138.634416666667" calcext:value-type="float">
            <text:p>138.634416666667</text:p>
          </table:table-cell>
          <table:table-cell office:value-type="float" office:value="1.26375" calcext:value-type="float">
            <text:p>1.26375</text:p>
          </table:table-cell>
          <table:table-cell office:value-type="float" office:value="8.11113924050633" calcext:value-type="float">
            <text:p>8.11113924050633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.83791666666667" calcext:value-type="float">
            <text:p>1.83791666666667</text:p>
          </table:table-cell>
          <table:table-cell office:value-type="float" office:value="1.79527777777778" calcext:value-type="float">
            <text:p>1.79527777777778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7.40333333333333" calcext:value-type="float">
            <text:p>7.40333333333333</text:p>
          </table:table-cell>
          <table:table-cell office:value-type="float" office:value="19.725625" calcext:value-type="float">
            <text:p>19.725625</text:p>
          </table:table-cell>
          <table:table-cell office:value-type="float" office:value="31.8508854166666" calcext:value-type="float">
            <text:p>31.8508854166666</text:p>
          </table:table-cell>
          <table:table-cell office:value-type="float" office:value="21.3301587301587" calcext:value-type="float">
            <text:p>21.3301587301587</text:p>
          </table:table-cell>
          <table:table-cell office:value-type="float" office:value="14.625" calcext:value-type="float">
            <text:p>14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8/2020 8:00 PM</text:p>
          </table:table-cell>
          <table:table-cell office:value-type="string" calcext:value-type="string">
            <text:p>Confirmado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3"/>
          <table:table-cell table:formula="of:=[.E23]-[.F23]-[.G23]" office:value-type="float" office:value="357" calcext:value-type="float">
            <text:p>357</text:p>
          </table:table-cell>
          <table:table-cell table:formula="of:=[.S23]-[.K23]" office:value-type="float" office:value="327" calcext:value-type="float">
            <text:p>327</text:p>
          </table:table-cell>
          <table:table-cell table:formula="of:=[.K23]/[.S9]" office:value-type="float" office:value="0.789473684210526" calcext:value-type="float">
            <text:p>0.789473684210526</text:p>
          </table:table-cell>
          <table:table-cell table:formula="of:=[.G23]/[.E9]" office:value-type="float" office:value="0.289473684210526" calcext:value-type="float">
            <text:p>0.289473684210526</text:p>
          </table:table-cell>
          <table:table-cell table:formula="of:=6718903-[.Y23]-[.F23]-[.G23]" office:value-type="float" office:value="6718204.61022086" calcext:value-type="float">
            <text:p>6718204.61022086</text:p>
          </table:table-cell>
          <table:table-cell table:formula="of:=NORMINV(RAND();[.T30];0.25*[.T30])" office:value-type="float" office:value="594.389779139341" calcext:value-type="float">
            <text:p>594.389779139341</text:p>
          </table:table-cell>
          <table:table-cell table:formula="of:=[.X23]+[.K23]" office:value-type="float" office:value="624.389779139341" calcext:value-type="float">
            <text:p>624.389779139341</text:p>
          </table:table-cell>
          <table:table-cell table:formula="of:=[.X23]-[.X22]" office:value-type="float" office:value="-88.5834329573861" calcext:value-type="float">
            <text:p>-88.5834329573861</text:p>
          </table:table-cell>
          <table:table-cell table:formula="of:=[.S23]-[.S22]" office:value-type="float" office:value="48" calcext:value-type="float">
            <text:p>48</text:p>
          </table:table-cell>
          <table:table-cell table:formula="of:=[.K23]-[.K22]" office:value-type="float" office:value="4" calcext:value-type="float">
            <text:p>4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6.51672619048" calcext:value-type="float">
            <text:p>1016.51672619048</text:p>
          </table:table-cell>
          <table:table-cell office:value-type="float" office:value="180.446180555556" calcext:value-type="float">
            <text:p>180.446180555556</text:p>
          </table:table-cell>
          <table:table-cell office:value-type="float" office:value="27.2727604166667" calcext:value-type="float">
            <text:p>27.2727604166667</text:p>
          </table:table-cell>
          <table:table-cell office:value-type="float" office:value="70.0820238095238" calcext:value-type="float">
            <text:p>70.0820238095238</text:p>
          </table:table-cell>
          <table:table-cell office:value-type="float" office:value="126.116583333333" calcext:value-type="float">
            <text:p>126.116583333333</text:p>
          </table:table-cell>
          <table:table-cell office:value-type="float" office:value="1.30658333333333" calcext:value-type="float">
            <text:p>1.30658333333333</text:p>
          </table:table-cell>
          <table:table-cell office:value-type="float" office:value="2.8218085106383" calcext:value-type="float">
            <text:p>2.8218085106383</text:p>
          </table:table-cell>
          <table:table-cell office:value-type="float" office:value="13.59625" calcext:value-type="float">
            <text:p>13.59625</text:p>
          </table:table-cell>
          <table:table-cell office:value-type="float" office:value="0.045507246376812" calcext:value-type="float">
            <text:p>0.045507246376812</text:p>
          </table:table-cell>
          <table:table-cell office:value-type="float" office:value="1.71536231884058" calcext:value-type="float">
            <text:p>1.71536231884058</text:p>
          </table:table-cell>
          <table:table-cell office:value-type="float" office:value="1.67057971014493" calcext:value-type="float">
            <text:p>1.67057971014493</text:p>
          </table:table-cell>
          <table:table-cell office:value-type="float" office:value="0.125625" calcext:value-type="float">
            <text:p>0.125625</text:p>
          </table:table-cell>
          <table:table-cell office:value-type="float" office:value="4.713125" calcext:value-type="float">
            <text:p>4.713125</text:p>
          </table:table-cell>
          <table:table-cell office:value-type="float" office:value="18.2885416666667" calcext:value-type="float">
            <text:p>18.2885416666667</text:p>
          </table:table-cell>
          <table:table-cell office:value-type="float" office:value="37.2535416666667" calcext:value-type="float">
            <text:p>37.2535416666667</text:p>
          </table:table-cell>
          <table:table-cell office:value-type="float" office:value="23.1805376344086" calcext:value-type="float">
            <text:p>23.1805376344086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29/2020 8:00 PM</text:p>
          </table:table-cell>
          <table:table-cell office:value-type="string" calcext:value-type="string">
            <text:p>Confirmado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3"/>
          <table:table-cell table:formula="of:=[.E24]-[.F24]-[.G24]" office:value-type="float" office:value="401" calcext:value-type="float">
            <text:p>401</text:p>
          </table:table-cell>
          <table:table-cell table:formula="of:=[.S24]-[.K24]" office:value-type="float" office:value="370" calcext:value-type="float">
            <text:p>370</text:p>
          </table:table-cell>
          <table:table-cell table:formula="of:=[.K24]/[.S10]" office:value-type="float" office:value="0.738095238095238" calcext:value-type="float">
            <text:p>0.738095238095238</text:p>
          </table:table-cell>
          <table:table-cell table:formula="of:=[.G24]/[.E10]" office:value-type="float" office:value="0.333333333333333" calcext:value-type="float">
            <text:p>0.333333333333333</text:p>
          </table:table-cell>
          <table:table-cell table:formula="of:=6718903-[.Y24]-[.F24]-[.G24]" office:value-type="float" office:value="6718213.71893317" calcext:value-type="float">
            <text:p>6718213.71893317</text:p>
          </table:table-cell>
          <table:table-cell table:formula="of:=NORMINV(RAND();[.T31];0.25*[.T31])" office:value-type="float" office:value="570.281066829433" calcext:value-type="float">
            <text:p>570.281066829433</text:p>
          </table:table-cell>
          <table:table-cell table:formula="of:=[.X24]+[.K24]" office:value-type="float" office:value="601.281066829433" calcext:value-type="float">
            <text:p>601.281066829433</text:p>
          </table:table-cell>
          <table:table-cell table:formula="of:=[.X24]-[.X23]" office:value-type="float" office:value="-24.1087123099081" calcext:value-type="float">
            <text:p>-24.1087123099081</text:p>
          </table:table-cell>
          <table:table-cell table:formula="of:=[.S24]-[.S23]" office:value-type="float" office:value="44" calcext:value-type="float">
            <text:p>44</text:p>
          </table:table-cell>
          <table:table-cell table:formula="of:=[.K24]-[.K23]" office:value-type="float" office:value="1" calcext:value-type="float">
            <text:p>1</text:p>
          </table:table-cell>
          <table:table-cell office:value-type="float" office:value="0.155952380952381" calcext:value-type="float">
            <text:p>0.155952380952381</text:p>
          </table:table-cell>
          <table:table-cell office:value-type="float" office:value="1016.58029761905" calcext:value-type="float">
            <text:p>1016.58029761905</text:p>
          </table:table-cell>
          <table:table-cell office:value-type="float" office:value="164.930208333333" calcext:value-type="float">
            <text:p>164.930208333333</text:p>
          </table:table-cell>
          <table:table-cell office:value-type="float" office:value="27.6086979166667" calcext:value-type="float">
            <text:p>27.6086979166667</text:p>
          </table:table-cell>
          <table:table-cell office:value-type="float" office:value="76.1417261904762" calcext:value-type="float">
            <text:p>76.1417261904762</text:p>
          </table:table-cell>
          <table:table-cell office:value-type="float" office:value="140.399833333333" calcext:value-type="float">
            <text:p>140.399833333333</text:p>
          </table:table-cell>
          <table:table-cell office:value-type="float" office:value="1.20425" calcext:value-type="float">
            <text:p>1.20425</text:p>
          </table:table-cell>
          <table:table-cell office:value-type="float" office:value="3.41617021276596" calcext:value-type="float">
            <text:p>3.41617021276596</text:p>
          </table:table-cell>
          <table:table-cell office:value-type="float" office:value="9.90083333333333" calcext:value-type="float">
            <text:p>9.90083333333333</text:p>
          </table:table-cell>
          <table:table-cell office:value-type="float" office:value="0.04072463768116" calcext:value-type="float">
            <text:p>0.04072463768116</text:p>
          </table:table-cell>
          <table:table-cell office:value-type="float" office:value="1.71173913043478" calcext:value-type="float">
            <text:p>1.71173913043478</text:p>
          </table:table-cell>
          <table:table-cell office:value-type="float" office:value="1.67246376811594" calcext:value-type="float">
            <text:p>1.67246376811594</text:p>
          </table:table-cell>
          <table:table-cell office:value-type="float" office:value="0.157291666666667" calcext:value-type="float">
            <text:p>0.157291666666667</text:p>
          </table:table-cell>
          <table:table-cell office:value-type="float" office:value="4.32125" calcext:value-type="float">
            <text:p>4.32125</text:p>
          </table:table-cell>
          <table:table-cell office:value-type="float" office:value="14.1764583333333" calcext:value-type="float">
            <text:p>14.1764583333333</text:p>
          </table:table-cell>
          <table:table-cell office:value-type="float" office:value="34.22484375" calcext:value-type="float">
            <text:p>34.22484375</text:p>
          </table:table-cell>
          <table:table-cell office:value-type="float" office:value="24.9285561497326" calcext:value-type="float">
            <text:p>24.9285561497326</text:p>
          </table:table-cell>
          <table:table-cell office:value-type="float" office:value="12.5" calcext:value-type="float">
            <text:p>12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30/2020 8:00 PM</text:p>
          </table:table-cell>
          <table:table-cell office:value-type="string" calcext:value-type="string">
            <text:p>Confirmado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3"/>
          <table:table-cell table:formula="of:=[.E25]-[.F25]-[.G25]" office:value-type="float" office:value="411" calcext:value-type="float">
            <text:p>411</text:p>
          </table:table-cell>
          <table:table-cell table:formula="of:=[.S25]-[.K25]" office:value-type="float" office:value="373" calcext:value-type="float">
            <text:p>373</text:p>
          </table:table-cell>
          <table:table-cell table:formula="of:=[.K25]/[.S11]" office:value-type="float" office:value="0.791666666666667" calcext:value-type="float">
            <text:p>0.791666666666667</text:p>
          </table:table-cell>
          <table:table-cell table:formula="of:=[.G25]/[.E11]" office:value-type="float" office:value="0.3125" calcext:value-type="float">
            <text:p>0.3125</text:p>
          </table:table-cell>
          <table:table-cell table:formula="of:=6718903-[.Y25]-[.F25]-[.G25]" office:value-type="float" office:value="6718227.95963379" calcext:value-type="float">
            <text:p>6718227.95963379</text:p>
          </table:table-cell>
          <table:table-cell table:formula="of:=NORMINV(RAND();[.T32];0.25*[.T32])" office:value-type="float" office:value="533.040366212682" calcext:value-type="float">
            <text:p>533.040366212682</text:p>
          </table:table-cell>
          <table:table-cell table:formula="of:=[.X25]+[.K25]" office:value-type="float" office:value="571.040366212682" calcext:value-type="float">
            <text:p>571.040366212682</text:p>
          </table:table-cell>
          <table:table-cell table:formula="of:=[.X25]-[.X24]" office:value-type="float" office:value="-37.2407006167505" calcext:value-type="float">
            <text:p>-37.2407006167505</text:p>
          </table:table-cell>
          <table:table-cell table:formula="of:=[.S25]-[.S24]" office:value-type="float" office:value="10" calcext:value-type="float">
            <text:p>10</text:p>
          </table:table-cell>
          <table:table-cell table:formula="of:=[.K25]-[.K24]" office:value-type="float" office:value="7" calcext:value-type="float">
            <text:p>7</text:p>
          </table:table-cell>
          <table:table-cell office:value-type="float" office:value="0.098802395209581" calcext:value-type="float">
            <text:p>0.098802395209581</text:p>
          </table:table-cell>
          <table:table-cell office:value-type="float" office:value="1015.38407185629" calcext:value-type="float">
            <text:p>1015.38407185629</text:p>
          </table:table-cell>
          <table:table-cell office:value-type="float" office:value="106.245664335664" calcext:value-type="float">
            <text:p>106.245664335664</text:p>
          </table:table-cell>
          <table:table-cell office:value-type="float" office:value="26.3841884816754" calcext:value-type="float">
            <text:p>26.3841884816754</text:p>
          </table:table-cell>
          <table:table-cell office:value-type="float" office:value="86.3619760479042" calcext:value-type="float">
            <text:p>86.3619760479042</text:p>
          </table:table-cell>
          <table:table-cell office:value-type="float" office:value="194.018067226891" calcext:value-type="float">
            <text:p>194.018067226891</text:p>
          </table:table-cell>
          <table:table-cell office:value-type="float" office:value="1.09033613445378" calcext:value-type="float">
            <text:p>1.09033613445378</text:p>
          </table:table-cell>
          <table:table-cell office:value-type="float" office:value="6.12193548387097" calcext:value-type="float">
            <text:p>6.12193548387097</text:p>
          </table:table-cell>
          <table:table-cell office:value-type="float" office:value="20.8125531914894" calcext:value-type="float">
            <text:p>20.8125531914894</text:p>
          </table:table-cell>
          <table:table-cell office:value-type="float" office:value="0.06169014084507" calcext:value-type="float">
            <text:p>0.06169014084507</text:p>
          </table:table-cell>
          <table:table-cell office:value-type="float" office:value="2.07535211267606" calcext:value-type="float">
            <text:p>2.07535211267606</text:p>
          </table:table-cell>
          <table:table-cell office:value-type="float" office:value="2.01408450704225" calcext:value-type="float">
            <text:p>2.01408450704225</text:p>
          </table:table-cell>
          <table:table-cell office:value-type="float" office:value="0.189861111111111" calcext:value-type="float">
            <text:p>0.189861111111111</text:p>
          </table:table-cell>
          <table:table-cell office:value-type="float" office:value="7.68382978723404" calcext:value-type="float">
            <text:p>7.68382978723404</text:p>
          </table:table-cell>
          <table:table-cell office:value-type="float" office:value="28.4802127659575" calcext:value-type="float">
            <text:p>28.4802127659575</text:p>
          </table:table-cell>
          <table:table-cell office:value-type="float" office:value="32.3924607329843" calcext:value-type="float">
            <text:p>32.3924607329843</text:p>
          </table:table-cell>
          <table:table-cell office:value-type="float" office:value="28.3495789473684" calcext:value-type="float">
            <text:p>28.3495789473684</text:p>
          </table:table-cell>
          <table:table-cell office:value-type="float" office:value="20.7391304347826" calcext:value-type="float">
            <text:p>20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3/31/2020 8:00 PM</text:p>
          </table:table-cell>
          <table:table-cell office:value-type="string" calcext:value-type="string">
            <text:p>Confirmado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3"/>
          <table:table-cell table:formula="of:=[.E26]-[.F26]-[.G26]" office:value-type="float" office:value="441" calcext:value-type="float">
            <text:p>441</text:p>
          </table:table-cell>
          <table:table-cell table:formula="of:=[.S26]-[.K26]" office:value-type="float" office:value="393" calcext:value-type="float">
            <text:p>393</text:p>
          </table:table-cell>
          <table:table-cell table:formula="of:=[.K26]/[.S12]" office:value-type="float" office:value="0.941176470588235" calcext:value-type="float">
            <text:p>0.941176470588235</text:p>
          </table:table-cell>
          <table:table-cell table:formula="of:=[.G26]/[.E12]" office:value-type="float" office:value="0.352941176470588" calcext:value-type="float">
            <text:p>0.352941176470588</text:p>
          </table:table-cell>
          <table:table-cell table:formula="of:=6718903-[.Y26]-[.F26]-[.G26]" office:value-type="float" office:value="6718030.57115973" calcext:value-type="float">
            <text:p>6718030.57115973</text:p>
          </table:table-cell>
          <table:table-cell table:formula="of:=NORMINV(RAND();[.T33];0.25*[.T33])" office:value-type="float" office:value="712.428840273087" calcext:value-type="float">
            <text:p>712.428840273087</text:p>
          </table:table-cell>
          <table:table-cell table:formula="of:=[.X26]+[.K26]" office:value-type="float" office:value="760.428840273087" calcext:value-type="float">
            <text:p>760.428840273087</text:p>
          </table:table-cell>
          <table:table-cell table:formula="of:=[.X26]-[.X25]" office:value-type="float" office:value="179.388474060405" calcext:value-type="float">
            <text:p>179.388474060405</text:p>
          </table:table-cell>
          <table:table-cell table:formula="of:=[.S26]-[.S25]" office:value-type="float" office:value="30" calcext:value-type="float">
            <text:p>30</text:p>
          </table:table-cell>
          <table:table-cell table:formula="of:=[.K26]-[.K25]" office:value-type="float" office:value="10" calcext:value-type="float">
            <text:p>10</text:p>
          </table:table-cell>
          <table:table-cell office:value-type="float" office:value="0.00952380952381" calcext:value-type="float">
            <text:p>0.00952380952381</text:p>
          </table:table-cell>
          <table:table-cell office:value-type="float" office:value="1013.88041666667" calcext:value-type="float">
            <text:p>1013.88041666667</text:p>
          </table:table-cell>
          <table:table-cell office:value-type="float" office:value="102.818472222222" calcext:value-type="float">
            <text:p>102.818472222222</text:p>
          </table:table-cell>
          <table:table-cell office:value-type="float" office:value="27.07828125" calcext:value-type="float">
            <text:p>27.07828125</text:p>
          </table:table-cell>
          <table:table-cell office:value-type="float" office:value="81.2133333333333" calcext:value-type="float">
            <text:p>81.2133333333333</text:p>
          </table:table-cell>
          <table:table-cell office:value-type="float" office:value="157.9085" calcext:value-type="float">
            <text:p>157.9085</text:p>
          </table:table-cell>
          <table:table-cell office:value-type="float" office:value="1.013" calcext:value-type="float">
            <text:p>1.013</text:p>
          </table:table-cell>
          <table:table-cell office:value-type="float" office:value="3.52531914893617" calcext:value-type="float">
            <text:p>3.52531914893617</text:p>
          </table:table-cell>
          <table:table-cell office:value-type="float" office:value="19.9802083333333" calcext:value-type="float">
            <text:p>19.9802083333333</text:p>
          </table:table-cell>
          <table:table-cell office:value-type="float" office:value="0.062916666666667" calcext:value-type="float">
            <text:p>0.062916666666667</text:p>
          </table:table-cell>
          <table:table-cell office:value-type="float" office:value="2.00222222222222" calcext:value-type="float">
            <text:p>2.00222222222222</text:p>
          </table:table-cell>
          <table:table-cell office:value-type="float" office:value="1.94083333333333" calcext:value-type="float">
            <text:p>1.94083333333333</text:p>
          </table:table-cell>
          <table:table-cell office:value-type="float" office:value="0.162167832167832" calcext:value-type="float">
            <text:p>0.162167832167832</text:p>
          </table:table-cell>
          <table:table-cell office:value-type="float" office:value="8.43875" calcext:value-type="float">
            <text:p>8.43875</text:p>
          </table:table-cell>
          <table:table-cell office:value-type="float" office:value="28.4264583333333" calcext:value-type="float">
            <text:p>28.4264583333333</text:p>
          </table:table-cell>
          <table:table-cell office:value-type="float" office:value="31.49390625" calcext:value-type="float">
            <text:p>31.49390625</text:p>
          </table:table-cell>
          <table:table-cell office:value-type="float" office:value="24.3297752808989" calcext:value-type="float">
            <text:p>24.3297752808989</text:p>
          </table:table-cell>
          <table:table-cell office:value-type="float" office:value="17.1304347826087" calcext:value-type="float">
            <text:p>17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1/2020 8:00 PM</text:p>
          </table:table-cell>
          <table:table-cell office:value-type="string" calcext:value-type="string">
            <text:p>Confirmado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83" calcext:value-type="float">
            <text:p>583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3"/>
          <table:table-cell table:formula="of:=[.E27]-[.F27]-[.G27]" office:value-type="float" office:value="450" calcext:value-type="float">
            <text:p>450</text:p>
          </table:table-cell>
          <table:table-cell table:formula="of:=[.S27]-[.K27]" office:value-type="float" office:value="398" calcext:value-type="float">
            <text:p>398</text:p>
          </table:table-cell>
          <table:table-cell table:formula="of:=[.K27]/[.S13]" office:value-type="float" office:value="0.866666666666667" calcext:value-type="float">
            <text:p>0.866666666666667</text:p>
          </table:table-cell>
          <table:table-cell table:formula="of:=[.G27]/[.E13]" office:value-type="float" office:value="0.333333333333333" calcext:value-type="float">
            <text:p>0.333333333333333</text:p>
          </table:table-cell>
          <table:table-cell table:formula="of:=6718903-[.Y27]-[.F27]-[.G27]" office:value-type="float" office:value="6718019.38953466" calcext:value-type="float">
            <text:p>6718019.38953466</text:p>
          </table:table-cell>
          <table:table-cell table:formula="of:=NORMINV(RAND();[.T34];0.25*[.T34])" office:value-type="float" office:value="698.610465342033" calcext:value-type="float">
            <text:p>698.610465342033</text:p>
          </table:table-cell>
          <table:table-cell table:formula="of:=[.X27]+[.K27]" office:value-type="float" office:value="750.610465342033" calcext:value-type="float">
            <text:p>750.610465342033</text:p>
          </table:table-cell>
          <table:table-cell table:formula="of:=[.X27]-[.X26]" office:value-type="float" office:value="-13.8183749310539" calcext:value-type="float">
            <text:p>-13.8183749310539</text:p>
          </table:table-cell>
          <table:table-cell table:formula="of:=[.S27]-[.S26]" office:value-type="float" office:value="9" calcext:value-type="float">
            <text:p>9</text:p>
          </table:table-cell>
          <table:table-cell table:formula="of:=[.K27]-[.K26]" office:value-type="float" office:value="4" calcext:value-type="float">
            <text:p>4</text:p>
          </table:table-cell>
          <table:table-cell office:value-type="float" office:value="0.027976190476191" calcext:value-type="float">
            <text:p>0.027976190476191</text:p>
          </table:table-cell>
          <table:table-cell office:value-type="float" office:value="1014.87535714286" calcext:value-type="float">
            <text:p>1014.87535714286</text:p>
          </table:table-cell>
          <table:table-cell office:value-type="float" office:value="117.612222222222" calcext:value-type="float">
            <text:p>117.612222222222</text:p>
          </table:table-cell>
          <table:table-cell office:value-type="float" office:value="26.8355729166667" calcext:value-type="float">
            <text:p>26.8355729166667</text:p>
          </table:table-cell>
          <table:table-cell office:value-type="float" office:value="80.2917261904762" calcext:value-type="float">
            <text:p>80.2917261904762</text:p>
          </table:table-cell>
          <table:table-cell office:value-type="float" office:value="130.374666666667" calcext:value-type="float">
            <text:p>130.374666666667</text:p>
          </table:table-cell>
          <table:table-cell office:value-type="float" office:value="1.26258333333333" calcext:value-type="float">
            <text:p>1.26258333333333</text:p>
          </table:table-cell>
          <table:table-cell office:value-type="float" office:value="3.69574468085106" calcext:value-type="float">
            <text:p>3.69574468085106</text:p>
          </table:table-cell>
          <table:table-cell office:value-type="float" office:value="13.9935416666667" calcext:value-type="float">
            <text:p>13.9935416666667</text:p>
          </table:table-cell>
          <table:table-cell office:value-type="float" office:value="0.055" calcext:value-type="float">
            <text:p>0.055</text:p>
          </table:table-cell>
          <table:table-cell office:value-type="float" office:value="1.95" calcext:value-type="float">
            <text:p>1.95</text:p>
          </table:table-cell>
          <table:table-cell office:value-type="float" office:value="1.89486111111111" calcext:value-type="float">
            <text:p>1.89486111111111</text:p>
          </table:table-cell>
          <table:table-cell office:value-type="float" office:value="0.166830985915493" calcext:value-type="float">
            <text:p>0.166830985915493</text:p>
          </table:table-cell>
          <table:table-cell office:value-type="float" office:value="5.909375" calcext:value-type="float">
            <text:p>5.909375</text:p>
          </table:table-cell>
          <table:table-cell office:value-type="float" office:value="19.8935416666667" calcext:value-type="float">
            <text:p>19.8935416666667</text:p>
          </table:table-cell>
          <table:table-cell office:value-type="float" office:value="25.6020105820106" calcext:value-type="float">
            <text:p>25.6020105820106</text:p>
          </table:table-cell>
          <table:table-cell office:value-type="float" office:value="22.5890322580645" calcext:value-type="float">
            <text:p>22.589032258064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2/2020 8:00 PM</text:p>
          </table:table-cell>
          <table:table-cell office:value-type="string" calcext:value-type="string">
            <text:p>Confirmado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697" calcext:value-type="float">
            <text:p>69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3"/>
          <table:table-cell table:formula="of:=[.E28]-[.F28]-[.G28]" office:value-type="float" office:value="537" calcext:value-type="float">
            <text:p>537</text:p>
          </table:table-cell>
          <table:table-cell table:formula="of:=[.S28]-[.K28]" office:value-type="float" office:value="473" calcext:value-type="float">
            <text:p>473</text:p>
          </table:table-cell>
          <table:table-cell table:formula="of:=[.K28]/[.S14]" office:value-type="float" office:value="1.01587301587302" calcext:value-type="float">
            <text:p>1.01587301587302</text:p>
          </table:table-cell>
          <table:table-cell table:formula="of:=[.G28]/[.E14]" office:value-type="float" office:value="0.380952380952381" calcext:value-type="float">
            <text:p>0.380952380952381</text:p>
          </table:table-cell>
          <table:table-cell table:formula="of:=6718903-[.Y28]-[.F28]-[.G28]" office:value-type="float" office:value="6717943.77027656" calcext:value-type="float">
            <text:p>6717943.77027656</text:p>
          </table:table-cell>
          <table:table-cell table:formula="of:=NORMINV(RAND();[.T35];0.25*[.T35])" office:value-type="float" office:value="735.229723440071" calcext:value-type="float">
            <text:p>735.229723440071</text:p>
          </table:table-cell>
          <table:table-cell table:formula="of:=[.X28]+[.K28]" office:value-type="float" office:value="799.229723440071" calcext:value-type="float">
            <text:p>799.229723440071</text:p>
          </table:table-cell>
          <table:table-cell table:formula="of:=[.X28]-[.X27]" office:value-type="float" office:value="36.6192580980385" calcext:value-type="float">
            <text:p>36.6192580980385</text:p>
          </table:table-cell>
          <table:table-cell table:formula="of:=[.S28]-[.S27]" office:value-type="float" office:value="87" calcext:value-type="float">
            <text:p>87</text:p>
          </table:table-cell>
          <table:table-cell table:formula="of:=[.K28]-[.K27]" office:value-type="float" office:value="12" calcext:value-type="float">
            <text:p>12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1.34583333333" calcext:value-type="float">
            <text:p>1011.34583333333</text:p>
          </table:table-cell>
          <table:table-cell office:value-type="float" office:value="176.289722222222" calcext:value-type="float">
            <text:p>176.289722222222</text:p>
          </table:table-cell>
          <table:table-cell office:value-type="float" office:value="28.7200520833333" calcext:value-type="float">
            <text:p>28.7200520833333</text:p>
          </table:table-cell>
          <table:table-cell office:value-type="float" office:value="75.1692857142857" calcext:value-type="float">
            <text:p>75.1692857142857</text:p>
          </table:table-cell>
          <table:table-cell office:value-type="float" office:value="125.144166666667" calcext:value-type="float">
            <text:p>125.144166666667</text:p>
          </table:table-cell>
          <table:table-cell office:value-type="float" office:value="1.137" calcext:value-type="float">
            <text:p>1.137</text:p>
          </table:table-cell>
          <table:table-cell office:value-type="float" office:value="5.05157303370787" calcext:value-type="float">
            <text:p>5.05157303370787</text:p>
          </table:table-cell>
          <table:table-cell office:value-type="float" office:value="22.0716666666667" calcext:value-type="float">
            <text:p>22.0716666666667</text:p>
          </table:table-cell>
          <table:table-cell office:value-type="float" office:value="0.064861111111111" calcext:value-type="float">
            <text:p>0.064861111111111</text:p>
          </table:table-cell>
          <table:table-cell office:value-type="float" office:value="2.05375" calcext:value-type="float">
            <text:p>2.05375</text:p>
          </table:table-cell>
          <table:table-cell office:value-type="float" office:value="1.99055555555556" calcext:value-type="float">
            <text:p>1.99055555555556</text:p>
          </table:table-cell>
          <table:table-cell office:value-type="float" office:value="0.220277777777778" calcext:value-type="float">
            <text:p>0.220277777777778</text:p>
          </table:table-cell>
          <table:table-cell office:value-type="float" office:value="6.54041666666667" calcext:value-type="float">
            <text:p>6.54041666666667</text:p>
          </table:table-cell>
          <table:table-cell office:value-type="float" office:value="28.5995833333333" calcext:value-type="float">
            <text:p>28.5995833333333</text:p>
          </table:table-cell>
          <table:table-cell office:value-type="float" office:value="31.2668229166667" calcext:value-type="float">
            <text:p>31.2668229166667</text:p>
          </table:table-cell>
          <table:table-cell office:value-type="float" office:value="24.7958115183246" calcext:value-type="float">
            <text:p>24.7958115183246</text:p>
          </table:table-cell>
          <table:table-cell office:value-type="float" office:value="13.5652173913043" calcext:value-type="float">
            <text:p>13.565217391304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3/2020 8:00 PM</text:p>
          </table:table-cell>
          <table:table-cell office:value-type="string" calcext:value-type="string">
            <text:p>Confirmado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3"/>
          <table:table-cell table:formula="of:=[.E29]-[.F29]-[.G29]" office:value-type="float" office:value="622" calcext:value-type="float">
            <text:p>622</text:p>
          </table:table-cell>
          <table:table-cell table:formula="of:=[.S29]-[.K29]" office:value-type="float" office:value="548" calcext:value-type="float">
            <text:p>548</text:p>
          </table:table-cell>
          <table:table-cell table:formula="of:=[.K29]/[.S15]" office:value-type="float" office:value="1.19354838709677" calcext:value-type="float">
            <text:p>1.19354838709677</text:p>
          </table:table-cell>
          <table:table-cell table:formula="of:=[.G29]/[.E15]" office:value-type="float" office:value="0.492063492063492" calcext:value-type="float">
            <text:p>0.492063492063492</text:p>
          </table:table-cell>
          <table:table-cell table:formula="of:=6718903-[.Y29]-[.F29]-[.G29]" office:value-type="float" office:value="6718039.36620776" calcext:value-type="float">
            <text:p>6718039.36620776</text:p>
          </table:table-cell>
          <table:table-cell table:formula="of:=NORMINV(RAND();[.T36];0.25*[.T36])" office:value-type="float" office:value="604.633792235254" calcext:value-type="float">
            <text:p>604.633792235254</text:p>
          </table:table-cell>
          <table:table-cell table:formula="of:=[.X29]+[.K29]" office:value-type="float" office:value="678.633792235254" calcext:value-type="float">
            <text:p>678.633792235254</text:p>
          </table:table-cell>
          <table:table-cell table:formula="of:=[.X29]-[.X28]" office:value-type="float" office:value="-130.595931204818" calcext:value-type="float">
            <text:p>-130.595931204818</text:p>
          </table:table-cell>
          <table:table-cell table:formula="of:=[.S29]-[.S28]" office:value-type="float" office:value="85" calcext:value-type="float">
            <text:p>85</text:p>
          </table:table-cell>
          <table:table-cell table:formula="of:=[.K29]-[.K28]" office:value-type="float" office:value="10" calcext:value-type="float">
            <text:p>10</text:p>
          </table:table-cell>
          <table:table-cell office:value-type="float" office:value="0.046385542168675" calcext:value-type="float">
            <text:p>0.046385542168675</text:p>
          </table:table-cell>
          <table:table-cell office:value-type="float" office:value="1005.87759036145" calcext:value-type="float">
            <text:p>1005.87759036145</text:p>
          </table:table-cell>
          <table:table-cell office:value-type="float" office:value="127.608888888889" calcext:value-type="float">
            <text:p>127.608888888889</text:p>
          </table:table-cell>
          <table:table-cell office:value-type="float" office:value="28.8045263157895" calcext:value-type="float">
            <text:p>28.8045263157895</text:p>
          </table:table-cell>
          <table:table-cell office:value-type="float" office:value="65.0127976190476" calcext:value-type="float">
            <text:p>65.0127976190476</text:p>
          </table:table-cell>
          <table:table-cell office:value-type="float" office:value="226.963916666667" calcext:value-type="float">
            <text:p>226.963916666667</text:p>
          </table:table-cell>
          <table:table-cell office:value-type="float" office:value="1.99916666666667" calcext:value-type="float">
            <text:p>1.99916666666667</text:p>
          </table:table-cell>
          <table:table-cell office:value-type="float" office:value="3.01272727272727" calcext:value-type="float">
            <text:p>3.01272727272727</text:p>
          </table:table-cell>
          <table:table-cell office:value-type="float" office:value="17.7989583333333" calcext:value-type="float">
            <text:p>17.7989583333333</text:p>
          </table:table-cell>
          <table:table-cell office:value-type="float" office:value="0.054027777777778" calcext:value-type="float">
            <text:p>0.054027777777778</text:p>
          </table:table-cell>
          <table:table-cell office:value-type="float" office:value="1.99402777777778" calcext:value-type="float">
            <text:p>1.99402777777778</text:p>
          </table:table-cell>
          <table:table-cell office:value-type="float" office:value="1.93916666666667" calcext:value-type="float">
            <text:p>1.93916666666667</text:p>
          </table:table-cell>
          <table:table-cell office:value-type="float" office:value="0.165664335664336" calcext:value-type="float">
            <text:p>0.165664335664336</text:p>
          </table:table-cell>
          <table:table-cell office:value-type="float" office:value="7.72291666666667" calcext:value-type="float">
            <text:p>7.72291666666667</text:p>
          </table:table-cell>
          <table:table-cell office:value-type="float" office:value="25.5125" calcext:value-type="float">
            <text:p>25.5125</text:p>
          </table:table-cell>
          <table:table-cell office:value-type="float" office:value="45.4450531914894" calcext:value-type="float">
            <text:p>45.4450531914894</text:p>
          </table:table-cell>
          <table:table-cell office:value-type="float" office:value="28.8901047120419" calcext:value-type="float">
            <text:p>28.8901047120419</text:p>
          </table:table-cell>
          <table:table-cell office:value-type="float" office:value="15.5833333333333" calcext:value-type="float">
            <text:p>15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4/2020 8:00 PM</text:p>
          </table:table-cell>
          <table:table-cell office:value-type="string" calcext:value-type="string">
            <text:p>Confirmado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867" calcext:value-type="float">
            <text:p>867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table:number-columns-repeated="3"/>
          <table:table-cell table:formula="of:=[.E30]-[.F30]-[.G30]" office:value-type="float" office:value="656" calcext:value-type="float">
            <text:p>656</text:p>
          </table:table-cell>
          <table:table-cell table:formula="of:=[.S30]-[.K30]" office:value-type="float" office:value="584" calcext:value-type="float">
            <text:p>584</text:p>
          </table:table-cell>
          <table:table-cell table:formula="of:=[.K30]/[.S16]" office:value-type="float" office:value="0.774193548387097" calcext:value-type="float">
            <text:p>0.774193548387097</text:p>
          </table:table-cell>
          <table:table-cell table:formula="of:=[.G30]/[.E16]" office:value-type="float" office:value="0.382978723404255" calcext:value-type="float">
            <text:p>0.382978723404255</text:p>
          </table:table-cell>
          <table:table-cell table:formula="of:=6718903-[.Y30]-[.F30]-[.G30]" office:value-type="float" office:value="6717423.11956002" calcext:value-type="float">
            <text:p>6717423.11956002</text:p>
          </table:table-cell>
          <table:table-cell table:formula="of:=NORMINV(RAND();[.T37];0.25*[.T37])" office:value-type="float" office:value="1196.88043997932" calcext:value-type="float">
            <text:p>1196.88043997932</text:p>
          </table:table-cell>
          <table:table-cell table:formula="of:=[.X30]+[.K30]" office:value-type="float" office:value="1268.88043997932" calcext:value-type="float">
            <text:p>1268.88043997932</text:p>
          </table:table-cell>
          <table:table-cell table:formula="of:=[.X30]-[.X29]" office:value-type="float" office:value="592.246647744064" calcext:value-type="float">
            <text:p>592.246647744064</text:p>
          </table:table-cell>
          <table:table-cell table:formula="of:=[.S30]-[.S29]" office:value-type="float" office:value="34" calcext:value-type="float">
            <text:p>34</text:p>
          </table:table-cell>
          <table:table-cell table:formula="of:=[.K30]-[.K29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12.32613095238" calcext:value-type="float">
            <text:p>1012.32613095238</text:p>
          </table:table-cell>
          <table:table-cell office:value-type="float" office:value="180.810277777778" calcext:value-type="float">
            <text:p>180.810277777778</text:p>
          </table:table-cell>
          <table:table-cell office:value-type="float" office:value="25.8105208333333" calcext:value-type="float">
            <text:p>25.8105208333333</text:p>
          </table:table-cell>
          <table:table-cell office:value-type="float" office:value="62.7489880952381" calcext:value-type="float">
            <text:p>62.7489880952381</text:p>
          </table:table-cell>
          <table:table-cell office:value-type="float" office:value="215.990333333333" calcext:value-type="float">
            <text:p>215.990333333333</text:p>
          </table:table-cell>
          <table:table-cell office:value-type="float" office:value="1.50033333333333" calcext:value-type="float">
            <text:p>1.50033333333333</text:p>
          </table:table-cell>
          <table:table-cell office:value-type="float" office:value="4.40265957446808" calcext:value-type="float">
            <text:p>4.40265957446808</text:p>
          </table:table-cell>
          <table:table-cell office:value-type="float" office:value="13.645625" calcext:value-type="float">
            <text:p>13.645625</text:p>
          </table:table-cell>
          <table:table-cell office:value-type="float" office:value="0.050833333333333" calcext:value-type="float">
            <text:p>0.050833333333333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1.87236111111111" calcext:value-type="float">
            <text:p>1.87236111111111</text:p>
          </table:table-cell>
          <table:table-cell office:value-type="float" office:value="0.122013888888889" calcext:value-type="float">
            <text:p>0.122013888888889</text:p>
          </table:table-cell>
          <table:table-cell office:value-type="float" office:value="8.041875" calcext:value-type="float">
            <text:p>8.041875</text:p>
          </table:table-cell>
          <table:table-cell office:value-type="float" office:value="21.6820833333333" calcext:value-type="float">
            <text:p>21.6820833333333</text:p>
          </table:table-cell>
          <table:table-cell office:value-type="float" office:value="42.4061458333334" calcext:value-type="float">
            <text:p>42.4061458333334</text:p>
          </table:table-cell>
          <table:table-cell office:value-type="float" office:value="31.0624083769634" calcext:value-type="float">
            <text:p>31.0624083769634</text:p>
          </table:table-cell>
          <table:table-cell office:value-type="float" office:value="14.4583333333333" calcext:value-type="float">
            <text:p>14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5/2020 8:00 PM</text:p>
          </table:table-cell>
          <table:table-cell office:value-type="string" calcext:value-type="string">
            <text:p>Confirmado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982" calcext:value-type="float">
            <text:p>982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3"/>
          <table:table-cell table:formula="of:=[.E31]-[.F31]-[.G31]" office:value-type="float" office:value="740" calcext:value-type="float">
            <text:p>740</text:p>
          </table:table-cell>
          <table:table-cell table:formula="of:=[.S31]-[.K31]" office:value-type="float" office:value="679" calcext:value-type="float">
            <text:p>679</text:p>
          </table:table-cell>
          <table:table-cell table:formula="of:=[.K31]/[.S17]" office:value-type="float" office:value="0.603960396039604" calcext:value-type="float">
            <text:p>0.603960396039604</text:p>
          </table:table-cell>
          <table:table-cell table:formula="of:=[.G31]/[.E17]" office:value-type="float" office:value="0.368932038834951" calcext:value-type="float">
            <text:p>0.368932038834951</text:p>
          </table:table-cell>
          <table:table-cell table:formula="of:=6718903-[.Y31]-[.F31]-[.G31]" office:value-type="float" office:value="6717650.22528023" calcext:value-type="float">
            <text:p>6717650.22528023</text:p>
          </table:table-cell>
          <table:table-cell table:formula="of:=NORMINV(RAND();[.T38];0.25*[.T38])" office:value-type="float" office:value="949.774719774932" calcext:value-type="float">
            <text:p>949.774719774932</text:p>
          </table:table-cell>
          <table:table-cell table:formula="of:=[.X31]+[.K31]" office:value-type="float" office:value="1010.77471977493" calcext:value-type="float">
            <text:p>1010.77471977493</text:p>
          </table:table-cell>
          <table:table-cell table:formula="of:=[.X31]-[.X30]" office:value-type="float" office:value="-247.105720204386" calcext:value-type="float">
            <text:p>-247.105720204386</text:p>
          </table:table-cell>
          <table:table-cell table:formula="of:=[.S31]-[.S30]" office:value-type="float" office:value="84" calcext:value-type="float">
            <text:p>84</text:p>
          </table:table-cell>
          <table:table-cell table:formula="of:=[.K31]-[.K30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015.87916666667" calcext:value-type="float">
            <text:p>1015.87916666667</text:p>
          </table:table-cell>
          <table:table-cell office:value-type="float" office:value="130.860069444444" calcext:value-type="float">
            <text:p>130.860069444444</text:p>
          </table:table-cell>
          <table:table-cell office:value-type="float" office:value="26.1973958333333" calcext:value-type="float">
            <text:p>26.1973958333333</text:p>
          </table:table-cell>
          <table:table-cell office:value-type="float" office:value="69.1513095238095" calcext:value-type="float">
            <text:p>69.1513095238095</text:p>
          </table:table-cell>
          <table:table-cell office:value-type="float" office:value="183.022166666667" calcext:value-type="float">
            <text:p>183.022166666667</text:p>
          </table:table-cell>
          <table:table-cell office:value-type="float" office:value="1.083" calcext:value-type="float">
            <text:p>1.083</text:p>
          </table:table-cell>
          <table:table-cell office:value-type="float" office:value="4.7636170212766" calcext:value-type="float">
            <text:p>4.7636170212766</text:p>
          </table:table-cell>
          <table:table-cell office:value-type="float" office:value="10.7585416666667" calcext:value-type="float">
            <text:p>10.7585416666667</text:p>
          </table:table-cell>
          <table:table-cell office:value-type="float" office:value="0.046805555555556" calcext:value-type="float">
            <text:p>0.046805555555556</text:p>
          </table:table-cell>
          <table:table-cell office:value-type="float" office:value="1.89944444444444" calcext:value-type="float">
            <text:p>1.89944444444444</text:p>
          </table:table-cell>
          <table:table-cell office:value-type="float" office:value="1.8525" calcext:value-type="float">
            <text:p>1.85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63604166666667" calcext:value-type="float">
            <text:p>4.63604166666667</text:p>
          </table:table-cell>
          <table:table-cell office:value-type="float" office:value="15.3835416666667" calcext:value-type="float">
            <text:p>15.3835416666667</text:p>
          </table:table-cell>
          <table:table-cell office:value-type="float" office:value="42.5668229166667" calcext:value-type="float">
            <text:p>42.5668229166667</text:p>
          </table:table-cell>
          <table:table-cell office:value-type="float" office:value="37.9563586956522" calcext:value-type="float">
            <text:p>37.9563586956522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6/2020 8:00 PM</text:p>
          </table:table-cell>
          <table:table-cell office:value-type="string" calcext:value-type="string">
            <text:p>Confirmado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number-columns-repeated="3"/>
          <table:table-cell table:formula="of:=[.E32]-[.F32]-[.G32]" office:value-type="float" office:value="813" calcext:value-type="float">
            <text:p>813</text:p>
          </table:table-cell>
          <table:table-cell table:formula="of:=[.S32]-[.K32]" office:value-type="float" office:value="739" calcext:value-type="float">
            <text:p>739</text:p>
          </table:table-cell>
          <table:table-cell table:formula="of:=[.K32]/[.S18]" office:value-type="float" office:value="0.44578313253012" calcext:value-type="float">
            <text:p>0.44578313253012</text:p>
          </table:table-cell>
          <table:table-cell table:formula="of:=[.G32]/[.E18]" office:value-type="float" office:value="0.247058823529412" calcext:value-type="float">
            <text:p>0.247058823529412</text:p>
          </table:table-cell>
          <table:table-cell table:formula="of:=6718903-[.Y32]-[.F32]-[.G32]" office:value-type="float" office:value="6717562.76094292" calcext:value-type="float">
            <text:p>6717562.76094292</text:p>
          </table:table-cell>
          <table:table-cell table:formula="of:=NORMINV(RAND();[.T39];0.25*[.T39])" office:value-type="float" office:value="1011.23905707582" calcext:value-type="float">
            <text:p>1011.23905707582</text:p>
          </table:table-cell>
          <table:table-cell table:formula="of:=[.X32]+[.K32]" office:value-type="float" office:value="1085.23905707582" calcext:value-type="float">
            <text:p>1085.23905707582</text:p>
          </table:table-cell>
          <table:table-cell table:formula="of:=[.X32]-[.X31]" office:value-type="float" office:value="61.4643373008926" calcext:value-type="float">
            <text:p>61.4643373008926</text:p>
          </table:table-cell>
          <table:table-cell table:formula="of:=[.S32]-[.S31]" office:value-type="float" office:value="73" calcext:value-type="float">
            <text:p>73</text:p>
          </table:table-cell>
          <table:table-cell table:formula="of:=[.K32]-[.K31]" office:value-type="float" office:value="13" calcext:value-type="float">
            <text:p>13</text:p>
          </table:table-cell>
          <table:table-cell office:value-type="float" office:value="0.033333333333333" calcext:value-type="float">
            <text:p>0.033333333333333</text:p>
          </table:table-cell>
          <table:table-cell office:value-type="float" office:value="1013.76440476191" calcext:value-type="float">
            <text:p>1013.76440476191</text:p>
          </table:table-cell>
          <table:table-cell office:value-type="float" office:value="173.394583333333" calcext:value-type="float">
            <text:p>173.394583333333</text:p>
          </table:table-cell>
          <table:table-cell office:value-type="float" office:value="27.48453125" calcext:value-type="float">
            <text:p>27.48453125</text:p>
          </table:table-cell>
          <table:table-cell office:value-type="float" office:value="72.5833928571429" calcext:value-type="float">
            <text:p>72.5833928571429</text:p>
          </table:table-cell>
          <table:table-cell office:value-type="float" office:value="125.625666666667" calcext:value-type="float">
            <text:p>125.625666666667</text:p>
          </table:table-cell>
          <table:table-cell office:value-type="float" office:value="1.15666666666667" calcext:value-type="float">
            <text:p>1.15666666666667</text:p>
          </table:table-cell>
          <table:table-cell office:value-type="float" office:value="5.64648936170213" calcext:value-type="float">
            <text:p>5.64648936170213</text:p>
          </table:table-cell>
          <table:table-cell office:value-type="float" office:value="21.7977083333333" calcext:value-type="float">
            <text:p>21.797708333333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.03" calcext:value-type="float">
            <text:p>2.03</text:p>
          </table:table-cell>
          <table:table-cell office:value-type="float" office:value="1.96763888888889" calcext:value-type="float">
            <text:p>1.96763888888889</text:p>
          </table:table-cell>
          <table:table-cell office:value-type="float" office:value="0.191333333333333" calcext:value-type="float">
            <text:p>0.191333333333333</text:p>
          </table:table-cell>
          <table:table-cell office:value-type="float" office:value="5.87145833333333" calcext:value-type="float">
            <text:p>5.87145833333333</text:p>
          </table:table-cell>
          <table:table-cell office:value-type="float" office:value="27.659375" calcext:value-type="float">
            <text:p>27.659375</text:p>
          </table:table-cell>
          <table:table-cell office:value-type="float" office:value="41.9019251336899" calcext:value-type="float">
            <text:p>41.9019251336899</text:p>
          </table:table-cell>
          <table:table-cell office:value-type="float" office:value="43.4787931034483" calcext:value-type="float">
            <text:p>43.4787931034483</text:p>
          </table:table-cell>
          <table:table-cell office:value-type="float" office:value="15.75" calcext:value-type="float">
            <text:p>15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7/2020 8:00 PM</text:p>
          </table:table-cell>
          <table:table-cell office:value-type="string" calcext:value-type="string">
            <text:p>Confirmado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110" calcext:value-type="float">
            <text:p>1110</text:p>
          </table:table-cell>
          <table:table-cell office:value-type="float" office:value="232" calcext:value-type="float">
            <text:p>2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3"/>
          <table:table-cell table:formula="of:=[.E33]-[.F33]-[.G33]" office:value-type="float" office:value="831" calcext:value-type="float">
            <text:p>831</text:p>
          </table:table-cell>
          <table:table-cell table:formula="of:=[.S33]-[.K33]" office:value-type="float" office:value="745" calcext:value-type="float">
            <text:p>745</text:p>
          </table:table-cell>
          <table:table-cell table:formula="of:=[.K33]/[.S19]" office:value-type="float" office:value="0.447916666666667" calcext:value-type="float">
            <text:p>0.447916666666667</text:p>
          </table:table-cell>
          <table:table-cell table:formula="of:=[.G33]/[.E19]" office:value-type="float" office:value="0.219626168224299" calcext:value-type="float">
            <text:p>0.219626168224299</text:p>
          </table:table-cell>
          <table:table-cell table:formula="of:=6718903-[.Y33]-[.F33]-[.G33]" office:value-type="float" office:value="6717509.22489031" calcext:value-type="float">
            <text:p>6717509.22489031</text:p>
          </table:table-cell>
          <table:table-cell table:formula="of:=NORMINV(RAND();[.T40];0.25*[.T40])" office:value-type="float" office:value="1028.77510968643" calcext:value-type="float">
            <text:p>1028.77510968643</text:p>
          </table:table-cell>
          <table:table-cell table:formula="of:=[.X33]+[.K33]" office:value-type="float" office:value="1114.77510968643" calcext:value-type="float">
            <text:p>1114.77510968643</text:p>
          </table:table-cell>
          <table:table-cell table:formula="of:=[.X33]-[.X32]" office:value-type="float" office:value="17.5360526106058" calcext:value-type="float">
            <text:p>17.5360526106058</text:p>
          </table:table-cell>
          <table:table-cell table:formula="of:=[.S33]-[.S32]" office:value-type="float" office:value="18" calcext:value-type="float">
            <text:p>18</text:p>
          </table:table-cell>
          <table:table-cell table:formula="of:=[.K33]-[.K32]" office:value-type="float" office:value="12" calcext:value-type="float">
            <text:p>12</text:p>
          </table:table-cell>
          <table:table-cell office:value-type="float" office:value="0.088690476190476" calcext:value-type="float">
            <text:p>0.088690476190476</text:p>
          </table:table-cell>
          <table:table-cell office:value-type="float" office:value="1012.78291666667" calcext:value-type="float">
            <text:p>1012.78291666667</text:p>
          </table:table-cell>
          <table:table-cell office:value-type="float" office:value="75.0713194444444" calcext:value-type="float">
            <text:p>75.0713194444444</text:p>
          </table:table-cell>
          <table:table-cell office:value-type="float" office:value="26.07546875" calcext:value-type="float">
            <text:p>26.07546875</text:p>
          </table:table-cell>
          <table:table-cell office:value-type="float" office:value="87.1045833333334" calcext:value-type="float">
            <text:p>87.1045833333334</text:p>
          </table:table-cell>
          <table:table-cell office:value-type="float" office:value="213.719333333333" calcext:value-type="float">
            <text:p>213.719333333333</text:p>
          </table:table-cell>
          <table:table-cell office:value-type="float" office:value="1.56358333333333" calcext:value-type="float">
            <text:p>1.56358333333333</text:p>
          </table:table-cell>
          <table:table-cell office:value-type="float" office:value="5.40955056179775" calcext:value-type="float">
            <text:p>5.40955056179775</text:p>
          </table:table-cell>
          <table:table-cell office:value-type="float" office:value="22.7585416666667" calcext:value-type="float">
            <text:p>22.7585416666667</text:p>
          </table:table-cell>
          <table:table-cell office:value-type="float" office:value="0.067916666666667" calcext:value-type="float">
            <text:p>0.067916666666667</text:p>
          </table:table-cell>
          <table:table-cell office:value-type="float" office:value="2.02611111111111" calcext:value-type="float">
            <text:p>2.02611111111111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162083333333333" calcext:value-type="float">
            <text:p>0.162083333333333</text:p>
          </table:table-cell>
          <table:table-cell office:value-type="float" office:value="9.10875" calcext:value-type="float">
            <text:p>9.10875</text:p>
          </table:table-cell>
          <table:table-cell office:value-type="float" office:value="31.8470833333333" calcext:value-type="float">
            <text:p>31.8470833333333</text:p>
          </table:table-cell>
          <table:table-cell office:value-type="float" office:value="35.1868586387435" calcext:value-type="float">
            <text:p>35.1868586387435</text:p>
          </table:table-cell>
          <table:table-cell office:value-type="float" office:value="41.38390625" calcext:value-type="float">
            <text:p>41.38390625</text:p>
          </table:table-cell>
          <table:table-cell office:value-type="float" office:value="22.25" calcext:value-type="float">
            <text:p>22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8/2020 8:00 PM</text:p>
          </table:table-cell>
          <table:table-cell office:value-type="string" calcext:value-type="string">
            <text:p>Confirmado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1251" calcext:value-type="float">
            <text:p>1251</text:p>
          </table:table-cell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3"/>
          <table:table-cell table:formula="of:=[.E34]-[.F34]-[.G34]" office:value-type="float" office:value="862" calcext:value-type="float">
            <text:p>862</text:p>
          </table:table-cell>
          <table:table-cell table:formula="of:=[.S34]-[.K34]" office:value-type="float" office:value="771" calcext:value-type="float">
            <text:p>771</text:p>
          </table:table-cell>
          <table:table-cell table:formula="of:=[.K34]/[.S20]" office:value-type="float" office:value="0.362549800796813" calcext:value-type="float">
            <text:p>0.362549800796813</text:p>
          </table:table-cell>
          <table:table-cell table:formula="of:=[.G34]/[.E20]" office:value-type="float" office:value="0.212230215827338" calcext:value-type="float">
            <text:p>0.212230215827338</text:p>
          </table:table-cell>
          <table:table-cell table:formula="of:=6718903-[.Y34]-[.F34]-[.G34]" office:value-type="float" office:value="6716740.00754671" calcext:value-type="float">
            <text:p>6716740.00754671</text:p>
          </table:table-cell>
          <table:table-cell table:formula="of:=NORMINV(RAND();[.T41];0.25*[.T41])" office:value-type="float" office:value="1682.99245329056" calcext:value-type="float">
            <text:p>1682.99245329056</text:p>
          </table:table-cell>
          <table:table-cell table:formula="of:=[.X34]+[.K34]" office:value-type="float" office:value="1773.99245329056" calcext:value-type="float">
            <text:p>1773.99245329056</text:p>
          </table:table-cell>
          <table:table-cell table:formula="of:=[.X34]-[.X33]" office:value-type="float" office:value="654.217343604128" calcext:value-type="float">
            <text:p>654.217343604128</text:p>
          </table:table-cell>
          <table:table-cell table:formula="of:=[.S34]-[.S33]" office:value-type="float" office:value="31" calcext:value-type="float">
            <text:p>31</text:p>
          </table:table-cell>
          <table:table-cell table:formula="of:=[.K34]-[.K33]" office:value-type="float" office:value="5" calcext:value-type="float">
            <text:p>5</text:p>
          </table:table-cell>
          <table:table-cell office:value-type="float" office:value="0.328409090909091" calcext:value-type="float">
            <text:p>0.328409090909091</text:p>
          </table:table-cell>
          <table:table-cell office:value-type="float" office:value="1015.46632530121" calcext:value-type="float">
            <text:p>1015.46632530121</text:p>
          </table:table-cell>
          <table:table-cell office:value-type="float" office:value="43.7983802816901" calcext:value-type="float">
            <text:p>43.7983802816901</text:p>
          </table:table-cell>
          <table:table-cell office:value-type="float" office:value="22.7146073298429" calcext:value-type="float">
            <text:p>22.7146073298429</text:p>
          </table:table-cell>
          <table:table-cell office:value-type="float" office:value="93.8210365853659" calcext:value-type="float">
            <text:p>93.8210365853659</text:p>
          </table:table-cell>
          <table:table-cell office:value-type="float" office:value="213.575677966102" calcext:value-type="float">
            <text:p>213.575677966102</text:p>
          </table:table-cell>
          <table:table-cell office:value-type="float" office:value="1.10737288135593" calcext:value-type="float">
            <text:p>1.10737288135593</text:p>
          </table:table-cell>
          <table:table-cell office:value-type="float" office:value="2.79956989247312" calcext:value-type="float">
            <text:p>2.79956989247312</text:p>
          </table:table-cell>
          <table:table-cell office:value-type="float" office:value="17.46" calcext:value-type="float">
            <text:p>17.46</text:p>
          </table:table-cell>
          <table:table-cell office:value-type="float" office:value="0.03984375" calcext:value-type="float">
            <text:p>0.03984375</text:p>
          </table:table-cell>
          <table:table-cell office:value-type="float" office:value="1.86484375" calcext:value-type="float">
            <text:p>1.86484375</text:p>
          </table:table-cell>
          <table:table-cell office:value-type="float" office:value="1.82515625" calcext:value-type="float">
            <text:p>1.82515625</text:p>
          </table:table-cell>
          <table:table-cell office:value-type="float" office:value="0.142237762237762" calcext:value-type="float">
            <text:p>0.142237762237762</text:p>
          </table:table-cell>
          <table:table-cell office:value-type="float" office:value="7.98434782608696" calcext:value-type="float">
            <text:p>7.98434782608696</text:p>
          </table:table-cell>
          <table:table-cell office:value-type="float" office:value="25.4428260869565" calcext:value-type="float">
            <text:p>25.4428260869565</text:p>
          </table:table-cell>
          <table:table-cell office:value-type="float" office:value="37.0904891304348" calcext:value-type="float">
            <text:p>37.0904891304348</text:p>
          </table:table-cell>
          <table:table-cell office:value-type="float" office:value="22.168128342246" calcext:value-type="float">
            <text:p>22.168128342246</text:p>
          </table:table-cell>
          <table:table-cell office:value-type="float" office:value="10.25" calcext:value-type="float">
            <text:p>10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9/2020 8:00 PM</text:p>
          </table:table-cell>
          <table:table-cell office:value-type="string" calcext:value-type="string">
            <text:p>Confirmado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449" calcext:value-type="float">
            <text:p>1449</text:p>
          </table:table-cell>
          <table:table-cell office:value-type="float" office:value="381" calcext:value-type="float">
            <text:p>38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3"/>
          <table:table-cell table:formula="of:=[.E35]-[.F35]-[.G35]" office:value-type="float" office:value="995" calcext:value-type="float">
            <text:p>995</text:p>
          </table:table-cell>
          <table:table-cell table:formula="of:=[.S35]-[.K35]" office:value-type="float" office:value="917" calcext:value-type="float">
            <text:p>917</text:p>
          </table:table-cell>
          <table:table-cell table:formula="of:=[.K35]/[.S21]" office:value-type="float" office:value="0.276595744680851" calcext:value-type="float">
            <text:p>0.276595744680851</text:p>
          </table:table-cell>
          <table:table-cell table:formula="of:=[.G35]/[.E21]" office:value-type="float" office:value="0.220543806646526" calcext:value-type="float">
            <text:p>0.220543806646526</text:p>
          </table:table-cell>
          <table:table-cell table:formula="of:=6718903-[.Y35]-[.F35]-[.G35]" office:value-type="float" office:value="6716658.06231287" calcext:value-type="float">
            <text:p>6716658.06231287</text:p>
          </table:table-cell>
          <table:table-cell table:formula="of:=NORMINV(RAND();[.T42];0.25*[.T42])" office:value-type="float" office:value="1712.93768713321" calcext:value-type="float">
            <text:p>1712.93768713321</text:p>
          </table:table-cell>
          <table:table-cell table:formula="of:=[.X35]+[.K35]" office:value-type="float" office:value="1790.93768713321" calcext:value-type="float">
            <text:p>1790.93768713321</text:p>
          </table:table-cell>
          <table:table-cell table:formula="of:=[.X35]-[.X34]" office:value-type="float" office:value="29.9452338426549" calcext:value-type="float">
            <text:p>29.9452338426549</text:p>
          </table:table-cell>
          <table:table-cell table:formula="of:=[.S35]-[.S34]" office:value-type="float" office:value="133" calcext:value-type="float">
            <text:p>133</text:p>
          </table:table-cell>
          <table:table-cell table:formula="of:=[.K35]-[.K34]" office:value-type="float" office:value="-13" calcext:value-type="float">
            <text:p>-13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1015.30369047619" calcext:value-type="float">
            <text:p>1015.30369047619</text:p>
          </table:table-cell>
          <table:table-cell office:value-type="float" office:value="70.5950694444445" calcext:value-type="float">
            <text:p>70.5950694444445</text:p>
          </table:table-cell>
          <table:table-cell office:value-type="float" office:value="23.1184375" calcext:value-type="float">
            <text:p>23.1184375</text:p>
          </table:table-cell>
          <table:table-cell office:value-type="float" office:value="79.1941666666667" calcext:value-type="float">
            <text:p>79.1941666666667</text:p>
          </table:table-cell>
          <table:table-cell office:value-type="float" office:value="225.748833333333" calcext:value-type="float">
            <text:p>225.748833333333</text:p>
          </table:table-cell>
          <table:table-cell office:value-type="float" office:value="1.24675" calcext:value-type="float">
            <text:p>1.24675</text:p>
          </table:table-cell>
          <table:table-cell office:value-type="float" office:value="1.95106382978723" calcext:value-type="float">
            <text:p>1.95106382978723</text:p>
          </table:table-cell>
          <table:table-cell office:value-type="float" office:value="22.00125" calcext:value-type="float">
            <text:p>22.00125</text:p>
          </table:table-cell>
          <table:table-cell office:value-type="float" office:value="0.056285714285714" calcext:value-type="float">
            <text:p>0.056285714285714</text:p>
          </table:table-cell>
          <table:table-cell office:value-type="float" office:value="1.89585714285714" calcext:value-type="float">
            <text:p>1.89585714285714</text:p>
          </table:table-cell>
          <table:table-cell office:value-type="float" office:value="1.84057142857143" calcext:value-type="float">
            <text:p>1.84057142857143</text:p>
          </table:table-cell>
          <table:table-cell office:value-type="float" office:value="0.144652777777778" calcext:value-type="float">
            <text:p>0.144652777777778</text:p>
          </table:table-cell>
          <table:table-cell office:value-type="float" office:value="10.011875" calcext:value-type="float">
            <text:p>10.011875</text:p>
          </table:table-cell>
          <table:table-cell office:value-type="float" office:value="32.01375" calcext:value-type="float">
            <text:p>32.01375</text:p>
          </table:table-cell>
          <table:table-cell office:value-type="float" office:value="36.2176063829787" calcext:value-type="float">
            <text:p>36.2176063829787</text:p>
          </table:table-cell>
          <table:table-cell office:value-type="float" office:value="25.2189361702128" calcext:value-type="float">
            <text:p>25.2189361702128</text:p>
          </table:table-cell>
          <table:table-cell office:value-type="float" office:value="16.1304347826087" calcext:value-type="float">
            <text:p>16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10/2020 8:00 PM</text:p>
          </table:table-cell>
          <table:table-cell office:value-type="string" calcext:value-type="string">
            <text:p>Confirmado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1633" calcext:value-type="float">
            <text:p>1633</text:p>
          </table:table-cell>
          <table:table-cell office:value-type="float" office:value="424" calcext:value-type="float">
            <text:p>42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3"/>
          <table:table-cell table:formula="of:=[.E36]-[.F36]-[.G36]" office:value-type="float" office:value="1127" calcext:value-type="float">
            <text:p>1127</text:p>
          </table:table-cell>
          <table:table-cell table:formula="of:=[.S36]-[.K36]" office:value-type="float" office:value="1015" calcext:value-type="float">
            <text:p>1015</text:p>
          </table:table-cell>
          <table:table-cell table:formula="of:=[.K36]/[.S22]" office:value-type="float" office:value="0.362459546925566" calcext:value-type="float">
            <text:p>0.362459546925566</text:p>
          </table:table-cell>
          <table:table-cell table:formula="of:=[.G36]/[.E22]" office:value-type="float" office:value="0.222826086956522" calcext:value-type="float">
            <text:p>0.222826086956522</text:p>
          </table:table-cell>
          <table:table-cell table:formula="of:=6718903-[.Y36]-[.F36]-[.G36]" office:value-type="float" office:value="6717436.2992896" calcext:value-type="float">
            <text:p>6717436.2992896</text:p>
          </table:table-cell>
          <table:table-cell table:formula="of:=NORMINV(RAND();[.T43];0.25*[.T43])" office:value-type="float" office:value="848.700710396747" calcext:value-type="float">
            <text:p>848.700710396747</text:p>
          </table:table-cell>
          <table:table-cell table:formula="of:=[.X36]+[.K36]" office:value-type="float" office:value="960.700710396747" calcext:value-type="float">
            <text:p>960.700710396747</text:p>
          </table:table-cell>
          <table:table-cell table:formula="of:=[.X36]-[.X35]" office:value-type="float" office:value="-864.236976736467" calcext:value-type="float">
            <text:p>-864.236976736467</text:p>
          </table:table-cell>
          <table:table-cell table:formula="of:=[.S36]-[.S35]" office:value-type="float" office:value="132" calcext:value-type="float">
            <text:p>132</text:p>
          </table:table-cell>
          <table:table-cell table:formula="of:=[.K36]-[.K3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15.20452380952" calcext:value-type="float">
            <text:p>1015.20452380952</text:p>
          </table:table-cell>
          <table:table-cell office:value-type="float" office:value="51.7988888888889" calcext:value-type="float">
            <text:p>51.7988888888889</text:p>
          </table:table-cell>
          <table:table-cell office:value-type="float" office:value="23.2413020833333" calcext:value-type="float">
            <text:p>23.2413020833333</text:p>
          </table:table-cell>
          <table:table-cell office:value-type="float" office:value="80.1827976190476" calcext:value-type="float">
            <text:p>80.1827976190476</text:p>
          </table:table-cell>
          <table:table-cell office:value-type="float" office:value="193.647" calcext:value-type="float">
            <text:p>193.647</text:p>
          </table:table-cell>
          <table:table-cell office:value-type="float" office:value="0.953083333333333" calcext:value-type="float">
            <text:p>0.953083333333333</text:p>
          </table:table-cell>
          <table:table-cell office:value-type="float" office:value="2.85542553191489" calcext:value-type="float">
            <text:p>2.85542553191489</text:p>
          </table:table-cell>
          <table:table-cell office:value-type="float" office:value="18.4402083333333" calcext:value-type="float">
            <text:p>18.4402083333333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2.04069444444444" calcext:value-type="float">
            <text:p>2.04069444444444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6.52458333333333" calcext:value-type="float">
            <text:p>6.52458333333333</text:p>
          </table:table-cell>
          <table:table-cell office:value-type="float" office:value="24.9566666666667" calcext:value-type="float">
            <text:p>24.9566666666667</text:p>
          </table:table-cell>
          <table:table-cell office:value-type="float" office:value="32.4313541666667" calcext:value-type="float">
            <text:p>32.4313541666667</text:p>
          </table:table-cell>
          <table:table-cell office:value-type="float" office:value="29.4901058201058" calcext:value-type="float">
            <text:p>29.4901058201058</text:p>
          </table:table-cell>
          <table:table-cell office:value-type="float" office:value="15.1304347826087" calcext:value-type="float">
            <text:p>15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11/2020 8:00 PM</text:p>
          </table:table-cell>
          <table:table-cell office:value-type="string" calcext:value-type="string">
            <text:p>Confirmado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808" calcext:value-type="float">
            <text:p>1808</text:p>
          </table:table-cell>
          <table:table-cell office:value-type="float" office:value="496" calcext:value-type="float">
            <text:p>49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3"/>
          <table:table-cell table:formula="of:=[.E37]-[.F37]-[.G37]" office:value-type="float" office:value="1220" calcext:value-type="float">
            <text:p>1220</text:p>
          </table:table-cell>
          <table:table-cell table:formula="of:=[.S37]-[.K37]" office:value-type="float" office:value="1065" calcext:value-type="float">
            <text:p>1065</text:p>
          </table:table-cell>
          <table:table-cell table:formula="of:=[.K37]/[.S23]" office:value-type="float" office:value="0.434173669467787" calcext:value-type="float">
            <text:p>0.434173669467787</text:p>
          </table:table-cell>
          <table:table-cell table:formula="of:=[.G37]/[.E23]" office:value-type="float" office:value="0.213457076566125" calcext:value-type="float">
            <text:p>0.213457076566125</text:p>
          </table:table-cell>
          <table:table-cell table:formula="of:=6718903-[.Y37]-[.F37]-[.G37]" office:value-type="float" office:value="6715818.60182622" calcext:value-type="float">
            <text:p>6715818.60182622</text:p>
          </table:table-cell>
          <table:table-cell table:formula="of:=NORMINV(RAND();[.T44];0.25*[.T44])" office:value-type="float" office:value="2341.398173784" calcext:value-type="float">
            <text:p>2341.398173784</text:p>
          </table:table-cell>
          <table:table-cell table:formula="of:=[.X37]+[.K37]" office:value-type="float" office:value="2496.398173784" calcext:value-type="float">
            <text:p>2496.398173784</text:p>
          </table:table-cell>
          <table:table-cell table:formula="of:=[.X37]-[.X36]" office:value-type="float" office:value="1492.69746338725" calcext:value-type="float">
            <text:p>1492.69746338725</text:p>
          </table:table-cell>
          <table:table-cell table:formula="of:=[.S37]-[.S36]" office:value-type="float" office:value="93" calcext:value-type="float">
            <text:p>93</text:p>
          </table:table-cell>
          <table:table-cell table:formula="of:=[.K37]-[.K36]" office:value-type="float" office:value="43" calcext:value-type="float">
            <text:p>43</text:p>
          </table:table-cell>
          <table:table-cell office:value-type="float" office:value="0.051041666666667" calcext:value-type="float">
            <text:p>0.051041666666667</text:p>
          </table:table-cell>
          <table:table-cell office:value-type="float" office:value="1016.12970238095" calcext:value-type="float">
            <text:p>1016.12970238095</text:p>
          </table:table-cell>
          <table:table-cell office:value-type="float" office:value="32.8393055555556" calcext:value-type="float">
            <text:p>32.8393055555556</text:p>
          </table:table-cell>
          <table:table-cell office:value-type="float" office:value="22.6280729166667" calcext:value-type="float">
            <text:p>22.6280729166667</text:p>
          </table:table-cell>
          <table:table-cell office:value-type="float" office:value="89.3765476190476" calcext:value-type="float">
            <text:p>89.3765476190476</text:p>
          </table:table-cell>
          <table:table-cell office:value-type="float" office:value="199.789916666667" calcext:value-type="float">
            <text:p>199.789916666667</text:p>
          </table:table-cell>
          <table:table-cell office:value-type="float" office:value="0.766333333333333" calcext:value-type="float">
            <text:p>0.766333333333333</text:p>
          </table:table-cell>
          <table:table-cell office:value-type="float" office:value="6.50936170212766" calcext:value-type="float">
            <text:p>6.50936170212766</text:p>
          </table:table-cell>
          <table:table-cell office:value-type="float" office:value="25.2872916666667" calcext:value-type="float">
            <text:p>25.2872916666667</text:p>
          </table:table-cell>
          <table:table-cell office:value-type="float" office:value="0.074444444444444" calcext:value-type="float">
            <text:p>0.074444444444444</text:p>
          </table:table-cell>
          <table:table-cell office:value-type="float" office:value="2.05069444444445" calcext:value-type="float">
            <text:p>2.05069444444445</text:p>
          </table:table-cell>
          <table:table-cell office:value-type="float" office:value="1.97736111111111" calcext:value-type="float">
            <text:p>1.97736111111111</text:p>
          </table:table-cell>
          <table:table-cell office:value-type="float" office:value="0.195208333333333" calcext:value-type="float">
            <text:p>0.195208333333333</text:p>
          </table:table-cell>
          <table:table-cell office:value-type="float" office:value="9.28083333333333" calcext:value-type="float">
            <text:p>9.28083333333333</text:p>
          </table:table-cell>
          <table:table-cell office:value-type="float" office:value="34.5627083333333" calcext:value-type="float">
            <text:p>34.5627083333333</text:p>
          </table:table-cell>
          <table:table-cell office:value-type="float" office:value="21.0686458333333" calcext:value-type="float">
            <text:p>21.0686458333333</text:p>
          </table:table-cell>
          <table:table-cell office:value-type="float" office:value="32.60078125" calcext:value-type="float">
            <text:p>32.60078125</text:p>
          </table:table-cell>
          <table:table-cell office:value-type="float" office:value="17.75" calcext:value-type="float">
            <text:p>17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4/12/2020 8:00 PM</text:p>
          </table:table-cell>
          <table:table-cell office:value-type="string" calcext:value-type="string">
            <text:p>Confirmado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05" calcext:value-type="float">
            <text:p>1905</text:p>
          </table:table-cell>
          <table:table-cell office:value-type="float" office:value="571" calcext:value-type="float">
            <text:p>57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3"/>
          <table:table-cell table:formula="of:=[.E38]-[.F38]-[.G38]" office:value-type="float" office:value="1236" calcext:value-type="float">
            <text:p>1236</text:p>
          </table:table-cell>
          <table:table-cell table:formula="of:=[.S38]-[.K38]" office:value-type="float" office:value="1044" calcext:value-type="float">
            <text:p>1044</text:p>
          </table:table-cell>
          <table:table-cell table:formula="of:=[.K38]/[.S24]" office:value-type="float" office:value="0.478802992518703" calcext:value-type="float">
            <text:p>0.478802992518703</text:p>
          </table:table-cell>
          <table:table-cell table:formula="of:=[.G38]/[.E24]" office:value-type="float" office:value="0.20040899795501" calcext:value-type="float">
            <text:p>0.20040899795501</text:p>
          </table:table-cell>
          <table:table-cell table:formula="of:=6718903-[.Y38]-[.F38]-[.G38]" office:value-type="float" office:value="6716638.6883404" calcext:value-type="float">
            <text:p>6716638.6883404</text:p>
          </table:table-cell>
          <table:table-cell table:formula="of:=NORMINV(RAND();[.T45];0.25*[.T45])" office:value-type="float" office:value="1403.31165960525" calcext:value-type="float">
            <text:p>1403.31165960525</text:p>
          </table:table-cell>
          <table:table-cell table:formula="of:=[.X38]+[.K38]" office:value-type="float" office:value="1595.31165960525" calcext:value-type="float">
            <text:p>1595.31165960525</text:p>
          </table:table-cell>
          <table:table-cell table:formula="of:=[.X38]-[.X37]" office:value-type="float" office:value="-938.086514178748" calcext:value-type="float">
            <text:p>-938.086514178748</text:p>
          </table:table-cell>
          <table:table-cell table:formula="of:=[.S38]-[.S37]" office:value-type="float" office:value="16" calcext:value-type="float">
            <text:p>16</text:p>
          </table:table-cell>
          <table:table-cell table:formula="of:=[.K38]-[.K37]" office:value-type="float" office:value="37" calcext:value-type="float">
            <text:p>37</text:p>
          </table:table-cell>
          <table:table-cell office:value-type="float" office:value="0.010416666666667" calcext:value-type="float">
            <text:p>0.010416666666667</text:p>
          </table:table-cell>
          <table:table-cell office:value-type="float" office:value="1018.11386904762" calcext:value-type="float">
            <text:p>1018.11386904762</text:p>
          </table:table-cell>
          <table:table-cell office:value-type="float" office:value="76.0266666666666" calcext:value-type="float">
            <text:p>76.0266666666666</text:p>
          </table:table-cell>
          <table:table-cell office:value-type="float" office:value="23.1718229166667" calcext:value-type="float">
            <text:p>23.1718229166667</text:p>
          </table:table-cell>
          <table:table-cell office:value-type="float" office:value="83.5388095238095" calcext:value-type="float">
            <text:p>83.5388095238095</text:p>
          </table:table-cell>
          <table:table-cell office:value-type="float" office:value="172.061416666667" calcext:value-type="float">
            <text:p>172.061416666667</text:p>
          </table:table-cell>
          <table:table-cell office:value-type="float" office:value="0.710083333333334" calcext:value-type="float">
            <text:p>0.710083333333334</text:p>
          </table:table-cell>
          <table:table-cell office:value-type="float" office:value="4.78723404255319" calcext:value-type="float">
            <text:p>4.78723404255319</text:p>
          </table:table-cell>
          <table:table-cell office:value-type="float" office:value="23.016875" calcext:value-type="float">
            <text:p>23.01687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2.08125" calcext:value-type="float">
            <text:p>2.08125</text:p>
          </table:table-cell>
          <table:table-cell office:value-type="float" office:value="1.98930555555556" calcext:value-type="float">
            <text:p>1.98930555555556</text:p>
          </table:table-cell>
          <table:table-cell office:value-type="float" office:value="0.189513888888889" calcext:value-type="float">
            <text:p>0.189513888888889</text:p>
          </table:table-cell>
          <table:table-cell office:value-type="float" office:value="6.89625" calcext:value-type="float">
            <text:p>6.89625</text:p>
          </table:table-cell>
          <table:table-cell office:value-type="float" office:value="29.9075" calcext:value-type="float">
            <text:p>29.9075</text:p>
          </table:table-cell>
          <table:table-cell office:value-type="float" office:value="29.1746354166667" calcext:value-type="float">
            <text:p>29.1746354166667</text:p>
          </table:table-cell>
          <table:table-cell office:value-type="float" office:value="27.202380952381" calcext:value-type="float">
            <text:p>27.202380952381</text:p>
          </table:table-cell>
          <table:table-cell office:value-type="float" office:value="18.1666666666667" calcext:value-type="float">
            <text:p>18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13/2020 8:00 PM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996" calcext:value-type="float">
            <text:p>1996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3"/>
          <table:table-cell table:number-columns-repeated="3"/>
          <table:table-cell table:formula="of:=[.E39]-[.F39]-[.G39]" office:value-type="float" office:value="1292" calcext:value-type="float">
            <text:p>1292</text:p>
          </table:table-cell>
          <table:table-cell table:formula="of:=[.S39]-[.K39]" office:value-type="float" office:value="1122" calcext:value-type="float">
            <text:p>1122</text:p>
          </table:table-cell>
          <table:table-cell table:formula="of:=[.K39]/[.S25]" office:value-type="float" office:value="0.413625304136253" calcext:value-type="float">
            <text:p>0.413625304136253</text:p>
          </table:table-cell>
          <table:table-cell table:formula="of:=[.G39]/[.E25]" office:value-type="float" office:value="0.205825242718447" calcext:value-type="float">
            <text:p>0.205825242718447</text:p>
          </table:table-cell>
          <table:table-cell table:formula="of:=6718903-[.Y39]-[.F39]-[.G39]" office:value-type="float" office:value="6717303.95763584" calcext:value-type="float">
            <text:p>6717303.95763584</text:p>
          </table:table-cell>
          <table:table-cell table:formula="of:=NORMINV(RAND();[.T46];0.25*[.T46])" office:value-type="float" office:value="725.042364164701" calcext:value-type="float">
            <text:p>725.042364164701</text:p>
          </table:table-cell>
          <table:table-cell table:formula="of:=[.X39]+[.K39]" office:value-type="float" office:value="895.042364164701" calcext:value-type="float">
            <text:p>895.042364164701</text:p>
          </table:table-cell>
          <table:table-cell table:formula="of:=[.X39]-[.X38]" office:value-type="float" office:value="-678.269295440548" calcext:value-type="float">
            <text:p>-678.269295440548</text:p>
          </table:table-cell>
          <table:table-cell table:formula="of:=[.S39]-[.S38]" office:value-type="float" office:value="56" calcext:value-type="float">
            <text:p>56</text:p>
          </table:table-cell>
          <table:table-cell table:formula="of:=[.K39]-[.K38]" office:value-type="float" office:value="-22" calcext:value-type="float">
            <text:p>-22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16.95238095238" calcext:value-type="float">
            <text:p>1016.95238095238</text:p>
          </table:table-cell>
          <table:table-cell office:value-type="float" office:value="163.692638888889" calcext:value-type="float">
            <text:p>163.692638888889</text:p>
          </table:table-cell>
          <table:table-cell office:value-type="float" office:value="24.65984375" calcext:value-type="float">
            <text:p>24.65984375</text:p>
          </table:table-cell>
          <table:table-cell office:value-type="float" office:value="72.4769047619048" calcext:value-type="float">
            <text:p>72.4769047619048</text:p>
          </table:table-cell>
          <table:table-cell office:value-type="float" office:value="132.193833333333" calcext:value-type="float">
            <text:p>132.193833333333</text:p>
          </table:table-cell>
          <table:table-cell office:value-type="float" office:value="1.34891666666667" calcext:value-type="float">
            <text:p>1.34891666666667</text:p>
          </table:table-cell>
          <table:table-cell office:value-type="float" office:value="4.4668085106383" calcext:value-type="float">
            <text:p>4.4668085106383</text:p>
          </table:table-cell>
          <table:table-cell office:value-type="float" office:value="19.134" calcext:value-type="float">
            <text:p>19.134</text:p>
          </table:table-cell>
          <table:table-cell office:value-type="float" office:value="0.1" calcext:value-type="float">
            <text:p>0.1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0.157605633802817" calcext:value-type="float">
            <text:p>0.157605633802817</text:p>
          </table:table-cell>
          <table:table-cell office:value-type="float" office:value="13.4688888888889" calcext:value-type="float">
            <text:p>13.4688888888889</text:p>
          </table:table-cell>
          <table:table-cell office:value-type="float" office:value="32.5926666666667" calcext:value-type="float">
            <text:p>32.5926666666667</text:p>
          </table:table-cell>
          <table:table-cell office:value-type="float" office:value="35.4909895833333" calcext:value-type="float">
            <text:p>35.4909895833333</text:p>
          </table:table-cell>
          <table:table-cell office:value-type="float" office:value="24.88203125" calcext:value-type="float">
            <text:p>24.88203125</text:p>
          </table:table-cell>
          <table:table-cell office:value-type="float" office:value="14.8571428571429" calcext:value-type="float">
            <text:p>14.857142857142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14/2020 8:00 PM</text:p>
          </table:table-cell>
          <table:table-cell office:value-type="string" calcext:value-type="string">
            <text:p>Confirmado</text:p>
          </table:table-cell>
          <table:table-cell office:value-type="float" office:value="326" calcext:value-type="float">
            <text:p>326</text:p>
          </table:table-cell>
          <table:table-cell office:value-type="float" office:value="30" calcext:value-type="float">
            <text:p>30</text:p>
          </table:table-cell>
          <table:table-cell office:value-type="float" office:value="2322" calcext:value-type="float">
            <text:p>2322</text:p>
          </table:table-cell>
          <table:table-cell office:value-type="float" office:value="628" calcext:value-type="float">
            <text:p>628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style-name="ce3"/>
          <table:table-cell table:number-columns-repeated="3"/>
          <table:table-cell table:formula="of:=[.E40]-[.F40]-[.G40]" office:value-type="float" office:value="1579" calcext:value-type="float">
            <text:p>1579</text:p>
          </table:table-cell>
          <table:table-cell table:formula="of:=[.S40]-[.K40]" office:value-type="float" office:value="1384" calcext:value-type="float">
            <text:p>1384</text:p>
          </table:table-cell>
          <table:table-cell table:formula="of:=[.K40]/[.S26]" office:value-type="float" office:value="0.442176870748299" calcext:value-type="float">
            <text:p>0.442176870748299</text:p>
          </table:table-cell>
          <table:table-cell table:formula="of:=[.G40]/[.E26]" office:value-type="float" office:value="0.207956600361664" calcext:value-type="float">
            <text:p>0.207956600361664</text:p>
          </table:table-cell>
          <table:table-cell table:formula="of:=6718903-[.Y40]-[.F40]-[.G40]" office:value-type="float" office:value="6716975.89378117" calcext:value-type="float">
            <text:p>6716975.89378117</text:p>
          </table:table-cell>
          <table:table-cell table:formula="of:=NORMINV(RAND();[.T47];0.25*[.T47])" office:value-type="float" office:value="989.106218829993" calcext:value-type="float">
            <text:p>989.106218829993</text:p>
          </table:table-cell>
          <table:table-cell table:formula="of:=[.X40]+[.K40]" office:value-type="float" office:value="1184.10621882999" calcext:value-type="float">
            <text:p>1184.10621882999</text:p>
          </table:table-cell>
          <table:table-cell table:formula="of:=[.X40]-[.X39]" office:value-type="float" office:value="264.063854665292" calcext:value-type="float">
            <text:p>264.063854665292</text:p>
          </table:table-cell>
          <table:table-cell table:formula="of:=[.S40]-[.S39]" office:value-type="float" office:value="287" calcext:value-type="float">
            <text:p>287</text:p>
          </table:table-cell>
          <table:table-cell table:formula="of:=[.K40]-[.K39]" office:value-type="float" office:value="25" calcext:value-type="float">
            <text:p>25</text:p>
          </table:table-cell>
          <table:table-cell office:value-type="float" office:value="0.045833333333333" calcext:value-type="float">
            <text:p>0.045833333333333</text:p>
          </table:table-cell>
          <table:table-cell office:value-type="float" office:value="1010.59273809524" calcext:value-type="float">
            <text:p>1010.59273809524</text:p>
          </table:table-cell>
          <table:table-cell office:value-type="float" office:value="155.365779220779" calcext:value-type="float">
            <text:p>155.365779220779</text:p>
          </table:table-cell>
          <table:table-cell office:value-type="float" office:value="26.9636979166667" calcext:value-type="float">
            <text:p>26.9636979166667</text:p>
          </table:table-cell>
          <table:table-cell office:value-type="float" office:value="63.270119047619" calcext:value-type="float">
            <text:p>63.270119047619</text:p>
          </table:table-cell>
          <table:table-cell office:value-type="float" office:value="135.553025210084" calcext:value-type="float">
            <text:p>135.553025210084</text:p>
          </table:table-cell>
          <table:table-cell office:value-type="float" office:value="1.24352941176471" calcext:value-type="float">
            <text:p>1.24352941176471</text:p>
          </table:table-cell>
          <table:table-cell office:value-type="float" office:value="5.93544444444445" calcext:value-type="float">
            <text:p>5.93544444444445</text:p>
          </table:table-cell>
          <table:table-cell office:value-type="float" office:value="21.933125" calcext:value-type="float">
            <text:p>21.933125</text:p>
          </table:table-cell>
          <table:table-cell office:value-type="float" office:value="0.063055555555556" calcext:value-type="float">
            <text:p>0.063055555555556</text:p>
          </table:table-cell>
          <table:table-cell office:value-type="float" office:value="2.00985915492958" calcext:value-type="float">
            <text:p>2.00985915492958</text:p>
          </table:table-cell>
          <table:table-cell office:value-type="float" office:value="1.94708333333333" calcext:value-type="float">
            <text:p>1.94708333333333</text:p>
          </table:table-cell>
          <table:table-cell office:value-type="float" office:value="0.177801418439717" calcext:value-type="float">
            <text:p>0.177801418439717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29.32625" calcext:value-type="float">
            <text:p>29.32625</text:p>
          </table:table-cell>
          <table:table-cell office:value-type="float" office:value="31.3936170212766" calcext:value-type="float">
            <text:p>31.3936170212766</text:p>
          </table:table-cell>
          <table:table-cell office:value-type="float" office:value="25.7286033519553" calcext:value-type="float">
            <text:p>25.7286033519553</text:p>
          </table:table-cell>
          <table:table-cell office:value-type="float" office:value="11.7083333333333" calcext:value-type="float">
            <text:p>1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15/2020 8:00 PM</text:p>
          </table:table-cell>
          <table:table-cell office:value-type="string" calcext:value-type="string">
            <text:p>Confirmado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393" calcext:value-type="float">
            <text:p>2393</text:p>
          </table:table-cell>
          <table:table-cell office:value-type="float" office:value="706" calcext:value-type="float">
            <text:p>706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227" calcext:value-type="float">
            <text:p>227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3"/>
          <table:table-cell table:number-columns-repeated="3"/>
          <table:table-cell table:formula="of:=[.E41]-[.F41]-[.G41]" office:value-type="float" office:value="1547" calcext:value-type="float">
            <text:p>1547</text:p>
          </table:table-cell>
          <table:table-cell table:formula="of:=[.S41]-[.K41]" office:value-type="float" office:value="1320" calcext:value-type="float">
            <text:p>1320</text:p>
          </table:table-cell>
          <table:table-cell table:formula="of:=[.K41]/[.S27]" office:value-type="float" office:value="0.504444444444444" calcext:value-type="float">
            <text:p>0.504444444444444</text:p>
          </table:table-cell>
          <table:table-cell table:formula="of:=[.G41]/[.E27]" office:value-type="float" office:value="0.240137221269297" calcext:value-type="float">
            <text:p>0.240137221269297</text:p>
          </table:table-cell>
          <table:table-cell table:formula="of:=6718903-[.Y41]-[.F41]-[.G41]" office:value-type="float" office:value="6716233.62504724" calcext:value-type="float">
            <text:p>6716233.62504724</text:p>
          </table:table-cell>
          <table:table-cell table:formula="of:=NORMINV(RAND();[.T48];0.25*[.T48])" office:value-type="float" office:value="1596.37495276406" calcext:value-type="float">
            <text:p>1596.37495276406</text:p>
          </table:table-cell>
          <table:table-cell table:formula="of:=[.X41]+[.K41]" office:value-type="float" office:value="1823.37495276406" calcext:value-type="float">
            <text:p>1823.37495276406</text:p>
          </table:table-cell>
          <table:table-cell table:formula="of:=[.X41]-[.X40]" office:value-type="float" office:value="607.268733934071" calcext:value-type="float">
            <text:p>607.268733934071</text:p>
          </table:table-cell>
          <table:table-cell table:formula="of:=[.S41]-[.S40]" office:value-type="float" office:value="-32" calcext:value-type="float">
            <text:p>-32</text:p>
          </table:table-cell>
          <table:table-cell table:formula="of:=[.K41]-[.K40]" office:value-type="float" office:value="32" calcext:value-type="float">
            <text:p>32</text:p>
          </table:table-cell>
          <table:table-cell office:value-type="float" office:value="0.015104166666667" calcext:value-type="float">
            <text:p>0.015104166666667</text:p>
          </table:table-cell>
          <table:table-cell office:value-type="float" office:value="1012.22340659341" calcext:value-type="float">
            <text:p>1012.22340659341</text:p>
          </table:table-cell>
          <table:table-cell office:value-type="float" office:value="130.161166666667" calcext:value-type="float">
            <text:p>130.161166666667</text:p>
          </table:table-cell>
          <table:table-cell office:value-type="float" office:value="27.5429166666667" calcext:value-type="float">
            <text:p>27.5429166666667</text:p>
          </table:table-cell>
          <table:table-cell office:value-type="float" office:value="67.9701190476191" calcext:value-type="float">
            <text:p>67.9701190476191</text:p>
          </table:table-cell>
          <table:table-cell office:value-type="float" office:value="183.171954887218" calcext:value-type="float">
            <text:p>183.171954887218</text:p>
          </table:table-cell>
          <table:table-cell office:value-type="float" office:value="1.18368421052632" calcext:value-type="float">
            <text:p>1.18368421052632</text:p>
          </table:table-cell>
          <table:table-cell office:value-type="float" office:value="5.00276595744681" calcext:value-type="float">
            <text:p>5.00276595744681</text:p>
          </table:table-cell>
          <table:table-cell office:value-type="float" office:value="22.9210416666667" calcext:value-type="float">
            <text:p>22.9210416666667</text:p>
          </table:table-cell>
          <table:table-cell office:value-type="float" office:value="0.058235294117647" calcext:value-type="float">
            <text:p>0.058235294117647</text:p>
          </table:table-cell>
          <table:table-cell office:value-type="float" office:value="2.03573529411765" calcext:value-type="float">
            <text:p>2.03573529411765</text:p>
          </table:table-cell>
          <table:table-cell office:value-type="float" office:value="1.97661764705882" calcext:value-type="float">
            <text:p>1.97661764705882</text:p>
          </table:table-cell>
          <table:table-cell office:value-type="float" office:value="0.189444444444445" calcext:value-type="float">
            <text:p>0.189444444444445</text:p>
          </table:table-cell>
          <table:table-cell office:value-type="float" office:value="10.4566666666667" calcext:value-type="float">
            <text:p>10.4566666666667</text:p>
          </table:table-cell>
          <table:table-cell office:value-type="float" office:value="33.3733333333333" calcext:value-type="float">
            <text:p>33.3733333333333</text:p>
          </table:table-cell>
          <table:table-cell office:value-type="float" office:value="46.40859375" calcext:value-type="float">
            <text:p>46.40859375</text:p>
          </table:table-cell>
          <table:table-cell office:value-type="float" office:value="31.6124607329843" calcext:value-type="float">
            <text:p>31.6124607329843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16/2020 8:00 PM</text:p>
          </table:table-cell>
          <table:table-cell office:value-type="string" calcext:value-type="string">
            <text:p>Confirmado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519" calcext:value-type="float">
            <text:p>2519</text:p>
          </table:table-cell>
          <table:table-cell office:value-type="float" office:value="745" calcext:value-type="float">
            <text:p>745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table:style-name="ce3"/>
          <table:table-cell table:number-columns-repeated="3"/>
          <table:table-cell table:formula="of:=[.E42]-[.F42]-[.G42]" office:value-type="float" office:value="1607" calcext:value-type="float">
            <text:p>1607</text:p>
          </table:table-cell>
          <table:table-cell table:formula="of:=[.S42]-[.K42]" office:value-type="float" office:value="1369" calcext:value-type="float">
            <text:p>1369</text:p>
          </table:table-cell>
          <table:table-cell table:formula="of:=[.K42]/[.S28]" office:value-type="float" office:value="0.443202979515829" calcext:value-type="float">
            <text:p>0.443202979515829</text:p>
          </table:table-cell>
          <table:table-cell table:formula="of:=[.G42]/[.E28]" office:value-type="float" office:value="0.239598278335725" calcext:value-type="float">
            <text:p>0.239598278335725</text:p>
          </table:table-cell>
          <table:table-cell table:formula="of:=6718903-[.Y42]-[.F42]-[.G42]" office:value-type="float" office:value="6716656.98729915" calcext:value-type="float">
            <text:p>6716656.98729915</text:p>
          </table:table-cell>
          <table:table-cell table:formula="of:=NORMINV(RAND();[.T49];0.25*[.T49])" office:value-type="float" office:value="1096.0127008527" calcext:value-type="float">
            <text:p>1096.0127008527</text:p>
          </table:table-cell>
          <table:table-cell table:formula="of:=[.X42]+[.K42]" office:value-type="float" office:value="1334.0127008527" calcext:value-type="float">
            <text:p>1334.0127008527</text:p>
          </table:table-cell>
          <table:table-cell table:formula="of:=[.X42]-[.X41]" office:value-type="float" office:value="-500.362251911368" calcext:value-type="float">
            <text:p>-500.362251911368</text:p>
          </table:table-cell>
          <table:table-cell table:formula="of:=[.S42]-[.S41]" office:value-type="float" office:value="60" calcext:value-type="float">
            <text:p>60</text:p>
          </table:table-cell>
          <table:table-cell table:formula="of:=[.K42]-[.K41]" office:value-type="float" office:value="11" calcext:value-type="float">
            <text:p>11</text:p>
          </table:table-cell>
          <table:table-cell office:value-type="float" office:value="0.145054945054945" calcext:value-type="float">
            <text:p>0.145054945054945</text:p>
          </table:table-cell>
          <table:table-cell office:value-type="float" office:value="1017.73274725275" calcext:value-type="float">
            <text:p>1017.73274725275</text:p>
          </table:table-cell>
          <table:table-cell office:value-type="float" office:value="46.6115934065934" calcext:value-type="float">
            <text:p>46.6115934065934</text:p>
          </table:table-cell>
          <table:table-cell office:value-type="float" office:value="24.8936263736264" calcext:value-type="float">
            <text:p>24.8936263736264</text:p>
          </table:table-cell>
          <table:table-cell office:value-type="float" office:value="87.2076729559749" calcext:value-type="float">
            <text:p>87.2076729559749</text:p>
          </table:table-cell>
          <table:table-cell office:value-type="float" office:value="198.739777777778" calcext:value-type="float">
            <text:p>198.739777777778</text:p>
          </table:table-cell>
          <table:table-cell office:value-type="float" office:value="0.974740740740741" calcext:value-type="float">
            <text:p>0.974740740740741</text:p>
          </table:table-cell>
          <table:table-cell office:value-type="float" office:value="4.24893617021277" calcext:value-type="float">
            <text:p>4.24893617021277</text:p>
          </table:table-cell>
          <table:table-cell office:value-type="float" office:value="19.2891111111111" calcext:value-type="float">
            <text:p>19.2891111111111</text:p>
          </table:table-cell>
          <table:table-cell office:value-type="float" office:value="0.0575" calcext:value-type="float">
            <text:p>0.0575</text:p>
          </table:table-cell>
          <table:table-cell office:value-type="float" office:value="1.99208333333333" calcext:value-type="float">
            <text:p>1.99208333333333</text:p>
          </table:table-cell>
          <table:table-cell office:value-type="float" office:value="1.93555555555556" calcext:value-type="float">
            <text:p>1.93555555555556</text:p>
          </table:table-cell>
          <table:table-cell office:value-type="float" office:value="0.165694444444445" calcext:value-type="float">
            <text:p>0.165694444444445</text:p>
          </table:table-cell>
          <table:table-cell office:value-type="float" office:value="8.012" calcext:value-type="float">
            <text:p>8.012</text:p>
          </table:table-cell>
          <table:table-cell office:value-type="float" office:value="27.2875555555556" calcext:value-type="float">
            <text:p>27.2875555555556</text:p>
          </table:table-cell>
          <table:table-cell office:value-type="float" office:value="42.8074863387978" calcext:value-type="float">
            <text:p>42.8074863387978</text:p>
          </table:table-cell>
          <table:table-cell office:value-type="float" office:value="31.2244198895028" calcext:value-type="float">
            <text:p>31.2244198895028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17/2020 8:00 PM</text:p>
          </table:table-cell>
          <table:table-cell office:value-type="string" calcext:value-type="string">
            <text:p>Confirmado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2659" calcext:value-type="float">
            <text:p>2659</text:p>
          </table:table-cell>
          <table:table-cell office:value-type="float" office:value="774" calcext:value-type="float">
            <text:p>774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3"/>
          <table:table-cell table:number-columns-repeated="3"/>
          <table:table-cell table:formula="of:=[.E43]-[.F43]-[.G43]" office:value-type="float" office:value="1690" calcext:value-type="float">
            <text:p>1690</text:p>
          </table:table-cell>
          <table:table-cell table:formula="of:=[.S43]-[.K43]" office:value-type="float" office:value="1384" calcext:value-type="float">
            <text:p>1384</text:p>
          </table:table-cell>
          <table:table-cell table:formula="of:=[.K43]/[.S29]" office:value-type="float" office:value="0.491961414790997" calcext:value-type="float">
            <text:p>0.491961414790997</text:p>
          </table:table-cell>
          <table:table-cell table:formula="of:=[.G43]/[.E29]" office:value-type="float" office:value="0.241635687732342" calcext:value-type="float">
            <text:p>0.241635687732342</text:p>
          </table:table-cell>
          <table:table-cell table:formula="of:=6718903-[.Y43]-[.F43]-[.G43]" office:value-type="float" office:value="6716220.71697206" calcext:value-type="float">
            <text:p>6716220.71697206</text:p>
          </table:table-cell>
          <table:table-cell table:formula="of:=NORMINV(RAND();[.T50];0.25*[.T50])" office:value-type="float" office:value="1407.28302793851" calcext:value-type="float">
            <text:p>1407.28302793851</text:p>
          </table:table-cell>
          <table:table-cell table:formula="of:=[.X43]+[.K43]" office:value-type="float" office:value="1713.28302793851" calcext:value-type="float">
            <text:p>1713.28302793851</text:p>
          </table:table-cell>
          <table:table-cell table:formula="of:=[.X43]-[.X42]" office:value-type="float" office:value="311.270327085817" calcext:value-type="float">
            <text:p>311.270327085817</text:p>
          </table:table-cell>
          <table:table-cell table:formula="of:=[.S43]-[.S42]" office:value-type="float" office:value="83" calcext:value-type="float">
            <text:p>83</text:p>
          </table:table-cell>
          <table:table-cell table:formula="of:=[.K43]-[.K42]" office:value-type="float" office:value="68" calcext:value-type="float">
            <text:p>68</text:p>
          </table:table-cell>
          <table:table-cell office:value-type="float" office:value="0.021621621621622" calcext:value-type="float">
            <text:p>0.021621621621622</text:p>
          </table:table-cell>
          <table:table-cell office:value-type="float" office:value="1021.22783783784" calcext:value-type="float">
            <text:p>1021.22783783784</text:p>
          </table:table-cell>
          <table:table-cell office:value-type="float" office:value="33.3866486486486" calcext:value-type="float">
            <text:p>33.3866486486486</text:p>
          </table:table-cell>
          <table:table-cell office:value-type="float" office:value="22.9345405405405" calcext:value-type="float">
            <text:p>22.9345405405405</text:p>
          </table:table-cell>
          <table:table-cell office:value-type="float" office:value="90.1857142857144" calcext:value-type="float">
            <text:p>90.1857142857144</text:p>
          </table:table-cell>
          <table:table-cell office:value-type="float" office:value="179.974306569343" calcext:value-type="float">
            <text:p>179.974306569343</text:p>
          </table:table-cell>
          <table:table-cell office:value-type="float" office:value="0.915255474452554" calcext:value-type="float">
            <text:p>0.915255474452554</text:p>
          </table:table-cell>
          <table:table-cell office:value-type="float" office:value="4.89164835164835" calcext:value-type="float">
            <text:p>4.89164835164835</text:p>
          </table:table-cell>
          <table:table-cell office:value-type="float" office:value="21.9629166666667" calcext:value-type="float">
            <text:p>21.9629166666667</text:p>
          </table:table-cell>
          <table:table-cell office:value-type="float" office:value="0.052898550724638" calcext:value-type="float">
            <text:p>0.052898550724638</text:p>
          </table:table-cell>
          <table:table-cell office:value-type="float" office:value="1.97536231884058" calcext:value-type="float">
            <text:p>1.97536231884058</text:p>
          </table:table-cell>
          <table:table-cell office:value-type="float" office:value="1.92289855072464" calcext:value-type="float">
            <text:p>1.92289855072464</text:p>
          </table:table-cell>
          <table:table-cell office:value-type="float" office:value="0.167986111111111" calcext:value-type="float">
            <text:p>0.167986111111111</text:p>
          </table:table-cell>
          <table:table-cell office:value-type="float" office:value="8.33770833333333" calcext:value-type="float">
            <text:p>8.33770833333333</text:p>
          </table:table-cell>
          <table:table-cell office:value-type="float" office:value="30.2802083333333" calcext:value-type="float">
            <text:p>30.2802083333333</text:p>
          </table:table-cell>
          <table:table-cell office:value-type="float" office:value="37.4872916666667" calcext:value-type="float">
            <text:p>37.4872916666667</text:p>
          </table:table-cell>
          <table:table-cell office:value-type="float" office:value="23.6354891304348" calcext:value-type="float">
            <text:p>23.6354891304348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18/2020 8:00 PM</text:p>
          </table:table-cell>
          <table:table-cell office:value-type="string" calcext:value-type="string">
            <text:p>Confirmado</text:p>
          </table:table-cell>
          <table:table-cell office:value-type="float" office:value="287" calcext:value-type="float">
            <text:p>287</text:p>
          </table:table-cell>
          <table:table-cell office:value-type="float" office:value="96" calcext:value-type="float">
            <text:p>96</text:p>
          </table:table-cell>
          <table:table-cell office:value-type="float" office:value="2946" calcext:value-type="float">
            <text:p>2946</text:p>
          </table:table-cell>
          <table:table-cell office:value-type="float" office:value="870" calcext:value-type="float">
            <text:p>870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style-name="ce3"/>
          <table:table-cell table:number-columns-repeated="3"/>
          <table:table-cell table:formula="of:=[.E44]-[.F44]-[.G44]" office:value-type="float" office:value="1857" calcext:value-type="float">
            <text:p>1857</text:p>
          </table:table-cell>
          <table:table-cell table:formula="of:=[.S44]-[.K44]" office:value-type="float" office:value="1586" calcext:value-type="float">
            <text:p>1586</text:p>
          </table:table-cell>
          <table:table-cell table:formula="of:=[.K44]/[.S30]" office:value-type="float" office:value="0.413109756097561" calcext:value-type="float">
            <text:p>0.413109756097561</text:p>
          </table:table-cell>
          <table:table-cell table:formula="of:=[.G44]/[.E30]" office:value-type="float" office:value="0.252595155709343" calcext:value-type="float">
            <text:p>0.252595155709343</text:p>
          </table:table-cell>
          <table:table-cell table:formula="of:=6718903-[.Y44]-[.F44]-[.G44]" office:value-type="float" office:value="6715629.1259209" calcext:value-type="float">
            <text:p>6715629.1259209</text:p>
          </table:table-cell>
          <table:table-cell table:formula="of:=NORMINV(RAND();[.T51];0.25*[.T51])" office:value-type="float" office:value="1913.87407909527" calcext:value-type="float">
            <text:p>1913.87407909527</text:p>
          </table:table-cell>
          <table:table-cell table:formula="of:=[.X44]+[.K44]" office:value-type="float" office:value="2184.87407909527" calcext:value-type="float">
            <text:p>2184.87407909527</text:p>
          </table:table-cell>
          <table:table-cell table:formula="of:=[.X44]-[.X43]" office:value-type="float" office:value="506.591051156757" calcext:value-type="float">
            <text:p>506.591051156757</text:p>
          </table:table-cell>
          <table:table-cell table:formula="of:=[.S44]-[.S43]" office:value-type="float" office:value="167" calcext:value-type="float">
            <text:p>167</text:p>
          </table:table-cell>
          <table:table-cell table:formula="of:=[.K44]-[.K43]" office:value-type="float" office:value="-35" calcext:value-type="float">
            <text:p>-35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21.34354166667" calcext:value-type="float">
            <text:p>1021.34354166667</text:p>
          </table:table-cell>
          <table:table-cell office:value-type="float" office:value="93.4165104166667" calcext:value-type="float">
            <text:p>93.4165104166667</text:p>
          </table:table-cell>
          <table:table-cell office:value-type="float" office:value="23.8896875" calcext:value-type="float">
            <text:p>23.8896875</text:p>
          </table:table-cell>
          <table:table-cell office:value-type="float" office:value="81.5394642857143" calcext:value-type="float">
            <text:p>81.5394642857143</text:p>
          </table:table-cell>
          <table:table-cell office:value-type="float" office:value="188.260486111111" calcext:value-type="float">
            <text:p>188.260486111111</text:p>
          </table:table-cell>
          <table:table-cell office:value-type="float" office:value="0.844375" calcext:value-type="float">
            <text:p>0.844375</text:p>
          </table:table-cell>
          <table:table-cell office:value-type="float" office:value="5.17297872340425" calcext:value-type="float">
            <text:p>5.17297872340425</text:p>
          </table:table-cell>
          <table:table-cell office:value-type="float" office:value="21.4977083333333" calcext:value-type="float">
            <text:p>21.4977083333333</text:p>
          </table:table-cell>
          <table:table-cell office:value-type="float" office:value="0.071142857142857" calcext:value-type="float">
            <text:p>0.071142857142857</text:p>
          </table:table-cell>
          <table:table-cell office:value-type="float" office:value="2.03314285714286" calcext:value-type="float">
            <text:p>2.03314285714286</text:p>
          </table:table-cell>
          <table:table-cell office:value-type="float" office:value="1.96214285714286" calcext:value-type="float">
            <text:p>1.96214285714286</text:p>
          </table:table-cell>
          <table:table-cell office:value-type="float" office:value="0.170277777777778" calcext:value-type="float">
            <text:p>0.170277777777778</text:p>
          </table:table-cell>
          <table:table-cell office:value-type="float" office:value="9.81833333333333" calcext:value-type="float">
            <text:p>9.81833333333333</text:p>
          </table:table-cell>
          <table:table-cell office:value-type="float" office:value="31.3129166666667" calcext:value-type="float">
            <text:p>31.3129166666667</text:p>
          </table:table-cell>
          <table:table-cell office:value-type="float" office:value="34.196875" calcext:value-type="float">
            <text:p>34.196875</text:p>
          </table:table-cell>
          <table:table-cell office:value-type="float" office:value="25.3335329341317" calcext:value-type="float">
            <text:p>25.3335329341317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19/2020 8:00 PM</text:p>
          </table:table-cell>
          <table:table-cell office:value-type="string" calcext:value-type="string">
            <text:p>Confirmado</text:p>
          </table:table-cell>
          <table:table-cell office:value-type="float" office:value="113" calcext:value-type="float">
            <text:p>113</text:p>
          </table:table-cell>
          <table:table-cell office:value-type="float" office:value="249" calcext:value-type="float">
            <text:p>249</text:p>
          </table:table-cell>
          <table:table-cell office:value-type="float" office:value="3059" calcext:value-type="float">
            <text:p>3059</text:p>
          </table:table-cell>
          <table:table-cell office:value-type="float" office:value="1119" calcext:value-type="float">
            <text:p>1119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table:style-name="ce3"/>
          <table:table-cell table:number-columns-repeated="3"/>
          <table:table-cell table:formula="of:=[.E45]-[.F45]-[.G45]" office:value-type="float" office:value="1703" calcext:value-type="float">
            <text:p>1703</text:p>
          </table:table-cell>
          <table:table-cell table:formula="of:=[.S45]-[.K45]" office:value-type="float" office:value="1394" calcext:value-type="float">
            <text:p>1394</text:p>
          </table:table-cell>
          <table:table-cell table:formula="of:=[.K45]/[.S31]" office:value-type="float" office:value="0.417567567567568" calcext:value-type="float">
            <text:p>0.417567567567568</text:p>
          </table:table-cell>
          <table:table-cell table:formula="of:=[.G45]/[.E31]" office:value-type="float" office:value="0.241344195519348" calcext:value-type="float">
            <text:p>0.241344195519348</text:p>
          </table:table-cell>
          <table:table-cell table:formula="of:=6718903-[.Y45]-[.F45]-[.G45]" office:value-type="float" office:value="6715447.44109503" calcext:value-type="float">
            <text:p>6715447.44109503</text:p>
          </table:table-cell>
          <table:table-cell table:formula="of:=NORMINV(RAND();[.T52];0.25*[.T52])" office:value-type="float" office:value="1790.55890497434" calcext:value-type="float">
            <text:p>1790.55890497434</text:p>
          </table:table-cell>
          <table:table-cell table:formula="of:=[.X45]+[.K45]" office:value-type="float" office:value="2099.55890497434" calcext:value-type="float">
            <text:p>2099.55890497434</text:p>
          </table:table-cell>
          <table:table-cell table:formula="of:=[.X45]-[.X44]" office:value-type="float" office:value="-123.315174120929" calcext:value-type="float">
            <text:p>-123.315174120929</text:p>
          </table:table-cell>
          <table:table-cell table:formula="of:=[.S45]-[.S44]" office:value-type="float" office:value="-154" calcext:value-type="float">
            <text:p>-154</text:p>
          </table:table-cell>
          <table:table-cell table:formula="of:=[.K45]-[.K44]" office:value-type="float" office:value="38" calcext:value-type="float">
            <text:p>3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0.73536458333" calcext:value-type="float">
            <text:p>1020.73536458333</text:p>
          </table:table-cell>
          <table:table-cell office:value-type="float" office:value="122.273541666667" calcext:value-type="float">
            <text:p>122.273541666667</text:p>
          </table:table-cell>
          <table:table-cell office:value-type="float" office:value="24.1433854166667" calcext:value-type="float">
            <text:p>24.1433854166667</text:p>
          </table:table-cell>
          <table:table-cell office:value-type="float" office:value="78.1464880952381" calcext:value-type="float">
            <text:p>78.1464880952381</text:p>
          </table:table-cell>
          <table:table-cell office:value-type="float" office:value="173.543888888889" calcext:value-type="float">
            <text:p>173.543888888889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4.84691489361702" calcext:value-type="float">
            <text:p>4.84691489361702</text:p>
          </table:table-cell>
          <table:table-cell office:value-type="float" office:value="21.9697916666667" calcext:value-type="float">
            <text:p>21.9697916666667</text:p>
          </table:table-cell>
          <table:table-cell office:value-type="float" office:value="0.100847457627119" calcext:value-type="float">
            <text:p>0.100847457627119</text:p>
          </table:table-cell>
          <table:table-cell office:value-type="float" office:value="2.1028813559322" calcext:value-type="float">
            <text:p>2.1028813559322</text:p>
          </table:table-cell>
          <table:table-cell office:value-type="float" office:value="2.00271186440678" calcext:value-type="float">
            <text:p>2.00271186440678</text:p>
          </table:table-cell>
          <table:table-cell office:value-type="float" office:value="0.16375" calcext:value-type="float">
            <text:p>0.16375</text:p>
          </table:table-cell>
          <table:table-cell office:value-type="float" office:value="8.94125" calcext:value-type="float">
            <text:p>8.94125</text:p>
          </table:table-cell>
          <table:table-cell office:value-type="float" office:value="30.9097916666667" calcext:value-type="float">
            <text:p>30.9097916666667</text:p>
          </table:table-cell>
          <table:table-cell office:value-type="float" office:value="36.4617708333333" calcext:value-type="float">
            <text:p>36.4617708333333</text:p>
          </table:table-cell>
          <table:table-cell office:value-type="float" office:value="22.7056886227545" calcext:value-type="float">
            <text:p>22.7056886227545</text:p>
          </table:table-cell>
          <table:table-cell office:value-type="float" office:value="6.45833333333333" calcext:value-type="float">
            <text:p>6.4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0/2020 8:00 PM</text:p>
          </table:table-cell>
          <table:table-cell office:value-type="string" calcext:value-type="string">
            <text:p>Confirmado</text:p>
          </table:table-cell>
          <table:table-cell office:value-type="float" office:value="68" calcext:value-type="float">
            <text:p>68</text:p>
          </table:table-cell>
          <table:table-cell office:value-type="float" office:value="228" calcext:value-type="float">
            <text:p>228</text:p>
          </table:table-cell>
          <table:table-cell office:value-type="float" office:value="3127" calcext:value-type="float">
            <text:p>3127</text:p>
          </table:table-cell>
          <table:table-cell office:value-type="float" office:value="1347" calcext:value-type="float">
            <text:p>1347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  <table:table-cell table:style-name="ce3"/>
          <table:table-cell table:number-columns-repeated="3"/>
          <table:table-cell table:formula="of:=[.E46]-[.F46]-[.G46]" office:value-type="float" office:value="1535" calcext:value-type="float">
            <text:p>1535</text:p>
          </table:table-cell>
          <table:table-cell table:formula="of:=[.S46]-[.K46]" office:value-type="float" office:value="1224" calcext:value-type="float">
            <text:p>1224</text:p>
          </table:table-cell>
          <table:table-cell table:formula="of:=[.K46]/[.S32]" office:value-type="float" office:value="0.382533825338253" calcext:value-type="float">
            <text:p>0.382533825338253</text:p>
          </table:table-cell>
          <table:table-cell table:formula="of:=[.G46]/[.E32]" office:value-type="float" office:value="0.22940074906367" calcext:value-type="float">
            <text:p>0.22940074906367</text:p>
          </table:table-cell>
          <table:table-cell table:formula="of:=6718903-[.Y46]-[.F46]-[.G46]" office:value-type="float" office:value="6715503.74573094" calcext:value-type="float">
            <text:p>6715503.74573094</text:p>
          </table:table-cell>
          <table:table-cell table:formula="of:=NORMINV(RAND();[.T53];0.25*[.T53])" office:value-type="float" office:value="1496.25426906323" calcext:value-type="float">
            <text:p>1496.25426906323</text:p>
          </table:table-cell>
          <table:table-cell table:formula="of:=[.X46]+[.K46]" office:value-type="float" office:value="1807.25426906323" calcext:value-type="float">
            <text:p>1807.25426906323</text:p>
          </table:table-cell>
          <table:table-cell table:formula="of:=[.X46]-[.X45]" office:value-type="float" office:value="-294.30463591111" calcext:value-type="float">
            <text:p>-294.30463591111</text:p>
          </table:table-cell>
          <table:table-cell table:formula="of:=[.S46]-[.S45]" office:value-type="float" office:value="-168" calcext:value-type="float">
            <text:p>-168</text:p>
          </table:table-cell>
          <table:table-cell table:formula="of:=[.K46]-[.K45]" office:value-type="float" office:value="2" calcext:value-type="float">
            <text:p>2</text:p>
          </table:table-cell>
          <table:table-cell office:value-type="float" office:value="0.04421052631579" calcext:value-type="float">
            <text:p>0.04421052631579</text:p>
          </table:table-cell>
          <table:table-cell office:value-type="float" office:value="1019.15523560209" calcext:value-type="float">
            <text:p>1019.15523560209</text:p>
          </table:table-cell>
          <table:table-cell office:value-type="float" office:value="157.347120418848" calcext:value-type="float">
            <text:p>157.347120418848</text:p>
          </table:table-cell>
          <table:table-cell office:value-type="float" office:value="24.2729842931937" calcext:value-type="float">
            <text:p>24.2729842931937</text:p>
          </table:table-cell>
          <table:table-cell office:value-type="float" office:value="76.5619161676647" calcext:value-type="float">
            <text:p>76.5619161676647</text:p>
          </table:table-cell>
          <table:table-cell office:value-type="float" office:value="187.443916083916" calcext:value-type="float">
            <text:p>187.443916083916</text:p>
          </table:table-cell>
          <table:table-cell office:value-type="float" office:value="0.9093006993007" calcext:value-type="float">
            <text:p>0.9093006993007</text:p>
          </table:table-cell>
          <table:table-cell office:value-type="float" office:value="4.95063157894737" calcext:value-type="float">
            <text:p>4.95063157894737</text:p>
          </table:table-cell>
          <table:table-cell office:value-type="float" office:value="24.8459574468085" calcext:value-type="float">
            <text:p>24.8459574468085</text:p>
          </table:table-cell>
          <table:table-cell office:value-type="float" office:value="0.079154929577465" calcext:value-type="float">
            <text:p>0.079154929577465</text:p>
          </table:table-cell>
          <table:table-cell office:value-type="float" office:value="2.05859154929577" calcext:value-type="float">
            <text:p>2.05859154929577</text:p>
          </table:table-cell>
          <table:table-cell office:value-type="float" office:value="1.97943661971831" calcext:value-type="float">
            <text:p>1.97943661971831</text:p>
          </table:table-cell>
          <table:table-cell office:value-type="float" office:value="0.149583333333334" calcext:value-type="float">
            <text:p>0.149583333333334</text:p>
          </table:table-cell>
          <table:table-cell office:value-type="float" office:value="11.4925531914894" calcext:value-type="float">
            <text:p>11.4925531914894</text:p>
          </table:table-cell>
          <table:table-cell office:value-type="float" office:value="36.3436170212766" calcext:value-type="float">
            <text:p>36.3436170212766</text:p>
          </table:table-cell>
          <table:table-cell office:value-type="float" office:value="33.6743455497382" calcext:value-type="float">
            <text:p>33.6743455497382</text:p>
          </table:table-cell>
          <table:table-cell office:value-type="float" office:value="20.0361363636364" calcext:value-type="float">
            <text:p>20.0361363636364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1/2020 8:00 PM</text:p>
          </table:table-cell>
          <table:table-cell office:value-type="string" calcext:value-type="string">
            <text:p>Confirmado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243" calcext:value-type="float">
            <text:p>3243</text:p>
          </table:table-cell>
          <table:table-cell office:value-type="float" office:value="1359" calcext:value-type="float">
            <text:p>1359</text:p>
          </table:table-cell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338" calcext:value-type="float">
            <text:p>338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table:style-name="ce3"/>
          <table:table-cell table:number-columns-repeated="3"/>
          <table:table-cell table:formula="of:=[.E47]-[.F47]-[.G47]" office:value-type="float" office:value="1627" calcext:value-type="float">
            <text:p>1627</text:p>
          </table:table-cell>
          <table:table-cell table:formula="of:=[.S47]-[.K47]" office:value-type="float" office:value="1289" calcext:value-type="float">
            <text:p>1289</text:p>
          </table:table-cell>
          <table:table-cell table:formula="of:=[.K47]/[.S33]" office:value-type="float" office:value="0.406738868832732" calcext:value-type="float">
            <text:p>0.406738868832732</text:p>
          </table:table-cell>
          <table:table-cell table:formula="of:=[.G47]/[.E33]" office:value-type="float" office:value="0.231531531531532" calcext:value-type="float">
            <text:p>0.231531531531532</text:p>
          </table:table-cell>
          <table:table-cell table:formula="of:=6718903-[.Y47]-[.F47]-[.G47]" office:value-type="float" office:value="6715303.65855431" calcext:value-type="float">
            <text:p>6715303.65855431</text:p>
          </table:table-cell>
          <table:table-cell table:formula="of:=NORMINV(RAND();[.T54];0.25*[.T54])" office:value-type="float" office:value="1645.34144568873" calcext:value-type="float">
            <text:p>1645.34144568873</text:p>
          </table:table-cell>
          <table:table-cell table:formula="of:=[.X47]+[.K47]" office:value-type="float" office:value="1983.34144568873" calcext:value-type="float">
            <text:p>1983.34144568873</text:p>
          </table:table-cell>
          <table:table-cell table:formula="of:=[.X47]-[.X46]" office:value-type="float" office:value="149.087176625502" calcext:value-type="float">
            <text:p>149.087176625502</text:p>
          </table:table-cell>
          <table:table-cell table:formula="of:=[.S47]-[.S46]" office:value-type="float" office:value="92" calcext:value-type="float">
            <text:p>92</text:p>
          </table:table-cell>
          <table:table-cell table:formula="of:=[.K47]-[.K46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17.45827225131" calcext:value-type="float">
            <text:p>1017.45827225131</text:p>
          </table:table-cell>
          <table:table-cell office:value-type="float" office:value="165.691256544503" calcext:value-type="float">
            <text:p>165.691256544503</text:p>
          </table:table-cell>
          <table:table-cell office:value-type="float" office:value="24.5570157068063" calcext:value-type="float">
            <text:p>24.5570157068063</text:p>
          </table:table-cell>
          <table:table-cell office:value-type="float" office:value="74.5302994011977" calcext:value-type="float">
            <text:p>74.5302994011977</text:p>
          </table:table-cell>
          <table:table-cell office:value-type="float" office:value="173.708881118881" calcext:value-type="float">
            <text:p>173.708881118881</text:p>
          </table:table-cell>
          <table:table-cell office:value-type="float" office:value="0.878601398601398" calcext:value-type="float">
            <text:p>0.878601398601398</text:p>
          </table:table-cell>
          <table:table-cell office:value-type="float" office:value="8.97012987012987" calcext:value-type="float">
            <text:p>8.97012987012987</text:p>
          </table:table-cell>
          <table:table-cell office:value-type="float" office:value="20.590625" calcext:value-type="float">
            <text:p>20.590625</text:p>
          </table:table-cell>
          <table:table-cell office:value-type="float" office:value="0.084929577464789" calcext:value-type="float">
            <text:p>0.084929577464789</text:p>
          </table:table-cell>
          <table:table-cell office:value-type="float" office:value="2.10845070422535" calcext:value-type="float">
            <text:p>2.10845070422535</text:p>
          </table:table-cell>
          <table:table-cell office:value-type="float" office:value="2.02366197183099" calcext:value-type="float">
            <text:p>2.02366197183099</text:p>
          </table:table-cell>
          <table:table-cell office:value-type="float" office:value="0.141748251748252" calcext:value-type="float">
            <text:p>0.141748251748252</text:p>
          </table:table-cell>
          <table:table-cell office:value-type="float" office:value="9.48916666666667" calcext:value-type="float">
            <text:p>9.48916666666667</text:p>
          </table:table-cell>
          <table:table-cell office:value-type="float" office:value="30.0795833333333" calcext:value-type="float">
            <text:p>30.0795833333333</text:p>
          </table:table-cell>
          <table:table-cell office:value-type="float" office:value="41.8994764397906" calcext:value-type="float">
            <text:p>41.8994764397906</text:p>
          </table:table-cell>
          <table:table-cell office:value-type="float" office:value="28.0519895287958" calcext:value-type="float">
            <text:p>28.0519895287958</text:p>
          </table:table-cell>
          <table:table-cell office:value-type="float" office:value="13.4782608695652" calcext:value-type="float">
            <text:p>13.4782608695652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2/2020 8:00 PM</text:p>
          </table:table-cell>
          <table:table-cell office:value-type="string" calcext:value-type="string">
            <text:p>Confirmado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3587" calcext:value-type="float">
            <text:p>3587</text:p>
          </table:table-cell>
          <table:table-cell office:value-type="float" office:value="1580" calcext:value-type="float">
            <text:p>1580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table:style-name="ce3"/>
          <table:table-cell table:number-columns-repeated="3"/>
          <table:table-cell table:formula="of:=[.E48]-[.F48]-[.G48]" office:value-type="float" office:value="1724" calcext:value-type="float">
            <text:p>1724</text:p>
          </table:table-cell>
          <table:table-cell table:formula="of:=[.S48]-[.K48]" office:value-type="float" office:value="1379" calcext:value-type="float">
            <text:p>1379</text:p>
          </table:table-cell>
          <table:table-cell table:formula="of:=[.K48]/[.S34]" office:value-type="float" office:value="0.400232018561485" calcext:value-type="float">
            <text:p>0.400232018561485</text:p>
          </table:table-cell>
          <table:table-cell table:formula="of:=[.G48]/[.E34]" office:value-type="float" office:value="0.226219024780176" calcext:value-type="float">
            <text:p>0.226219024780176</text:p>
          </table:table-cell>
          <table:table-cell table:formula="of:=6718903-[.Y48]-[.F48]-[.G48]" office:value-type="float" office:value="6715499.81013735" calcext:value-type="float">
            <text:p>6715499.81013735</text:p>
          </table:table-cell>
          <table:table-cell table:formula="of:=NORMINV(RAND();[.T55];0.25*[.T55])" office:value-type="float" office:value="1195.18986265154" calcext:value-type="float">
            <text:p>1195.18986265154</text:p>
          </table:table-cell>
          <table:table-cell table:formula="of:=[.X48]+[.K48]" office:value-type="float" office:value="1540.18986265154" calcext:value-type="float">
            <text:p>1540.18986265154</text:p>
          </table:table-cell>
          <table:table-cell table:formula="of:=[.X48]-[.X47]" office:value-type="float" office:value="-450.151583037196" calcext:value-type="float">
            <text:p>-450.151583037196</text:p>
          </table:table-cell>
          <table:table-cell table:formula="of:=[.S48]-[.S47]" office:value-type="float" office:value="97" calcext:value-type="float">
            <text:p>97</text:p>
          </table:table-cell>
          <table:table-cell table:formula="of:=[.K48]-[.K47]" office:value-type="float" office:value="7" calcext:value-type="float">
            <text:p>7</text:p>
          </table:table-cell>
          <table:table-cell office:value-type="float" office:value="0.022395833333333" calcext:value-type="float">
            <text:p>0.022395833333333</text:p>
          </table:table-cell>
          <table:table-cell office:value-type="float" office:value="1016.40072916667" calcext:value-type="float">
            <text:p>1016.40072916667</text:p>
          </table:table-cell>
          <table:table-cell office:value-type="float" office:value="158.957135416667" calcext:value-type="float">
            <text:p>158.957135416667</text:p>
          </table:table-cell>
          <table:table-cell office:value-type="float" office:value="25.1669680851064" calcext:value-type="float">
            <text:p>25.1669680851064</text:p>
          </table:table-cell>
          <table:table-cell office:value-type="float" office:value="74.0092592592593" calcext:value-type="float">
            <text:p>74.0092592592593</text:p>
          </table:table-cell>
          <table:table-cell office:value-type="float" office:value="146.802152777778" calcext:value-type="float">
            <text:p>146.802152777778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3.4506097560976" calcext:value-type="float">
            <text:p>13.4506097560976</text:p>
          </table:table-cell>
          <table:table-cell office:value-type="float" office:value="24.30625" calcext:value-type="float">
            <text:p>24.30625</text:p>
          </table:table-cell>
          <table:table-cell office:value-type="float" office:value="0.0975" calcext:value-type="float">
            <text:p>0.0975</text:p>
          </table:table-cell>
          <table:table-cell office:value-type="float" office:value="2.12347222222222" calcext:value-type="float">
            <text:p>2.12347222222222</text:p>
          </table:table-cell>
          <table:table-cell office:value-type="float" office:value="2.02597222222222" calcext:value-type="float">
            <text:p>2.02597222222222</text:p>
          </table:table-cell>
          <table:table-cell office:value-type="float" office:value="0.161060606060606" calcext:value-type="float">
            <text:p>0.161060606060606</text:p>
          </table:table-cell>
          <table:table-cell office:value-type="float" office:value="10.7260416666667" calcext:value-type="float">
            <text:p>10.7260416666667</text:p>
          </table:table-cell>
          <table:table-cell office:value-type="float" office:value="35.0189583333333" calcext:value-type="float">
            <text:p>35.0189583333333</text:p>
          </table:table-cell>
          <table:table-cell office:value-type="float" office:value="39.7821505376344" calcext:value-type="float">
            <text:p>39.7821505376344</text:p>
          </table:table-cell>
          <table:table-cell office:value-type="float" office:value="28.9165680473373" calcext:value-type="float">
            <text:p>28.9165680473373</text:p>
          </table:table-cell>
          <table:table-cell office:value-type="float" office:value="9.79166666666667" calcext:value-type="float">
            <text:p>9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3/2020 8:00 PM</text:p>
          </table:table-cell>
          <table:table-cell office:value-type="string" calcext:value-type="string">
            <text:p>Confirmado</text:p>
          </table:table-cell>
          <table:table-cell office:value-type="float" office:value="69" calcext:value-type="float">
            <text:p>69</text:p>
          </table:table-cell>
          <table:table-cell office:value-type="float" office:value="195" calcext:value-type="float">
            <text:p>195</text:p>
          </table:table-cell>
          <table:table-cell office:value-type="float" office:value="3656" calcext:value-type="float">
            <text:p>3656</text:p>
          </table:table-cell>
          <table:table-cell office:value-type="float" office:value="1775" calcext:value-type="float">
            <text:p>1775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395" calcext:value-type="float">
            <text:p>39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style-name="ce3"/>
          <table:table-cell table:number-columns-repeated="3"/>
          <table:table-cell table:formula="of:=[.E49]-[.F49]-[.G49]" office:value-type="float" office:value="1578" calcext:value-type="float">
            <text:p>1578</text:p>
          </table:table-cell>
          <table:table-cell table:formula="of:=[.S49]-[.K49]" office:value-type="float" office:value="1183" calcext:value-type="float">
            <text:p>1183</text:p>
          </table:table-cell>
          <table:table-cell table:formula="of:=[.K49]/[.S35]" office:value-type="float" office:value="0.396984924623116" calcext:value-type="float">
            <text:p>0.396984924623116</text:p>
          </table:table-cell>
          <table:table-cell table:formula="of:=[.G49]/[.E35]" office:value-type="float" office:value="0.209109730848861" calcext:value-type="float">
            <text:p>0.209109730848861</text:p>
          </table:table-cell>
          <table:table-cell table:formula="of:=6718903-[.Y49]-[.F49]-[.G49]" office:value-type="float" office:value="6715028.3518277" calcext:value-type="float">
            <text:p>6715028.3518277</text:p>
          </table:table-cell>
          <table:table-cell table:formula="of:=NORMINV(RAND();[.T56];0.25*[.T56])" office:value-type="float" office:value="1401.64817229875" calcext:value-type="float">
            <text:p>1401.64817229875</text:p>
          </table:table-cell>
          <table:table-cell table:formula="of:=[.X49]+[.K49]" office:value-type="float" office:value="1796.64817229875" calcext:value-type="float">
            <text:p>1796.64817229875</text:p>
          </table:table-cell>
          <table:table-cell table:formula="of:=[.X49]-[.X48]" office:value-type="float" office:value="206.458309647211" calcext:value-type="float">
            <text:p>206.458309647211</text:p>
          </table:table-cell>
          <table:table-cell table:formula="of:=[.S49]-[.S48]" office:value-type="float" office:value="-146" calcext:value-type="float">
            <text:p>-146</text:p>
          </table:table-cell>
          <table:table-cell table:formula="of:=[.K49]-[.K48]" office:value-type="float" office:value="50" calcext:value-type="float">
            <text:p>50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6.72567708333" calcext:value-type="float">
            <text:p>1016.72567708333</text:p>
          </table:table-cell>
          <table:table-cell office:value-type="float" office:value="154.5990625" calcext:value-type="float">
            <text:p>154.5990625</text:p>
          </table:table-cell>
          <table:table-cell office:value-type="float" office:value="25.7790104166667" calcext:value-type="float">
            <text:p>25.7790104166667</text:p>
          </table:table-cell>
          <table:table-cell office:value-type="float" office:value="71.3472619047619" calcext:value-type="float">
            <text:p>71.3472619047619</text:p>
          </table:table-cell>
          <table:table-cell office:value-type="float" office:value="139.640277777778" calcext:value-type="float">
            <text:p>139.640277777778</text:p>
          </table:table-cell>
          <table:table-cell office:value-type="float" office:value="0.866805555555555" calcext:value-type="float">
            <text:p>0.866805555555555</text:p>
          </table:table-cell>
          <table:table-cell office:value-type="float" office:value="4.60884615384616" calcext:value-type="float">
            <text:p>4.60884615384616</text:p>
          </table:table-cell>
          <table:table-cell office:value-type="float" office:value="12.9566666666667" calcext:value-type="float">
            <text:p>12.95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1.97887323943662" calcext:value-type="float">
            <text:p>1.97887323943662</text:p>
          </table:table-cell>
          <table:table-cell office:value-type="float" office:value="1.91887323943662" calcext:value-type="float">
            <text:p>1.91887323943662</text:p>
          </table:table-cell>
          <table:table-cell office:value-type="float" office:value="0.123680555555556" calcext:value-type="float">
            <text:p>0.123680555555556</text:p>
          </table:table-cell>
          <table:table-cell office:value-type="float" office:value="5.50375" calcext:value-type="float">
            <text:p>5.50375</text:p>
          </table:table-cell>
          <table:table-cell office:value-type="float" office:value="18.416875" calcext:value-type="float">
            <text:p>18.416875</text:p>
          </table:table-cell>
          <table:table-cell office:value-type="float" office:value="43.1653125" calcext:value-type="float">
            <text:p>43.1653125</text:p>
          </table:table-cell>
          <table:table-cell office:value-type="float" office:value="21.7132142857143" calcext:value-type="float">
            <text:p>21.7132142857143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4/2020 8:00 PM</text:p>
          </table:table-cell>
          <table:table-cell office:value-type="string" calcext:value-type="string">
            <text:p>Confirmado</text:p>
          </table:table-cell>
          <table:table-cell office:value-type="float" office:value="371" calcext:value-type="float">
            <text:p>371</text:p>
          </table:table-cell>
          <table:table-cell office:value-type="float" office:value="113" calcext:value-type="float">
            <text:p>113</text:p>
          </table:table-cell>
          <table:table-cell office:value-type="float" office:value="4027" calcext:value-type="float">
            <text:p>4027</text:p>
          </table:table-cell>
          <table:table-cell office:value-type="float" office:value="1888" calcext:value-type="float">
            <text:p>1888</text:p>
          </table:table-cell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378" calcext:value-type="float">
            <text:p>3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table:style-name="ce3"/>
          <table:table-cell table:number-columns-repeated="3"/>
          <table:table-cell table:formula="of:=[.E50]-[.F50]-[.G50]" office:value-type="float" office:value="1817" calcext:value-type="float">
            <text:p>1817</text:p>
          </table:table-cell>
          <table:table-cell table:formula="of:=[.S50]-[.K50]" office:value-type="float" office:value="1439" calcext:value-type="float">
            <text:p>1439</text:p>
          </table:table-cell>
          <table:table-cell table:formula="of:=[.K50]/[.S36]" office:value-type="float" office:value="0.335403726708075" calcext:value-type="float">
            <text:p>0.335403726708075</text:p>
          </table:table-cell>
          <table:table-cell table:formula="of:=[.G50]/[.E36]" office:value-type="float" office:value="0.197183098591549" calcext:value-type="float">
            <text:p>0.197183098591549</text:p>
          </table:table-cell>
          <table:table-cell table:formula="of:=6718903-[.Y50]-[.F50]-[.G50]" office:value-type="float" office:value="6714184.46192131" calcext:value-type="float">
            <text:p>6714184.46192131</text:p>
          </table:table-cell>
          <table:table-cell table:formula="of:=NORMINV(RAND();[.T57];0.25*[.T57])" office:value-type="float" office:value="2130.53807868652" calcext:value-type="float">
            <text:p>2130.53807868652</text:p>
          </table:table-cell>
          <table:table-cell table:formula="of:=[.X50]+[.K50]" office:value-type="float" office:value="2508.53807868652" calcext:value-type="float">
            <text:p>2508.53807868652</text:p>
          </table:table-cell>
          <table:table-cell table:formula="of:=[.X50]-[.X49]" office:value-type="float" office:value="728.889906387771" calcext:value-type="float">
            <text:p>728.889906387771</text:p>
          </table:table-cell>
          <table:table-cell table:formula="of:=[.S50]-[.S49]" office:value-type="float" office:value="239" calcext:value-type="float">
            <text:p>239</text:p>
          </table:table-cell>
          <table:table-cell table:formula="of:=[.K50]-[.K49]" office:value-type="float" office:value="-17" calcext:value-type="float">
            <text:p>-17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9.14880208333" calcext:value-type="float">
            <text:p>1019.14880208333</text:p>
          </table:table-cell>
          <table:table-cell office:value-type="float" office:value="151.71703125" calcext:value-type="float">
            <text:p>151.71703125</text:p>
          </table:table-cell>
          <table:table-cell office:value-type="float" office:value="25.3557291666667" calcext:value-type="float">
            <text:p>25.3557291666667</text:p>
          </table:table-cell>
          <table:table-cell office:value-type="float" office:value="70.5068452380952" calcext:value-type="float">
            <text:p>70.5068452380952</text:p>
          </table:table-cell>
          <table:table-cell office:value-type="float" office:value="124.295138888889" calcext:value-type="float">
            <text:p>124.295138888889</text:p>
          </table:table-cell>
          <table:table-cell office:value-type="float" office:value="1.06048611111111" calcext:value-type="float">
            <text:p>1.06048611111111</text:p>
          </table:table-cell>
          <table:table-cell office:value-type="float" office:value="4.03" calcext:value-type="float">
            <text:p>4.03</text:p>
          </table:table-cell>
          <table:table-cell office:value-type="float" office:value="16.9366666666667" calcext:value-type="float">
            <text:p>16.9366666666667</text:p>
          </table:table-cell>
          <table:table-cell office:value-type="float" office:value="0.058541666666667" calcext:value-type="float">
            <text:p>0.058541666666667</text:p>
          </table:table-cell>
          <table:table-cell office:value-type="float" office:value="1.93375" calcext:value-type="float">
            <text:p>1.93375</text:p>
          </table:table-cell>
          <table:table-cell office:value-type="float" office:value="1.875625" calcext:value-type="float">
            <text:p>1.875625</text:p>
          </table:table-cell>
          <table:table-cell office:value-type="float" office:value="0.152013888888889" calcext:value-type="float">
            <text:p>0.152013888888889</text:p>
          </table:table-cell>
          <table:table-cell office:value-type="float" office:value="7.26520833333333" calcext:value-type="float">
            <text:p>7.26520833333333</text:p>
          </table:table-cell>
          <table:table-cell office:value-type="float" office:value="24.1902083333333" calcext:value-type="float">
            <text:p>24.1902083333333</text:p>
          </table:table-cell>
          <table:table-cell office:value-type="float" office:value="41.7105759162304" calcext:value-type="float">
            <text:p>41.7105759162304</text:p>
          </table:table-cell>
          <table:table-cell office:value-type="float" office:value="19.6504191616766" calcext:value-type="float">
            <text:p>19.6504191616766</text:p>
          </table:table-cell>
          <table:table-cell office:value-type="float" office:value="3.125" calcext:value-type="float">
            <text:p>3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5/2020 8:00 PM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4091" calcext:value-type="float">
            <text:p>4091</text:p>
          </table:table-cell>
          <table:table-cell office:value-type="float" office:value="1964" calcext:value-type="float">
            <text:p>1964</text:p>
          </table:table-cell>
          <table:table-cell office:value-type="float" office:value="347" calcext:value-type="float">
            <text:p>3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392" calcext:value-type="float">
            <text:p>39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table:style-name="ce3"/>
          <table:table-cell table:number-columns-repeated="3"/>
          <table:table-cell table:formula="of:=[.E51]-[.F51]-[.G51]" office:value-type="float" office:value="1780" calcext:value-type="float">
            <text:p>1780</text:p>
          </table:table-cell>
          <table:table-cell table:formula="of:=[.S51]-[.K51]" office:value-type="float" office:value="1388" calcext:value-type="float">
            <text:p>1388</text:p>
          </table:table-cell>
          <table:table-cell table:formula="of:=[.K51]/[.S37]" office:value-type="float" office:value="0.321311475409836" calcext:value-type="float">
            <text:p>0.321311475409836</text:p>
          </table:table-cell>
          <table:table-cell table:formula="of:=[.G51]/[.E37]" office:value-type="float" office:value="0.191924778761062" calcext:value-type="float">
            <text:p>0.191924778761062</text:p>
          </table:table-cell>
          <table:table-cell table:formula="of:=6718903-[.Y51]-[.F51]-[.G51]" office:value-type="float" office:value="6715054.40397269" calcext:value-type="float">
            <text:p>6715054.40397269</text:p>
          </table:table-cell>
          <table:table-cell table:formula="of:=NORMINV(RAND();[.T58];0.25*[.T58])" office:value-type="float" office:value="1145.59602731349" calcext:value-type="float">
            <text:p>1145.59602731349</text:p>
          </table:table-cell>
          <table:table-cell table:formula="of:=[.X51]+[.K51]" office:value-type="float" office:value="1537.59602731349" calcext:value-type="float">
            <text:p>1537.59602731349</text:p>
          </table:table-cell>
          <table:table-cell table:formula="of:=[.X51]-[.X50]" office:value-type="float" office:value="-984.942051373031" calcext:value-type="float">
            <text:p>-984.942051373031</text:p>
          </table:table-cell>
          <table:table-cell table:formula="of:=[.S51]-[.S50]" office:value-type="float" office:value="-37" calcext:value-type="float">
            <text:p>-37</text:p>
          </table:table-cell>
          <table:table-cell table:formula="of:=[.K51]-[.K50]" office:value-type="float" office:value="14" calcext:value-type="float">
            <text:p>14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9.679375" calcext:value-type="float">
            <text:p>1019.679375</text:p>
          </table:table-cell>
          <table:table-cell office:value-type="float" office:value="165.823802083333" calcext:value-type="float">
            <text:p>165.823802083333</text:p>
          </table:table-cell>
          <table:table-cell office:value-type="float" office:value="25.2719270833333" calcext:value-type="float">
            <text:p>25.2719270833333</text:p>
          </table:table-cell>
          <table:table-cell office:value-type="float" office:value="71.3282142857143" calcext:value-type="float">
            <text:p>71.3282142857143</text:p>
          </table:table-cell>
          <table:table-cell office:value-type="float" office:value="131.951180555556" calcext:value-type="float">
            <text:p>131.951180555556</text:p>
          </table:table-cell>
          <table:table-cell office:value-type="float" office:value="0.845138888888889" calcext:value-type="float">
            <text:p>0.845138888888889</text:p>
          </table:table-cell>
          <table:table-cell office:value-type="float" office:value="5.87844444444445" calcext:value-type="float">
            <text:p>5.87844444444445</text:p>
          </table:table-cell>
          <table:table-cell office:value-type="float" office:value="19.4777083333333" calcext:value-type="float">
            <text:p>19.477708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2.03791666666667" calcext:value-type="float">
            <text:p>2.03791666666667</text:p>
          </table:table-cell>
          <table:table-cell office:value-type="float" office:value="1.97208333333333" calcext:value-type="float">
            <text:p>1.97208333333333</text:p>
          </table:table-cell>
          <table:table-cell office:value-type="float" office:value="0.157361111111111" calcext:value-type="float">
            <text:p>0.157361111111111</text:p>
          </table:table-cell>
          <table:table-cell office:value-type="float" office:value="7.98375" calcext:value-type="float">
            <text:p>7.98375</text:p>
          </table:table-cell>
          <table:table-cell office:value-type="float" office:value="27.4614583333333" calcext:value-type="float">
            <text:p>27.4614583333333</text:p>
          </table:table-cell>
          <table:table-cell office:value-type="float" office:value="41.76421875" calcext:value-type="float">
            <text:p>41.76421875</text:p>
          </table:table-cell>
          <table:table-cell office:value-type="float" office:value="27.466582278481" calcext:value-type="float">
            <text:p>27.466582278481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6/2020 8:00 PM</text:p>
          </table:table-cell>
          <table:table-cell office:value-type="string" calcext:value-type="string">
            <text:p>Confirmado</text:p>
          </table:table-cell>
          <table:table-cell office:value-type="float" office:value="390" calcext:value-type="float">
            <text:p>390</text:p>
          </table:table-cell>
          <table:table-cell office:value-type="float" office:value="430" calcext:value-type="float">
            <text:p>430</text:p>
          </table:table-cell>
          <table:table-cell office:value-type="float" office:value="4481" calcext:value-type="float">
            <text:p>4481</text:p>
          </table:table-cell>
          <table:table-cell office:value-type="float" office:value="2394" calcext:value-type="float">
            <text:p>2394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397" calcext:value-type="float">
            <text:p>397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319" calcext:value-type="float">
            <text:p>319</text:p>
          </table:table-cell>
          <table:table-cell table:style-name="ce3"/>
          <table:table-cell table:number-columns-repeated="3"/>
          <table:table-cell table:formula="of:=[.E52]-[.F52]-[.G52]" office:value-type="float" office:value="1720" calcext:value-type="float">
            <text:p>1720</text:p>
          </table:table-cell>
          <table:table-cell table:formula="of:=[.S52]-[.K52]" office:value-type="float" office:value="1323" calcext:value-type="float">
            <text:p>1323</text:p>
          </table:table-cell>
          <table:table-cell table:formula="of:=[.K52]/[.S38]" office:value-type="float" office:value="0.321197411003236" calcext:value-type="float">
            <text:p>0.321197411003236</text:p>
          </table:table-cell>
          <table:table-cell table:formula="of:=[.G52]/[.E38]" office:value-type="float" office:value="0.192650918635171" calcext:value-type="float">
            <text:p>0.192650918635171</text:p>
          </table:table-cell>
          <table:table-cell table:formula="of:=6718903-[.Y52]-[.F52]-[.G52]" office:value-type="float" office:value="6714570.31089214" calcext:value-type="float">
            <text:p>6714570.31089214</text:p>
          </table:table-cell>
          <table:table-cell table:formula="of:=NORMINV(RAND();[.T59];0.25*[.T59])" office:value-type="float" office:value="1174.68910785763" calcext:value-type="float">
            <text:p>1174.68910785763</text:p>
          </table:table-cell>
          <table:table-cell table:formula="of:=[.X52]+[.K52]" office:value-type="float" office:value="1571.68910785763" calcext:value-type="float">
            <text:p>1571.68910785763</text:p>
          </table:table-cell>
          <table:table-cell table:formula="of:=[.X52]-[.X51]" office:value-type="float" office:value="29.0930805441401" calcext:value-type="float">
            <text:p>29.0930805441401</text:p>
          </table:table-cell>
          <table:table-cell table:formula="of:=[.S52]-[.S51]" office:value-type="float" office:value="-60" calcext:value-type="float">
            <text:p>-60</text:p>
          </table:table-cell>
          <table:table-cell table:formula="of:=[.K52]-[.K5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9.63916666667" calcext:value-type="float">
            <text:p>1019.63916666667</text:p>
          </table:table-cell>
          <table:table-cell office:value-type="float" office:value="164.749791666667" calcext:value-type="float">
            <text:p>164.749791666667</text:p>
          </table:table-cell>
          <table:table-cell office:value-type="float" office:value="26.1771875" calcext:value-type="float">
            <text:p>26.1771875</text:p>
          </table:table-cell>
          <table:table-cell office:value-type="float" office:value="74.8264285714286" calcext:value-type="float">
            <text:p>74.8264285714286</text:p>
          </table:table-cell>
          <table:table-cell office:value-type="float" office:value="159.636666666667" calcext:value-type="float">
            <text:p>159.636666666667</text:p>
          </table:table-cell>
          <table:table-cell office:value-type="float" office:value="0.841180555555555" calcext:value-type="float">
            <text:p>0.841180555555555</text:p>
          </table:table-cell>
          <table:table-cell office:value-type="float" office:value="10.9865555555556" calcext:value-type="float">
            <text:p>10.9865555555556</text:p>
          </table:table-cell>
          <table:table-cell office:value-type="float" office:value="18.2502083333333" calcext:value-type="float">
            <text:p>18.2502083333333</text:p>
          </table:table-cell>
          <table:table-cell office:value-type="float" office:value="0.082916666666667" calcext:value-type="float">
            <text:p>0.082916666666667</text:p>
          </table:table-cell>
          <table:table-cell office:value-type="float" office:value="2.073125" calcext:value-type="float">
            <text:p>2.073125</text:p>
          </table:table-cell>
          <table:table-cell office:value-type="float" office:value="1.9925" calcext:value-type="float">
            <text:p>1.9925</text:p>
          </table:table-cell>
          <table:table-cell office:value-type="float" office:value="0.147569444444445" calcext:value-type="float">
            <text:p>0.147569444444445</text:p>
          </table:table-cell>
          <table:table-cell office:value-type="float" office:value="5.70229166666667" calcext:value-type="float">
            <text:p>5.70229166666667</text:p>
          </table:table-cell>
          <table:table-cell office:value-type="float" office:value="23.9520833333333" calcext:value-type="float">
            <text:p>23.9520833333333</text:p>
          </table:table-cell>
          <table:table-cell office:value-type="float" office:value="39.5648958333333" calcext:value-type="float">
            <text:p>39.5648958333333</text:p>
          </table:table-cell>
          <table:table-cell office:value-type="float" office:value="26.1462179487179" calcext:value-type="float">
            <text:p>26.1462179487179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7/2020 8:00 PM</text:p>
          </table:table-cell>
          <table:table-cell office:value-type="string" calcext:value-type="string">
            <text:p>Confirmado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4498" calcext:value-type="float">
            <text:p>4498</text:p>
          </table:table-cell>
          <table:table-cell office:value-type="float" office:value="2505" calcext:value-type="float">
            <text:p>2505</text:p>
          </table:table-cell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table:style-name="ce3"/>
          <table:table-cell table:number-columns-repeated="3"/>
          <table:table-cell table:formula="of:=[.E53]-[.F53]-[.G53]" office:value-type="float" office:value="1611" calcext:value-type="float">
            <text:p>1611</text:p>
          </table:table-cell>
          <table:table-cell table:formula="of:=[.S53]-[.K53]" office:value-type="float" office:value="1221" calcext:value-type="float">
            <text:p>1221</text:p>
          </table:table-cell>
          <table:table-cell table:formula="of:=[.K53]/[.S39]" office:value-type="float" office:value="0.301857585139319" calcext:value-type="float">
            <text:p>0.301857585139319</text:p>
          </table:table-cell>
          <table:table-cell table:formula="of:=[.G53]/[.E39]" office:value-type="float" office:value="0.191382765531062" calcext:value-type="float">
            <text:p>0.191382765531062</text:p>
          </table:table-cell>
          <table:table-cell table:formula="of:=6718903-[.Y53]-[.F53]-[.G53]" office:value-type="float" office:value="6714104.68725548" calcext:value-type="float">
            <text:p>6714104.68725548</text:p>
          </table:table-cell>
          <table:table-cell table:formula="of:=NORMINV(RAND();[.T60];0.25*[.T60])" office:value-type="float" office:value="1521.31274451732" calcext:value-type="float">
            <text:p>1521.31274451732</text:p>
          </table:table-cell>
          <table:table-cell table:formula="of:=[.X53]+[.K53]" office:value-type="float" office:value="1911.31274451732" calcext:value-type="float">
            <text:p>1911.31274451732</text:p>
          </table:table-cell>
          <table:table-cell table:formula="of:=[.X53]-[.X52]" office:value-type="float" office:value="346.623636659697" calcext:value-type="float">
            <text:p>346.623636659697</text:p>
          </table:table-cell>
          <table:table-cell table:formula="of:=[.S53]-[.S52]" office:value-type="float" office:value="-109" calcext:value-type="float">
            <text:p>-109</text:p>
          </table:table-cell>
          <table:table-cell table:formula="of:=[.K53]-[.K52]" office:value-type="float" office:value="-7" calcext:value-type="float">
            <text:p>-7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1021.91260416667" calcext:value-type="float">
            <text:p>1021.91260416667</text:p>
          </table:table-cell>
          <table:table-cell office:value-type="float" office:value="144.8865625" calcext:value-type="float">
            <text:p>144.8865625</text:p>
          </table:table-cell>
          <table:table-cell office:value-type="float" office:value="25.81828125" calcext:value-type="float">
            <text:p>25.81828125</text:p>
          </table:table-cell>
          <table:table-cell office:value-type="float" office:value="73.4223214285715" calcext:value-type="float">
            <text:p>73.4223214285715</text:p>
          </table:table-cell>
          <table:table-cell office:value-type="float" office:value="157.197569444444" calcext:value-type="float">
            <text:p>157.197569444444</text:p>
          </table:table-cell>
          <table:table-cell office:value-type="float" office:value="0.903263888888889" calcext:value-type="float">
            <text:p>0.903263888888889</text:p>
          </table:table-cell>
          <table:table-cell office:value-type="float" office:value="5.91851063829787" calcext:value-type="float">
            <text:p>5.91851063829787</text:p>
          </table:table-cell>
          <table:table-cell office:value-type="float" office:value="15.3820833333333" calcext:value-type="float">
            <text:p>15.3820833333333</text:p>
          </table:table-cell>
          <table:table-cell office:value-type="float" office:value="0.055625" calcext:value-type="float">
            <text:p>0.055625</text:p>
          </table:table-cell>
          <table:table-cell office:value-type="float" office:value="1.93791666666667" calcext:value-type="float">
            <text:p>1.93791666666667</text:p>
          </table:table-cell>
          <table:table-cell office:value-type="float" office:value="1.88333333333333" calcext:value-type="float">
            <text:p>1.88333333333333</text:p>
          </table:table-cell>
          <table:table-cell office:value-type="float" office:value="0.124027777777778" calcext:value-type="float">
            <text:p>0.124027777777778</text:p>
          </table:table-cell>
          <table:table-cell office:value-type="float" office:value="7.74645833333333" calcext:value-type="float">
            <text:p>7.74645833333333</text:p>
          </table:table-cell>
          <table:table-cell office:value-type="float" office:value="23.1235416666667" calcext:value-type="float">
            <text:p>23.1235416666667</text:p>
          </table:table-cell>
          <table:table-cell office:value-type="float" office:value="41.77171875" calcext:value-type="float">
            <text:p>41.77171875</text:p>
          </table:table-cell>
          <table:table-cell office:value-type="float" office:value="23.5415568862275" calcext:value-type="float">
            <text:p>23.5415568862275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8/2020 8:00 PM</text:p>
          </table:table-cell>
          <table:table-cell office:value-type="string" calcext:value-type="string">
            <text:p>Confirmado</text:p>
          </table:table-cell>
          <table:table-cell office:value-type="float" office:value="763" calcext:value-type="float">
            <text:p>763</text:p>
          </table:table-cell>
          <table:table-cell office:value-type="float" office:value="319" calcext:value-type="float">
            <text:p>319</text:p>
          </table:table-cell>
          <table:table-cell office:value-type="float" office:value="5261" calcext:value-type="float">
            <text:p>5261</text:p>
          </table:table-cell>
          <table:table-cell office:value-type="float" office:value="2824" calcext:value-type="float">
            <text:p>2824</text:p>
          </table:table-cell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408" calcext:value-type="float">
            <text:p>408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style-name="ce3"/>
          <table:table-cell table:number-columns-repeated="3"/>
          <table:table-cell table:formula="of:=[.E54]-[.F54]-[.G54]" office:value-type="float" office:value="2032" calcext:value-type="float">
            <text:p>2032</text:p>
          </table:table-cell>
          <table:table-cell table:formula="of:=[.S54]-[.K54]" office:value-type="float" office:value="1624" calcext:value-type="float">
            <text:p>1624</text:p>
          </table:table-cell>
          <table:table-cell table:formula="of:=[.K54]/[.S40]" office:value-type="float" office:value="0.258391386953768" calcext:value-type="float">
            <text:p>0.258391386953768</text:p>
          </table:table-cell>
          <table:table-cell table:formula="of:=[.G54]/[.E40]" office:value-type="float" office:value="0.174418604651163" calcext:value-type="float">
            <text:p>0.174418604651163</text:p>
          </table:table-cell>
          <table:table-cell table:formula="of:=6718903-[.Y54]-[.F54]-[.G54]" office:value-type="float" office:value="6713936.32384844" calcext:value-type="float">
            <text:p>6713936.32384844</text:p>
          </table:table-cell>
          <table:table-cell table:formula="of:=NORMINV(RAND();[.T61];0.25*[.T61])" office:value-type="float" office:value="1329.67615156426" calcext:value-type="float">
            <text:p>1329.67615156426</text:p>
          </table:table-cell>
          <table:table-cell table:formula="of:=[.X54]+[.K54]" office:value-type="float" office:value="1737.67615156426" calcext:value-type="float">
            <text:p>1737.67615156426</text:p>
          </table:table-cell>
          <table:table-cell table:formula="of:=[.X54]-[.X53]" office:value-type="float" office:value="-191.636592953062" calcext:value-type="float">
            <text:p>-191.636592953062</text:p>
          </table:table-cell>
          <table:table-cell table:formula="of:=[.S54]-[.S53]" office:value-type="float" office:value="421" calcext:value-type="float">
            <text:p>421</text:p>
          </table:table-cell>
          <table:table-cell table:formula="of:=[.K54]-[.K53]" office:value-type="float" office:value="18" calcext:value-type="float">
            <text:p>1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1.1203125" calcext:value-type="float">
            <text:p>1021.1203125</text:p>
          </table:table-cell>
          <table:table-cell office:value-type="float" office:value="139.0625" calcext:value-type="float">
            <text:p>139.0625</text:p>
          </table:table-cell>
          <table:table-cell office:value-type="float" office:value="25.4534375" calcext:value-type="float">
            <text:p>25.4534375</text:p>
          </table:table-cell>
          <table:table-cell office:value-type="float" office:value="71.3413095238095" calcext:value-type="float">
            <text:p>71.3413095238095</text:p>
          </table:table-cell>
          <table:table-cell office:value-type="float" office:value="142.290555555556" calcext:value-type="float">
            <text:p>142.290555555556</text:p>
          </table:table-cell>
          <table:table-cell office:value-type="float" office:value="0.875972222222222" calcext:value-type="float">
            <text:p>0.875972222222222</text:p>
          </table:table-cell>
          <table:table-cell office:value-type="float" office:value="6.1345652173913" calcext:value-type="float">
            <text:p>6.1345652173913</text:p>
          </table:table-cell>
          <table:table-cell office:value-type="float" office:value="20.836875" calcext:value-type="float">
            <text:p>20.836875</text:p>
          </table:table-cell>
          <table:table-cell office:value-type="float" office:value="0.068412698412699" calcext:value-type="float">
            <text:p>0.068412698412699</text:p>
          </table:table-cell>
          <table:table-cell office:value-type="float" office:value="1.99333333333333" calcext:value-type="float">
            <text:p>1.99333333333333</text:p>
          </table:table-cell>
          <table:table-cell office:value-type="float" office:value="1.92571428571429" calcext:value-type="float">
            <text:p>1.92571428571429</text:p>
          </table:table-cell>
          <table:table-cell office:value-type="float" office:value="0.147291666666667" calcext:value-type="float">
            <text:p>0.147291666666667</text:p>
          </table:table-cell>
          <table:table-cell office:value-type="float" office:value="8.82770833333334" calcext:value-type="float">
            <text:p>8.82770833333334</text:p>
          </table:table-cell>
          <table:table-cell office:value-type="float" office:value="29.666875" calcext:value-type="float">
            <text:p>29.666875</text:p>
          </table:table-cell>
          <table:table-cell office:value-type="float" office:value="35.9169270833333" calcext:value-type="float">
            <text:p>35.9169270833333</text:p>
          </table:table-cell>
          <table:table-cell office:value-type="float" office:value="28.6081547619048" calcext:value-type="float">
            <text:p>28.6081547619048</text:p>
          </table:table-cell>
          <table:table-cell office:value-type="float" office:value="6.69565217391304" calcext:value-type="float">
            <text:p>6.69565217391304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29/2020 8:00 PM</text:p>
          </table:table-cell>
          <table:table-cell office:value-type="string" calcext:value-type="string">
            <text:p>Confirmado</text:p>
          </table:table-cell>
          <table:table-cell office:value-type="float" office:value="293" calcext:value-type="float">
            <text:p>293</text:p>
          </table:table-cell>
          <table:table-cell office:value-type="float" office:value="243" calcext:value-type="float">
            <text:p>243</text:p>
          </table:table-cell>
          <table:table-cell office:value-type="float" office:value="5554" calcext:value-type="float">
            <text:p>5554</text:p>
          </table:table-cell>
          <table:table-cell office:value-type="float" office:value="3067" calcext:value-type="float">
            <text:p>3067</text:p>
          </table:table-cell>
          <table:table-cell office:value-type="float" office:value="456" calcext:value-type="float">
            <text:p>4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405" calcext:value-type="float">
            <text:p>405</text:p>
          </table:table-cell>
          <table:table-cell table:style-name="ce3"/>
          <table:table-cell table:number-columns-repeated="3"/>
          <table:table-cell table:formula="of:=[.E55]-[.F55]-[.G55]" office:value-type="float" office:value="2031" calcext:value-type="float">
            <text:p>2031</text:p>
          </table:table-cell>
          <table:table-cell table:formula="of:=[.S55]-[.K55]" office:value-type="float" office:value="1600" calcext:value-type="float">
            <text:p>1600</text:p>
          </table:table-cell>
          <table:table-cell table:formula="of:=[.K55]/[.S41]" office:value-type="float" office:value="0.278603749191984" calcext:value-type="float">
            <text:p>0.278603749191984</text:p>
          </table:table-cell>
          <table:table-cell table:formula="of:=[.G55]/[.E41]" office:value-type="float" office:value="0.190555787714166" calcext:value-type="float">
            <text:p>0.190555787714166</text:p>
          </table:table-cell>
          <table:table-cell table:formula="of:=6718903-[.Y55]-[.F55]-[.G55]" office:value-type="float" office:value="6713126.34492591" calcext:value-type="float">
            <text:p>6713126.34492591</text:p>
          </table:table-cell>
          <table:table-cell table:formula="of:=NORMINV(RAND();[.T62];0.25*[.T62])" office:value-type="float" office:value="1822.65507408945" calcext:value-type="float">
            <text:p>1822.65507408945</text:p>
          </table:table-cell>
          <table:table-cell table:formula="of:=[.X55]+[.K55]" office:value-type="float" office:value="2253.65507408945" calcext:value-type="float">
            <text:p>2253.65507408945</text:p>
          </table:table-cell>
          <table:table-cell table:formula="of:=[.X55]-[.X54]" office:value-type="float" office:value="492.978922525192" calcext:value-type="float">
            <text:p>492.978922525192</text:p>
          </table:table-cell>
          <table:table-cell table:formula="of:=[.S55]-[.S54]" office:value-type="float" office:value="-1" calcext:value-type="float">
            <text:p>-1</text:p>
          </table:table-cell>
          <table:table-cell table:formula="of:=[.K55]-[.K54]" office:value-type="float" office:value="23" calcext:value-type="float">
            <text:p>23</text:p>
          </table:table-cell>
          <table:table-cell office:value-type="float" office:value="0.00261780104712" calcext:value-type="float">
            <text:p>0.00261780104712</text:p>
          </table:table-cell>
          <table:table-cell office:value-type="float" office:value="1018.72979166667" calcext:value-type="float">
            <text:p>1018.72979166667</text:p>
          </table:table-cell>
          <table:table-cell office:value-type="float" office:value="160.316458333333" calcext:value-type="float">
            <text:p>160.316458333333</text:p>
          </table:table-cell>
          <table:table-cell office:value-type="float" office:value="25.8648691099476" calcext:value-type="float">
            <text:p>25.8648691099476</text:p>
          </table:table-cell>
          <table:table-cell office:value-type="float" office:value="72.9531736526946" calcext:value-type="float">
            <text:p>72.9531736526946</text:p>
          </table:table-cell>
          <table:table-cell office:value-type="float" office:value="150.592317880795" calcext:value-type="float">
            <text:p>150.592317880795</text:p>
          </table:table-cell>
          <table:table-cell office:value-type="float" office:value="0.839337748344371" calcext:value-type="float">
            <text:p>0.839337748344371</text:p>
          </table:table-cell>
          <table:table-cell office:value-type="float" office:value="8.72915789473684" calcext:value-type="float">
            <text:p>8.72915789473684</text:p>
          </table:table-cell>
          <table:table-cell office:value-type="float" office:value="26.2166666666667" calcext:value-type="float">
            <text:p>26.2166666666667</text:p>
          </table:table-cell>
          <table:table-cell office:value-type="float" office:value="0.077916666666667" calcext:value-type="float">
            <text:p>0.077916666666667</text:p>
          </table:table-cell>
          <table:table-cell office:value-type="float" office:value="2.02666666666667" calcext:value-type="float">
            <text:p>2.02666666666667</text:p>
          </table:table-cell>
          <table:table-cell office:value-type="float" office:value="1.94875" calcext:value-type="float">
            <text:p>1.94875</text:p>
          </table:table-cell>
          <table:table-cell office:value-type="float" office:value="0.164195804195804" calcext:value-type="float">
            <text:p>0.164195804195804</text:p>
          </table:table-cell>
          <table:table-cell office:value-type="float" office:value="11.7647916666667" calcext:value-type="float">
            <text:p>11.7647916666667</text:p>
          </table:table-cell>
          <table:table-cell office:value-type="float" office:value="37.979375" calcext:value-type="float">
            <text:p>37.979375</text:p>
          </table:table-cell>
          <table:table-cell office:value-type="float" office:value="31.8379581151833" calcext:value-type="float">
            <text:p>31.8379581151833</text:p>
          </table:table-cell>
          <table:table-cell office:value-type="float" office:value="32.1666285714286" calcext:value-type="float">
            <text:p>32.1666285714286</text:p>
          </table:table-cell>
          <table:table-cell office:value-type="float" office:value="9.25" calcext:value-type="float">
            <text:p>9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4/30/2020 8:00 PM</text:p>
          </table:table-cell>
          <table:table-cell office:value-type="string" calcext:value-type="string">
            <text:p>Confirmado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5689" calcext:value-type="float">
            <text:p>5689</text:p>
          </table:table-cell>
          <table:table-cell office:value-type="float" office:value="3467" calcext:value-type="float">
            <text:p>3467</text:p>
          </table:table-cell>
          <table:table-cell office:value-type="float" office:value="496" calcext:value-type="float">
            <text:p>49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443" calcext:value-type="float">
            <text:p>443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438" calcext:value-type="float">
            <text:p>438</text:p>
          </table:table-cell>
          <table:table-cell table:style-name="ce3"/>
          <table:table-cell table:number-columns-repeated="3"/>
          <table:table-cell table:formula="of:=[.E56]-[.F56]-[.G56]" office:value-type="float" office:value="1726" calcext:value-type="float">
            <text:p>1726</text:p>
          </table:table-cell>
          <table:table-cell table:formula="of:=[.S56]-[.K56]" office:value-type="float" office:value="1283" calcext:value-type="float">
            <text:p>1283</text:p>
          </table:table-cell>
          <table:table-cell table:formula="of:=[.K56]/[.S42]" office:value-type="float" office:value="0.275668948350964" calcext:value-type="float">
            <text:p>0.275668948350964</text:p>
          </table:table-cell>
          <table:table-cell table:formula="of:=[.G56]/[.E42]" office:value-type="float" office:value="0.196903533148075" calcext:value-type="float">
            <text:p>0.196903533148075</text:p>
          </table:table-cell>
          <table:table-cell table:formula="of:=6718903-[.Y56]-[.F56]-[.G56]" office:value-type="float" office:value="6713028.25594936" calcext:value-type="float">
            <text:p>6713028.25594936</text:p>
          </table:table-cell>
          <table:table-cell table:formula="of:=NORMINV(RAND();[.T63];0.25*[.T63])" office:value-type="float" office:value="1468.74405063938" calcext:value-type="float">
            <text:p>1468.74405063938</text:p>
          </table:table-cell>
          <table:table-cell table:formula="of:=[.X56]+[.K56]" office:value-type="float" office:value="1911.74405063938" calcext:value-type="float">
            <text:p>1911.74405063938</text:p>
          </table:table-cell>
          <table:table-cell table:formula="of:=[.X56]-[.X55]" office:value-type="float" office:value="-353.911023450071" calcext:value-type="float">
            <text:p>-353.911023450071</text:p>
          </table:table-cell>
          <table:table-cell table:formula="of:=[.S56]-[.S55]" office:value-type="float" office:value="-305" calcext:value-type="float">
            <text:p>-305</text:p>
          </table:table-cell>
          <table:table-cell table:formula="of:=[.K56]-[.K55]" office:value-type="float" office:value="12" calcext:value-type="float">
            <text:p>12</text:p>
          </table:table-cell>
          <table:table-cell office:value-type="float" office:value="0.000523560209424" calcext:value-type="float">
            <text:p>0.000523560209424</text:p>
          </table:table-cell>
          <table:table-cell office:value-type="float" office:value="1016.04947643979" calcext:value-type="float">
            <text:p>1016.04947643979</text:p>
          </table:table-cell>
          <table:table-cell office:value-type="float" office:value="152.950994764398" calcext:value-type="float">
            <text:p>152.950994764398</text:p>
          </table:table-cell>
          <table:table-cell office:value-type="float" office:value="27.16328125" calcext:value-type="float">
            <text:p>27.16328125</text:p>
          </table:table-cell>
          <table:table-cell office:value-type="float" office:value="60.2612571428571" calcext:value-type="float">
            <text:p>60.2612571428571</text:p>
          </table:table-cell>
          <table:table-cell office:value-type="float" office:value="188.528857142857" calcext:value-type="float">
            <text:p>188.528857142857</text:p>
          </table:table-cell>
          <table:table-cell office:value-type="float" office:value="0.998285714285714" calcext:value-type="float">
            <text:p>0.998285714285714</text:p>
          </table:table-cell>
          <table:table-cell office:value-type="float" office:value="5.69484210526316" calcext:value-type="float">
            <text:p>5.69484210526316</text:p>
          </table:table-cell>
          <table:table-cell office:value-type="float" office:value="36.2583333333333" calcext:value-type="float">
            <text:p>36.2583333333333</text:p>
          </table:table-cell>
          <table:table-cell office:value-type="float" office:value="0.111388888888889" calcext:value-type="float">
            <text:p>0.111388888888889</text:p>
          </table:table-cell>
          <table:table-cell office:value-type="float" office:value="2.15861111111111" calcext:value-type="float">
            <text:p>2.15861111111111</text:p>
          </table:table-cell>
          <table:table-cell office:value-type="float" office:value="2.04736111111111" calcext:value-type="float">
            <text:p>2.04736111111111</text:p>
          </table:table-cell>
          <table:table-cell office:value-type="float" office:value="0.252152777777778" calcext:value-type="float">
            <text:p>0.252152777777778</text:p>
          </table:table-cell>
          <table:table-cell office:value-type="float" office:value="21.5229166666667" calcext:value-type="float">
            <text:p>21.5229166666667</text:p>
          </table:table-cell>
          <table:table-cell office:value-type="float" office:value="57.76875" calcext:value-type="float">
            <text:p>57.76875</text:p>
          </table:table-cell>
          <table:table-cell office:value-type="float" office:value="40.2011413043478" calcext:value-type="float">
            <text:p>40.2011413043478</text:p>
          </table:table-cell>
          <table:table-cell office:value-type="float" office:value="44.7603243243243" calcext:value-type="float">
            <text:p>44.7603243243243</text:p>
          </table:table-cell>
          <table:table-cell office:value-type="float" office:value="24.1578947368421" calcext:value-type="float">
            <text:p>24.1578947368421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1/2020 8:00 PM</text:p>
          </table:table-cell>
          <table:table-cell office:value-type="string" calcext:value-type="string">
            <text:p>Confirmado</text:p>
          </table:table-cell>
          <table:table-cell office:value-type="float" office:value="214" calcext:value-type="float">
            <text:p>214</text:p>
          </table:table-cell>
          <table:table-cell office:value-type="float" office:value="249" calcext:value-type="float">
            <text:p>249</text:p>
          </table:table-cell>
          <table:table-cell office:value-type="float" office:value="5903" calcext:value-type="float">
            <text:p>5903</text:p>
          </table:table-cell>
          <table:table-cell office:value-type="float" office:value="3716" calcext:value-type="float">
            <text:p>3716</text:p>
          </table:table-cell>
          <table:table-cell office:value-type="float" office:value="535" calcext:value-type="float">
            <text:p>53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float" office:value="473" calcext:value-type="float">
            <text:p>473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469" calcext:value-type="float">
            <text:p>469</text:p>
          </table:table-cell>
          <table:table-cell office:value-type="float" office:value="4324" calcext:value-type="float">
            <text:p>4324</text:p>
          </table:table-cell>
          <table:table-cell table:number-columns-repeated="3"/>
          <table:table-cell table:formula="of:=[.E57]-[.F57]-[.G57]" office:value-type="float" office:value="1652" calcext:value-type="float">
            <text:p>1652</text:p>
          </table:table-cell>
          <table:table-cell table:formula="of:=[.S57]-[.K57]" office:value-type="float" office:value="1179" calcext:value-type="float">
            <text:p>1179</text:p>
          </table:table-cell>
          <table:table-cell table:formula="of:=[.K57]/[.S43]" office:value-type="float" office:value="0.279881656804734" calcext:value-type="float">
            <text:p>0.279881656804734</text:p>
          </table:table-cell>
          <table:table-cell table:formula="of:=[.G57]/[.E43]" office:value-type="float" office:value="0.201203459947349" calcext:value-type="float">
            <text:p>0.201203459947349</text:p>
          </table:table-cell>
          <table:table-cell table:formula="of:=6718903-[.Y57]-[.F57]-[.G57]" office:value-type="float" office:value="6712945.54950751" calcext:value-type="float">
            <text:p>6712945.54950751</text:p>
          </table:table-cell>
          <table:table-cell table:formula="of:=NORMINV(RAND();[.T64];0.25*[.T64])" office:value-type="float" office:value="1233.45049248647" calcext:value-type="float">
            <text:p>1233.45049248647</text:p>
          </table:table-cell>
          <table:table-cell table:formula="of:=[.X57]+[.K57]" office:value-type="float" office:value="1706.45049248647" calcext:value-type="float">
            <text:p>1706.45049248647</text:p>
          </table:table-cell>
          <table:table-cell table:formula="of:=[.X57]-[.X56]" office:value-type="float" office:value="-235.293558152913" calcext:value-type="float">
            <text:p>-235.293558152913</text:p>
          </table:table-cell>
          <table:table-cell table:formula="of:=[.S57]-[.S56]" office:value-type="float" office:value="-74" calcext:value-type="float">
            <text:p>-74</text:p>
          </table:table-cell>
          <table:table-cell table:formula="of:=[.K57]-[.K56]" office:value-type="float" office:value="30" calcext:value-type="float">
            <text:p>30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7.25994791667" calcext:value-type="float">
            <text:p>1017.25994791667</text:p>
          </table:table-cell>
          <table:table-cell office:value-type="float" office:value="141.79296875" calcext:value-type="float">
            <text:p>141.79296875</text:p>
          </table:table-cell>
          <table:table-cell office:value-type="float" office:value="25.87296875" calcext:value-type="float">
            <text:p>25.87296875</text:p>
          </table:table-cell>
          <table:table-cell office:value-type="float" office:value="70.9833333333333" calcext:value-type="float">
            <text:p>70.9833333333333</text:p>
          </table:table-cell>
          <table:table-cell office:value-type="float" office:value="192.960238095238" calcext:value-type="float">
            <text:p>192.960238095238</text:p>
          </table:table-cell>
          <table:table-cell office:value-type="float" office:value="1.07357142857143" calcext:value-type="float">
            <text:p>1.07357142857143</text:p>
          </table:table-cell>
          <table:table-cell office:value-type="float" office:value="3.59568421052631" calcext:value-type="float">
            <text:p>3.59568421052631</text:p>
          </table:table-cell>
          <table:table-cell office:value-type="float" office:value="27.189375" calcext:value-type="float">
            <text:p>27.189375</text:p>
          </table:table-cell>
          <table:table-cell office:value-type="float" office:value="0.105972222222222" calcext:value-type="float">
            <text:p>0.105972222222222</text:p>
          </table:table-cell>
          <table:table-cell office:value-type="float" office:value="2.13861111111111" calcext:value-type="float">
            <text:p>2.13861111111111</text:p>
          </table:table-cell>
          <table:table-cell office:value-type="float" office:value="2.03277777777778" calcext:value-type="float">
            <text:p>2.03277777777778</text:p>
          </table:table-cell>
          <table:table-cell office:value-type="float" office:value="0.212916666666667" calcext:value-type="float">
            <text:p>0.212916666666667</text:p>
          </table:table-cell>
          <table:table-cell office:value-type="float" office:value="8.20854166666667" calcext:value-type="float">
            <text:p>8.20854166666667</text:p>
          </table:table-cell>
          <table:table-cell office:value-type="float" office:value="35.3989583333333" calcext:value-type="float">
            <text:p>35.3989583333333</text:p>
          </table:table-cell>
          <table:table-cell office:value-type="float" office:value="54.0640625" calcext:value-type="float">
            <text:p>54.0640625</text:p>
          </table:table-cell>
          <table:table-cell office:value-type="float" office:value="51.0522994652406" calcext:value-type="float">
            <text:p>51.0522994652406</text:p>
          </table:table-cell>
          <table:table-cell office:value-type="float" office:value="26.625" calcext:value-type="float">
            <text:p>26.6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2/2020 8:00 PM</text:p>
          </table:table-cell>
          <table:table-cell office:value-type="string" calcext:value-type="string">
            <text:p>Confirmado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6189" calcext:value-type="float">
            <text:p>6189</text:p>
          </table:table-cell>
          <table:table-cell office:value-type="float" office:value="4027" calcext:value-type="float">
            <text:p>4027</text:p>
          </table:table-cell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505" calcext:value-type="float">
            <text:p>505</text:p>
          </table:table-cell>
          <table:table-cell office:value-type="float" office:value="1323" calcext:value-type="float">
            <text:p>1323</text:p>
          </table:table-cell>
          <table:table-cell table:number-columns-repeated="3"/>
          <table:table-cell table:formula="of:=[.E58]-[.F58]-[.G58]" office:value-type="float" office:value="1588" calcext:value-type="float">
            <text:p>1588</text:p>
          </table:table-cell>
          <table:table-cell table:formula="of:=[.S58]-[.K58]" office:value-type="float" office:value="1102" calcext:value-type="float">
            <text:p>1102</text:p>
          </table:table-cell>
          <table:table-cell table:formula="of:=[.K58]/[.S44]" office:value-type="float" office:value="0.261712439418417" calcext:value-type="float">
            <text:p>0.261712439418417</text:p>
          </table:table-cell>
          <table:table-cell table:formula="of:=[.G58]/[.E44]" office:value-type="float" office:value="0.194840461642906" calcext:value-type="float">
            <text:p>0.194840461642906</text:p>
          </table:table-cell>
          <table:table-cell table:formula="of:=6718903-[.Y58]-[.F58]-[.G58]" office:value-type="float" office:value="6711943.38999191" calcext:value-type="float">
            <text:p>6711943.38999191</text:p>
          </table:table-cell>
          <table:table-cell table:formula="of:=NORMINV(RAND();[.T65];0.25*[.T65])" office:value-type="float" office:value="1872.61000808631" calcext:value-type="float">
            <text:p>1872.61000808631</text:p>
          </table:table-cell>
          <table:table-cell table:formula="of:=[.X58]+[.K58]" office:value-type="float" office:value="2358.61000808631" calcext:value-type="float">
            <text:p>2358.61000808631</text:p>
          </table:table-cell>
          <table:table-cell table:formula="of:=[.X58]-[.X57]" office:value-type="float" office:value="639.159515599842" calcext:value-type="float">
            <text:p>639.159515599842</text:p>
          </table:table-cell>
          <table:table-cell table:formula="of:=[.S58]-[.S57]" office:value-type="float" office:value="-64" calcext:value-type="float">
            <text:p>-64</text:p>
          </table:table-cell>
          <table:table-cell table:formula="of:=[.K58]-[.K57]" office:value-type="float" office:value="13" calcext:value-type="float">
            <text:p>13</text:p>
          </table:table-cell>
          <table:table-cell office:value-type="float" office:value="0.903684210526316" calcext:value-type="float">
            <text:p>0.903684210526316</text:p>
          </table:table-cell>
          <table:table-cell office:value-type="float" office:value="1015.03405263158" calcext:value-type="float">
            <text:p>1015.03405263158</text:p>
          </table:table-cell>
          <table:table-cell office:value-type="float" office:value="136.268783068783" calcext:value-type="float">
            <text:p>136.268783068783</text:p>
          </table:table-cell>
          <table:table-cell office:value-type="float" office:value="25.1491534391534" calcext:value-type="float">
            <text:p>25.1491534391534</text:p>
          </table:table-cell>
          <table:table-cell office:value-type="float" office:value="82.7525748502994" calcext:value-type="float">
            <text:p>82.7525748502994</text:p>
          </table:table-cell>
          <table:table-cell office:value-type="float" office:value="189.419401197605" calcext:value-type="float">
            <text:p>189.419401197605</text:p>
          </table:table-cell>
          <table:table-cell office:value-type="float" office:value="1.21532934131737" calcext:value-type="float">
            <text:p>1.21532934131737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20.7822727272727" calcext:value-type="float">
            <text:p>20.7822727272727</text:p>
          </table:table-cell>
          <table:table-cell office:value-type="float" office:value="0.081090909090909" calcext:value-type="float">
            <text:p>0.081090909090909</text:p>
          </table:table-cell>
          <table:table-cell office:value-type="float" office:value="2.03727272727273" calcext:value-type="float">
            <text:p>2.03727272727273</text:p>
          </table:table-cell>
          <table:table-cell office:value-type="float" office:value="1.95490909090909" calcext:value-type="float">
            <text:p>1.95490909090909</text:p>
          </table:table-cell>
          <table:table-cell office:value-type="float" office:value="0.168391608391608" calcext:value-type="float">
            <text:p>0.168391608391608</text:p>
          </table:table-cell>
          <table:table-cell office:value-type="float" office:value="5.35431818181818" calcext:value-type="float">
            <text:p>5.35431818181818</text:p>
          </table:table-cell>
          <table:table-cell office:value-type="float" office:value="26.1318181818182" calcext:value-type="float">
            <text:p>26.1318181818182</text:p>
          </table:table-cell>
          <table:table-cell office:value-type="float" office:value="58.1115135135135" calcext:value-type="float">
            <text:p>58.1115135135135</text:p>
          </table:table-cell>
          <table:table-cell office:value-type="float" office:value="44.3695857988166" calcext:value-type="float">
            <text:p>44.3695857988166</text:p>
          </table:table-cell>
          <table:table-cell office:value-type="float" office:value="15.9166666666667" calcext:value-type="float">
            <text:p>1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3/2020 8:00 PM</text:p>
          </table:table-cell>
          <table:table-cell office:value-type="string" calcext:value-type="string">
            <text:p>Confirmado</text:p>
          </table:table-cell>
          <table:table-cell office:value-type="float" office:value="259" calcext:value-type="float">
            <text:p>259</text:p>
          </table:table-cell>
          <table:table-cell office:value-type="float" office:value="153" calcext:value-type="float">
            <text:p>153</text:p>
          </table:table-cell>
          <table:table-cell office:value-type="float" office:value="6448" calcext:value-type="float">
            <text:p>6448</text:p>
          </table:table-cell>
          <table:table-cell office:value-type="float" office:value="4180" calcext:value-type="float">
            <text:p>4180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496" calcext:value-type="float">
            <text:p>496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538" calcext:value-type="float">
            <text:p>538</text:p>
          </table:table-cell>
          <table:table-cell office:value-type="float" office:value="1504" calcext:value-type="float">
            <text:p>1504</text:p>
          </table:table-cell>
          <table:table-cell table:number-columns-repeated="3"/>
          <table:table-cell table:formula="of:=[.E59]-[.F59]-[.G59]" office:value-type="float" office:value="1665" calcext:value-type="float">
            <text:p>1665</text:p>
          </table:table-cell>
          <table:table-cell table:formula="of:=[.S59]-[.K59]" office:value-type="float" office:value="1169" calcext:value-type="float">
            <text:p>1169</text:p>
          </table:table-cell>
          <table:table-cell table:formula="of:=[.K59]/[.S45]" office:value-type="float" office:value="0.291250733998826" calcext:value-type="float">
            <text:p>0.291250733998826</text:p>
          </table:table-cell>
          <table:table-cell table:formula="of:=[.G59]/[.E45]" office:value-type="float" office:value="0.197123242889833" calcext:value-type="float">
            <text:p>0.197123242889833</text:p>
          </table:table-cell>
          <table:table-cell table:formula="of:=6718903-[.Y59]-[.F59]-[.G59]" office:value-type="float" office:value="6712726.91022956" calcext:value-type="float">
            <text:p>6712726.91022956</text:p>
          </table:table-cell>
          <table:table-cell table:formula="of:=NORMINV(RAND();[.T66];0.25*[.T66])" office:value-type="float" office:value="897.08977044443" calcext:value-type="float">
            <text:p>897.08977044443</text:p>
          </table:table-cell>
          <table:table-cell table:formula="of:=[.X59]+[.K59]" office:value-type="float" office:value="1393.08977044443" calcext:value-type="float">
            <text:p>1393.08977044443</text:p>
          </table:table-cell>
          <table:table-cell table:formula="of:=[.X59]-[.X58]" office:value-type="float" office:value="-975.520237641883" calcext:value-type="float">
            <text:p>-975.520237641883</text:p>
          </table:table-cell>
          <table:table-cell table:formula="of:=[.S59]-[.S58]" office:value-type="float" office:value="77" calcext:value-type="float">
            <text:p>77</text:p>
          </table:table-cell>
          <table:table-cell table:formula="of:=[.K59]-[.K58]" office:value-type="float" office:value="10" calcext:value-type="float">
            <text:p>10</text:p>
          </table:table-cell>
          <table:table-cell office:value-type="float" office:value="0.123809523809524" calcext:value-type="float">
            <text:p>0.123809523809524</text:p>
          </table:table-cell>
          <table:table-cell office:value-type="float" office:value="1018.17523809524" calcext:value-type="float">
            <text:p>1018.17523809524</text:p>
          </table:table-cell>
          <table:table-cell office:value-type="float" office:value="61.5344642857143" calcext:value-type="float">
            <text:p>61.5344642857143</text:p>
          </table:table-cell>
          <table:table-cell office:value-type="float" office:value="21.9271621621622" calcext:value-type="float">
            <text:p>21.9271621621622</text:p>
          </table:table-cell>
          <table:table-cell office:value-type="float" office:value="85.2434394904459" calcext:value-type="float">
            <text:p>85.2434394904459</text:p>
          </table:table-cell>
          <table:table-cell office:value-type="float" office:value="206.002321428571" calcext:value-type="float">
            <text:p>206.002321428571</text:p>
          </table:table-cell>
          <table:table-cell office:value-type="float" office:value="0.951607142857143" calcext:value-type="float">
            <text:p>0.951607142857143</text:p>
          </table:table-cell>
          <table:table-cell office:value-type="float" office:value="4.41451612903226" calcext:value-type="float">
            <text:p>4.41451612903226</text:p>
          </table:table-cell>
          <table:table-cell office:value-type="float" office:value="29.7252173913043" calcext:value-type="float">
            <text:p>29.7252173913043</text:p>
          </table:table-cell>
          <table:table-cell office:value-type="float" office:value="0.068571428571429" calcext:value-type="float">
            <text:p>0.068571428571429</text:p>
          </table:table-cell>
          <table:table-cell office:value-type="float" office:value="1.93587301587302" calcext:value-type="float">
            <text:p>1.93587301587302</text:p>
          </table:table-cell>
          <table:table-cell office:value-type="float" office:value="1.86730158730159" calcext:value-type="float">
            <text:p>1.86730158730159</text:p>
          </table:table-cell>
          <table:table-cell office:value-type="float" office:value="0.113356643356643" calcext:value-type="float">
            <text:p>0.113356643356643</text:p>
          </table:table-cell>
          <table:table-cell office:value-type="float" office:value="9.12695652173913" calcext:value-type="float">
            <text:p>9.12695652173913</text:p>
          </table:table-cell>
          <table:table-cell office:value-type="float" office:value="38.8547826086957" calcext:value-type="float">
            <text:p>38.8547826086957</text:p>
          </table:table-cell>
          <table:table-cell office:value-type="float" office:value="32.6684523809524" calcext:value-type="float">
            <text:p>32.6684523809524</text:p>
          </table:table-cell>
          <table:table-cell office:value-type="float" office:value="20.6125" calcext:value-type="float">
            <text:p>20.6125</text:p>
          </table:table-cell>
          <table:table-cell office:value-type="float" office:value="4.125" calcext:value-type="float">
            <text:p>4.1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4/2020 8:00 PM</text:p>
          </table:table-cell>
          <table:table-cell office:value-type="string" calcext:value-type="string">
            <text:p>Confirmado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float" office:value="6750" calcext:value-type="float">
            <text:p>6750</text:p>
          </table:table-cell>
          <table:table-cell office:value-type="float" office:value="4224" calcext:value-type="float">
            <text:p>4224</text:p>
          </table:table-cell>
          <table:table-cell office:value-type="float" office:value="631" calcext:value-type="float">
            <text:p>6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2" calcext:value-type="float">
            <text:p>322</text:p>
          </table:table-cell>
          <table:table-cell office:value-type="float" office:value="527" calcext:value-type="float">
            <text:p>527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554" calcext:value-type="float">
            <text:p>554</text:p>
          </table:table-cell>
          <table:table-cell office:value-type="float" office:value="1060" calcext:value-type="float">
            <text:p>1060</text:p>
          </table:table-cell>
          <table:table-cell table:number-columns-repeated="3"/>
          <table:table-cell table:formula="of:=[.E60]-[.F60]-[.G60]" office:value-type="float" office:value="1895" calcext:value-type="float">
            <text:p>1895</text:p>
          </table:table-cell>
          <table:table-cell table:formula="of:=[.S60]-[.K60]" office:value-type="float" office:value="1368" calcext:value-type="float">
            <text:p>1368</text:p>
          </table:table-cell>
          <table:table-cell table:formula="of:=[.K60]/[.S46]" office:value-type="float" office:value="0.343322475570033" calcext:value-type="float">
            <text:p>0.343322475570033</text:p>
          </table:table-cell>
          <table:table-cell table:formula="of:=[.G60]/[.E46]" office:value-type="float" office:value="0.201790853853534" calcext:value-type="float">
            <text:p>0.201790853853534</text:p>
          </table:table-cell>
          <table:table-cell table:formula="of:=6718903-[.Y60]-[.F60]-[.G60]" office:value-type="float" office:value="6712078.79282358" calcext:value-type="float">
            <text:p>6712078.79282358</text:p>
          </table:table-cell>
          <table:table-cell table:formula="of:=NORMINV(RAND();[.T67];0.25*[.T67])" office:value-type="float" office:value="1442.20717642491" calcext:value-type="float">
            <text:p>1442.20717642491</text:p>
          </table:table-cell>
          <table:table-cell table:formula="of:=[.X60]+[.K60]" office:value-type="float" office:value="1969.20717642491" calcext:value-type="float">
            <text:p>1969.20717642491</text:p>
          </table:table-cell>
          <table:table-cell table:formula="of:=[.X60]-[.X59]" office:value-type="float" office:value="545.117405980481" calcext:value-type="float">
            <text:p>545.117405980481</text:p>
          </table:table-cell>
          <table:table-cell table:formula="of:=[.S60]-[.S59]" office:value-type="float" office:value="230" calcext:value-type="float">
            <text:p>230</text:p>
          </table:table-cell>
          <table:table-cell table:formula="of:=[.K60]-[.K59]" office:value-type="float" office:value="31" calcext:value-type="float">
            <text:p>31</text:p>
          </table:table-cell>
          <table:table-cell office:value-type="float" office:value="8.84971751412429" calcext:value-type="float">
            <text:p>8.84971751412429</text:p>
          </table:table-cell>
          <table:table-cell office:value-type="float" office:value="1016.79994350283" calcext:value-type="float">
            <text:p>1016.79994350283</text:p>
          </table:table-cell>
          <table:table-cell office:value-type="float" office:value="123.131073446328" calcext:value-type="float">
            <text:p>123.131073446328</text:p>
          </table:table-cell>
          <table:table-cell office:value-type="float" office:value="22.8152941176471" calcext:value-type="float">
            <text:p>22.8152941176471</text:p>
          </table:table-cell>
          <table:table-cell office:value-type="float" office:value="74.2421527777778" calcext:value-type="float">
            <text:p>74.2421527777778</text:p>
          </table:table-cell>
          <table:table-cell office:value-type="float" office:value="156.000892857143" calcext:value-type="float">
            <text:p>156.000892857143</text:p>
          </table:table-cell>
          <table:table-cell office:value-type="float" office:value="0.89202380952381" calcext:value-type="float">
            <text:p>0.89202380952381</text:p>
          </table:table-cell>
          <table:table-cell office:value-type="float" office:value="7.2631914893617" calcext:value-type="float">
            <text:p>7.2631914893617</text:p>
          </table:table-cell>
          <table:table-cell office:value-type="float" office:value="31.3095744680851" calcext:value-type="float">
            <text:p>31.3095744680851</text:p>
          </table:table-cell>
          <table:table-cell office:value-type="float" office:value="0.086805555555556" calcext:value-type="float">
            <text:p>0.086805555555556</text:p>
          </table:table-cell>
          <table:table-cell office:value-type="float" office:value="2.07527777777778" calcext:value-type="float">
            <text:p>2.075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0.127552447552447" calcext:value-type="float">
            <text:p>0.127552447552447</text:p>
          </table:table-cell>
          <table:table-cell office:value-type="float" office:value="12.558085106383" calcext:value-type="float">
            <text:p>12.558085106383</text:p>
          </table:table-cell>
          <table:table-cell office:value-type="float" office:value="43.8676595744681" calcext:value-type="float">
            <text:p>43.8676595744681</text:p>
          </table:table-cell>
          <table:table-cell office:value-type="float" office:value="31.4789265536723" calcext:value-type="float">
            <text:p>31.4789265536723</text:p>
          </table:table-cell>
          <table:table-cell office:value-type="float" office:value="22.9009770114942" calcext:value-type="float">
            <text:p>22.900977011494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5/2020 8:00 PM</text:p>
          </table:table-cell>
          <table:table-cell office:value-type="string" calcext:value-type="string">
            <text:p>Confirmado</text:p>
          </table:table-cell>
          <table:table-cell office:value-type="float" office:value="533" calcext:value-type="float">
            <text:p>533</text:p>
          </table:table-cell>
          <table:table-cell office:value-type="float" office:value="504" calcext:value-type="float">
            <text:p>504</text:p>
          </table:table-cell>
          <table:table-cell office:value-type="float" office:value="7283" calcext:value-type="float">
            <text:p>7283</text:p>
          </table:table-cell>
          <table:table-cell office:value-type="float" office:value="4728" calcext:value-type="float">
            <text:p>4728</text:p>
          </table:table-cell>
          <table:table-cell office:value-type="float" office:value="670" calcext:value-type="float">
            <text:p>67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float" office:value="601" calcext:value-type="float">
            <text:p>601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576" calcext:value-type="float">
            <text:p>576</text:p>
          </table:table-cell>
          <table:table-cell office:value-type="float" office:value="4416" calcext:value-type="float">
            <text:p>4416</text:p>
          </table:table-cell>
          <table:table-cell table:number-columns-repeated="3"/>
          <table:table-cell table:formula="of:=[.E61]-[.F61]-[.G61]" office:value-type="float" office:value="1885" calcext:value-type="float">
            <text:p>1885</text:p>
          </table:table-cell>
          <table:table-cell table:formula="of:=[.S61]-[.K61]" office:value-type="float" office:value="1284" calcext:value-type="float">
            <text:p>1284</text:p>
          </table:table-cell>
          <table:table-cell table:formula="of:=[.K61]/[.S47]" office:value-type="float" office:value="0.36939151813153" calcext:value-type="float">
            <text:p>0.36939151813153</text:p>
          </table:table-cell>
          <table:table-cell table:formula="of:=[.G61]/[.E47]" office:value-type="float" office:value="0.206598828245452" calcext:value-type="float">
            <text:p>0.206598828245452</text:p>
          </table:table-cell>
          <table:table-cell table:formula="of:=6718903-[.Y61]-[.F61]-[.G61]" office:value-type="float" office:value="6711507.94761039" calcext:value-type="float">
            <text:p>6711507.94761039</text:p>
          </table:table-cell>
          <table:table-cell table:formula="of:=NORMINV(RAND();[.T68];0.25*[.T68])" office:value-type="float" office:value="1396.05238961394" calcext:value-type="float">
            <text:p>1396.05238961394</text:p>
          </table:table-cell>
          <table:table-cell table:formula="of:=[.X61]+[.K61]" office:value-type="float" office:value="1997.05238961394" calcext:value-type="float">
            <text:p>1997.05238961394</text:p>
          </table:table-cell>
          <table:table-cell table:formula="of:=[.X61]-[.X60]" office:value-type="float" office:value="-46.1547868109685" calcext:value-type="float">
            <text:p>-46.1547868109685</text:p>
          </table:table-cell>
          <table:table-cell table:formula="of:=[.S61]-[.S60]" office:value-type="float" office:value="-10" calcext:value-type="float">
            <text:p>-10</text:p>
          </table:table-cell>
          <table:table-cell table:formula="of:=[.K61]-[.K60]" office:value-type="float" office:value="74" calcext:value-type="float">
            <text:p>74</text:p>
          </table:table-cell>
          <table:table-cell office:value-type="float" office:value="2.25833333333333" calcext:value-type="float">
            <text:p>2.25833333333333</text:p>
          </table:table-cell>
          <table:table-cell office:value-type="float" office:value="1012.88213541667" calcext:value-type="float">
            <text:p>1012.88213541667</text:p>
          </table:table-cell>
          <table:table-cell office:value-type="float" office:value="146.774114583333" calcext:value-type="float">
            <text:p>146.774114583333</text:p>
          </table:table-cell>
          <table:table-cell office:value-type="float" office:value="24.8289285714286" calcext:value-type="float">
            <text:p>24.8289285714286</text:p>
          </table:table-cell>
          <table:table-cell office:value-type="float" office:value="75.5411111111111" calcext:value-type="float">
            <text:p>75.5411111111111</text:p>
          </table:table-cell>
          <table:table-cell office:value-type="float" office:value="175.866607142857" calcext:value-type="float">
            <text:p>175.866607142857</text:p>
          </table:table-cell>
          <table:table-cell office:value-type="float" office:value="0.844940476190476" calcext:value-type="float">
            <text:p>0.844940476190476</text:p>
          </table:table-cell>
          <table:table-cell office:value-type="float" office:value="9.98642105263158" calcext:value-type="float">
            <text:p>9.98642105263158</text:p>
          </table:table-cell>
          <table:table-cell office:value-type="float" office:value="47.3179166666667" calcext:value-type="float">
            <text:p>47.3179166666667</text:p>
          </table:table-cell>
          <table:table-cell office:value-type="float" office:value="0.107916666666667" calcext:value-type="float">
            <text:p>0.107916666666667</text:p>
          </table:table-cell>
          <table:table-cell office:value-type="float" office:value="2.17791666666667" calcext:value-type="float">
            <text:p>2.17791666666667</text:p>
          </table:table-cell>
          <table:table-cell office:value-type="float" office:value="2.06930555555556" calcext:value-type="float">
            <text:p>2.06930555555556</text:p>
          </table:table-cell>
          <table:table-cell office:value-type="float" office:value="0.262569444444444" calcext:value-type="float">
            <text:p>0.262569444444444</text:p>
          </table:table-cell>
          <table:table-cell office:value-type="float" office:value="18.674375" calcext:value-type="float">
            <text:p>18.674375</text:p>
          </table:table-cell>
          <table:table-cell office:value-type="float" office:value="65.9925" calcext:value-type="float">
            <text:p>65.9925</text:p>
          </table:table-cell>
          <table:table-cell office:value-type="float" office:value="36.7149479166667" calcext:value-type="float">
            <text:p>36.7149479166667</text:p>
          </table:table-cell>
          <table:table-cell office:value-type="float" office:value="33.5027027027027" calcext:value-type="float">
            <text:p>33.5027027027027</text:p>
          </table:table-cell>
          <table:table-cell office:value-type="float" office:value="17.4166666666667" calcext:value-type="float">
            <text:p>17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6/2020 8:00 PM</text:p>
          </table:table-cell>
          <table:table-cell office:value-type="string" calcext:value-type="string">
            <text:p>Confirmado</text:p>
          </table:table-cell>
          <table:table-cell office:value-type="float" office:value="549" calcext:value-type="float">
            <text:p>549</text:p>
          </table:table-cell>
          <table:table-cell office:value-type="float" office:value="409" calcext:value-type="float">
            <text:p>409</text:p>
          </table:table-cell>
          <table:table-cell office:value-type="float" office:value="7832" calcext:value-type="float">
            <text:p>7832</text:p>
          </table:table-cell>
          <table:table-cell office:value-type="float" office:value="5137" calcext:value-type="float">
            <text:p>5137</text:p>
          </table:table-cell>
          <table:table-cell office:value-type="float" office:value="713" calcext:value-type="float">
            <text:p>71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25" calcext:value-type="float">
            <text:p>325</text:p>
          </table:table-cell>
          <table:table-cell office:value-type="float" office:value="567" calcext:value-type="float">
            <text:p>567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596" calcext:value-type="float">
            <text:p>596</text:p>
          </table:table-cell>
          <table:table-cell office:value-type="float" office:value="4031" calcext:value-type="float">
            <text:p>4031</text:p>
          </table:table-cell>
          <table:table-cell table:number-columns-repeated="3"/>
          <table:table-cell table:formula="of:=[.E62]-[.F62]-[.G62]" office:value-type="float" office:value="1982" calcext:value-type="float">
            <text:p>1982</text:p>
          </table:table-cell>
          <table:table-cell table:formula="of:=[.S62]-[.K62]" office:value-type="float" office:value="1415" calcext:value-type="float">
            <text:p>1415</text:p>
          </table:table-cell>
          <table:table-cell table:formula="of:=[.K62]/[.S48]" office:value-type="float" office:value="0.328886310904872" calcext:value-type="float">
            <text:p>0.328886310904872</text:p>
          </table:table-cell>
          <table:table-cell table:formula="of:=[.G62]/[.E48]" office:value-type="float" office:value="0.19877334820184" calcext:value-type="float">
            <text:p>0.19877334820184</text:p>
          </table:table-cell>
          <table:table-cell table:formula="of:=6718903-[.Y62]-[.F62]-[.G62]" office:value-type="float" office:value="6711116.0943269" calcext:value-type="float">
            <text:p>6711116.0943269</text:p>
          </table:table-cell>
          <table:table-cell table:formula="of:=NORMINV(RAND();[.T69];0.25*[.T69])" office:value-type="float" office:value="1369.90567310246" calcext:value-type="float">
            <text:p>1369.90567310246</text:p>
          </table:table-cell>
          <table:table-cell table:formula="of:=[.X62]+[.K62]" office:value-type="float" office:value="1936.90567310246" calcext:value-type="float">
            <text:p>1936.90567310246</text:p>
          </table:table-cell>
          <table:table-cell table:formula="of:=[.X62]-[.X61]" office:value-type="float" office:value="-26.14671651148" calcext:value-type="float">
            <text:p>-26.14671651148</text:p>
          </table:table-cell>
          <table:table-cell table:formula="of:=[.S62]-[.S61]" office:value-type="float" office:value="97" calcext:value-type="float">
            <text:p>97</text:p>
          </table:table-cell>
          <table:table-cell table:formula="of:=[.K62]-[.K61]" office:value-type="float" office:value="-34" calcext:value-type="float">
            <text:p>-34</text:p>
          </table:table-cell>
          <table:table-cell office:value-type="float" office:value="0.044791666666667" calcext:value-type="float">
            <text:p>0.044791666666667</text:p>
          </table:table-cell>
          <table:table-cell office:value-type="float" office:value="1012.01864583333" calcext:value-type="float">
            <text:p>1012.01864583333</text:p>
          </table:table-cell>
          <table:table-cell office:value-type="float" office:value="108.296927083333" calcext:value-type="float">
            <text:p>108.296927083333</text:p>
          </table:table-cell>
          <table:table-cell office:value-type="float" office:value="26.1301785714286" calcext:value-type="float">
            <text:p>26.1301785714286</text:p>
          </table:table-cell>
          <table:table-cell office:value-type="float" office:value="74.8847222222223" calcext:value-type="float">
            <text:p>74.8847222222223</text:p>
          </table:table-cell>
          <table:table-cell office:value-type="float" office:value="197.357106918239" calcext:value-type="float">
            <text:p>197.357106918239</text:p>
          </table:table-cell>
          <table:table-cell office:value-type="float" office:value="1.21981132075472" calcext:value-type="float">
            <text:p>1.21981132075472</text:p>
          </table:table-cell>
          <table:table-cell office:value-type="float" office:value="5.85011627906977" calcext:value-type="float">
            <text:p>5.85011627906977</text:p>
          </table:table-cell>
          <table:table-cell office:value-type="float" office:value="36.710625" calcext:value-type="float">
            <text:p>36.710625</text:p>
          </table:table-cell>
          <table:table-cell office:value-type="float" office:value="0.075555555555556" calcext:value-type="float">
            <text:p>0.075555555555556</text:p>
          </table:table-cell>
          <table:table-cell office:value-type="float" office:value="2.08569444444444" calcext:value-type="float">
            <text:p>2.08569444444444</text:p>
          </table:table-cell>
          <table:table-cell office:value-type="float" office:value="2.00986111111111" calcext:value-type="float">
            <text:p>2.00986111111111</text:p>
          </table:table-cell>
          <table:table-cell office:value-type="float" office:value="0.228028169014084" calcext:value-type="float">
            <text:p>0.228028169014084</text:p>
          </table:table-cell>
          <table:table-cell office:value-type="float" office:value="13.429375" calcext:value-type="float">
            <text:p>13.429375</text:p>
          </table:table-cell>
          <table:table-cell office:value-type="float" office:value="50.1385416666667" calcext:value-type="float">
            <text:p>50.1385416666667</text:p>
          </table:table-cell>
          <table:table-cell office:value-type="float" office:value="44.6161827956989" calcext:value-type="float">
            <text:p>44.6161827956989</text:p>
          </table:table-cell>
          <table:table-cell office:value-type="float" office:value="42.4980952380952" calcext:value-type="float">
            <text:p>42.4980952380952</text:p>
          </table:table-cell>
          <table:table-cell office:value-type="float" office:value="18.2083333333333" calcext:value-type="float">
            <text:p>18.2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7/2020 8:00 PM</text:p>
          </table:table-cell>
          <table:table-cell office:value-type="string" calcext:value-type="string">
            <text:p>Confirmado</text:p>
          </table:table-cell>
          <table:table-cell office:value-type="float" office:value="745" calcext:value-type="float">
            <text:p>745</text:p>
          </table:table-cell>
          <table:table-cell office:value-type="float" office:value="592" calcext:value-type="float">
            <text:p>592</text:p>
          </table:table-cell>
          <table:table-cell office:value-type="float" office:value="8577" calcext:value-type="float">
            <text:p>8577</text:p>
          </table:table-cell>
          <table:table-cell office:value-type="float" office:value="5729" calcext:value-type="float">
            <text:p>5729</text:p>
          </table:table-cell>
          <table:table-cell office:value-type="float" office:value="764" calcext:value-type="float">
            <text:p>76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572" calcext:value-type="float">
            <text:p>572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office:value-type="float" office:value="630" calcext:value-type="float">
            <text:p>630</text:p>
          </table:table-cell>
          <table:table-cell office:value-type="float" office:value="3992" calcext:value-type="float">
            <text:p>3992</text:p>
          </table:table-cell>
          <table:table-cell table:number-columns-repeated="3"/>
          <table:table-cell table:formula="of:=[.E63]-[.F63]-[.G63]" office:value-type="float" office:value="2084" calcext:value-type="float">
            <text:p>2084</text:p>
          </table:table-cell>
          <table:table-cell table:formula="of:=[.S63]-[.K63]" office:value-type="float" office:value="1512" calcext:value-type="float">
            <text:p>1512</text:p>
          </table:table-cell>
          <table:table-cell table:formula="of:=[.K63]/[.S49]" office:value-type="float" office:value="0.362484157160963" calcext:value-type="float">
            <text:p>0.362484157160963</text:p>
          </table:table-cell>
          <table:table-cell table:formula="of:=[.G63]/[.E49]" office:value-type="float" office:value="0.208971553610503" calcext:value-type="float">
            <text:p>0.208971553610503</text:p>
          </table:table-cell>
          <table:table-cell table:formula="of:=6718903-[.Y63]-[.F63]-[.G63]" office:value-type="float" office:value="6710978.22949108" calcext:value-type="float">
            <text:p>6710978.22949108</text:p>
          </table:table-cell>
          <table:table-cell table:formula="of:=NORMINV(RAND();[.T70];0.25*[.T70])" office:value-type="float" office:value="859.770508918609" calcext:value-type="float">
            <text:p>859.770508918609</text:p>
          </table:table-cell>
          <table:table-cell table:formula="of:=[.X63]+[.K63]" office:value-type="float" office:value="1431.77050891861" calcext:value-type="float">
            <text:p>1431.77050891861</text:p>
          </table:table-cell>
          <table:table-cell table:formula="of:=[.X63]-[.X62]" office:value-type="float" office:value="-510.135164183853" calcext:value-type="float">
            <text:p>-510.135164183853</text:p>
          </table:table-cell>
          <table:table-cell table:formula="of:=[.S63]-[.S62]" office:value-type="float" office:value="102" calcext:value-type="float">
            <text:p>102</text:p>
          </table:table-cell>
          <table:table-cell table:formula="of:=[.K63]-[.K62]" office:value-type="float" office:value="5" calcext:value-type="float">
            <text:p>5</text:p>
          </table:table-cell>
          <table:table-cell office:value-type="float" office:value="1.1042328042328" calcext:value-type="float">
            <text:p>1.1042328042328</text:p>
          </table:table-cell>
          <table:table-cell office:value-type="float" office:value="1018.60526041667" calcext:value-type="float">
            <text:p>1018.60526041667</text:p>
          </table:table-cell>
          <table:table-cell office:value-type="float" office:value="26.8833854166667" calcext:value-type="float">
            <text:p>26.8833854166667</text:p>
          </table:table-cell>
          <table:table-cell office:value-type="float" office:value="19.9949404761905" calcext:value-type="float">
            <text:p>19.9949404761905</text:p>
          </table:table-cell>
          <table:table-cell office:value-type="float" office:value="94.7611111111111" calcext:value-type="float">
            <text:p>94.7611111111111</text:p>
          </table:table-cell>
          <table:table-cell office:value-type="float" office:value="206.971856287425" calcext:value-type="float">
            <text:p>206.971856287425</text:p>
          </table:table-cell>
          <table:table-cell office:value-type="float" office:value="1.29407185628743" calcext:value-type="float">
            <text:p>1.29407185628743</text:p>
          </table:table-cell>
          <table:table-cell office:value-type="float" office:value="2.7225" calcext:value-type="float">
            <text:p>2.7225</text:p>
          </table:table-cell>
          <table:table-cell office:value-type="float" office:value="29.7129787234042" calcext:value-type="float">
            <text:p>29.7129787234042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1.92333333333333" calcext:value-type="float">
            <text:p>1.92333333333333</text:p>
          </table:table-cell>
          <table:table-cell office:value-type="float" office:value="1.86513888888889" calcext:value-type="float">
            <text:p>1.86513888888889</text:p>
          </table:table-cell>
          <table:table-cell office:value-type="float" office:value="0.129859154929578" calcext:value-type="float">
            <text:p>0.129859154929578</text:p>
          </table:table-cell>
          <table:table-cell office:value-type="float" office:value="12.6804255319149" calcext:value-type="float">
            <text:p>12.6804255319149</text:p>
          </table:table-cell>
          <table:table-cell office:value-type="float" office:value="42.3963829787234" calcext:value-type="float">
            <text:p>42.3963829787234</text:p>
          </table:table-cell>
          <table:table-cell office:value-type="float" office:value="40.257486631016" calcext:value-type="float">
            <text:p>40.257486631016</text:p>
          </table:table-cell>
          <table:table-cell office:value-type="float" office:value="13.0898958333333" calcext:value-type="float">
            <text:p>13.0898958333333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8/2020 8:00 PM</text:p>
          </table:table-cell>
          <table:table-cell office:value-type="string" calcext:value-type="string">
            <text:p>Confirmado</text:p>
          </table:table-cell>
          <table:table-cell office:value-type="float" office:value="474" calcext:value-type="float">
            <text:p>474</text:p>
          </table:table-cell>
          <table:table-cell office:value-type="float" office:value="439" calcext:value-type="float">
            <text:p>439</text:p>
          </table:table-cell>
          <table:table-cell office:value-type="float" office:value="9051" calcext:value-type="float">
            <text:p>9051</text:p>
          </table:table-cell>
          <table:table-cell office:value-type="float" office:value="6168" calcext:value-type="float">
            <text:p>6168</text:p>
          </table:table-cell>
          <table:table-cell office:value-type="float" office:value="919" calcext:value-type="float">
            <text:p>919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615" calcext:value-type="float">
            <text:p>615</text:p>
          </table:table-cell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office:value-type="float" office:value="691" calcext:value-type="float">
            <text:p>691</text:p>
          </table:table-cell>
          <table:table-cell office:value-type="float" office:value="3540" calcext:value-type="float">
            <text:p>3540</text:p>
          </table:table-cell>
          <table:table-cell table:number-columns-repeated="3"/>
          <table:table-cell table:formula="of:=[.E64]-[.F64]-[.G64]" office:value-type="float" office:value="1964" calcext:value-type="float">
            <text:p>1964</text:p>
          </table:table-cell>
          <table:table-cell table:formula="of:=[.S64]-[.K64]" office:value-type="float" office:value="1349" calcext:value-type="float">
            <text:p>1349</text:p>
          </table:table-cell>
          <table:table-cell table:formula="of:=[.K64]/[.S50]" office:value-type="float" office:value="0.338470005503577" calcext:value-type="float">
            <text:p>0.338470005503577</text:p>
          </table:table-cell>
          <table:table-cell table:formula="of:=[.G64]/[.E50]" office:value-type="float" office:value="0.22820958529923" calcext:value-type="float">
            <text:p>0.22820958529923</text:p>
          </table:table-cell>
          <table:table-cell table:formula="of:=6718903-[.Y64]-[.F64]-[.G64]" office:value-type="float" office:value="6710368.78446004" calcext:value-type="float">
            <text:p>6710368.78446004</text:p>
          </table:table-cell>
          <table:table-cell table:formula="of:=NORMINV(RAND();[.T71];0.25*[.T71])" office:value-type="float" office:value="832.215539959149" calcext:value-type="float">
            <text:p>832.215539959149</text:p>
          </table:table-cell>
          <table:table-cell table:formula="of:=[.X64]+[.K64]" office:value-type="float" office:value="1447.21553995915" calcext:value-type="float">
            <text:p>1447.21553995915</text:p>
          </table:table-cell>
          <table:table-cell table:formula="of:=[.X64]-[.X63]" office:value-type="float" office:value="-27.55496895946" calcext:value-type="float">
            <text:p>-27.55496895946</text:p>
          </table:table-cell>
          <table:table-cell table:formula="of:=[.S64]-[.S63]" office:value-type="float" office:value="-120" calcext:value-type="float">
            <text:p>-120</text:p>
          </table:table-cell>
          <table:table-cell table:formula="of:=[.K64]-[.K63]" office:value-type="float" office:value="43" calcext:value-type="float">
            <text:p>43</text:p>
          </table:table-cell>
          <table:table-cell office:value-type="float" office:value="9.92526315789474" calcext:value-type="float">
            <text:p>9.92526315789474</text:p>
          </table:table-cell>
          <table:table-cell office:value-type="float" office:value="1022.95927083333" calcext:value-type="float">
            <text:p>1022.95927083333</text:p>
          </table:table-cell>
          <table:table-cell office:value-type="float" office:value="99.0275520833334" calcext:value-type="float">
            <text:p>99.0275520833334</text:p>
          </table:table-cell>
          <table:table-cell office:value-type="float" office:value="20.6627976190476" calcext:value-type="float">
            <text:p>20.6627976190476</text:p>
          </table:table-cell>
          <table:table-cell office:value-type="float" office:value="84.6644444444445" calcext:value-type="float">
            <text:p>84.6644444444445</text:p>
          </table:table-cell>
          <table:table-cell office:value-type="float" office:value="182.353652694611" calcext:value-type="float">
            <text:p>182.353652694611</text:p>
          </table:table-cell>
          <table:table-cell office:value-type="float" office:value="0.833293413173653" calcext:value-type="float">
            <text:p>0.833293413173653</text:p>
          </table:table-cell>
          <table:table-cell office:value-type="float" office:value="4.66690721649484" calcext:value-type="float">
            <text:p>4.66690721649484</text:p>
          </table:table-cell>
          <table:table-cell office:value-type="float" office:value="30.8463043478261" calcext:value-type="float">
            <text:p>30.8463043478261</text:p>
          </table:table-cell>
          <table:table-cell office:value-type="float" office:value="0.084027777777778" calcext:value-type="float">
            <text:p>0.0840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1.905" calcext:value-type="float">
            <text:p>1.905</text:p>
          </table:table-cell>
          <table:table-cell office:value-type="float" office:value="0.146180555555556" calcext:value-type="float">
            <text:p>0.146180555555556</text:p>
          </table:table-cell>
          <table:table-cell office:value-type="float" office:value="19.1982608695652" calcext:value-type="float">
            <text:p>19.1982608695652</text:p>
          </table:table-cell>
          <table:table-cell office:value-type="float" office:value="50.0454347826087" calcext:value-type="float">
            <text:p>50.0454347826087</text:p>
          </table:table-cell>
          <table:table-cell office:value-type="float" office:value="32.4559375" calcext:value-type="float">
            <text:p>32.4559375</text:p>
          </table:table-cell>
          <table:table-cell office:value-type="float" office:value="16.7294791666667" calcext:value-type="float">
            <text:p>16.7294791666667</text:p>
          </table:table-cell>
          <table:table-cell office:value-type="float" office:value="3.72222222222222" calcext:value-type="float">
            <text:p>3.722222222222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9/2020 8:00 PM</text:p>
          </table:table-cell>
          <table:table-cell office:value-type="string" calcext:value-type="string">
            <text:p>Confirmado</text:p>
          </table:table-cell>
          <table:table-cell office:value-type="float" office:value="621" calcext:value-type="float">
            <text:p>621</text:p>
          </table:table-cell>
          <table:table-cell office:value-type="float" office:value="136" calcext:value-type="float">
            <text:p>136</text:p>
          </table:table-cell>
          <table:table-cell office:value-type="float" office:value="9672" calcext:value-type="float">
            <text:p>9672</text:p>
          </table:table-cell>
          <table:table-cell office:value-type="float" office:value="6304" calcext:value-type="float">
            <text:p>6304</text:p>
          </table:table-cell>
          <table:table-cell office:value-type="float" office:value="1002" calcext:value-type="float">
            <text:p>100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742" calcext:value-type="float">
            <text:p>742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table:formula="of:=[.E65]-[.F65]-[.G65]" office:value-type="float" office:value="2366" calcext:value-type="float">
            <text:p>2366</text:p>
          </table:table-cell>
          <table:table-cell table:formula="of:=[.S65]-[.K65]" office:value-type="float" office:value="1745" calcext:value-type="float">
            <text:p>1745</text:p>
          </table:table-cell>
          <table:table-cell table:formula="of:=[.K65]/[.S51]" office:value-type="float" office:value="0.348876404494382" calcext:value-type="float">
            <text:p>0.348876404494382</text:p>
          </table:table-cell>
          <table:table-cell table:formula="of:=[.G65]/[.E51]" office:value-type="float" office:value="0.244927890491322" calcext:value-type="float">
            <text:p>0.244927890491322</text:p>
          </table:table-cell>
          <table:table-cell table:formula="of:=6718903-[.Y65]-[.F65]-[.G65]" office:value-type="float" office:value="6710652.96766957" calcext:value-type="float">
            <text:p>6710652.96766957</text:p>
          </table:table-cell>
          <table:table-cell table:formula="of:=NORMINV(RAND();[.T72];0.25*[.T72])" office:value-type="float" office:value="323.032330435023" calcext:value-type="float">
            <text:p>323.032330435023</text:p>
          </table:table-cell>
          <table:table-cell table:formula="of:=[.X65]+[.K65]" office:value-type="float" office:value="944.032330435023" calcext:value-type="float">
            <text:p>944.032330435023</text:p>
          </table:table-cell>
          <table:table-cell table:formula="of:=[.X65]-[.X64]" office:value-type="float" office:value="-509.183209524126" calcext:value-type="float">
            <text:p>-509.183209524126</text:p>
          </table:table-cell>
          <table:table-cell table:formula="of:=[.S65]-[.S64]" office:value-type="float" office:value="402" calcext:value-type="float">
            <text:p>402</text:p>
          </table:table-cell>
          <table:table-cell table:formula="of:=[.K65]-[.K64]" office:value-type="float" office:value="6" calcext:value-type="float">
            <text:p>6</text:p>
          </table:table-cell>
          <table:table-cell office:value-type="float" office:value="0.003191489361702" calcext:value-type="float">
            <text:p>0.003191489361702</text:p>
          </table:table-cell>
          <table:table-cell office:value-type="float" office:value="1023.38234042553" calcext:value-type="float">
            <text:p>1023.38234042553</text:p>
          </table:table-cell>
          <table:table-cell office:value-type="float" office:value="158.822393617021" calcext:value-type="float">
            <text:p>158.822393617021</text:p>
          </table:table-cell>
          <table:table-cell office:value-type="float" office:value="21.665243902439" calcext:value-type="float">
            <text:p>21.665243902439</text:p>
          </table:table-cell>
          <table:table-cell office:value-type="float" office:value="74.5855" calcext:value-type="float">
            <text:p>74.5855</text:p>
          </table:table-cell>
          <table:table-cell office:value-type="float" office:value="152.856036585366" calcext:value-type="float">
            <text:p>152.856036585366</text:p>
          </table:table-cell>
          <table:table-cell office:value-type="float" office:value="0.95219512195122" calcext:value-type="float">
            <text:p>0.95219512195122</text:p>
          </table:table-cell>
          <table:table-cell office:value-type="float" office:value="4.85083333333333" calcext:value-type="float">
            <text:p>4.85083333333333</text:p>
          </table:table-cell>
          <table:table-cell office:value-type="float" office:value="24.8758333333333" calcext:value-type="float">
            <text:p>24.8758333333333</text:p>
          </table:table-cell>
          <table:table-cell office:value-type="float" office:value="0.150416666666667" calcext:value-type="float">
            <text:p>0.150416666666667</text:p>
          </table:table-cell>
          <table:table-cell office:value-type="float" office:value="2.22041666666667" calcext:value-type="float">
            <text:p>2.22041666666667</text:p>
          </table:table-cell>
          <table:table-cell office:value-type="float" office:value="2.07097222222222" calcext:value-type="float">
            <text:p>2.07097222222222</text:p>
          </table:table-cell>
          <table:table-cell office:value-type="float" office:value="0.139857142857143" calcext:value-type="float">
            <text:p>0.139857142857143</text:p>
          </table:table-cell>
          <table:table-cell office:value-type="float" office:value="37.2625" calcext:value-type="float">
            <text:p>37.2625</text:p>
          </table:table-cell>
          <table:table-cell office:value-type="float" office:value="62.138125" calcext:value-type="float">
            <text:p>62.138125</text:p>
          </table:table-cell>
          <table:table-cell office:value-type="float" office:value="38.3484042553191" calcext:value-type="float">
            <text:p>38.3484042553191</text:p>
          </table:table-cell>
          <table:table-cell office:value-type="float" office:value="22.6812234042553" calcext:value-type="float">
            <text:p>22.681223404255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10/2020 8:00 PM</text:p>
          </table:table-cell>
          <table:table-cell office:value-type="string" calcext:value-type="string">
            <text:p>Confirmado</text:p>
          </table:table-cell>
          <table:table-cell office:value-type="float" office:value="807" calcext:value-type="float">
            <text:p>807</text:p>
          </table:table-cell>
          <table:table-cell office:value-type="float" office:value="892" calcext:value-type="float">
            <text:p>892</text:p>
          </table:table-cell>
          <table:table-cell office:value-type="float" office:value="10479" calcext:value-type="float">
            <text:p>10479</text:p>
          </table:table-cell>
          <table:table-cell office:value-type="float" office:value="7196" calcext:value-type="float">
            <text:p>7196</text:p>
          </table:table-cell>
          <table:table-cell office:value-type="float" office:value="1092" calcext:value-type="float">
            <text:p>109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623" calcext:value-type="float">
            <text:p>623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777" calcext:value-type="float">
            <text:p>777</text:p>
          </table:table-cell>
          <table:table-cell office:value-type="float" office:value="938" calcext:value-type="float">
            <text:p>938</text:p>
          </table:table-cell>
          <table:table-cell table:number-columns-repeated="3"/>
          <table:table-cell table:formula="of:=[.E66]-[.F66]-[.G66]" office:value-type="float" office:value="2191" calcext:value-type="float">
            <text:p>2191</text:p>
          </table:table-cell>
          <table:table-cell table:formula="of:=[.S66]-[.K66]" office:value-type="float" office:value="1568" calcext:value-type="float">
            <text:p>1568</text:p>
          </table:table-cell>
          <table:table-cell table:formula="of:=[.K66]/[.S52]" office:value-type="float" office:value="0.362209302325581" calcext:value-type="float">
            <text:p>0.362209302325581</text:p>
          </table:table-cell>
          <table:table-cell table:formula="of:=[.G66]/[.E52]" office:value-type="float" office:value="0.243695603659897" calcext:value-type="float">
            <text:p>0.243695603659897</text:p>
          </table:table-cell>
          <table:table-cell table:formula="of:=6718903-[.Y66]-[.F66]-[.G66]" office:value-type="float" office:value="6709712.19476879" calcext:value-type="float">
            <text:p>6709712.19476879</text:p>
          </table:table-cell>
          <table:table-cell table:formula="of:=NORMINV(RAND();[.T73];0.25*[.T73])" office:value-type="float" office:value="279.805231204856" calcext:value-type="float">
            <text:p>279.805231204856</text:p>
          </table:table-cell>
          <table:table-cell table:formula="of:=[.X66]+[.K66]" office:value-type="float" office:value="902.805231204856" calcext:value-type="float">
            <text:p>902.805231204856</text:p>
          </table:table-cell>
          <table:table-cell table:formula="of:=[.X66]-[.X65]" office:value-type="float" office:value="-43.227099230167" calcext:value-type="float">
            <text:p>-43.227099230167</text:p>
          </table:table-cell>
          <table:table-cell table:formula="of:=[.S66]-[.S65]" office:value-type="float" office:value="-175" calcext:value-type="float">
            <text:p>-175</text:p>
          </table:table-cell>
          <table:table-cell table:formula="of:=[.K66]-[.K65]" office:value-type="float" office:value="2" calcext:value-type="float">
            <text:p>2</text:p>
          </table:table-cell>
          <table:table-cell office:value-type="float" office:value="0.000561797752809" calcext:value-type="float">
            <text:p>0.000561797752809</text:p>
          </table:table-cell>
          <table:table-cell office:value-type="float" office:value="1020.86140449438" calcext:value-type="float">
            <text:p>1020.86140449438</text:p>
          </table:table-cell>
          <table:table-cell office:value-type="float" office:value="150.273202247191" calcext:value-type="float">
            <text:p>150.273202247191</text:p>
          </table:table-cell>
          <table:table-cell office:value-type="float" office:value="22.9248051948052" calcext:value-type="float">
            <text:p>22.9248051948052</text:p>
          </table:table-cell>
          <table:table-cell office:value-type="float" office:value="71.0109230769231" calcext:value-type="float">
            <text:p>71.0109230769231</text:p>
          </table:table-cell>
          <table:table-cell office:value-type="float" office:value="147.135197368421" calcext:value-type="float">
            <text:p>147.135197368421</text:p>
          </table:table-cell>
          <table:table-cell office:value-type="float" office:value="0.98453947368421" calcext:value-type="float">
            <text:p>0.98453947368421</text:p>
          </table:table-cell>
          <table:table-cell office:value-type="float" office:value="9.0758947368421" calcext:value-type="float">
            <text:p>9.0758947368421</text:p>
          </table:table-cell>
          <table:table-cell office:value-type="float" office:value="22.8587234042553" calcext:value-type="float">
            <text:p>22.8587234042553</text:p>
          </table:table-cell>
          <table:table-cell office:value-type="float" office:value="0.094027777777778" calcext:value-type="float">
            <text:p>0.094027777777778</text:p>
          </table:table-cell>
          <table:table-cell office:value-type="float" office:value="2.10694444444444" calcext:value-type="float">
            <text:p>2.10694444444444</text:p>
          </table:table-cell>
          <table:table-cell office:value-type="float" office:value="2.01402777777778" calcext:value-type="float">
            <text:p>2.01402777777778</text:p>
          </table:table-cell>
          <table:table-cell office:value-type="float" office:value="0.154692307692308" calcext:value-type="float">
            <text:p>0.154692307692308</text:p>
          </table:table-cell>
          <table:table-cell office:value-type="float" office:value="11.6874468085106" calcext:value-type="float">
            <text:p>11.6874468085106</text:p>
          </table:table-cell>
          <table:table-cell office:value-type="float" office:value="34.5457446808511" calcext:value-type="float">
            <text:p>34.5457446808511</text:p>
          </table:table-cell>
          <table:table-cell office:value-type="float" office:value="40.7905617977528" calcext:value-type="float">
            <text:p>40.7905617977528</text:p>
          </table:table-cell>
          <table:table-cell office:value-type="float" office:value="19.943595505618" calcext:value-type="float">
            <text:p>19.94359550561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11/2020 8:00 PM</text:p>
          </table:table-cell>
          <table:table-cell office:value-type="string" calcext:value-type="string">
            <text:p>Confirmado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10520" calcext:value-type="float">
            <text:p>10520</text:p>
          </table:table-cell>
          <table:table-cell office:value-type="float" office:value="7317" calcext:value-type="float">
            <text:p>7317</text:p>
          </table:table-cell>
          <table:table-cell office:value-type="float" office:value="1126" calcext:value-type="float">
            <text:p>112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office:value-type="float" office:value="849" calcext:value-type="float">
            <text:p>849</text:p>
          </table:table-cell>
          <table:table-cell office:value-type="float" office:value="643" calcext:value-type="float">
            <text:p>643</text:p>
          </table:table-cell>
          <table:table-cell table:number-columns-repeated="3"/>
          <table:table-cell table:formula="of:=[.E67]-[.F67]-[.G67]" office:value-type="float" office:value="2077" calcext:value-type="float">
            <text:p>2077</text:p>
          </table:table-cell>
          <table:table-cell table:formula="of:=[.S67]-[.K67]" office:value-type="float" office:value="1481" calcext:value-type="float">
            <text:p>1481</text:p>
          </table:table-cell>
          <table:table-cell table:formula="of:=[.K67]/[.S53]" office:value-type="float" office:value="0.369956548727498" calcext:value-type="float">
            <text:p>0.369956548727498</text:p>
          </table:table-cell>
          <table:table-cell table:formula="of:=[.G67]/[.E53]" office:value-type="float" office:value="0.250333481547354" calcext:value-type="float">
            <text:p>0.250333481547354</text:p>
          </table:table-cell>
          <table:table-cell table:number-columns-repeated="3"/>
          <table:table-cell table:formula="of:=[.X67]-[.X66]" office:value-type="float" office:value="-279.805231204856" calcext:value-type="float">
            <text:p>-279.805231204856</text:p>
          </table:table-cell>
          <table:table-cell table:formula="of:=[.S67]-[.S66]" office:value-type="float" office:value="-114" calcext:value-type="float">
            <text:p>-114</text:p>
          </table:table-cell>
          <table:table-cell table:formula="of:=[.K67]-[.K66]" office:value-type="float" office:value="-27" calcext:value-type="float">
            <text:p>-27</text:p>
          </table:table-cell>
          <table:table-cell office:value-type="float" office:value="0.023655913978495" calcext:value-type="float">
            <text:p>0.023655913978495</text:p>
          </table:table-cell>
          <table:table-cell office:value-type="float" office:value="1019.27360215054" calcext:value-type="float">
            <text:p>1019.27360215054</text:p>
          </table:table-cell>
          <table:table-cell office:value-type="float" office:value="153.667688172043" calcext:value-type="float">
            <text:p>153.667688172043</text:p>
          </table:table-cell>
          <table:table-cell office:value-type="float" office:value="23.4866666666667" calcext:value-type="float">
            <text:p>23.4866666666667</text:p>
          </table:table-cell>
          <table:table-cell office:value-type="float" office:value="64.3097887323943" calcext:value-type="float">
            <text:p>64.3097887323943</text:p>
          </table:table-cell>
          <table:table-cell office:value-type="float" office:value="174.959509202454" calcext:value-type="float">
            <text:p>174.959509202454</text:p>
          </table:table-cell>
          <table:table-cell office:value-type="float" office:value="0.854478527607362" calcext:value-type="float">
            <text:p>0.854478527607362</text:p>
          </table:table-cell>
          <table:table-cell office:value-type="float" office:value="10.8005504587156" calcext:value-type="float">
            <text:p>10.8005504587156</text:p>
          </table:table-cell>
          <table:table-cell office:value-type="float" office:value="34.5068085106383" calcext:value-type="float">
            <text:p>34.5068085106383</text:p>
          </table:table-cell>
          <table:table-cell office:value-type="float" office:value="0.131142857142857" calcext:value-type="float">
            <text:p>0.131142857142857</text:p>
          </table:table-cell>
          <table:table-cell office:value-type="float" office:value="2.15957142857143" calcext:value-type="float">
            <text:p>2.15957142857143</text:p>
          </table:table-cell>
          <table:table-cell office:value-type="float" office:value="2.02842857142857" calcext:value-type="float">
            <text:p>2.02842857142857</text:p>
          </table:table-cell>
          <table:table-cell office:value-type="float" office:value="0.179642857142857" calcext:value-type="float">
            <text:p>0.179642857142857</text:p>
          </table:table-cell>
          <table:table-cell office:value-type="float" office:value="31.7989361702128" calcext:value-type="float">
            <text:p>31.7989361702128</text:p>
          </table:table-cell>
          <table:table-cell office:value-type="float" office:value="66.3053191489362" calcext:value-type="float">
            <text:p>66.3053191489362</text:p>
          </table:table-cell>
          <table:table-cell office:value-type="float" office:value="34.7527027027027" calcext:value-type="float">
            <text:p>34.7527027027027</text:p>
          </table:table-cell>
          <table:table-cell office:value-type="float" office:value="23.588" calcext:value-type="float">
            <text:p>23.58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5/12/2020 8:00 PM</text:p>
          </table:table-cell>
          <table:table-cell office:value-type="string" calcext:value-type="string">
            <text:p>Confirmado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0619" calcext:value-type="float">
            <text:p>10619</text:p>
          </table:table-cell>
          <table:table-cell office:value-type="float" office:value="7499" calcext:value-type="float">
            <text:p>7499</text:p>
          </table:table-cell>
          <table:table-cell office:value-type="float" office:value="1172" calcext:value-type="float">
            <text:p>1172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896" calcext:value-type="float">
            <text:p>896</text:p>
          </table:table-cell>
          <table:table-cell office:value-type="float" office:value="2067" calcext:value-type="float">
            <text:p>2067</text:p>
          </table:table-cell>
          <table:table-cell table:number-columns-repeated="3"/>
          <table:table-cell table:formula="of:=[.E68]-[.F68]-[.G68]" office:value-type="float" office:value="1948" calcext:value-type="float">
            <text:p>1948</text:p>
          </table:table-cell>
          <table:table-cell table:formula="of:=[.S68]-[.K68]" office:value-type="float" office:value="1348" calcext:value-type="float">
            <text:p>1348</text:p>
          </table:table-cell>
          <table:table-cell table:formula="of:=[.K68]/[.S54]" office:value-type="float" office:value="0.295275590551181" calcext:value-type="float">
            <text:p>0.295275590551181</text:p>
          </table:table-cell>
          <table:table-cell table:formula="of:=[.G68]/[.E54]" office:value-type="float" office:value="0.222771336247862" calcext:value-type="float">
            <text:p>0.222771336247862</text:p>
          </table:table-cell>
          <table:table-cell table:formula="of:=6718903-[.Y68]-[.F68]-[.G68]" office:value-type="float" office:value="6709547.37112708" calcext:value-type="float">
            <text:p>6709547.37112708</text:p>
          </table:table-cell>
          <table:table-cell table:formula="of:=NORMINV(RAND();[.T75];0.25*[.T75])" office:value-type="float" office:value="84.6288729157668" calcext:value-type="float">
            <text:p>84.6288729157668</text:p>
          </table:table-cell>
          <table:table-cell table:formula="of:=[.X68]+[.K68]" office:value-type="float" office:value="684.628872915767" calcext:value-type="float">
            <text:p>684.628872915767</text:p>
          </table:table-cell>
          <table:table-cell table:formula="of:=[.X68]-[.X67]" office:value-type="float" office:value="84.6288729157668" calcext:value-type="float">
            <text:p>84.6288729157668</text:p>
          </table:table-cell>
          <table:table-cell table:formula="of:=[.S68]-[.S67]" office:value-type="float" office:value="-129" calcext:value-type="float">
            <text:p>-129</text:p>
          </table:table-cell>
          <table:table-cell table:formula="of:=[.K68]-[.K67]" office:value-type="float" office:value="4" calcext:value-type="float">
            <text:p>4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6.60851190476" calcext:value-type="float">
            <text:p>1016.60851190476</text:p>
          </table:table-cell>
          <table:table-cell office:value-type="float" office:value="144.169880952381" calcext:value-type="float">
            <text:p>144.169880952381</text:p>
          </table:table-cell>
          <table:table-cell office:value-type="float" office:value="23.6325170068027" calcext:value-type="float">
            <text:p>23.6325170068027</text:p>
          </table:table-cell>
          <table:table-cell office:value-type="float" office:value="69.8863448275862" calcext:value-type="float">
            <text:p>69.8863448275862</text:p>
          </table:table-cell>
          <table:table-cell office:value-type="float" office:value="161.651845238095" calcext:value-type="float">
            <text:p>161.651845238095</text:p>
          </table:table-cell>
          <table:table-cell office:value-type="float" office:value="0.786488095238095" calcext:value-type="float">
            <text:p>0.786488095238095</text:p>
          </table:table-cell>
          <table:table-cell office:value-type="float" office:value="7.27650943396227" calcext:value-type="float">
            <text:p>7.27650943396227</text:p>
          </table:table-cell>
          <table:table-cell office:value-type="float" office:value="46.9052083333333" calcext:value-type="float">
            <text:p>46.9052083333333</text:p>
          </table:table-cell>
          <table:table-cell office:value-type="float" office:value="0.182222222222222" calcext:value-type="float">
            <text:p>0.182222222222222</text:p>
          </table:table-cell>
          <table:table-cell office:value-type="float" office:value="2.34819444444445" calcext:value-type="float">
            <text:p>2.34819444444445</text:p>
          </table:table-cell>
          <table:table-cell office:value-type="float" office:value="2.16527777777778" calcext:value-type="float">
            <text:p>2.16527777777778</text:p>
          </table:table-cell>
          <table:table-cell office:value-type="float" office:value="0.235069444444445" calcext:value-type="float">
            <text:p>0.235069444444445</text:p>
          </table:table-cell>
          <table:table-cell office:value-type="float" office:value="33.0783333333333" calcext:value-type="float">
            <text:p>33.0783333333333</text:p>
          </table:table-cell>
          <table:table-cell office:value-type="float" office:value="79.9827083333333" calcext:value-type="float">
            <text:p>79.9827083333333</text:p>
          </table:table-cell>
          <table:table-cell office:value-type="float" office:value="33.1575977653631" calcext:value-type="float">
            <text:p>33.1575977653631</text:p>
          </table:table-cell>
          <table:table-cell office:value-type="float" office:value="36.2553225806452" calcext:value-type="float">
            <text:p>36.255322580645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13/2020 8:00 PM</text:p>
          </table:table-cell>
          <table:table-cell office:value-type="string" calcext:value-type="string">
            <text:p>Confirmado</text:p>
          </table:table-cell>
          <table:table-cell office:value-type="float" office:value="197" calcext:value-type="float">
            <text:p>197</text:p>
          </table:table-cell>
          <table:table-cell office:value-type="float" office:value="406" calcext:value-type="float">
            <text:p>406</text:p>
          </table:table-cell>
          <table:table-cell office:value-type="float" office:value="10816" calcext:value-type="float">
            <text:p>10816</text:p>
          </table:table-cell>
          <table:table-cell office:value-type="float" office:value="7905" calcext:value-type="float">
            <text:p>7905</text:p>
          </table:table-cell>
          <table:table-cell office:value-type="float" office:value="1279" calcext:value-type="float">
            <text:p>1279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office:value-type="float" office:value="565" calcext:value-type="float">
            <text:p>565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958" calcext:value-type="float">
            <text:p>958</text:p>
          </table:table-cell>
          <table:table-cell office:value-type="float" office:value="3986" calcext:value-type="float">
            <text:p>3986</text:p>
          </table:table-cell>
          <table:table-cell table:number-columns-repeated="3"/>
          <table:table-cell table:formula="of:=[.E69]-[.F69]-[.G69]" office:value-type="float" office:value="1632" calcext:value-type="float">
            <text:p>1632</text:p>
          </table:table-cell>
          <table:table-cell table:formula="of:=[.S69]-[.K69]" office:value-type="float" office:value="1067" calcext:value-type="float">
            <text:p>1067</text:p>
          </table:table-cell>
          <table:table-cell table:formula="of:=[.K69]/[.S55]" office:value-type="float" office:value="0.278188084687346" calcext:value-type="float">
            <text:p>0.278188084687346</text:p>
          </table:table-cell>
          <table:table-cell table:formula="of:=[.G69]/[.E55]" office:value-type="float" office:value="0.230284479654303" calcext:value-type="float">
            <text:p>0.230284479654303</text:p>
          </table:table-cell>
          <table:table-cell table:formula="of:=6718903-[.Y69]-[.F69]-[.G69]" office:value-type="float" office:value="6708933.59324047" calcext:value-type="float">
            <text:p>6708933.59324047</text:p>
          </table:table-cell>
          <table:table-cell table:formula="of:=NORMINV(RAND();[.T76];0.25*[.T76])" office:value-type="float" office:value="220.406759526774" calcext:value-type="float">
            <text:p>220.406759526774</text:p>
          </table:table-cell>
          <table:table-cell table:formula="of:=[.X69]+[.K69]" office:value-type="float" office:value="785.406759526775" calcext:value-type="float">
            <text:p>785.406759526775</text:p>
          </table:table-cell>
          <table:table-cell table:formula="of:=[.X69]-[.X68]" office:value-type="float" office:value="135.777886611008" calcext:value-type="float">
            <text:p>135.777886611008</text:p>
          </table:table-cell>
          <table:table-cell table:formula="of:=[.S69]-[.S68]" office:value-type="float" office:value="-316" calcext:value-type="float">
            <text:p>-316</text:p>
          </table:table-cell>
          <table:table-cell table:formula="of:=[.K69]-[.K68]" office:value-type="float" office:value="-35" calcext:value-type="float">
            <text:p>-35</text:p>
          </table:table-cell>
          <table:table-cell office:value-type="float" office:value="0.024096385542169" calcext:value-type="float">
            <text:p>0.024096385542169</text:p>
          </table:table-cell>
          <table:table-cell office:value-type="float" office:value="1013.49090361446" calcext:value-type="float">
            <text:p>1013.49090361446</text:p>
          </table:table-cell>
          <table:table-cell office:value-type="float" office:value="115.014337349398" calcext:value-type="float">
            <text:p>115.014337349398</text:p>
          </table:table-cell>
          <table:table-cell office:value-type="float" office:value="25.0324647887324" calcext:value-type="float">
            <text:p>25.0324647887324</text:p>
          </table:table-cell>
          <table:table-cell office:value-type="float" office:value="72.0842168674699" calcext:value-type="float">
            <text:p>72.0842168674699</text:p>
          </table:table-cell>
          <table:table-cell office:value-type="float" office:value="180.14512195122" calcext:value-type="float">
            <text:p>180.14512195122</text:p>
          </table:table-cell>
          <table:table-cell office:value-type="float" office:value="0.734573170731708" calcext:value-type="float">
            <text:p>0.734573170731708</text:p>
          </table:table-cell>
          <table:table-cell office:value-type="float" office:value="7.12508620689655" calcext:value-type="float">
            <text:p>7.12508620689655</text:p>
          </table:table-cell>
          <table:table-cell office:value-type="float" office:value="49.9608333333333" calcext:value-type="float">
            <text:p>49.9608333333333</text:p>
          </table:table-cell>
          <table:table-cell office:value-type="float" office:value="0.136666666666667" calcext:value-type="float">
            <text:p>0.136666666666667</text:p>
          </table:table-cell>
          <table:table-cell office:value-type="float" office:value="2.23763888888889" calcext:value-type="float">
            <text:p>2.23763888888889</text:p>
          </table:table-cell>
          <table:table-cell office:value-type="float" office:value="2.10097222222222" calcext:value-type="float">
            <text:p>2.10097222222222</text:p>
          </table:table-cell>
          <table:table-cell office:value-type="float" office:value="0.310571428571429" calcext:value-type="float">
            <text:p>0.310571428571429</text:p>
          </table:table-cell>
          <table:table-cell office:value-type="float" office:value="20.275" calcext:value-type="float">
            <text:p>20.275</text:p>
          </table:table-cell>
          <table:table-cell office:value-type="float" office:value="70.2341666666667" calcext:value-type="float">
            <text:p>70.2341666666667</text:p>
          </table:table-cell>
          <table:table-cell office:value-type="float" office:value="30.4214906832298" calcext:value-type="float">
            <text:p>30.4214906832298</text:p>
          </table:table-cell>
          <table:table-cell office:value-type="float" office:value="43.800985915493" calcext:value-type="float">
            <text:p>43.8009859154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14/2020 8:00 PM</text:p>
          </table:table-cell>
          <table:table-cell office:value-type="string" calcext:value-type="string">
            <text:p>Confirmado</text:p>
          </table:table-cell>
          <table:table-cell office:value-type="float" office:value="210" calcext:value-type="float">
            <text:p>210</text:p>
          </table:table-cell>
          <table:table-cell office:value-type="float" office:value="266" calcext:value-type="float">
            <text:p>266</text:p>
          </table:table-cell>
          <table:table-cell office:value-type="float" office:value="11026" calcext:value-type="float">
            <text:p>11026</text:p>
          </table:table-cell>
          <table:table-cell office:value-type="float" office:value="8171" calcext:value-type="float">
            <text:p>8171</text:p>
          </table:table-cell>
          <table:table-cell office:value-type="float" office:value="1363" calcext:value-type="float">
            <text:p>136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350" calcext:value-type="float">
            <text:p>350</text:p>
          </table:table-cell>
          <table:table-cell office:value-type="float" office:value="614" calcext:value-type="float">
            <text:p>614</text:p>
          </table:table-cell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office:value-type="float" office:value="1030" calcext:value-type="float">
            <text:p>1030</text:p>
          </table:table-cell>
          <table:table-cell office:value-type="float" office:value="3803" calcext:value-type="float">
            <text:p>3803</text:p>
          </table:table-cell>
          <table:table-cell table:number-columns-repeated="3"/>
          <table:table-cell table:formula="of:=[.E70]-[.F70]-[.G70]" office:value-type="float" office:value="1492" calcext:value-type="float">
            <text:p>1492</text:p>
          </table:table-cell>
          <table:table-cell table:formula="of:=[.S70]-[.K70]" office:value-type="float" office:value="878" calcext:value-type="float">
            <text:p>878</text:p>
          </table:table-cell>
          <table:table-cell table:formula="of:=[.K70]/[.S56]" office:value-type="float" office:value="0.355735805330243" calcext:value-type="float">
            <text:p>0.355735805330243</text:p>
          </table:table-cell>
          <table:table-cell table:formula="of:=[.G70]/[.E56]" office:value-type="float" office:value="0.239585164352259" calcext:value-type="float">
            <text:p>0.239585164352259</text:p>
          </table:table-cell>
          <table:table-cell table:formula="of:=6718903-[.Y70]-[.F70]-[.G70]" office:value-type="float" office:value="6708524.58102863" calcext:value-type="float">
            <text:p>6708524.58102863</text:p>
          </table:table-cell>
          <table:table-cell table:formula="of:=NORMINV(RAND();[.T77];0.25*[.T77])" office:value-type="float" office:value="230.418971369022" calcext:value-type="float">
            <text:p>230.418971369022</text:p>
          </table:table-cell>
          <table:table-cell table:formula="of:=[.X70]+[.K70]" office:value-type="float" office:value="844.418971369022" calcext:value-type="float">
            <text:p>844.418971369022</text:p>
          </table:table-cell>
          <table:table-cell table:formula="of:=[.X70]-[.X69]" office:value-type="float" office:value="10.0122118422479" calcext:value-type="float">
            <text:p>10.0122118422479</text:p>
          </table:table-cell>
          <table:table-cell table:formula="of:=[.S70]-[.S69]" office:value-type="float" office:value="-140" calcext:value-type="float">
            <text:p>-140</text:p>
          </table:table-cell>
          <table:table-cell table:formula="of:=[.K70]-[.K69]" office:value-type="float" office:value="49" calcext:value-type="float">
            <text:p>49</text:p>
          </table:table-cell>
          <table:table-cell office:value-type="float" office:value="0.700595238095238" calcext:value-type="float">
            <text:p>0.700595238095238</text:p>
          </table:table-cell>
          <table:table-cell office:value-type="float" office:value="1014.55761904762" calcext:value-type="float">
            <text:p>1014.55761904762</text:p>
          </table:table-cell>
          <table:table-cell office:value-type="float" office:value="68.4106547619048" calcext:value-type="float">
            <text:p>68.4106547619048</text:p>
          </table:table-cell>
          <table:table-cell office:value-type="float" office:value="24.3654861111111" calcext:value-type="float">
            <text:p>24.3654861111111</text:p>
          </table:table-cell>
          <table:table-cell office:value-type="float" office:value="78.0654166666667" calcext:value-type="float">
            <text:p>78.0654166666667</text:p>
          </table:table-cell>
          <table:table-cell office:value-type="float" office:value="209.49903030303" calcext:value-type="float">
            <text:p>209.49903030303</text:p>
          </table:table-cell>
          <table:table-cell office:value-type="float" office:value="1.31793939393939" calcext:value-type="float">
            <text:p>1.31793939393939</text:p>
          </table:table-cell>
          <table:table-cell office:value-type="float" office:value="4.81268518518518" calcext:value-type="float">
            <text:p>4.81268518518518</text:p>
          </table:table-cell>
          <table:table-cell office:value-type="float" office:value="26.1345833333333" calcext:value-type="float">
            <text:p>26.1345833333333</text:p>
          </table:table-cell>
          <table:table-cell office:value-type="float" office:value="0.110138888888889" calcext:value-type="float">
            <text:p>0.110138888888889</text:p>
          </table:table-cell>
          <table:table-cell office:value-type="float" office:value="2.12722222222222" calcext:value-type="float">
            <text:p>2.12722222222222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0.195968992248062" calcext:value-type="float">
            <text:p>0.195968992248062</text:p>
          </table:table-cell>
          <table:table-cell office:value-type="float" office:value="17.9602083333333" calcext:value-type="float">
            <text:p>17.9602083333333</text:p>
          </table:table-cell>
          <table:table-cell office:value-type="float" office:value="44.0941666666667" calcext:value-type="float">
            <text:p>44.0941666666667</text:p>
          </table:table-cell>
          <table:table-cell office:value-type="float" office:value="33.2371428571428" calcext:value-type="float">
            <text:p>33.2371428571428</text:p>
          </table:table-cell>
          <table:table-cell office:value-type="float" office:value="30.8550617283951" calcext:value-type="float">
            <text:p>30.855061728395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15/2020 8:00 PM</text:p>
          </table:table-cell>
          <table:table-cell office:value-type="string" calcext:value-type="string">
            <text:p>Confirmado</text:p>
          </table:table-cell>
          <table:table-cell office:value-type="float" office:value="238" calcext:value-type="float">
            <text:p>238</text:p>
          </table:table-cell>
          <table:table-cell office:value-type="float" office:value="334" calcext:value-type="float">
            <text:p>334</text:p>
          </table:table-cell>
          <table:table-cell office:value-type="float" office:value="11264" calcext:value-type="float">
            <text:p>11264</text:p>
          </table:table-cell>
          <table:table-cell office:value-type="float" office:value="8505" calcext:value-type="float">
            <text:p>8505</text:p>
          </table:table-cell>
          <table:table-cell office:value-type="float" office:value="1509" calcext:value-type="float">
            <text:p>1509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1091" calcext:value-type="float">
            <text:p>1091</text:p>
          </table:table-cell>
          <table:table-cell office:value-type="float" office:value="3530" calcext:value-type="float">
            <text:p>3530</text:p>
          </table:table-cell>
          <table:table-cell table:number-columns-repeated="3"/>
          <table:table-cell table:formula="of:=[.E71]-[.F71]-[.G71]" office:value-type="float" office:value="1250" calcext:value-type="float">
            <text:p>1250</text:p>
          </table:table-cell>
          <table:table-cell table:formula="of:=[.S71]-[.K71]" office:value-type="float" office:value="626" calcext:value-type="float">
            <text:p>626</text:p>
          </table:table-cell>
          <table:table-cell table:formula="of:=[.K71]/[.S57]" office:value-type="float" office:value="0.37772397094431" calcext:value-type="float">
            <text:p>0.37772397094431</text:p>
          </table:table-cell>
          <table:table-cell table:formula="of:=[.G71]/[.E57]" office:value-type="float" office:value="0.255632729120786" calcext:value-type="float">
            <text:p>0.255632729120786</text:p>
          </table:table-cell>
          <table:table-cell table:formula="of:=6718903-[.Y71]-[.F71]-[.G71]" office:value-type="float" office:value="6707869.05155103" calcext:value-type="float">
            <text:p>6707869.05155103</text:p>
          </table:table-cell>
          <table:table-cell table:formula="of:=NORMINV(RAND();[.T78];0.25*[.T78])" office:value-type="float" office:value="395.948448970057" calcext:value-type="float">
            <text:p>395.948448970057</text:p>
          </table:table-cell>
          <table:table-cell table:formula="of:=[.X71]+[.K71]" office:value-type="float" office:value="1019.94844897006" calcext:value-type="float">
            <text:p>1019.94844897006</text:p>
          </table:table-cell>
          <table:table-cell table:formula="of:=[.X71]-[.X70]" office:value-type="float" office:value="165.529477601034" calcext:value-type="float">
            <text:p>165.529477601034</text:p>
          </table:table-cell>
          <table:table-cell table:formula="of:=[.S71]-[.S70]" office:value-type="float" office:value="-242" calcext:value-type="float">
            <text:p>-242</text:p>
          </table:table-cell>
          <table:table-cell table:formula="of:=[.K71]-[.K70]"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019.41666666667" calcext:value-type="float">
            <text:p>1019.41666666667</text:p>
          </table:table-cell>
          <table:table-cell office:value-type="float" office:value="26.2189285714286" calcext:value-type="float">
            <text:p>26.2189285714286</text:p>
          </table:table-cell>
          <table:table-cell office:value-type="float" office:value="20.3309722222222" calcext:value-type="float">
            <text:p>20.3309722222222</text:p>
          </table:table-cell>
          <table:table-cell office:value-type="float" office:value="95.3203571428573" calcext:value-type="float">
            <text:p>95.3203571428573</text:p>
          </table:table-cell>
          <table:table-cell office:value-type="float" office:value="170.822060606061" calcext:value-type="float">
            <text:p>170.822060606061</text:p>
          </table:table-cell>
          <table:table-cell office:value-type="float" office:value="0.697757575757575" calcext:value-type="float">
            <text:p>0.697757575757575</text:p>
          </table:table-cell>
          <table:table-cell office:value-type="float" office:value="4.32473684210526" calcext:value-type="float">
            <text:p>4.32473684210526</text:p>
          </table:table-cell>
          <table:table-cell office:value-type="float" office:value="35.618125" calcext:value-type="float">
            <text:p>35.618125</text:p>
          </table:table-cell>
          <table:table-cell office:value-type="float" office:value="0.080142857142857" calcext:value-type="float">
            <text:p>0.080142857142857</text:p>
          </table:table-cell>
          <table:table-cell office:value-type="float" office:value="1.99442857142857" calcext:value-type="float">
            <text:p>1.99442857142857</text:p>
          </table:table-cell>
          <table:table-cell office:value-type="float" office:value="1.91342857142857" calcext:value-type="float">
            <text:p>1.91342857142857</text:p>
          </table:table-cell>
          <table:table-cell office:value-type="float" office:value="0.15192" calcext:value-type="float">
            <text:p>0.15192</text:p>
          </table:table-cell>
          <table:table-cell office:value-type="float" office:value="14.11125" calcext:value-type="float">
            <text:p>14.11125</text:p>
          </table:table-cell>
          <table:table-cell office:value-type="float" office:value="49.7302083333334" calcext:value-type="float">
            <text:p>49.7302083333334</text:p>
          </table:table-cell>
          <table:table-cell office:value-type="float" office:value="23.7511904761905" calcext:value-type="float">
            <text:p>23.7511904761905</text:p>
          </table:table-cell>
          <table:table-cell office:value-type="float" office:value="16.2255414012739" calcext:value-type="float">
            <text:p>16.22554140127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16/2020 8:00 PM</text:p>
          </table:table-cell>
          <table:table-cell office:value-type="string" calcext:value-type="string">
            <text:p>Confirmado</text:p>
          </table:table-cell>
          <table:table-cell office:value-type="float" office:value="451" calcext:value-type="float">
            <text:p>451</text:p>
          </table:table-cell>
          <table:table-cell office:value-type="float" office:value="627" calcext:value-type="float">
            <text:p>627</text:p>
          </table:table-cell>
          <table:table-cell office:value-type="float" office:value="11715" calcext:value-type="float">
            <text:p>11715</text:p>
          </table:table-cell>
          <table:table-cell office:value-type="float" office:value="9132" calcext:value-type="float">
            <text:p>9132</text:p>
          </table:table-cell>
          <table:table-cell office:value-type="float" office:value="1631" calcext:value-type="float">
            <text:p>163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292" calcext:value-type="float">
            <text:p>292</text:p>
          </table:table-cell>
          <table:table-cell office:value-type="float" office:value="635" calcext:value-type="float">
            <text:p>635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1159" calcext:value-type="float">
            <text:p>1159</text:p>
          </table:table-cell>
          <table:table-cell office:value-type="float" office:value="2565" calcext:value-type="float">
            <text:p>2565</text:p>
          </table:table-cell>
          <table:table-cell table:number-columns-repeated="3"/>
          <table:table-cell table:formula="of:=[.E72]-[.F72]-[.G72]" office:value-type="float" office:value="952" calcext:value-type="float">
            <text:p>952</text:p>
          </table:table-cell>
          <table:table-cell table:formula="of:=[.S72]-[.K72]" office:value-type="float" office:value="317" calcext:value-type="float">
            <text:p>317</text:p>
          </table:table-cell>
          <table:table-cell table:formula="of:=[.K72]/[.S58]" office:value-type="float" office:value="0.399874055415617" calcext:value-type="float">
            <text:p>0.399874055415617</text:p>
          </table:table-cell>
          <table:table-cell table:formula="of:=[.G72]/[.E58]" office:value-type="float" office:value="0.2635320730328" calcext:value-type="float">
            <text:p>0.2635320730328</text:p>
          </table:table-cell>
          <table:table-cell table:formula="of:=6718903-[.Y72]-[.F72]-[.G72]" office:value-type="float" office:value="6706961.76288593" calcext:value-type="float">
            <text:p>6706961.76288593</text:p>
          </table:table-cell>
          <table:table-cell table:formula="of:=NORMINV(RAND();[.T79];0.25*[.T79])" office:value-type="float" office:value="543.237114069118" calcext:value-type="float">
            <text:p>543.237114069118</text:p>
          </table:table-cell>
          <table:table-cell table:formula="of:=[.X72]+[.K72]" office:value-type="float" office:value="1178.23711406912" calcext:value-type="float">
            <text:p>1178.23711406912</text:p>
          </table:table-cell>
          <table:table-cell table:formula="of:=[.X72]-[.X71]" office:value-type="float" office:value="147.288665099061" calcext:value-type="float">
            <text:p>147.288665099061</text:p>
          </table:table-cell>
          <table:table-cell table:formula="of:=[.S72]-[.S71]" office:value-type="float" office:value="-298" calcext:value-type="float">
            <text:p>-298</text:p>
          </table:table-cell>
          <table:table-cell table:formula="of:=[.K72]-[.K71]" office:value-type="float" office:value="11" calcext:value-type="float">
            <text:p>11</text:p>
          </table:table-cell>
          <table:table-cell office:value-type="float" office:value="0.00297619047619" calcext:value-type="float">
            <text:p>0.00297619047619</text:p>
          </table:table-cell>
          <table:table-cell office:value-type="float" office:value="1017.44464285714" calcext:value-type="float">
            <text:p>1017.44464285714</text:p>
          </table:table-cell>
          <table:table-cell office:value-type="float" office:value="114.506488095238" calcext:value-type="float">
            <text:p>114.506488095238</text:p>
          </table:table-cell>
          <table:table-cell office:value-type="float" office:value="23.1845138888889" calcext:value-type="float">
            <text:p>23.1845138888889</text:p>
          </table:table-cell>
          <table:table-cell office:value-type="float" office:value="83.9019047619048" calcext:value-type="float">
            <text:p>83.9019047619048</text:p>
          </table:table-cell>
          <table:table-cell office:value-type="float" office:value="168.430958083832" calcext:value-type="float">
            <text:p>168.430958083832</text:p>
          </table:table-cell>
          <table:table-cell office:value-type="float" office:value="0.733592814371257" calcext:value-type="float">
            <text:p>0.733592814371257</text:p>
          </table:table-cell>
          <table:table-cell office:value-type="float" office:value="7.32894736842105" calcext:value-type="float">
            <text:p>7.32894736842105</text:p>
          </table:table-cell>
          <table:table-cell office:value-type="float" office:value="33.6854166666667" calcext:value-type="float">
            <text:p>33.6854166666667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2.15041666666667" calcext:value-type="float">
            <text:p>2.15041666666667</text:p>
          </table:table-cell>
          <table:table-cell office:value-type="float" office:value="2.03180555555556" calcext:value-type="float">
            <text:p>2.03180555555556</text:p>
          </table:table-cell>
          <table:table-cell office:value-type="float" office:value="0.1615" calcext:value-type="float">
            <text:p>0.1615</text:p>
          </table:table-cell>
          <table:table-cell office:value-type="float" office:value="17.5283333333333" calcext:value-type="float">
            <text:p>17.5283333333333</text:p>
          </table:table-cell>
          <table:table-cell office:value-type="float" office:value="51.2097916666667" calcext:value-type="float">
            <text:p>51.2097916666667</text:p>
          </table:table-cell>
          <table:table-cell office:value-type="float" office:value="32.2314880952381" calcext:value-type="float">
            <text:p>32.2314880952381</text:p>
          </table:table-cell>
          <table:table-cell office:value-type="float" office:value="29.3117123287671" calcext:value-type="float">
            <text:p>29.311712328767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17/2020 8:00 PM</text:p>
          </table:table-cell>
          <table:table-cell office:value-type="string" calcext:value-type="string">
            <text:p>Confirmado</text:p>
          </table:table-cell>
          <table:table-cell office:value-type="float" office:value="580" calcext:value-type="float">
            <text:p>580</text:p>
          </table:table-cell>
          <table:table-cell office:value-type="float" office:value="542" calcext:value-type="float">
            <text:p>542</text:p>
          </table:table-cell>
          <table:table-cell office:value-type="float" office:value="12295" calcext:value-type="float">
            <text:p>12295</text:p>
          </table:table-cell>
          <table:table-cell office:value-type="float" office:value="9674" calcext:value-type="float">
            <text:p>9674</text:p>
          </table:table-cell>
          <table:table-cell office:value-type="float" office:value="1751" calcext:value-type="float">
            <text:p>175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602" calcext:value-type="float">
            <text:p>602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1216" calcext:value-type="float">
            <text:p>1216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table:formula="of:=[.E73]-[.F73]-[.G73]" office:value-type="float" office:value="870" calcext:value-type="float">
            <text:p>870</text:p>
          </table:table-cell>
          <table:table-cell table:formula="of:=[.S73]-[.K73]" office:value-type="float" office:value="268" calcext:value-type="float">
            <text:p>268</text:p>
          </table:table-cell>
          <table:table-cell table:formula="of:=[.K73]/[.S59]" office:value-type="float" office:value="0.361561561561562" calcext:value-type="float">
            <text:p>0.361561561561562</text:p>
          </table:table-cell>
          <table:table-cell table:formula="of:=[.G73]/[.E59]" office:value-type="float" office:value="0.271557071960298" calcext:value-type="float">
            <text:p>0.271557071960298</text:p>
          </table:table-cell>
          <table:table-cell table:formula="of:=6718903-[.Y73]-[.F73]-[.G73]" office:value-type="float" office:value="6706491.08903078" calcext:value-type="float">
            <text:p>6706491.08903078</text:p>
          </table:table-cell>
          <table:table-cell table:formula="of:=NORMINV(RAND();[.T80];0.25*[.T80])" office:value-type="float" office:value="384.910969224546" calcext:value-type="float">
            <text:p>384.910969224546</text:p>
          </table:table-cell>
          <table:table-cell table:formula="of:=[.X73]+[.K73]" office:value-type="float" office:value="986.910969224546" calcext:value-type="float">
            <text:p>986.910969224546</text:p>
          </table:table-cell>
          <table:table-cell table:formula="of:=[.X73]-[.X72]" office:value-type="float" office:value="-158.326144844571" calcext:value-type="float">
            <text:p>-158.326144844571</text:p>
          </table:table-cell>
          <table:table-cell table:formula="of:=[.S73]-[.S72]" office:value-type="float" office:value="-82" calcext:value-type="float">
            <text:p>-82</text:p>
          </table:table-cell>
          <table:table-cell table:formula="of:=[.K73]-[.K72]" office:value-type="float" office:value="-33" calcext:value-type="float">
            <text:p>-33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8.43952380952" calcext:value-type="float">
            <text:p>1018.43952380952</text:p>
          </table:table-cell>
          <table:table-cell office:value-type="float" office:value="130.63244047619" calcext:value-type="float">
            <text:p>130.63244047619</text:p>
          </table:table-cell>
          <table:table-cell office:value-type="float" office:value="24.0123611111111" calcext:value-type="float">
            <text:p>24.0123611111111</text:p>
          </table:table-cell>
          <table:table-cell office:value-type="float" office:value="83.4356547619048" calcext:value-type="float">
            <text:p>83.4356547619048</text:p>
          </table:table-cell>
          <table:table-cell office:value-type="float" office:value="171.232048192771" calcext:value-type="float">
            <text:p>171.232048192771</text:p>
          </table:table-cell>
          <table:table-cell office:value-type="float" office:value="0.767048192771084" calcext:value-type="float">
            <text:p>0.767048192771084</text:p>
          </table:table-cell>
          <table:table-cell office:value-type="float" office:value="5.571" calcext:value-type="float">
            <text:p>5.571</text:p>
          </table:table-cell>
          <table:table-cell office:value-type="float" office:value="23.1225" calcext:value-type="float">
            <text:p>23.1225</text:p>
          </table:table-cell>
          <table:table-cell office:value-type="float" office:value="0.100416666666667" calcext:value-type="float">
            <text:p>0.100416666666667</text:p>
          </table:table-cell>
          <table:table-cell office:value-type="float" office:value="2.08680555555556" calcext:value-type="float">
            <text:p>2.08680555555556</text:p>
          </table:table-cell>
          <table:table-cell office:value-type="float" office:value="1.98736111111111" calcext:value-type="float">
            <text:p>1.98736111111111</text:p>
          </table:table-cell>
          <table:table-cell office:value-type="float" office:value="0.197881355932203" calcext:value-type="float">
            <text:p>0.197881355932203</text:p>
          </table:table-cell>
          <table:table-cell office:value-type="float" office:value="6.53791666666667" calcext:value-type="float">
            <text:p>6.53791666666667</text:p>
          </table:table-cell>
          <table:table-cell office:value-type="float" office:value="29.6595833333333" calcext:value-type="float">
            <text:p>29.6595833333333</text:p>
          </table:table-cell>
          <table:table-cell office:value-type="float" office:value="48.0661309523809" calcext:value-type="float">
            <text:p>48.0661309523809</text:p>
          </table:table-cell>
          <table:table-cell office:value-type="float" office:value="32.733950617284" calcext:value-type="float">
            <text:p>32.73395061728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18/2020 8:00 PM</text:p>
          </table:table-cell>
          <table:table-cell office:value-type="string" calcext:value-type="string">
            <text:p>Confirmado</text:p>
          </table:table-cell>
          <table:table-cell office:value-type="float" office:value="626" calcext:value-type="float">
            <text:p>626</text:p>
          </table:table-cell>
          <table:table-cell office:value-type="float" office:value="648" calcext:value-type="float">
            <text:p>648</text:p>
          </table:table-cell>
          <table:table-cell office:value-type="float" office:value="12921" calcext:value-type="float">
            <text:p>12921</text:p>
          </table:table-cell>
          <table:table-cell office:value-type="float" office:value="10322" calcext:value-type="float">
            <text:p>10322</text:p>
          </table:table-cell>
          <table:table-cell office:value-type="float" office:value="1841" calcext:value-type="float">
            <text:p>1841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343" calcext:value-type="float">
            <text:p>343</text:p>
          </table:table-cell>
          <table:table-cell table:style-name="ce3" table:number-columns-repeated="2"/>
          <table:table-cell office:value-type="float" office:value="65" calcext:value-type="float">
            <text:p>65</text:p>
          </table:table-cell>
          <table:table-cell office:value-type="float" office:value="1281" calcext:value-type="float">
            <text:p>1281</text:p>
          </table:table-cell>
          <table:table-cell office:value-type="float" office:value="614" calcext:value-type="float">
            <text:p>614</text:p>
          </table:table-cell>
          <table:table-cell table:number-columns-repeated="6"/>
          <table:table-cell table:formula="of:=[.G74]/[.E60]" office:value-type="float" office:value="0.272740740740741" calcext:value-type="float">
            <text:p>0.272740740740741</text:p>
          </table:table-cell>
          <table:table-cell table:formula="of:=6718903-[.Y74]-[.F74]-[.G74]" office:value-type="float" office:value="6706504.6097018" calcext:value-type="float">
            <text:p>6706504.6097018</text:p>
          </table:table-cell>
          <table:table-cell table:formula="of:=NORMINV(RAND();[.T81];0.25*[.T81])" office:value-type="float" office:value="235.390298202808" calcext:value-type="float">
            <text:p>235.390298202808</text:p>
          </table:table-cell>
          <table:table-cell table:formula="of:=[.X74]+[.K74]" office:value-type="float" office:value="235.390298202808" calcext:value-type="float">
            <text:p>235.390298202808</text:p>
          </table:table-cell>
          <table:table-cell table:formula="of:=[.X74]-[.X73]" office:value-type="float" office:value="-149.520671021738" calcext:value-type="float">
            <text:p>-149.520671021738</text:p>
          </table:table-cell>
          <table:table-cell table:number-columns-repeated="2"/>
          <table:table-cell office:value-type="float" office:value="0.031547619047619" calcext:value-type="float">
            <text:p>0.031547619047619</text:p>
          </table:table-cell>
          <table:table-cell office:value-type="float" office:value="1020.78398809524" calcext:value-type="float">
            <text:p>1020.78398809524</text:p>
          </table:table-cell>
          <table:table-cell office:value-type="float" office:value="114.074404761905" calcext:value-type="float">
            <text:p>114.074404761905</text:p>
          </table:table-cell>
          <table:table-cell office:value-type="float" office:value="24.4054166666667" calcext:value-type="float">
            <text:p>24.4054166666667</text:p>
          </table:table-cell>
          <table:table-cell office:value-type="float" office:value="83.428630952381" calcext:value-type="float">
            <text:p>83.428630952381</text:p>
          </table:table-cell>
          <table:table-cell office:value-type="float" office:value="173.918060606061" calcext:value-type="float">
            <text:p>173.918060606061</text:p>
          </table:table-cell>
          <table:table-cell office:value-type="float" office:value="0.799272727272727" calcext:value-type="float">
            <text:p>0.799272727272727</text:p>
          </table:table-cell>
          <table:table-cell office:value-type="float" office:value="7.90491525423729" calcext:value-type="float">
            <text:p>7.90491525423729</text:p>
          </table:table-cell>
          <table:table-cell office:value-type="float" office:value="31.8285416666667" calcext:value-type="float">
            <text:p>31.8285416666667</text:p>
          </table:table-cell>
          <table:table-cell office:value-type="float" office:value="0.088055555555556" calcext:value-type="float">
            <text:p>0.088055555555556</text:p>
          </table:table-cell>
          <table:table-cell office:value-type="float" office:value="2.05833333333333" calcext:value-type="float">
            <text:p>2.05833333333333</text:p>
          </table:table-cell>
          <table:table-cell office:value-type="float" office:value="1.97027777777778" calcext:value-type="float">
            <text:p>1.97027777777778</text:p>
          </table:table-cell>
          <table:table-cell office:value-type="float" office:value="0.16965811965812" calcext:value-type="float">
            <text:p>0.16965811965812</text:p>
          </table:table-cell>
          <table:table-cell office:value-type="float" office:value="8.9925" calcext:value-type="float">
            <text:p>8.9925</text:p>
          </table:table-cell>
          <table:table-cell office:value-type="float" office:value="40.82125" calcext:value-type="float">
            <text:p>40.82125</text:p>
          </table:table-cell>
          <table:table-cell office:value-type="float" office:value="42.6151533742331" calcext:value-type="float">
            <text:p>42.6151533742331</text:p>
          </table:table-cell>
          <table:table-cell office:value-type="float" office:value="36.4681875" calcext:value-type="float">
            <text:p>36.46818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19/2020 8:00 PM</text:p>
          </table:table-cell>
          <table:table-cell office:value-type="string" calcext:value-type="string">
            <text:p>Confirmado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3443" calcext:value-type="float">
            <text:p>13443</text:p>
          </table:table-cell>
          <table:table-cell office:value-type="float" office:value="10740" calcext:value-type="float">
            <text:p>10740</text:p>
          </table:table-cell>
          <table:table-cell office:value-type="float" office:value="1960" calcext:value-type="float">
            <text:p>1960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671" calcext:value-type="float">
            <text:p>67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1347" calcext:value-type="float">
            <text:p>1347</text:p>
          </table:table-cell>
          <table:table-cell office:value-type="float" office:value="2729" calcext:value-type="float">
            <text:p>2729</text:p>
          </table:table-cell>
          <table:table-cell table:number-columns-repeated="3"/>
          <table:table-cell table:formula="of:=[.E75]-[.F75]-[.G75]" office:value-type="float" office:value="743" calcext:value-type="float">
            <text:p>743</text:p>
          </table:table-cell>
          <table:table-cell table:formula="of:=[.S75]-[.K75]" office:value-type="float" office:value="72" calcext:value-type="float">
            <text:p>72</text:p>
          </table:table-cell>
          <table:table-cell table:formula="of:=[.K75]/[.S61]" office:value-type="float" office:value="0.355968169761273" calcext:value-type="float">
            <text:p>0.355968169761273</text:p>
          </table:table-cell>
          <table:table-cell table:formula="of:=[.G75]/[.E61]" office:value-type="float" office:value="0.269119868186187" calcext:value-type="float">
            <text:p>0.269119868186187</text:p>
          </table:table-cell>
          <table:table-cell table:formula="of:=6718903-[.Y75]-[.F75]-[.G75]" office:value-type="float" office:value="6705220.69835594" calcext:value-type="float">
            <text:p>6705220.69835594</text:p>
          </table:table-cell>
          <table:table-cell table:formula="of:=NORMINV(RAND();[.T82];0.25*[.T82])" office:value-type="float" office:value="311.30164406485" calcext:value-type="float">
            <text:p>311.30164406485</text:p>
          </table:table-cell>
          <table:table-cell table:formula="of:=[.X75]+[.K75]" office:value-type="float" office:value="982.30164406485" calcext:value-type="float">
            <text:p>982.30164406485</text:p>
          </table:table-cell>
          <table:table-cell table:formula="of:=[.X75]-[.X74]" office:value-type="float" office:value="75.9113458620423" calcext:value-type="float">
            <text:p>75.9113458620423</text:p>
          </table:table-cell>
          <table:table-cell table:number-columns-repeated="2"/>
          <table:table-cell office:value-type="float" office:value="0.001197604790419" calcext:value-type="float">
            <text:p>0.001197604790419</text:p>
          </table:table-cell>
          <table:table-cell office:value-type="float" office:value="1023.54580838323" calcext:value-type="float">
            <text:p>1023.54580838323</text:p>
          </table:table-cell>
          <table:table-cell office:value-type="float" office:value="125.314550898204" calcext:value-type="float">
            <text:p>125.314550898204</text:p>
          </table:table-cell>
          <table:table-cell office:value-type="float" office:value="24.1553846153846" calcext:value-type="float">
            <text:p>24.1553846153846</text:p>
          </table:table-cell>
          <table:table-cell office:value-type="float" office:value="81.5279640718564" calcext:value-type="float">
            <text:p>81.5279640718564</text:p>
          </table:table-cell>
          <table:table-cell office:value-type="float" office:value="147.507852760736" calcext:value-type="float">
            <text:p>147.507852760736</text:p>
          </table:table-cell>
          <table:table-cell office:value-type="float" office:value="1.03337423312883" calcext:value-type="float">
            <text:p>1.03337423312883</text:p>
          </table:table-cell>
          <table:table-cell office:value-type="float" office:value="4.52990384615385" calcext:value-type="float">
            <text:p>4.52990384615385</text:p>
          </table:table-cell>
          <table:table-cell office:value-type="float" office:value="19.8855813953488" calcext:value-type="float">
            <text:p>19.8855813953488</text:p>
          </table:table-cell>
          <table:table-cell office:value-type="float" office:value="0.071176470588235" calcext:value-type="float">
            <text:p>0.071176470588235</text:p>
          </table:table-cell>
          <table:table-cell office:value-type="float" office:value="1.98264705882353" calcext:value-type="float">
            <text:p>1.98264705882353</text:p>
          </table:table-cell>
          <table:table-cell office:value-type="float" office:value="1.91088235294118" calcext:value-type="float">
            <text:p>1.91088235294118</text:p>
          </table:table-cell>
          <table:table-cell office:value-type="float" office:value="0.125546218487395" calcext:value-type="float">
            <text:p>0.125546218487395</text:p>
          </table:table-cell>
          <table:table-cell office:value-type="float" office:value="7.81674418604651" calcext:value-type="float">
            <text:p>7.81674418604651</text:p>
          </table:table-cell>
          <table:table-cell office:value-type="float" office:value="27.6937209302325" calcext:value-type="float">
            <text:p>27.6937209302325</text:p>
          </table:table-cell>
          <table:table-cell office:value-type="float" office:value="43.9805389221557" calcext:value-type="float">
            <text:p>43.9805389221557</text:p>
          </table:table-cell>
          <table:table-cell office:value-type="float" office:value="24.499125" calcext:value-type="float">
            <text:p>24.49912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0/2020 8:00 PM</text:p>
          </table:table-cell>
          <table:table-cell office:value-type="string" calcext:value-type="string">
            <text:p>Confirmado</text:p>
          </table:table-cell>
          <table:table-cell office:value-type="float" office:value="1088" calcext:value-type="float">
            <text:p>1088</text:p>
          </table:table-cell>
          <table:table-cell office:value-type="float" office:value="792" calcext:value-type="float">
            <text:p>792</text:p>
          </table:table-cell>
          <table:table-cell office:value-type="float" office:value="14531" calcext:value-type="float">
            <text:p>14531</text:p>
          </table:table-cell>
          <table:table-cell office:value-type="float" office:value="11532" calcext:value-type="float">
            <text:p>11532</text:p>
          </table:table-cell>
          <table:table-cell office:value-type="float" office:value="2135" calcext:value-type="float">
            <text:p>2135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531" calcext:value-type="float">
            <text:p>531</text:p>
          </table:table-cell>
          <table:table-cell office:value-type="float" office:value="697" calcext:value-type="float">
            <text:p>697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 office:value-type="float" office:value="1432" calcext:value-type="float">
            <text:p>1432</text:p>
          </table:table-cell>
          <table:table-cell office:value-type="float" office:value="3558" calcext:value-type="float">
            <text:p>3558</text:p>
          </table:table-cell>
          <table:table-cell table:number-columns-repeated="3"/>
          <table:table-cell table:formula="of:=[.E76]-[.F76]-[.G76]" office:value-type="float" office:value="864" calcext:value-type="float">
            <text:p>864</text:p>
          </table:table-cell>
          <table:table-cell table:formula="of:=[.S76]-[.K76]" office:value-type="float" office:value="167" calcext:value-type="float">
            <text:p>167</text:p>
          </table:table-cell>
          <table:table-cell table:formula="of:=[.K76]/[.S62]" office:value-type="float" office:value="0.351664984863774" calcext:value-type="float">
            <text:p>0.351664984863774</text:p>
          </table:table-cell>
          <table:table-cell table:formula="of:=[.G76]/[.E62]" office:value-type="float" office:value="0.272599591419816" calcext:value-type="float">
            <text:p>0.272599591419816</text:p>
          </table:table-cell>
          <table:table-cell table:number-columns-repeated="3"/>
          <table:table-cell table:formula="of:=[.X76]-[.X75]" office:value-type="float" office:value="-311.30164406485" calcext:value-type="float">
            <text:p>-311.30164406485</text:p>
          </table:table-cell>
          <table:table-cell table:formula="of:=[.S76]-[.S75]" office:value-type="float" office:value="121" calcext:value-type="float">
            <text:p>121</text:p>
          </table:table-cell>
          <table:table-cell table:formula="of:=[.K76]-[.K75]" office:value-type="float" office:value="26" calcext:value-type="float">
            <text:p>26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23.07029761905" calcext:value-type="float">
            <text:p>1023.07029761905</text:p>
          </table:table-cell>
          <table:table-cell office:value-type="float" office:value="127.804404761905" calcext:value-type="float">
            <text:p>127.804404761905</text:p>
          </table:table-cell>
          <table:table-cell office:value-type="float" office:value="23.7895138888889" calcext:value-type="float">
            <text:p>23.7895138888889</text:p>
          </table:table-cell>
          <table:table-cell office:value-type="float" office:value="77.8414375" calcext:value-type="float">
            <text:p>77.8414375</text:p>
          </table:table-cell>
          <table:table-cell office:value-type="float" office:value="146.901736526946" calcext:value-type="float">
            <text:p>146.901736526946</text:p>
          </table:table-cell>
          <table:table-cell office:value-type="float" office:value="1.13802395209581" calcext:value-type="float">
            <text:p>1.13802395209581</text:p>
          </table:table-cell>
          <table:table-cell office:value-type="float" office:value="4.97771186440678" calcext:value-type="float">
            <text:p>4.97771186440678</text:p>
          </table:table-cell>
          <table:table-cell office:value-type="float" office:value="21.7091666666667" calcext:value-type="float">
            <text:p>21.7091666666667</text:p>
          </table:table-cell>
          <table:table-cell office:value-type="float" office:value="0.074027777777778" calcext:value-type="float">
            <text:p>0.074027777777778</text:p>
          </table:table-cell>
          <table:table-cell office:value-type="float" office:value="2.02569444444444" calcext:value-type="float">
            <text:p>2.02569444444444</text:p>
          </table:table-cell>
          <table:table-cell office:value-type="float" office:value="1.95236111111111" calcext:value-type="float">
            <text:p>1.95236111111111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13.5254166666667" calcext:value-type="float">
            <text:p>13.5254166666667</text:p>
          </table:table-cell>
          <table:table-cell office:value-type="float" office:value="35.23375" calcext:value-type="float">
            <text:p>35.23375</text:p>
          </table:table-cell>
          <table:table-cell office:value-type="float" office:value="42.9241875" calcext:value-type="float">
            <text:p>42.9241875</text:p>
          </table:table-cell>
          <table:table-cell office:value-type="float" office:value="30.1099375" calcext:value-type="float">
            <text:p>30.10993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1/2020 8:00 PM</text:p>
          </table:table-cell>
          <table:table-cell office:value-type="string" calcext:value-type="string">
            <text:p>Confirmado</text:p>
          </table:table-cell>
          <table:table-cell office:value-type="float" office:value="2535" calcext:value-type="float">
            <text:p>2535</text:p>
          </table:table-cell>
          <table:table-cell office:value-type="float" office:value="2311" calcext:value-type="float">
            <text:p>2311</text:p>
          </table:table-cell>
          <table:table-cell office:value-type="float" office:value="17066" calcext:value-type="float">
            <text:p>17066</text:p>
          </table:table-cell>
          <table:table-cell office:value-type="float" office:value="13843" calcext:value-type="float">
            <text:p>13843</text:p>
          </table:table-cell>
          <table:table-cell office:value-type="float" office:value="2249" calcext:value-type="float">
            <text:p>224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863" calcext:value-type="float">
            <text:p>863</text:p>
          </table:table-cell>
          <table:table-cell office:value-type="float" office:value="706" calcext:value-type="float">
            <text:p>706</text:p>
          </table:table-cell>
          <table:table-cell office:value-type="float" office:value="195" calcext:value-type="float">
            <text:p>195</text:p>
          </table:table-cell>
          <table:table-cell office:value-type="float" office:value="65" calcext:value-type="float">
            <text:p>65</text:p>
          </table:table-cell>
          <table:table-cell office:value-type="float" office:value="1497" calcext:value-type="float">
            <text:p>1497</text:p>
          </table:table-cell>
          <table:table-cell office:value-type="float" office:value="2996" calcext:value-type="float">
            <text:p>2996</text:p>
          </table:table-cell>
          <table:table-cell table:number-columns-repeated="3"/>
          <table:table-cell table:formula="of:=[.E77]-[.F77]-[.G77]" office:value-type="float" office:value="974" calcext:value-type="float">
            <text:p>974</text:p>
          </table:table-cell>
          <table:table-cell table:formula="of:=[.S77]-[.K77]" office:value-type="float" office:value="268" calcext:value-type="float">
            <text:p>268</text:p>
          </table:table-cell>
          <table:table-cell table:formula="of:=[.K77]/[.S63]" office:value-type="float" office:value="0.338771593090211" calcext:value-type="float">
            <text:p>0.338771593090211</text:p>
          </table:table-cell>
          <table:table-cell table:formula="of:=[.G77]/[.E63]" office:value-type="float" office:value="0.262212894951615" calcext:value-type="float">
            <text:p>0.262212894951615</text:p>
          </table:table-cell>
          <table:table-cell table:formula="of:=6718903-[.Y77]-[.F77]-[.G77]" office:value-type="float" office:value="6701261.61801318" calcext:value-type="float">
            <text:p>6701261.61801318</text:p>
          </table:table-cell>
          <table:table-cell table:formula="of:=NORMINV(RAND();[.T84];0.25*[.T84])" office:value-type="float" office:value="843.381986822835" calcext:value-type="float">
            <text:p>843.381986822835</text:p>
          </table:table-cell>
          <table:table-cell table:formula="of:=[.X77]+[.K77]" office:value-type="float" office:value="1549.38198682283" calcext:value-type="float">
            <text:p>1549.38198682283</text:p>
          </table:table-cell>
          <table:table-cell table:formula="of:=[.X77]-[.X76]" office:value-type="float" office:value="843.381986822835" calcext:value-type="float">
            <text:p>843.381986822835</text:p>
          </table:table-cell>
          <table:table-cell table:formula="of:=[.S77]-[.S76]" office:value-type="float" office:value="110" calcext:value-type="float">
            <text:p>110</text:p>
          </table:table-cell>
          <table:table-cell table:formula="of:=[.K77]-[.K76]" office:value-type="float" office:value="9" calcext:value-type="float">
            <text:p>9</text:p>
          </table:table-cell>
          <table:table-cell office:value-type="float" office:value="0.027428571428572" calcext:value-type="float">
            <text:p>0.027428571428572</text:p>
          </table:table-cell>
          <table:table-cell office:value-type="float" office:value="1019.76928571429" calcext:value-type="float">
            <text:p>1019.76928571429</text:p>
          </table:table-cell>
          <table:table-cell office:value-type="float" office:value="128.134821428571" calcext:value-type="float">
            <text:p>128.134821428571</text:p>
          </table:table-cell>
          <table:table-cell office:value-type="float" office:value="24.5481595092024" calcext:value-type="float">
            <text:p>24.5481595092024</text:p>
          </table:table-cell>
          <table:table-cell office:value-type="float" office:value="72.1536309523809" calcext:value-type="float">
            <text:p>72.1536309523809</text:p>
          </table:table-cell>
          <table:table-cell office:value-type="float" office:value="148.992848484848" calcext:value-type="float">
            <text:p>148.992848484848</text:p>
          </table:table-cell>
          <table:table-cell office:value-type="float" office:value="0.852363636363636" calcext:value-type="float">
            <text:p>0.852363636363636</text:p>
          </table:table-cell>
          <table:table-cell office:value-type="float" office:value="6.5824778761062" calcext:value-type="float">
            <text:p>6.5824778761062</text:p>
          </table:table-cell>
          <table:table-cell office:value-type="float" office:value="28.55375" calcext:value-type="float">
            <text:p>28.55375</text:p>
          </table:table-cell>
          <table:table-cell office:value-type="float" office:value="0.094583333333333" calcext:value-type="float">
            <text:p>0.094583333333333</text:p>
          </table:table-cell>
          <table:table-cell office:value-type="float" office:value="2.14385714285714" calcext:value-type="float">
            <text:p>2.14385714285714</text:p>
          </table:table-cell>
          <table:table-cell office:value-type="float" office:value="2.04472222222222" calcext:value-type="float">
            <text:p>2.04472222222222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17.9791666666667" calcext:value-type="float">
            <text:p>17.9791666666667</text:p>
          </table:table-cell>
          <table:table-cell office:value-type="float" office:value="46.5335416666667" calcext:value-type="float">
            <text:p>46.5335416666667</text:p>
          </table:table-cell>
          <table:table-cell office:value-type="float" office:value="31.823935483871" calcext:value-type="float">
            <text:p>31.823935483871</text:p>
          </table:table-cell>
          <table:table-cell office:value-type="float" office:value="36.0564670658683" calcext:value-type="float">
            <text:p>36.056467065868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2/2020 8:00 PM</text:p>
          </table:table-cell>
          <table:table-cell office:value-type="string" calcext:value-type="string">
            <text:p>Confirmado</text:p>
          </table:table-cell>
          <table:table-cell office:value-type="float" office:value="1677" calcext:value-type="float">
            <text:p>1677</text:p>
          </table:table-cell>
          <table:table-cell office:value-type="float" office:value="1347" calcext:value-type="float">
            <text:p>1347</text:p>
          </table:table-cell>
          <table:table-cell office:value-type="float" office:value="18743" calcext:value-type="float">
            <text:p>18743</text:p>
          </table:table-cell>
          <table:table-cell office:value-type="float" office:value="15190" calcext:value-type="float">
            <text:p>15190</text:p>
          </table:table-cell>
          <table:table-cell office:value-type="float" office:value="2376" calcext:value-type="float">
            <text:p>2376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068" calcext:value-type="float">
            <text:p>1068</text:p>
          </table:table-cell>
          <table:table-cell office:value-type="float" office:value="734" calcext:value-type="float">
            <text:p>734</text:p>
          </table:table-cell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1556" calcext:value-type="float">
            <text:p>1556</text:p>
          </table:table-cell>
          <table:table-cell office:value-type="float" office:value="3064" calcext:value-type="float">
            <text:p>3064</text:p>
          </table:table-cell>
          <table:table-cell table:number-columns-repeated="3"/>
          <table:table-cell table:formula="of:=[.E78]-[.F78]-[.G78]" office:value-type="float" office:value="1177" calcext:value-type="float">
            <text:p>1177</text:p>
          </table:table-cell>
          <table:table-cell table:formula="of:=[.S78]-[.K78]" office:value-type="float" office:value="443" calcext:value-type="float">
            <text:p>443</text:p>
          </table:table-cell>
          <table:table-cell table:formula="of:=[.K78]/[.S64]" office:value-type="float" office:value="0.373727087576375" calcext:value-type="float">
            <text:p>0.373727087576375</text:p>
          </table:table-cell>
          <table:table-cell table:formula="of:=[.G78]/[.E64]" office:value-type="float" office:value="0.262512429565794" calcext:value-type="float">
            <text:p>0.262512429565794</text:p>
          </table:table-cell>
          <table:table-cell table:number-columns-repeated="3"/>
          <table:table-cell table:formula="of:=[.X78]-[.X77]" office:value-type="float" office:value="-843.381986822835" calcext:value-type="float">
            <text:p>-843.381986822835</text:p>
          </table:table-cell>
          <table:table-cell table:formula="of:=[.S78]-[.S77]" office:value-type="float" office:value="203" calcext:value-type="float">
            <text:p>203</text:p>
          </table:table-cell>
          <table:table-cell table:formula="of:=[.K78]-[.K77]" office:value-type="float" office:value="28" calcext:value-type="float">
            <text:p>28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1015.81548022599" calcext:value-type="float">
            <text:p>1015.81548022599</text:p>
          </table:table-cell>
          <table:table-cell office:value-type="float" office:value="112.609345238095" calcext:value-type="float">
            <text:p>112.609345238095</text:p>
          </table:table-cell>
          <table:table-cell office:value-type="float" office:value="25.9925520833333" calcext:value-type="float">
            <text:p>25.9925520833333</text:p>
          </table:table-cell>
          <table:table-cell office:value-type="float" office:value="66.0160119047619" calcext:value-type="float">
            <text:p>66.0160119047619</text:p>
          </table:table-cell>
          <table:table-cell office:value-type="float" office:value="156.459337349398" calcext:value-type="float">
            <text:p>156.459337349398</text:p>
          </table:table-cell>
          <table:table-cell office:value-type="float" office:value="0.785361445783133" calcext:value-type="float">
            <text:p>0.785361445783133</text:p>
          </table:table-cell>
          <table:table-cell office:value-type="float" office:value="8.76703389830509" calcext:value-type="float">
            <text:p>8.76703389830509</text:p>
          </table:table-cell>
          <table:table-cell office:value-type="float" office:value="34.8479166666667" calcext:value-type="float">
            <text:p>34.8479166666667</text:p>
          </table:table-cell>
          <table:table-cell office:value-type="float" office:value="0.15231884057971" calcext:value-type="float">
            <text:p>0.15231884057971</text:p>
          </table:table-cell>
          <table:table-cell office:value-type="float" office:value="2.29724637681159" calcext:value-type="float">
            <text:p>2.29724637681159</text:p>
          </table:table-cell>
          <table:table-cell office:value-type="float" office:value="2.14536231884058" calcext:value-type="float">
            <text:p>2.14536231884058</text:p>
          </table:table-cell>
          <table:table-cell office:value-type="float" office:value="0.31990099009901" calcext:value-type="float">
            <text:p>0.31990099009901</text:p>
          </table:table-cell>
          <table:table-cell office:value-type="float" office:value="26.7714583333333" calcext:value-type="float">
            <text:p>26.7714583333333</text:p>
          </table:table-cell>
          <table:table-cell office:value-type="float" office:value="61.6172916666666" calcext:value-type="float">
            <text:p>61.6172916666666</text:p>
          </table:table-cell>
          <table:table-cell office:value-type="float" office:value="17.4676229508197" calcext:value-type="float">
            <text:p>17.4676229508197</text:p>
          </table:table-cell>
          <table:table-cell office:value-type="float" office:value="37.1113903743315" calcext:value-type="float">
            <text:p>37.111390374331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3/2020 8:00 PM</text:p>
          </table:table-cell>
          <table:table-cell office:value-type="string" calcext:value-type="string">
            <text:p>Confirmado</text:p>
          </table:table-cell>
          <table:table-cell office:value-type="float" office:value="1418" calcext:value-type="float">
            <text:p>1418</text:p>
          </table:table-cell>
          <table:table-cell office:value-type="float" office:value="1183" calcext:value-type="float">
            <text:p>1183</text:p>
          </table:table-cell>
          <table:table-cell office:value-type="float" office:value="20161" calcext:value-type="float">
            <text:p>20161</text:p>
          </table:table-cell>
          <table:table-cell office:value-type="float" office:value="16373" calcext:value-type="float">
            <text:p>16373</text:p>
          </table:table-cell>
          <table:table-cell office:value-type="float" office:value="2520" calcext:value-type="float">
            <text:p>2520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07" calcext:value-type="float">
            <text:p>1207</text:p>
          </table:table-cell>
          <table:table-cell office:value-type="float" office:value="773" calcext:value-type="float">
            <text:p>773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1608" calcext:value-type="float">
            <text:p>1608</text:p>
          </table:table-cell>
          <table:table-cell office:value-type="float" office:value="2791" calcext:value-type="float">
            <text:p>2791</text:p>
          </table:table-cell>
          <table:table-cell table:number-columns-repeated="3"/>
          <table:table-cell table:formula="of:=[.E79]-[.F79]-[.G79]" office:value-type="float" office:value="1268" calcext:value-type="float">
            <text:p>1268</text:p>
          </table:table-cell>
          <table:table-cell table:formula="of:=[.S79]-[.K79]" office:value-type="float" office:value="495" calcext:value-type="float">
            <text:p>495</text:p>
          </table:table-cell>
          <table:table-cell table:formula="of:=[.K79]/[.S65]" office:value-type="float" office:value="0.326711749788673" calcext:value-type="float">
            <text:p>0.326711749788673</text:p>
          </table:table-cell>
          <table:table-cell table:formula="of:=[.G79]/[.E65]" office:value-type="float" office:value="0.260545905707196" calcext:value-type="float">
            <text:p>0.260545905707196</text:p>
          </table:table-cell>
          <table:table-cell table:formula="of:=6718903-[.Y79]-[.F79]-[.G79]" office:value-type="float" office:value="6698028.59080348" calcext:value-type="float">
            <text:p>6698028.59080348</text:p>
          </table:table-cell>
          <table:table-cell table:formula="of:=NORMINV(RAND();[.T86];0.25*[.T86])" office:value-type="float" office:value="1208.40919652245" calcext:value-type="float">
            <text:p>1208.40919652245</text:p>
          </table:table-cell>
          <table:table-cell table:formula="of:=[.X79]+[.K79]" office:value-type="float" office:value="1981.40919652245" calcext:value-type="float">
            <text:p>1981.40919652245</text:p>
          </table:table-cell>
          <table:table-cell table:formula="of:=[.X79]-[.X78]" office:value-type="float" office:value="1208.40919652245" calcext:value-type="float">
            <text:p>1208.40919652245</text:p>
          </table:table-cell>
          <table:table-cell table:formula="of:=[.S79]-[.S78]" office:value-type="float" office:value="91" calcext:value-type="float">
            <text:p>91</text:p>
          </table:table-cell>
          <table:table-cell table:formula="of:=[.K79]-[.K78]" office:value-type="float" office:value="39" calcext:value-type="float">
            <text:p>3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52135416667" calcext:value-type="float">
            <text:p>1012.52135416667</text:p>
          </table:table-cell>
          <table:table-cell office:value-type="float" office:value="78.4669642857143" calcext:value-type="float">
            <text:p>78.4669642857143</text:p>
          </table:table-cell>
          <table:table-cell office:value-type="float" office:value="28.1165445026178" calcext:value-type="float">
            <text:p>28.1165445026178</text:p>
          </table:table-cell>
          <table:table-cell office:value-type="float" office:value="57.8034131736527" calcext:value-type="float">
            <text:p>57.8034131736527</text:p>
          </table:table-cell>
          <table:table-cell office:value-type="float" office:value="193.18" calcext:value-type="float">
            <text:p>193.18</text:p>
          </table:table-cell>
          <table:table-cell office:value-type="float" office:value="0.995329341317365" calcext:value-type="float">
            <text:p>0.995329341317365</text:p>
          </table:table-cell>
          <table:table-cell office:value-type="float" office:value="3.55131578947368" calcext:value-type="float">
            <text:p>3.55131578947368</text:p>
          </table:table-cell>
          <table:table-cell office:value-type="float" office:value="28.74375" calcext:value-type="float">
            <text:p>28.74375</text:p>
          </table:table-cell>
          <table:table-cell office:value-type="float" office:value="0.15112676056338" calcext:value-type="float">
            <text:p>0.15112676056338</text:p>
          </table:table-cell>
          <table:table-cell office:value-type="float" office:value="2.26985915492958" calcext:value-type="float">
            <text:p>2.26985915492958</text:p>
          </table:table-cell>
          <table:table-cell office:value-type="float" office:value="2.11957746478873" calcext:value-type="float">
            <text:p>2.11957746478873</text:p>
          </table:table-cell>
          <table:table-cell office:value-type="float" office:value="0.318617021276596" calcext:value-type="float">
            <text:p>0.318617021276596</text:p>
          </table:table-cell>
          <table:table-cell office:value-type="float" office:value="36.3572916666667" calcext:value-type="float">
            <text:p>36.3572916666667</text:p>
          </table:table-cell>
          <table:table-cell office:value-type="float" office:value="65.1002083333333" calcext:value-type="float">
            <text:p>65.1002083333333</text:p>
          </table:table-cell>
          <table:table-cell office:value-type="float" office:value="21.2400847457627" calcext:value-type="float">
            <text:p>21.2400847457627</text:p>
          </table:table-cell>
          <table:table-cell office:value-type="float" office:value="38.0588481675393" calcext:value-type="float">
            <text:p>38.05884816753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4/2020 8:00 PM</text:p>
          </table:table-cell>
          <table:table-cell office:value-type="string" calcext:value-type="string">
            <text:p>Confirmado</text:p>
          </table:table-cell>
          <table:table-cell office:value-type="float" office:value="882" calcext:value-type="float">
            <text:p>882</text:p>
          </table:table-cell>
          <table:table-cell office:value-type="float" office:value="823" calcext:value-type="float">
            <text:p>823</text:p>
          </table:table-cell>
          <table:table-cell office:value-type="float" office:value="21043" calcext:value-type="float">
            <text:p>21043</text:p>
          </table:table-cell>
          <table:table-cell office:value-type="float" office:value="17196" calcext:value-type="float">
            <text:p>17196</text:p>
          </table:table-cell>
          <table:table-cell office:value-type="float" office:value="2702" calcext:value-type="float">
            <text:p>2702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1250" calcext:value-type="float">
            <text:p>1250</text:p>
          </table:table-cell>
          <table:table-cell office:value-type="float" office:value="792" calcext:value-type="float">
            <text:p>792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1659" calcext:value-type="float">
            <text:p>1659</text:p>
          </table:table-cell>
          <table:table-cell office:value-type="float" office:value="895" calcext:value-type="float">
            <text:p>895</text:p>
          </table:table-cell>
          <table:table-cell table:number-columns-repeated="3"/>
          <table:table-cell table:formula="of:=[.E80]-[.F80]-[.G80]" office:value-type="float" office:value="1145" calcext:value-type="float">
            <text:p>1145</text:p>
          </table:table-cell>
          <table:table-cell table:formula="of:=[.S80]-[.K80]" office:value-type="float" office:value="353" calcext:value-type="float">
            <text:p>353</text:p>
          </table:table-cell>
          <table:table-cell table:formula="of:=[.K80]/[.S66]" office:value-type="float" office:value="0.36147877681424" calcext:value-type="float">
            <text:p>0.36147877681424</text:p>
          </table:table-cell>
          <table:table-cell table:formula="of:=[.G80]/[.E66]" office:value-type="float" office:value="0.257849031396126" calcext:value-type="float">
            <text:p>0.257849031396126</text:p>
          </table:table-cell>
          <table:table-cell table:formula="of:=6718903-[.Y80]-[.F80]-[.G80]" office:value-type="float" office:value="6697427.08663839" calcext:value-type="float">
            <text:p>6697427.08663839</text:p>
          </table:table-cell>
          <table:table-cell table:formula="of:=NORMINV(RAND();[.T87];0.25*[.T87])" office:value-type="float" office:value="785.913361612944" calcext:value-type="float">
            <text:p>785.913361612944</text:p>
          </table:table-cell>
          <table:table-cell table:formula="of:=[.X80]+[.K80]" office:value-type="float" office:value="1577.91336161294" calcext:value-type="float">
            <text:p>1577.91336161294</text:p>
          </table:table-cell>
          <table:table-cell table:formula="of:=[.X80]-[.X79]" office:value-type="float" office:value="-422.495834909504" calcext:value-type="float">
            <text:p>-422.495834909504</text:p>
          </table:table-cell>
          <table:table-cell table:formula="of:=[.S80]-[.S79]" office:value-type="float" office:value="-123" calcext:value-type="float">
            <text:p>-123</text:p>
          </table:table-cell>
          <table:table-cell table:formula="of:=[.K80]-[.K79]" office:value-type="float" office:value="19" calcext:value-type="float">
            <text:p>19</text:p>
          </table:table-cell>
          <table:table-cell office:value-type="float" office:value="0.47027027027027" calcext:value-type="float">
            <text:p>0.47027027027027</text:p>
          </table:table-cell>
          <table:table-cell office:value-type="float" office:value="1015.13951351351" calcext:value-type="float">
            <text:p>1015.13951351351</text:p>
          </table:table-cell>
          <table:table-cell office:value-type="float" office:value="13.1919875776398" calcext:value-type="float">
            <text:p>13.1919875776398</text:p>
          </table:table-cell>
          <table:table-cell office:value-type="float" office:value="22.6430810810811" calcext:value-type="float">
            <text:p>22.6430810810811</text:p>
          </table:table-cell>
          <table:table-cell office:value-type="float" office:value="86.8211801242236" calcext:value-type="float">
            <text:p>86.8211801242236</text:p>
          </table:table-cell>
          <table:table-cell office:value-type="float" office:value="204.764213836478" calcext:value-type="float">
            <text:p>204.764213836478</text:p>
          </table:table-cell>
          <table:table-cell office:value-type="float" office:value="0.959308176100629" calcext:value-type="float">
            <text:p>0.959308176100629</text:p>
          </table:table-cell>
          <table:table-cell office:value-type="float" office:value="1.33585106382979" calcext:value-type="float">
            <text:p>1.33585106382979</text:p>
          </table:table-cell>
          <table:table-cell office:value-type="float" office:value="19.3470833333333" calcext:value-type="float">
            <text:p>19.3470833333333</text:p>
          </table:table-cell>
          <table:table-cell office:value-type="float" office:value="0.057230769230769" calcext:value-type="float">
            <text:p>0.057230769230769</text:p>
          </table:table-cell>
          <table:table-cell office:value-type="float" office:value="1.98861538461539" calcext:value-type="float">
            <text:p>1.98861538461539</text:p>
          </table:table-cell>
          <table:table-cell office:value-type="float" office:value="1.93138461538462" calcext:value-type="float">
            <text:p>1.93138461538462</text:p>
          </table:table-cell>
          <table:table-cell office:value-type="float" office:value="0.179101123595506" calcext:value-type="float">
            <text:p>0.179101123595506</text:p>
          </table:table-cell>
          <table:table-cell office:value-type="float" office:value="4.92979166666667" calcext:value-type="float">
            <text:p>4.92979166666667</text:p>
          </table:table-cell>
          <table:table-cell office:value-type="float" office:value="24.2772916666667" calcext:value-type="float">
            <text:p>24.2772916666667</text:p>
          </table:table-cell>
          <table:table-cell office:value-type="float" office:value="27.2921666666667" calcext:value-type="float">
            <text:p>27.2921666666667</text:p>
          </table:table-cell>
          <table:table-cell office:value-type="float" office:value="23.702972972973" calcext:value-type="float">
            <text:p>23.70297297297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5/2020 8:00 PM</text:p>
          </table:table-cell>
          <table:table-cell office:value-type="string" calcext:value-type="string">
            <text:p>Confirmado</text:p>
          </table:table-cell>
          <table:table-cell office:value-type="float" office:value="732" calcext:value-type="float">
            <text:p>732</text:p>
          </table:table-cell>
          <table:table-cell office:value-type="float" office:value="715" calcext:value-type="float">
            <text:p>715</text:p>
          </table:table-cell>
          <table:table-cell office:value-type="float" office:value="21775" calcext:value-type="float">
            <text:p>21775</text:p>
          </table:table-cell>
          <table:table-cell office:value-type="float" office:value="17911" calcext:value-type="float">
            <text:p>17911</text:p>
          </table:table-cell>
          <table:table-cell office:value-type="float" office:value="2755" calcext:value-type="float">
            <text:p>2755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1265" calcext:value-type="float">
            <text:p>1265</text:p>
          </table:table-cell>
          <table:table-cell office:value-type="float" office:value="792" calcext:value-type="float">
            <text:p>792</text:p>
          </table:table-cell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1737" calcext:value-type="float">
            <text:p>1737</text:p>
          </table:table-cell>
          <table:table-cell office:value-type="float" office:value="1078" calcext:value-type="float">
            <text:p>1078</text:p>
          </table:table-cell>
          <table:table-cell table:number-columns-repeated="3"/>
          <table:table-cell table:formula="of:=[.E81]-[.F81]-[.G81]" office:value-type="float" office:value="1109" calcext:value-type="float">
            <text:p>1109</text:p>
          </table:table-cell>
          <table:table-cell table:formula="of:=[.S81]-[.K81]" office:value-type="float" office:value="317" calcext:value-type="float">
            <text:p>317</text:p>
          </table:table-cell>
          <table:table-cell table:formula="of:=[.K81]/[.S67]" office:value-type="float" office:value="0.381319210399615" calcext:value-type="float">
            <text:p>0.381319210399615</text:p>
          </table:table-cell>
          <table:table-cell table:formula="of:=[.G81]/[.E67]" office:value-type="float" office:value="0.261882129277566" calcext:value-type="float">
            <text:p>0.261882129277566</text:p>
          </table:table-cell>
          <table:table-cell table:formula="of:=6718903-[.Y81]-[.F81]-[.G81]" office:value-type="float" office:value="6696470.87854062" calcext:value-type="float">
            <text:p>6696470.87854062</text:p>
          </table:table-cell>
          <table:table-cell table:formula="of:=NORMINV(RAND();[.T88];0.25*[.T88])" office:value-type="float" office:value="974.121459380678" calcext:value-type="float">
            <text:p>974.121459380678</text:p>
          </table:table-cell>
          <table:table-cell table:formula="of:=[.X81]+[.K81]" office:value-type="float" office:value="1766.12145938068" calcext:value-type="float">
            <text:p>1766.12145938068</text:p>
          </table:table-cell>
          <table:table-cell table:formula="of:=[.X81]-[.X80]" office:value-type="float" office:value="188.208097767735" calcext:value-type="float">
            <text:p>188.208097767735</text:p>
          </table:table-cell>
          <table:table-cell table:formula="of:=[.S81]-[.S80]" office:value-type="float" office:value="-36" calcext:value-type="float">
            <text:p>-36</text:p>
          </table:table-cell>
          <table:table-cell table:formula="of:=[.K81]-[.K80]" office:value-type="float" office:value="0" calcext:value-type="float">
            <text:p>0</text:p>
          </table:table-cell>
          <table:table-cell office:value-type="float" office:value="0.038888888888889" calcext:value-type="float">
            <text:p>0.038888888888889</text:p>
          </table:table-cell>
          <table:table-cell office:value-type="float" office:value="1012.15754189944" calcext:value-type="float">
            <text:p>1012.15754189944</text:p>
          </table:table-cell>
          <table:table-cell office:value-type="float" office:value="126.628141025641" calcext:value-type="float">
            <text:p>126.628141025641</text:p>
          </table:table-cell>
          <table:table-cell office:value-type="float" office:value="22.4544444444444" calcext:value-type="float">
            <text:p>22.4544444444444</text:p>
          </table:table-cell>
          <table:table-cell office:value-type="float" office:value="81.0350641025642" calcext:value-type="float">
            <text:p>81.0350641025642</text:p>
          </table:table-cell>
          <table:table-cell office:value-type="float" office:value="167.3872" calcext:value-type="float">
            <text:p>167.3872</text:p>
          </table:table-cell>
          <table:table-cell office:value-type="float" office:value="0.839" calcext:value-type="float">
            <text:p>0.839</text:p>
          </table:table-cell>
          <table:table-cell office:value-type="float" office:value="6.47435185185185" calcext:value-type="float">
            <text:p>6.47435185185185</text:p>
          </table:table-cell>
          <table:table-cell office:value-type="float" office:value="32.4121951219512" calcext:value-type="float">
            <text:p>32.4121951219512</text:p>
          </table:table-cell>
          <table:table-cell office:value-type="float" office:value="0.109655172413793" calcext:value-type="float">
            <text:p>0.109655172413793</text:p>
          </table:table-cell>
          <table:table-cell office:value-type="float" office:value="2.15210526315789" calcext:value-type="float">
            <text:p>2.15210526315789</text:p>
          </table:table-cell>
          <table:table-cell office:value-type="float" office:value="2.04275862068966" calcext:value-type="float">
            <text:p>2.04275862068966</text:p>
          </table:table-cell>
          <table:table-cell office:value-type="float" office:value="0.183614457831325" calcext:value-type="float">
            <text:p>0.183614457831325</text:p>
          </table:table-cell>
          <table:table-cell office:value-type="float" office:value="15.420243902439" calcext:value-type="float">
            <text:p>15.420243902439</text:p>
          </table:table-cell>
          <table:table-cell office:value-type="float" office:value="47.8360975609756" calcext:value-type="float">
            <text:p>47.8360975609756</text:p>
          </table:table-cell>
          <table:table-cell office:value-type="float" office:value="33.138275862069" calcext:value-type="float">
            <text:p>33.138275862069</text:p>
          </table:table-cell>
          <table:table-cell office:value-type="float" office:value="26.208418079096" calcext:value-type="float">
            <text:p>26.208418079096</text:p>
          </table:table-cell>
          <table:table-cell office:value-type="float" office:value="26.4" calcext:value-type="float">
            <text:p>26.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6/2020 8:00 PM</text:p>
          </table:table-cell>
          <table:table-cell office:value-type="string" calcext:value-type="string">
            <text:p>Confirmado</text:p>
          </table:table-cell>
          <table:table-cell office:value-type="float" office:value="691" calcext:value-type="float">
            <text:p>691</text:p>
          </table:table-cell>
          <table:table-cell office:value-type="float" office:value="677" calcext:value-type="float">
            <text:p>677</text:p>
          </table:table-cell>
          <table:table-cell office:value-type="float" office:value="22466" calcext:value-type="float">
            <text:p>22466</text:p>
          </table:table-cell>
          <table:table-cell office:value-type="float" office:value="18588" calcext:value-type="float">
            <text:p>18588</text:p>
          </table:table-cell>
          <table:table-cell office:value-type="float" office:value="2831" calcext:value-type="float">
            <text:p>2831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1289" calcext:value-type="float">
            <text:p>1289</text:p>
          </table:table-cell>
          <table:table-cell office:value-type="float" office:value="783" calcext:value-type="float">
            <text:p>783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1801" calcext:value-type="float">
            <text:p>1801</text:p>
          </table:table-cell>
          <table:table-cell office:value-type="float" office:value="2918" calcext:value-type="float">
            <text:p>2918</text:p>
          </table:table-cell>
          <table:table-cell table:number-columns-repeated="3"/>
          <table:table-cell table:formula="of:=[.E82]-[.F82]-[.G82]" office:value-type="float" office:value="1047" calcext:value-type="float">
            <text:p>1047</text:p>
          </table:table-cell>
          <table:table-cell table:formula="of:=[.S82]-[.K82]" office:value-type="float" office:value="264" calcext:value-type="float">
            <text:p>264</text:p>
          </table:table-cell>
          <table:table-cell table:formula="of:=[.K82]/[.S68]" office:value-type="float" office:value="0.401950718685832" calcext:value-type="float">
            <text:p>0.401950718685832</text:p>
          </table:table-cell>
          <table:table-cell table:formula="of:=[.G82]/[.E68]" office:value-type="float" office:value="0.266597608061023" calcext:value-type="float">
            <text:p>0.266597608061023</text:p>
          </table:table-cell>
          <table:table-cell table:formula="of:=6718903-[.Y82]-[.F82]-[.G82]" office:value-type="float" office:value="6696015.87503342" calcext:value-type="float">
            <text:p>6696015.87503342</text:p>
          </table:table-cell>
          <table:table-cell table:formula="of:=NORMINV(RAND();[.T89];0.25*[.T89])" office:value-type="float" office:value="685.124966579053" calcext:value-type="float">
            <text:p>685.124966579053</text:p>
          </table:table-cell>
          <table:table-cell table:formula="of:=[.X82]+[.K82]" office:value-type="float" office:value="1468.12496657905" calcext:value-type="float">
            <text:p>1468.12496657905</text:p>
          </table:table-cell>
          <table:table-cell table:formula="of:=[.X82]-[.X81]" office:value-type="float" office:value="-288.996492801626" calcext:value-type="float">
            <text:p>-288.996492801626</text:p>
          </table:table-cell>
          <table:table-cell table:formula="of:=[.S82]-[.S81]" office:value-type="float" office:value="-62" calcext:value-type="float">
            <text:p>-62</text:p>
          </table:table-cell>
          <table:table-cell table:formula="of:=[.K82]-[.K81]" office:value-type="float" office:value="-9" calcext:value-type="float">
            <text:p>-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73369791667" calcext:value-type="float">
            <text:p>1012.73369791667</text:p>
          </table:table-cell>
          <table:table-cell office:value-type="float" office:value="146.766703296703" calcext:value-type="float">
            <text:p>146.766703296703</text:p>
          </table:table-cell>
          <table:table-cell office:value-type="float" office:value="21.4452604166667" calcext:value-type="float">
            <text:p>21.4452604166667</text:p>
          </table:table-cell>
          <table:table-cell office:value-type="float" office:value="59.4008928571429" calcext:value-type="float">
            <text:p>59.4008928571429</text:p>
          </table:table-cell>
          <table:table-cell office:value-type="float" office:value="222.583532934132" calcext:value-type="float">
            <text:p>222.583532934132</text:p>
          </table:table-cell>
          <table:table-cell office:value-type="float" office:value="1.22335329341317" calcext:value-type="float">
            <text:p>1.22335329341317</text:p>
          </table:table-cell>
          <table:table-cell office:value-type="float" office:value="4.10557522123894" calcext:value-type="float">
            <text:p>4.10557522123894</text:p>
          </table:table-cell>
          <table:table-cell office:value-type="float" office:value="31.778085106383" calcext:value-type="float">
            <text:p>31.778085106383</text:p>
          </table:table-cell>
          <table:table-cell office:value-type="float" office:value="0.084782608695652" calcext:value-type="float">
            <text:p>0.084782608695652</text:p>
          </table:table-cell>
          <table:table-cell office:value-type="float" office:value="2.1968115942029" calcext:value-type="float">
            <text:p>2.1968115942029</text:p>
          </table:table-cell>
          <table:table-cell office:value-type="float" office:value="2.11202898550725" calcext:value-type="float">
            <text:p>2.112028985507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22.7078723404255" calcext:value-type="float">
            <text:p>22.7078723404255</text:p>
          </table:table-cell>
          <table:table-cell office:value-type="float" office:value="54.4857446808511" calcext:value-type="float">
            <text:p>54.4857446808511</text:p>
          </table:table-cell>
          <table:table-cell office:value-type="float" office:value="40.5533613445378" calcext:value-type="float">
            <text:p>40.5533613445378</text:p>
          </table:table-cell>
          <table:table-cell office:value-type="float" office:value="28.5727083333333" calcext:value-type="float">
            <text:p>28.5727083333333</text:p>
          </table:table-cell>
          <table:table-cell office:value-type="float" office:value="14.9583333333333" calcext:value-type="float">
            <text:p>14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7/2020 8:00 PM</text:p>
          </table:table-cell>
          <table:table-cell office:value-type="string" calcext:value-type="string">
            <text:p>Confirmado</text:p>
          </table:table-cell>
          <table:table-cell office:value-type="float" office:value="824" calcext:value-type="float">
            <text:p>824</text:p>
          </table:table-cell>
          <table:table-cell office:value-type="float" office:value="604" calcext:value-type="float">
            <text:p>604</text:p>
          </table:table-cell>
          <table:table-cell office:value-type="float" office:value="23290" calcext:value-type="float">
            <text:p>23290</text:p>
          </table:table-cell>
          <table:table-cell office:value-type="float" office:value="19192" calcext:value-type="float">
            <text:p>19192</text:p>
          </table:table-cell>
          <table:table-cell office:value-type="float" office:value="2978" calcext:value-type="float">
            <text:p>2978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251" calcext:value-type="float">
            <text:p>1251</text:p>
          </table:table-cell>
          <table:table-cell table:style-name="ce3" table:number-columns-repeated="2"/>
          <table:table-cell office:value-type="float" office:value="54" calcext:value-type="float">
            <text:p>54</text:p>
          </table:table-cell>
          <table:table-cell office:value-type="float" office:value="1855" calcext:value-type="float">
            <text:p>1855</text:p>
          </table:table-cell>
          <table:table-cell office:value-type="float" office:value="2400" calcext:value-type="float">
            <text:p>2400</text:p>
          </table:table-cell>
          <table:table-cell table:number-columns-repeated="6"/>
          <table:table-cell table:formula="of:=[.G83]/[.E69]" office:value-type="float" office:value="0.275332840236686" calcext:value-type="float">
            <text:p>0.275332840236686</text:p>
          </table:table-cell>
          <table:table-cell table:formula="of:=6718903-[.Y83]-[.F83]-[.G83]" office:value-type="float" office:value="6695755.53574458" calcext:value-type="float">
            <text:p>6695755.53574458</text:p>
          </table:table-cell>
          <table:table-cell table:formula="of:=NORMINV(RAND();[.T90];0.25*[.T90])" office:value-type="float" office:value="977.464255422391" calcext:value-type="float">
            <text:p>977.464255422391</text:p>
          </table:table-cell>
          <table:table-cell table:formula="of:=[.X83]+[.K83]" office:value-type="float" office:value="977.464255422391" calcext:value-type="float">
            <text:p>977.464255422391</text:p>
          </table:table-cell>
          <table:table-cell table:formula="of:=[.X83]-[.X82]" office:value-type="float" office:value="292.339288843338" calcext:value-type="float">
            <text:p>292.3392888433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16.57401041667" calcext:value-type="float">
            <text:p>1016.57401041667</text:p>
          </table:table-cell>
          <table:table-cell office:value-type="float" office:value="134.52953125" calcext:value-type="float">
            <text:p>134.52953125</text:p>
          </table:table-cell>
          <table:table-cell office:value-type="float" office:value="21.1130729166667" calcext:value-type="float">
            <text:p>21.1130729166667</text:p>
          </table:table-cell>
          <table:table-cell office:value-type="float" office:value="65.6974404761904" calcext:value-type="float">
            <text:p>65.6974404761904</text:p>
          </table:table-cell>
          <table:table-cell office:value-type="float" office:value="211.452754491018" calcext:value-type="float">
            <text:p>211.452754491018</text:p>
          </table:table-cell>
          <table:table-cell office:value-type="float" office:value="1.34323353293413" calcext:value-type="float">
            <text:p>1.34323353293413</text:p>
          </table:table-cell>
          <table:table-cell office:value-type="float" office:value="3.22772727272727" calcext:value-type="float">
            <text:p>3.22772727272727</text:p>
          </table:table-cell>
          <table:table-cell office:value-type="float" office:value="26.660625" calcext:value-type="float">
            <text:p>26.660625</text:p>
          </table:table-cell>
          <table:table-cell office:value-type="float" office:value="0.063333333333333" calcext:value-type="float">
            <text:p>0.063333333333333</text:p>
          </table:table-cell>
          <table:table-cell office:value-type="float" office:value="2.13875" calcext:value-type="float">
            <text:p>2.13875</text:p>
          </table:table-cell>
          <table:table-cell office:value-type="float" office:value="2.07513888888889" calcext:value-type="float">
            <text:p>2.07513888888889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16.1339583333333" calcext:value-type="float">
            <text:p>16.1339583333333</text:p>
          </table:table-cell>
          <table:table-cell office:value-type="float" office:value="42.7977083333333" calcext:value-type="float">
            <text:p>42.7977083333333</text:p>
          </table:table-cell>
          <table:table-cell office:value-type="float" office:value="41.7310218978102" calcext:value-type="float">
            <text:p>41.7310218978102</text:p>
          </table:table-cell>
          <table:table-cell office:value-type="float" office:value="35.9580729166667" calcext:value-type="float">
            <text:p>35.9580729166667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8/2020 8:00 PM</text:p>
          </table:table-cell>
          <table:table-cell office:value-type="string" calcext:value-type="string">
            <text:p>Confirmado</text:p>
          </table:table-cell>
          <table:table-cell office:value-type="float" office:value="1460" calcext:value-type="float">
            <text:p>1460</text:p>
          </table:table-cell>
          <table:table-cell office:value-type="float" office:value="374" calcext:value-type="float">
            <text:p>374</text:p>
          </table:table-cell>
          <table:table-cell office:value-type="float" office:value="24750" calcext:value-type="float">
            <text:p>24750</text:p>
          </table:table-cell>
          <table:table-cell office:value-type="float" office:value="19566" calcext:value-type="float">
            <text:p>19566</text:p>
          </table:table-cell>
          <table:table-cell office:value-type="float" office:value="3135" calcext:value-type="float">
            <text:p>3135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098" calcext:value-type="float">
            <text:p>1098</text:p>
          </table:table-cell>
          <table:table-cell office:value-type="float" office:value="825" calcext:value-type="float">
            <text:p>825</text:p>
          </table:table-cell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office:value-type="float" office:value="1911" calcext:value-type="float">
            <text:p>1911</text:p>
          </table:table-cell>
          <table:table-cell office:value-type="float" office:value="3351" calcext:value-type="float">
            <text:p>3351</text:p>
          </table:table-cell>
          <table:table-cell table:number-columns-repeated="3"/>
          <table:table-cell table:formula="of:=[.E84]-[.F84]-[.G84]" office:value-type="float" office:value="2049" calcext:value-type="float">
            <text:p>2049</text:p>
          </table:table-cell>
          <table:table-cell table:formula="of:=[.S84]-[.K84]" office:value-type="float" office:value="1224" calcext:value-type="float">
            <text:p>1224</text:p>
          </table:table-cell>
          <table:table-cell table:formula="of:=[.K84]/[.S70]" office:value-type="float" office:value="0.552949061662198" calcext:value-type="float">
            <text:p>0.552949061662198</text:p>
          </table:table-cell>
          <table:table-cell table:formula="of:=[.G84]/[.E70]" office:value-type="float" office:value="0.284327952113187" calcext:value-type="float">
            <text:p>0.284327952113187</text:p>
          </table:table-cell>
          <table:table-cell table:formula="of:=6718903-[.Y84]-[.F84]-[.G84]" office:value-type="float" office:value="6694369.18992402" calcext:value-type="float">
            <text:p>6694369.18992402</text:p>
          </table:table-cell>
          <table:table-cell table:formula="of:=NORMINV(RAND();[.T91];0.25*[.T91])" office:value-type="float" office:value="1007.81007598116" calcext:value-type="float">
            <text:p>1007.81007598116</text:p>
          </table:table-cell>
          <table:table-cell table:formula="of:=[.X84]+[.K84]" office:value-type="float" office:value="1832.81007598116" calcext:value-type="float">
            <text:p>1832.81007598116</text:p>
          </table:table-cell>
          <table:table-cell table:formula="of:=[.X84]-[.X83]" office:value-type="float" office:value="30.3458205587731" calcext:value-type="float">
            <text:p>30.34582055877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20.47453125" calcext:value-type="float">
            <text:p>1020.47453125</text:p>
          </table:table-cell>
          <table:table-cell office:value-type="float" office:value="80.6293229166667" calcext:value-type="float">
            <text:p>80.6293229166667</text:p>
          </table:table-cell>
          <table:table-cell office:value-type="float" office:value="21.2526041666667" calcext:value-type="float">
            <text:p>21.2526041666667</text:p>
          </table:table-cell>
          <table:table-cell office:value-type="float" office:value="69.6297023809524" calcext:value-type="float">
            <text:p>69.6297023809524</text:p>
          </table:table-cell>
          <table:table-cell office:value-type="float" office:value="197.145269461078" calcext:value-type="float">
            <text:p>197.145269461078</text:p>
          </table:table-cell>
          <table:table-cell office:value-type="float" office:value="0.835269461077845" calcext:value-type="float">
            <text:p>0.835269461077845</text:p>
          </table:table-cell>
          <table:table-cell office:value-type="float" office:value="4.08059829059829" calcext:value-type="float">
            <text:p>4.08059829059829</text:p>
          </table:table-cell>
          <table:table-cell office:value-type="float" office:value="32.2357446808511" calcext:value-type="float">
            <text:p>32.2357446808511</text:p>
          </table:table-cell>
          <table:table-cell office:value-type="float" office:value="0.091388888888889" calcext:value-type="float">
            <text:p>0.091388888888889</text:p>
          </table:table-cell>
          <table:table-cell office:value-type="float" office:value="2.18152777777778" calcext:value-type="float">
            <text:p>2.18152777777778</text:p>
          </table:table-cell>
          <table:table-cell office:value-type="float" office:value="2.08930555555556" calcext:value-type="float">
            <text:p>2.08930555555556</text:p>
          </table:table-cell>
          <table:table-cell office:value-type="float" office:value="0.2278125" calcext:value-type="float">
            <text:p>0.2278125</text:p>
          </table:table-cell>
          <table:table-cell office:value-type="float" office:value="19.4087234042553" calcext:value-type="float">
            <text:p>19.4087234042553</text:p>
          </table:table-cell>
          <table:table-cell office:value-type="float" office:value="51.643829787234" calcext:value-type="float">
            <text:p>51.643829787234</text:p>
          </table:table-cell>
          <table:table-cell office:value-type="float" office:value="36.9432142857143" calcext:value-type="float">
            <text:p>36.9432142857143</text:p>
          </table:table-cell>
          <table:table-cell office:value-type="float" office:value="34.5869791666667" calcext:value-type="float">
            <text:p>34.5869791666667</text:p>
          </table:table-cell>
          <table:table-cell office:value-type="float" office:value="15.875" calcext:value-type="float">
            <text:p>15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29/2020 8:00 PM</text:p>
          </table:table-cell>
          <table:table-cell office:value-type="string" calcext:value-type="string">
            <text:p>Confirmado</text:p>
          </table:table-cell>
          <table:table-cell office:value-type="float" office:value="1224" calcext:value-type="float">
            <text:p>1224</text:p>
          </table:table-cell>
          <table:table-cell office:value-type="float" office:value="686" calcext:value-type="float">
            <text:p>686</text:p>
          </table:table-cell>
          <table:table-cell office:value-type="float" office:value="25974" calcext:value-type="float">
            <text:p>25974</text:p>
          </table:table-cell>
          <table:table-cell office:value-type="float" office:value="20252" calcext:value-type="float">
            <text:p>20252</text:p>
          </table:table-cell>
          <table:table-cell office:value-type="float" office:value="3293" calcext:value-type="float">
            <text:p>3293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033" calcext:value-type="float">
            <text:p>1033</text:p>
          </table:table-cell>
          <table:table-cell table:style-name="ce3" table:number-columns-repeated="2"/>
          <table:table-cell office:value-type="float" office:value="53" calcext:value-type="float">
            <text:p>53</text:p>
          </table:table-cell>
          <table:table-cell office:value-type="float" office:value="1964" calcext:value-type="float">
            <text:p>1964</text:p>
          </table:table-cell>
          <table:table-cell office:value-type="float" office:value="2770" calcext:value-type="float">
            <text:p>2770</text:p>
          </table:table-cell>
          <table:table-cell table:number-columns-repeated="6"/>
          <table:table-cell table:formula="of:=[.G85]/[.E71]" office:value-type="float" office:value="0.292347301136364" calcext:value-type="float">
            <text:p>0.292347301136364</text:p>
          </table:table-cell>
          <table:table-cell table:formula="of:=6718903-[.Y85]-[.F85]-[.G85]" office:value-type="float" office:value="6694207.31733593" calcext:value-type="float">
            <text:p>6694207.31733593</text:p>
          </table:table-cell>
          <table:table-cell table:formula="of:=NORMINV(RAND();[.T92];0.25*[.T92])" office:value-type="float" office:value="1150.68266406983" calcext:value-type="float">
            <text:p>1150.68266406983</text:p>
          </table:table-cell>
          <table:table-cell table:formula="of:=[.X85]+[.K85]" office:value-type="float" office:value="1150.68266406983" calcext:value-type="float">
            <text:p>1150.68266406983</text:p>
          </table:table-cell>
          <table:table-cell table:formula="of:=[.X85]-[.X84]" office:value-type="float" office:value="142.872588088664" calcext:value-type="float">
            <text:p>142.872588088664</text:p>
          </table:table-cell>
          <table:table-cell table:number-columns-repeated="2"/>
          <table:table-cell office:value-type="float" office:value="0.000520833333333" calcext:value-type="float">
            <text:p>0.000520833333333</text:p>
          </table:table-cell>
          <table:table-cell office:value-type="float" office:value="1020.49348958333" calcext:value-type="float">
            <text:p>1020.49348958333</text:p>
          </table:table-cell>
          <table:table-cell office:value-type="float" office:value="141.316145833333" calcext:value-type="float">
            <text:p>141.316145833333</text:p>
          </table:table-cell>
          <table:table-cell office:value-type="float" office:value="21.4807291666667" calcext:value-type="float">
            <text:p>21.4807291666667</text:p>
          </table:table-cell>
          <table:table-cell office:value-type="float" office:value="76.7004761904763" calcext:value-type="float">
            <text:p>76.7004761904763</text:p>
          </table:table-cell>
          <table:table-cell office:value-type="float" office:value="155.581878787879" calcext:value-type="float">
            <text:p>155.581878787879</text:p>
          </table:table-cell>
          <table:table-cell office:value-type="float" office:value="1.00218181818182" calcext:value-type="float">
            <text:p>1.00218181818182</text:p>
          </table:table-cell>
          <table:table-cell office:value-type="float" office:value="5.52481818181818" calcext:value-type="float">
            <text:p>5.52481818181818</text:p>
          </table:table-cell>
          <table:table-cell office:value-type="float" office:value="33.5516666666667" calcext:value-type="float">
            <text:p>33.5516666666667</text:p>
          </table:table-cell>
          <table:table-cell office:value-type="float" office:value="0.140416666666667" calcext:value-type="float">
            <text:p>0.140416666666667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2.23194444444444" calcext:value-type="float">
            <text:p>2.23194444444444</text:p>
          </table:table-cell>
          <table:table-cell office:value-type="float" office:value="0.247083333333333" calcext:value-type="float">
            <text:p>0.247083333333333</text:p>
          </table:table-cell>
          <table:table-cell office:value-type="float" office:value="31.686875" calcext:value-type="float">
            <text:p>31.686875</text:p>
          </table:table-cell>
          <table:table-cell office:value-type="float" office:value="65.24" calcext:value-type="float">
            <text:p>65.24</text:p>
          </table:table-cell>
          <table:table-cell office:value-type="float" office:value="35.0025" calcext:value-type="float">
            <text:p>35.0025</text:p>
          </table:table-cell>
          <table:table-cell office:value-type="float" office:value="43.5863020833333" calcext:value-type="float">
            <text:p>43.5863020833333</text:p>
          </table:table-cell>
          <table:table-cell office:value-type="float" office:value="28.5416666666667" calcext:value-type="float">
            <text:p>28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30/2020 8:00 PM</text:p>
          </table:table-cell>
          <table:table-cell office:value-type="string" calcext:value-type="string">
            <text:p>Confirmado</text:p>
          </table:table-cell>
          <table:table-cell office:value-type="float" office:value="1337" calcext:value-type="float">
            <text:p>1337</text:p>
          </table:table-cell>
          <table:table-cell office:value-type="float" office:value="2039" calcext:value-type="float">
            <text:p>2039</text:p>
          </table:table-cell>
          <table:table-cell office:value-type="float" office:value="27311" calcext:value-type="float">
            <text:p>27311</text:p>
          </table:table-cell>
          <table:table-cell office:value-type="float" office:value="22291" calcext:value-type="float">
            <text:p>22291</text:p>
          </table:table-cell>
          <table:table-cell office:value-type="float" office:value="3430" calcext:value-type="float">
            <text:p>3430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745" calcext:value-type="float">
            <text:p>745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2028" calcext:value-type="float">
            <text:p>2028</text:p>
          </table:table-cell>
          <table:table-cell office:value-type="float" office:value="2338" calcext:value-type="float">
            <text:p>2338</text:p>
          </table:table-cell>
          <table:table-cell table:number-columns-repeated="3"/>
          <table:table-cell table:formula="of:=[.E86]-[.F86]-[.G86]" office:value-type="float" office:value="1590" calcext:value-type="float">
            <text:p>1590</text:p>
          </table:table-cell>
          <table:table-cell table:formula="of:=[.S86]-[.K86]" office:value-type="float" office:value="845" calcext:value-type="float">
            <text:p>845</text:p>
          </table:table-cell>
          <table:table-cell table:formula="of:=[.K86]/[.S72]" office:value-type="float" office:value="0.782563025210084" calcext:value-type="float">
            <text:p>0.782563025210084</text:p>
          </table:table-cell>
          <table:table-cell table:formula="of:=[.G86]/[.E72]" office:value-type="float" office:value="0.292787025181391" calcext:value-type="float">
            <text:p>0.292787025181391</text:p>
          </table:table-cell>
          <table:table-cell table:formula="of:=6718903-[.Y86]-[.F86]-[.G86]" office:value-type="float" office:value="6691589.16766273" calcext:value-type="float">
            <text:p>6691589.16766273</text:p>
          </table:table-cell>
          <table:table-cell table:formula="of:=NORMINV(RAND();[.T93];0.25*[.T93])" office:value-type="float" office:value="847.83233726545" calcext:value-type="float">
            <text:p>847.83233726545</text:p>
          </table:table-cell>
          <table:table-cell table:formula="of:=[.X86]+[.K86]" office:value-type="float" office:value="1592.83233726545" calcext:value-type="float">
            <text:p>1592.83233726545</text:p>
          </table:table-cell>
          <table:table-cell table:formula="of:=[.X86]-[.X85]" office:value-type="float" office:value="-302.850326804378" calcext:value-type="float">
            <text:p>-302.850326804378</text:p>
          </table:table-cell>
          <table:table-cell table:number-columns-repeated="2"/>
          <table:table-cell office:value-type="float" office:value="0.003645833333333" calcext:value-type="float">
            <text:p>0.003645833333333</text:p>
          </table:table-cell>
          <table:table-cell office:value-type="float" office:value="1017.46046875" calcext:value-type="float">
            <text:p>1017.46046875</text:p>
          </table:table-cell>
          <table:table-cell office:value-type="float" office:value="140.168645833333" calcext:value-type="float">
            <text:p>140.168645833333</text:p>
          </table:table-cell>
          <table:table-cell office:value-type="float" office:value="22.495" calcext:value-type="float">
            <text:p>22.495</text:p>
          </table:table-cell>
          <table:table-cell office:value-type="float" office:value="77.0459523809524" calcext:value-type="float">
            <text:p>77.0459523809524</text:p>
          </table:table-cell>
          <table:table-cell office:value-type="float" office:value="167.123614457831" calcext:value-type="float">
            <text:p>167.123614457831</text:p>
          </table:table-cell>
          <table:table-cell office:value-type="float" office:value="0.775060240963855" calcext:value-type="float">
            <text:p>0.775060240963855</text:p>
          </table:table-cell>
          <table:table-cell office:value-type="float" office:value="6.6331623931624" calcext:value-type="float">
            <text:p>6.6331623931624</text:p>
          </table:table-cell>
          <table:table-cell office:value-type="float" office:value="39.4733333333333" calcext:value-type="float">
            <text:p>39.4733333333333</text:p>
          </table:table-cell>
          <table:table-cell office:value-type="float" office:value="0.168055555555555" calcext:value-type="float">
            <text:p>0.168055555555555</text:p>
          </table:table-cell>
          <table:table-cell office:value-type="float" office:value="2.47013888888889" calcext:value-type="float">
            <text:p>2.47013888888889</text:p>
          </table:table-cell>
          <table:table-cell office:value-type="float" office:value="2.30263888888889" calcext:value-type="float">
            <text:p>2.30263888888889</text:p>
          </table:table-cell>
          <table:table-cell office:value-type="float" office:value="0.354583333333334" calcext:value-type="float">
            <text:p>0.354583333333334</text:p>
          </table:table-cell>
          <table:table-cell office:value-type="float" office:value="35.185625" calcext:value-type="float">
            <text:p>35.185625</text:p>
          </table:table-cell>
          <table:table-cell office:value-type="float" office:value="74.6595833333334" calcext:value-type="float">
            <text:p>74.6595833333334</text:p>
          </table:table-cell>
          <table:table-cell office:value-type="float" office:value="38.7314285714285" calcext:value-type="float">
            <text:p>38.7314285714285</text:p>
          </table:table-cell>
          <table:table-cell office:value-type="float" office:value="42.5799479166667" calcext:value-type="float">
            <text:p>42.5799479166667</text:p>
          </table:table-cell>
          <table:table-cell office:value-type="float" office:value="29.5833333333333" calcext:value-type="float">
            <text:p>29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5/31/2020 8:00 PM</text:p>
          </table:table-cell>
          <table:table-cell office:value-type="string" calcext:value-type="string">
            <text:p>Confirmado</text:p>
          </table:table-cell>
          <table:table-cell office:value-type="float" office:value="1170" calcext:value-type="float">
            <text:p>1170</text:p>
          </table:table-cell>
          <table:table-cell office:value-type="float" office:value="1202" calcext:value-type="float">
            <text:p>1202</text:p>
          </table:table-cell>
          <table:table-cell office:value-type="float" office:value="28481" calcext:value-type="float">
            <text:p>28481</text:p>
          </table:table-cell>
          <table:table-cell office:value-type="float" office:value="23493" calcext:value-type="float">
            <text:p>23493</text:p>
          </table:table-cell>
          <table:table-cell office:value-type="float" office:value="3525" calcext:value-type="float">
            <text:p>352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063" calcext:value-type="float">
            <text:p>1063</text:p>
          </table:table-cell>
          <table:table-cell office:value-type="float" office:value="743" calcext:value-type="float">
            <text:p>743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  <table:table-cell office:value-type="float" office:value="2083" calcext:value-type="float">
            <text:p>2083</text:p>
          </table:table-cell>
          <table:table-cell office:value-type="float" office:value="1026" calcext:value-type="float">
            <text:p>1026</text:p>
          </table:table-cell>
          <table:table-cell table:number-columns-repeated="3"/>
          <table:table-cell table:formula="of:=[.E87]-[.F87]-[.G87]" office:value-type="float" office:value="1463" calcext:value-type="float">
            <text:p>1463</text:p>
          </table:table-cell>
          <table:table-cell table:formula="of:=[.S87]-[.K87]" office:value-type="float" office:value="720" calcext:value-type="float">
            <text:p>720</text:p>
          </table:table-cell>
          <table:table-cell table:formula="of:=[.K87]/[.S73]" office:value-type="float" office:value="0.854022988505747" calcext:value-type="float">
            <text:p>0.854022988505747</text:p>
          </table:table-cell>
          <table:table-cell table:formula="of:=[.G87]/[.E73]" office:value-type="float" office:value="0.286701911346076" calcext:value-type="float">
            <text:p>0.286701911346076</text:p>
          </table:table-cell>
          <table:table-cell table:formula="of:=6718903-[.Y87]-[.F87]-[.G87]" office:value-type="float" office:value="6690655.97276033" calcext:value-type="float">
            <text:p>6690655.97276033</text:p>
          </table:table-cell>
          <table:table-cell table:formula="of:=NORMINV(RAND();[.T94];0.25*[.T94])" office:value-type="float" office:value="486.027239668691" calcext:value-type="float">
            <text:p>486.027239668691</text:p>
          </table:table-cell>
          <table:table-cell table:formula="of:=[.X87]+[.K87]" office:value-type="float" office:value="1229.02723966869" calcext:value-type="float">
            <text:p>1229.02723966869</text:p>
          </table:table-cell>
          <table:table-cell table:formula="of:=[.X87]-[.X86]" office:value-type="float" office:value="-361.805097596758" calcext:value-type="float">
            <text:p>-361.805097596758</text:p>
          </table:table-cell>
          <table:table-cell table:formula="of:=[.S87]-[.S86]" office:value-type="float" office:value="-127" calcext:value-type="float">
            <text:p>-127</text:p>
          </table:table-cell>
          <table:table-cell table:formula="of:=[.K87]-[.K86]" office:value-type="float" office:value="-2" calcext:value-type="float">
            <text:p>-2</text:p>
          </table:table-cell>
          <table:table-cell office:value-type="float" office:value="0.005208333333333" calcext:value-type="float">
            <text:p>0.005208333333333</text:p>
          </table:table-cell>
          <table:table-cell office:value-type="float" office:value="1016.19708333333" calcext:value-type="float">
            <text:p>1016.19708333333</text:p>
          </table:table-cell>
          <table:table-cell office:value-type="float" office:value="137.817864583333" calcext:value-type="float">
            <text:p>137.817864583333</text:p>
          </table:table-cell>
          <table:table-cell office:value-type="float" office:value="23.6573958333333" calcext:value-type="float">
            <text:p>23.6573958333333</text:p>
          </table:table-cell>
          <table:table-cell office:value-type="float" office:value="63.3211046511629" calcext:value-type="float">
            <text:p>63.3211046511629</text:p>
          </table:table-cell>
          <table:table-cell office:value-type="float" office:value="188.543468208092" calcext:value-type="float">
            <text:p>188.543468208092</text:p>
          </table:table-cell>
          <table:table-cell office:value-type="float" office:value="0.957341040462427" calcext:value-type="float">
            <text:p>0.957341040462427</text:p>
          </table:table-cell>
          <table:table-cell office:value-type="float" office:value="4.8585593220339" calcext:value-type="float">
            <text:p>4.8585593220339</text:p>
          </table:table-cell>
          <table:table-cell office:value-type="float" office:value="37.005" calcext:value-type="float">
            <text:p>37.005</text:p>
          </table:table-cell>
          <table:table-cell office:value-type="float" office:value="0.191944444444444" calcext:value-type="float">
            <text:p>0.191944444444444</text:p>
          </table:table-cell>
          <table:table-cell office:value-type="float" office:value="2.52722222222222" calcext:value-type="float">
            <text:p>2.52722222222222</text:p>
          </table:table-cell>
          <table:table-cell office:value-type="float" office:value="2.33458333333333" calcext:value-type="float">
            <text:p>2.33458333333333</text:p>
          </table:table-cell>
          <table:table-cell office:value-type="float" office:value="0.350277777777778" calcext:value-type="float">
            <text:p>0.350277777777778</text:p>
          </table:table-cell>
          <table:table-cell office:value-type="float" office:value="41.4677083333333" calcext:value-type="float">
            <text:p>41.4677083333333</text:p>
          </table:table-cell>
          <table:table-cell office:value-type="float" office:value="78.4727083333333" calcext:value-type="float">
            <text:p>78.4727083333333</text:p>
          </table:table-cell>
          <table:table-cell office:value-type="float" office:value="58.2007142857143" calcext:value-type="float">
            <text:p>58.2007142857143</text:p>
          </table:table-cell>
          <table:table-cell office:value-type="float" office:value="52.1069270833333" calcext:value-type="float">
            <text:p>52.1069270833333</text:p>
          </table:table-cell>
          <table:table-cell office:value-type="float" office:value="45.25" calcext:value-type="float">
            <text:p>45.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1/2020 8:00 PM</text:p>
          </table:table-cell>
          <table:table-cell office:value-type="string" calcext:value-type="string">
            <text:p>Confirmado</text:p>
          </table:table-cell>
          <table:table-cell office:value-type="float" office:value="1533" calcext:value-type="float">
            <text:p>1533</text:p>
          </table:table-cell>
          <table:table-cell office:value-type="float" office:value="1298" calcext:value-type="float">
            <text:p>1298</text:p>
          </table:table-cell>
          <table:table-cell office:value-type="float" office:value="30014" calcext:value-type="float">
            <text:p>30014</text:p>
          </table:table-cell>
          <table:table-cell office:value-type="float" office:value="24791" calcext:value-type="float">
            <text:p>24791</text:p>
          </table:table-cell>
          <table:table-cell office:value-type="float" office:value="3671" calcext:value-type="float">
            <text:p>3671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177" calcext:value-type="float">
            <text:p>1177</text:p>
          </table:table-cell>
          <table:table-cell office:value-type="float" office:value="712" calcext:value-type="float">
            <text:p>712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2135" calcext:value-type="float">
            <text:p>2135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table:formula="of:=[.E88]-[.F88]-[.G88]" office:value-type="float" office:value="1552" calcext:value-type="float">
            <text:p>1552</text:p>
          </table:table-cell>
          <table:table-cell table:formula="of:=[.S88]-[.K88]" office:value-type="float" office:value="840" calcext:value-type="float">
            <text:p>840</text:p>
          </table:table-cell>
          <table:table-cell/>
          <table:table-cell table:formula="of:=[.G88]/[.E74]" office:value-type="float" office:value="0.284111136908908" calcext:value-type="float">
            <text:p>0.284111136908908</text:p>
          </table:table-cell>
          <table:table-cell table:formula="of:=6718903-[.Y88]-[.F88]-[.G88]" office:value-type="float" office:value="6688598.92199281" calcext:value-type="float">
            <text:p>6688598.92199281</text:p>
          </table:table-cell>
          <table:table-cell table:formula="of:=NORMINV(RAND();[.T95];0.25*[.T95])" office:value-type="float" office:value="1130.0780071859" calcext:value-type="float">
            <text:p>1130.0780071859</text:p>
          </table:table-cell>
          <table:table-cell table:formula="of:=[.X88]+[.K88]" office:value-type="float" office:value="1842.0780071859" calcext:value-type="float">
            <text:p>1842.0780071859</text:p>
          </table:table-cell>
          <table:table-cell table:formula="of:=[.X88]-[.X87]" office:value-type="float" office:value="644.050767517207" calcext:value-type="float">
            <text:p>644.050767517207</text:p>
          </table:table-cell>
          <table:table-cell table:formula="of:=[.S88]-[.S87]" office:value-type="float" office:value="89" calcext:value-type="float">
            <text:p>89</text:p>
          </table:table-cell>
          <table:table-cell table:formula="of:=[.K88]-[.K87]"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015.03442708333" calcext:value-type="float">
            <text:p>1015.03442708333</text:p>
          </table:table-cell>
          <table:table-cell office:value-type="float" office:value="136.958177083333" calcext:value-type="float">
            <text:p>136.958177083333</text:p>
          </table:table-cell>
          <table:table-cell office:value-type="float" office:value="23.8471727748691" calcext:value-type="float">
            <text:p>23.8471727748691</text:p>
          </table:table-cell>
          <table:table-cell office:value-type="float" office:value="63.4302645502645" calcext:value-type="float">
            <text:p>63.4302645502645</text:p>
          </table:table-cell>
          <table:table-cell office:value-type="float" office:value="180.549457831325" calcext:value-type="float">
            <text:p>180.549457831325</text:p>
          </table:table-cell>
          <table:table-cell office:value-type="float" office:value="0.806084337349397" calcext:value-type="float">
            <text:p>0.806084337349397</text:p>
          </table:table-cell>
          <table:table-cell office:value-type="float" office:value="8.6009649122807" calcext:value-type="float">
            <text:p>8.6009649122807</text:p>
          </table:table-cell>
          <table:table-cell office:value-type="float" office:value="51.125" calcext:value-type="float">
            <text:p>51.125</text:p>
          </table:table-cell>
          <table:table-cell office:value-type="float" office:value="0.189444444444444" calcext:value-type="float">
            <text:p>0.189444444444444</text:p>
          </table:table-cell>
          <table:table-cell office:value-type="float" office:value="2.48069444444444" calcext:value-type="float">
            <text:p>2.48069444444444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0.443768115942029" calcext:value-type="float">
            <text:p>0.443768115942029</text:p>
          </table:table-cell>
          <table:table-cell office:value-type="float" office:value="39.8791666666667" calcext:value-type="float">
            <text:p>39.8791666666667</text:p>
          </table:table-cell>
          <table:table-cell office:value-type="float" office:value="91.0033333333333" calcext:value-type="float">
            <text:p>91.0033333333333</text:p>
          </table:table-cell>
          <table:table-cell office:value-type="float" office:value="48.778024691358" calcext:value-type="float">
            <text:p>48.778024691358</text:p>
          </table:table-cell>
          <table:table-cell office:value-type="float" office:value="63.9312169312169" calcext:value-type="float">
            <text:p>63.9312169312169</text:p>
          </table:table-cell>
          <table:table-cell office:value-type="float" office:value="38.5833333333333" calcext:value-type="float">
            <text:p>38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2/2020 8:00 PM</text:p>
          </table:table-cell>
          <table:table-cell office:value-type="string" calcext:value-type="string">
            <text:p>Confirmado</text:p>
          </table:table-cell>
          <table:table-cell office:value-type="float" office:value="1190" calcext:value-type="float">
            <text:p>1190</text:p>
          </table:table-cell>
          <table:table-cell office:value-type="float" office:value="969" calcext:value-type="float">
            <text:p>969</text:p>
          </table:table-cell>
          <table:table-cell office:value-type="float" office:value="31204" calcext:value-type="float">
            <text:p>31204</text:p>
          </table:table-cell>
          <table:table-cell office:value-type="float" office:value="25760" calcext:value-type="float">
            <text:p>25760</text:p>
          </table:table-cell>
          <table:table-cell office:value-type="float" office:value="3828" calcext:value-type="float">
            <text:p>3828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office:value-type="float" office:value="2182" calcext:value-type="float">
            <text:p>2182</text:p>
          </table:table-cell>
          <table:table-cell office:value-type="float" office:value="2434" calcext:value-type="float">
            <text:p>2434</text:p>
          </table:table-cell>
          <table:table-cell table:number-columns-repeated="3"/>
          <table:table-cell table:formula="of:=[.E89]-[.F89]-[.G89]" office:value-type="float" office:value="1616" calcext:value-type="float">
            <text:p>1616</text:p>
          </table:table-cell>
          <table:table-cell table:formula="of:=[.S89]-[.K89]" office:value-type="float" office:value="965" calcext:value-type="float">
            <text:p>965</text:p>
          </table:table-cell>
          <table:table-cell table:formula="of:=[.K89]/[.S75]" office:value-type="float" office:value="0.876177658142665" calcext:value-type="float">
            <text:p>0.876177658142665</text:p>
          </table:table-cell>
          <table:table-cell table:formula="of:=[.G89]/[.E75]" office:value-type="float" office:value="0.284757866547646" calcext:value-type="float">
            <text:p>0.284757866547646</text:p>
          </table:table-cell>
          <table:table-cell table:formula="of:=6718903-[.Y89]-[.F89]-[.G89]" office:value-type="float" office:value="6687676.99935667" calcext:value-type="float">
            <text:p>6687676.99935667</text:p>
          </table:table-cell>
          <table:table-cell table:formula="of:=NORMINV(RAND();[.T96];0.25*[.T96])" office:value-type="float" office:value="987.000643329799" calcext:value-type="float">
            <text:p>987.000643329799</text:p>
          </table:table-cell>
          <table:table-cell table:formula="of:=[.X89]+[.K89]" office:value-type="float" office:value="1638.0006433298" calcext:value-type="float">
            <text:p>1638.0006433298</text:p>
          </table:table-cell>
          <table:table-cell table:formula="of:=[.X89]-[.X88]" office:value-type="float" office:value="-143.0773638561" calcext:value-type="float">
            <text:p>-143.0773638561</text:p>
          </table:table-cell>
          <table:table-cell table:formula="of:=[.S89]-[.S88]" office:value-type="float" office:value="64" calcext:value-type="float">
            <text:p>64</text:p>
          </table:table-cell>
          <table:table-cell table:formula="of:=[.K89]-[.K88]"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1016.25089473684" calcext:value-type="float">
            <text:p>1016.25089473684</text:p>
          </table:table-cell>
          <table:table-cell office:value-type="float" office:value="127.090368421053" calcext:value-type="float">
            <text:p>127.090368421053</text:p>
          </table:table-cell>
          <table:table-cell office:value-type="float" office:value="22.7934736842105" calcext:value-type="float">
            <text:p>22.7934736842105</text:p>
          </table:table-cell>
          <table:table-cell office:value-type="float" office:value="79.2524193548387" calcext:value-type="float">
            <text:p>79.2524193548387</text:p>
          </table:table-cell>
          <table:table-cell office:value-type="float" office:value="194.886144578313" calcext:value-type="float">
            <text:p>194.886144578313</text:p>
          </table:table-cell>
          <table:table-cell office:value-type="float" office:value="0.969277108433735" calcext:value-type="float">
            <text:p>0.969277108433735</text:p>
          </table:table-cell>
          <table:table-cell office:value-type="float" office:value="3.05442477876106" calcext:value-type="float">
            <text:p>3.05442477876106</text:p>
          </table:table-cell>
          <table:table-cell office:value-type="float" office:value="44.958085106383" calcext:value-type="float">
            <text:p>44.958085106383</text:p>
          </table:table-cell>
          <table:table-cell office:value-type="float" office:value="0.143428571428571" calcext:value-type="float">
            <text:p>0.143428571428571</text:p>
          </table:table-cell>
          <table:table-cell office:value-type="float" office:value="2.45685714285714" calcext:value-type="float">
            <text:p>2.45685714285714</text:p>
          </table:table-cell>
          <table:table-cell office:value-type="float" office:value="2.31414285714286" calcext:value-type="float">
            <text:p>2.31414285714286</text:p>
          </table:table-cell>
          <table:table-cell office:value-type="float" office:value="0.292564102564103" calcext:value-type="float">
            <text:p>0.292564102564103</text:p>
          </table:table-cell>
          <table:table-cell office:value-type="float" office:value="29.2540425531915" calcext:value-type="float">
            <text:p>29.2540425531915</text:p>
          </table:table-cell>
          <table:table-cell office:value-type="float" office:value="74.2123404255319" calcext:value-type="float">
            <text:p>74.2123404255319</text:p>
          </table:table-cell>
          <table:table-cell office:value-type="float" office:value="45.170987654321" calcext:value-type="float">
            <text:p>45.170987654321</text:p>
          </table:table-cell>
          <table:table-cell office:value-type="float" office:value="58.765625" calcext:value-type="float">
            <text:p>58.765625</text:p>
          </table:table-cell>
          <table:table-cell office:value-type="float" office:value="40.5416666666667" calcext:value-type="float">
            <text:p>40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3/2020 8:00 PM</text:p>
          </table:table-cell>
          <table:table-cell office:value-type="string" calcext:value-type="string">
            <text:p>Confirmado</text:p>
          </table:table-cell>
          <table:table-cell office:value-type="float" office:value="1747" calcext:value-type="float">
            <text:p>1747</text:p>
          </table:table-cell>
          <table:table-cell office:value-type="float" office:value="1280" calcext:value-type="float">
            <text:p>1280</text:p>
          </table:table-cell>
          <table:table-cell office:value-type="float" office:value="32951" calcext:value-type="float">
            <text:p>32951</text:p>
          </table:table-cell>
          <table:table-cell office:value-type="float" office:value="27040" calcext:value-type="float">
            <text:p>27040</text:p>
          </table:table-cell>
          <table:table-cell office:value-type="float" office:value="4055" calcext:value-type="float">
            <text:p>4055</text:p>
          </table:table-cell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office:value-type="float" office:value="1380" calcext:value-type="float">
            <text:p>1380</text:p>
          </table:table-cell>
          <table:table-cell office:value-type="float" office:value="681" calcext:value-type="float">
            <text:p>681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office:value-type="float" office:value="2229" calcext:value-type="float">
            <text:p>2229</text:p>
          </table:table-cell>
          <table:table-cell office:value-type="float" office:value="2114" calcext:value-type="float">
            <text:p>2114</text:p>
          </table:table-cell>
          <table:table-cell table:number-columns-repeated="3"/>
          <table:table-cell table:formula="of:=[.E90]-[.F90]-[.G90]" office:value-type="float" office:value="1856" calcext:value-type="float">
            <text:p>1856</text:p>
          </table:table-cell>
          <table:table-cell table:formula="of:=[.S90]-[.K90]" office:value-type="float" office:value="1175" calcext:value-type="float">
            <text:p>1175</text:p>
          </table:table-cell>
          <table:table-cell table:formula="of:=[.K90]/[.S76]" office:value-type="float" office:value="0.788194444444444" calcext:value-type="float">
            <text:p>0.788194444444444</text:p>
          </table:table-cell>
          <table:table-cell table:formula="of:=[.G90]/[.E76]" office:value-type="float" office:value="0.279058564448421" calcext:value-type="float">
            <text:p>0.279058564448421</text:p>
          </table:table-cell>
          <table:table-cell table:formula="of:=6718903-[.Y90]-[.F90]-[.G90]" office:value-type="float" office:value="6686241.46365315" calcext:value-type="float">
            <text:p>6686241.46365315</text:p>
          </table:table-cell>
          <table:table-cell table:formula="of:=NORMINV(RAND();[.T97];0.25*[.T97])" office:value-type="float" office:value="885.536346846623" calcext:value-type="float">
            <text:p>885.536346846623</text:p>
          </table:table-cell>
          <table:table-cell table:formula="of:=[.X90]+[.K90]" office:value-type="float" office:value="1566.53634684662" calcext:value-type="float">
            <text:p>1566.53634684662</text:p>
          </table:table-cell>
          <table:table-cell table:formula="of:=[.X90]-[.X89]" office:value-type="float" office:value="-101.464296483175" calcext:value-type="float">
            <text:p>-101.464296483175</text:p>
          </table:table-cell>
          <table:table-cell table:formula="of:=[.S90]-[.S89]" office:value-type="float" office:value="240" calcext:value-type="float">
            <text:p>240</text:p>
          </table:table-cell>
          <table:table-cell table:formula="of:=[.K90]-[.K8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9.17864583333" calcext:value-type="float">
            <text:p>1019.17864583333</text:p>
          </table:table-cell>
          <table:table-cell office:value-type="float" office:value="103.237447916667" calcext:value-type="float">
            <text:p>103.237447916667</text:p>
          </table:table-cell>
          <table:table-cell office:value-type="float" office:value="23.6611979166667" calcext:value-type="float">
            <text:p>23.6611979166667</text:p>
          </table:table-cell>
          <table:table-cell office:value-type="float" office:value="84.1097282608695" calcext:value-type="float">
            <text:p>84.1097282608695</text:p>
          </table:table-cell>
          <table:table-cell office:value-type="float" office:value="179.572108433735" calcext:value-type="float">
            <text:p>179.572108433735</text:p>
          </table:table-cell>
          <table:table-cell office:value-type="float" office:value="0.856385542168675" calcext:value-type="float">
            <text:p>0.856385542168675</text:p>
          </table:table-cell>
          <table:table-cell office:value-type="float" office:value="5.69660714285715" calcext:value-type="float">
            <text:p>5.69660714285715</text:p>
          </table:table-cell>
          <table:table-cell office:value-type="float" office:value="41.6752083333333" calcext:value-type="float">
            <text:p>41.67520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5291666666667" calcext:value-type="float">
            <text:p>2.25291666666667</text:p>
          </table:table-cell>
          <table:table-cell office:value-type="float" office:value="2.14555555555555" calcext:value-type="float">
            <text:p>2.14555555555555</text:p>
          </table:table-cell>
          <table:table-cell office:value-type="float" office:value="0.27" calcext:value-type="float">
            <text:p>0.27</text:p>
          </table:table-cell>
          <table:table-cell office:value-type="float" office:value="11.2045833333333" calcext:value-type="float">
            <text:p>11.2045833333333</text:p>
          </table:table-cell>
          <table:table-cell office:value-type="float" office:value="52.8729166666667" calcext:value-type="float">
            <text:p>52.8729166666667</text:p>
          </table:table-cell>
          <table:table-cell office:value-type="float" office:value="45.9432142857143" calcext:value-type="float">
            <text:p>45.9432142857143</text:p>
          </table:table-cell>
          <table:table-cell office:value-type="float" office:value="55.0833333333333" calcext:value-type="float">
            <text:p>55.0833333333333</text:p>
          </table:table-cell>
          <table:table-cell office:value-type="float" office:value="35.9166666666667" calcext:value-type="float">
            <text:p>3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4/2020 8:00 PM</text:p>
          </table:table-cell>
          <table:table-cell office:value-type="string" calcext:value-type="string">
            <text:p>Confirmado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office:value-type="float" office:value="33695" calcext:value-type="float">
            <text:p>33695</text:p>
          </table:table-cell>
          <table:table-cell office:value-type="float" office:value="27781" calcext:value-type="float">
            <text:p>27781</text:p>
          </table:table-cell>
          <table:table-cell office:value-type="float" office:value="4231" calcext:value-type="float">
            <text:p>423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278" calcext:value-type="float">
            <text:p>1278</text:p>
          </table:table-cell>
          <table:table-cell office:value-type="float" office:value="682" calcext:value-type="float">
            <text:p>682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2284" calcext:value-type="float">
            <text:p>2284</text:p>
          </table:table-cell>
          <table:table-cell office:value-type="float" office:value="2293" calcext:value-type="float">
            <text:p>2293</text:p>
          </table:table-cell>
          <table:table-cell table:number-columns-repeated="3"/>
          <table:table-cell table:formula="of:=[.E91]-[.F91]-[.G91]" office:value-type="float" office:value="1683" calcext:value-type="float">
            <text:p>1683</text:p>
          </table:table-cell>
          <table:table-cell table:formula="of:=[.S91]-[.K91]" office:value-type="float" office:value="1001" calcext:value-type="float">
            <text:p>1001</text:p>
          </table:table-cell>
          <table:table-cell table:formula="of:=[.K91]/[.S77]" office:value-type="float" office:value="0.700205338809035" calcext:value-type="float">
            <text:p>0.700205338809035</text:p>
          </table:table-cell>
          <table:table-cell table:formula="of:=[.G91]/[.E77]" office:value-type="float" office:value="0.247919840618774" calcext:value-type="float">
            <text:p>0.247919840618774</text:p>
          </table:table-cell>
          <table:table-cell table:formula="of:=6718903-[.Y91]-[.F91]-[.G91]" office:value-type="float" office:value="6685133.89260708" calcext:value-type="float">
            <text:p>6685133.89260708</text:p>
          </table:table-cell>
          <table:table-cell table:formula="of:=NORMINV(RAND();[.T98];0.25*[.T98])" office:value-type="float" office:value="1075.10739291749" calcext:value-type="float">
            <text:p>1075.10739291749</text:p>
          </table:table-cell>
          <table:table-cell table:formula="of:=[.X91]+[.K91]" office:value-type="float" office:value="1757.10739291749" calcext:value-type="float">
            <text:p>1757.10739291749</text:p>
          </table:table-cell>
          <table:table-cell table:formula="of:=[.X91]-[.X90]" office:value-type="float" office:value="189.571046070868" calcext:value-type="float">
            <text:p>189.571046070868</text:p>
          </table:table-cell>
          <table:table-cell table:formula="of:=[.S91]-[.S90]" office:value-type="float" office:value="-173" calcext:value-type="float">
            <text:p>-173</text:p>
          </table:table-cell>
          <table:table-cell table:formula="of:=[.K91]-[.K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.50510416667" calcext:value-type="float">
            <text:p>1021.50510416667</text:p>
          </table:table-cell>
          <table:table-cell office:value-type="float" office:value="76.5471875" calcext:value-type="float">
            <text:p>76.5471875</text:p>
          </table:table-cell>
          <table:table-cell office:value-type="float" office:value="24.0849479166667" calcext:value-type="float">
            <text:p>24.0849479166667</text:p>
          </table:table-cell>
          <table:table-cell office:value-type="float" office:value="85.5593956043957" calcext:value-type="float">
            <text:p>85.5593956043957</text:p>
          </table:table-cell>
          <table:table-cell office:value-type="float" office:value="141.756347305389" calcext:value-type="float">
            <text:p>141.756347305389</text:p>
          </table:table-cell>
          <table:table-cell office:value-type="float" office:value="0.824251497005988" calcext:value-type="float">
            <text:p>0.824251497005988</text:p>
          </table:table-cell>
          <table:table-cell office:value-type="float" office:value="5.72559322033898" calcext:value-type="float">
            <text:p>5.72559322033898</text:p>
          </table:table-cell>
          <table:table-cell office:value-type="float" office:value="31.889375" calcext:value-type="float">
            <text:p>31.88937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14666666666667" calcext:value-type="float">
            <text:p>2.14666666666667</text:p>
          </table:table-cell>
          <table:table-cell office:value-type="float" office:value="2.06472222222222" calcext:value-type="float">
            <text:p>2.06472222222222</text:p>
          </table:table-cell>
          <table:table-cell office:value-type="float" office:value="0.232734375" calcext:value-type="float">
            <text:p>0.232734375</text:p>
          </table:table-cell>
          <table:table-cell office:value-type="float" office:value="6.75291666666667" calcext:value-type="float">
            <text:p>6.75291666666667</text:p>
          </table:table-cell>
          <table:table-cell office:value-type="float" office:value="38.6414583333333" calcext:value-type="float">
            <text:p>38.6414583333333</text:p>
          </table:table-cell>
          <table:table-cell office:value-type="float" office:value="50.8118404907975" calcext:value-type="float">
            <text:p>50.8118404907975</text:p>
          </table:table-cell>
          <table:table-cell office:value-type="float" office:value="39.8541666666667" calcext:value-type="float">
            <text:p>39.8541666666667</text:p>
          </table:table-cell>
          <table:table-cell office:value-type="float" office:value="16.1666666666667" calcext:value-type="float">
            <text:p>16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5/2020 8:00 PM</text:p>
          </table:table-cell>
          <table:table-cell office:value-type="string" calcext:value-type="string">
            <text:p>Confirmado</text:p>
          </table:table-cell>
          <table:table-cell office:value-type="float" office:value="1348" calcext:value-type="float">
            <text:p>1348</text:p>
          </table:table-cell>
          <table:table-cell office:value-type="float" office:value="1244" calcext:value-type="float">
            <text:p>1244</text:p>
          </table:table-cell>
          <table:table-cell office:value-type="float" office:value="35043" calcext:value-type="float">
            <text:p>35043</text:p>
          </table:table-cell>
          <table:table-cell office:value-type="float" office:value="29025" calcext:value-type="float">
            <text:p>29025</text:p>
          </table:table-cell>
          <table:table-cell office:value-type="float" office:value="4309" calcext:value-type="float">
            <text:p>4309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96" calcext:value-type="float">
            <text:p>1296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2326" calcext:value-type="float">
            <text:p>2326</text:p>
          </table:table-cell>
          <table:table-cell office:value-type="float" office:value="1778" calcext:value-type="float">
            <text:p>1778</text:p>
          </table:table-cell>
          <table:table-cell table:number-columns-repeated="3"/>
          <table:table-cell table:formula="of:=[.E92]-[.F92]-[.G92]" office:value-type="float" office:value="1709" calcext:value-type="float">
            <text:p>1709</text:p>
          </table:table-cell>
          <table:table-cell table:formula="of:=[.S92]-[.K92]" office:value-type="float" office:value="1025" calcext:value-type="float">
            <text:p>1025</text:p>
          </table:table-cell>
          <table:table-cell table:formula="of:=[.K92]/[.S78]" office:value-type="float" office:value="0.581138487680544" calcext:value-type="float">
            <text:p>0.581138487680544</text:p>
          </table:table-cell>
          <table:table-cell table:formula="of:=[.G92]/[.E78]" office:value-type="float" office:value="0.229899162353945" calcext:value-type="float">
            <text:p>0.229899162353945</text:p>
          </table:table-cell>
          <table:table-cell table:formula="of:=6718903-[.Y92]-[.F92]-[.G92]" office:value-type="float" office:value="6683965.0529199" calcext:value-type="float">
            <text:p>6683965.0529199</text:p>
          </table:table-cell>
          <table:table-cell table:formula="of:=NORMINV(RAND();[.T99];0.25*[.T99])" office:value-type="float" office:value="919.947080096115" calcext:value-type="float">
            <text:p>919.947080096115</text:p>
          </table:table-cell>
          <table:table-cell table:formula="of:=[.X92]+[.K92]" office:value-type="float" office:value="1603.94708009612" calcext:value-type="float">
            <text:p>1603.94708009612</text:p>
          </table:table-cell>
          <table:table-cell table:formula="of:=[.X92]-[.X91]" office:value-type="float" office:value="-155.160312821376" calcext:value-type="float">
            <text:p>-155.160312821376</text:p>
          </table:table-cell>
          <table:table-cell table:formula="of:=[.S92]-[.S91]" office:value-type="float" office:value="26" calcext:value-type="float">
            <text:p>26</text:p>
          </table:table-cell>
          <table:table-cell table:formula="of:=[.K92]-[.K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1.30041666667" calcext:value-type="float">
            <text:p>1021.30041666667</text:p>
          </table:table-cell>
          <table:table-cell office:value-type="float" office:value="77.64484375" calcext:value-type="float">
            <text:p>77.64484375</text:p>
          </table:table-cell>
          <table:table-cell office:value-type="float" office:value="24.2164583333333" calcext:value-type="float">
            <text:p>24.2164583333333</text:p>
          </table:table-cell>
          <table:table-cell office:value-type="float" office:value="84.6494505494505" calcext:value-type="float">
            <text:p>84.6494505494505</text:p>
          </table:table-cell>
          <table:table-cell office:value-type="float" office:value="129.400718562874" calcext:value-type="float">
            <text:p>129.400718562874</text:p>
          </table:table-cell>
          <table:table-cell office:value-type="float" office:value="1.16670658682635" calcext:value-type="float">
            <text:p>1.16670658682635</text:p>
          </table:table-cell>
          <table:table-cell office:value-type="float" office:value="3.74681818181818" calcext:value-type="float">
            <text:p>3.74681818181818</text:p>
          </table:table-cell>
          <table:table-cell office:value-type="float" office:value="23.6145833333333" calcext:value-type="float">
            <text:p>23.6145833333333</text:p>
          </table:table-cell>
          <table:table-cell office:value-type="float" office:value="0.059027777777778" calcext:value-type="float">
            <text:p>0.059027777777778</text:p>
          </table:table-cell>
          <table:table-cell office:value-type="float" office:value="2.11138888888889" calcext:value-type="float">
            <text:p>2.11138888888889</text:p>
          </table:table-cell>
          <table:table-cell office:value-type="float" office:value="2.05180555555556" calcext:value-type="float">
            <text:p>2.05180555555556</text:p>
          </table:table-cell>
          <table:table-cell office:value-type="float" office:value="0.202589928057554" calcext:value-type="float">
            <text:p>0.202589928057554</text:p>
          </table:table-cell>
          <table:table-cell office:value-type="float" office:value="5.78729166666667" calcext:value-type="float">
            <text:p>5.78729166666667</text:p>
          </table:table-cell>
          <table:table-cell office:value-type="float" office:value="29.401875" calcext:value-type="float">
            <text:p>29.401875</text:p>
          </table:table-cell>
          <table:table-cell office:value-type="float" office:value="36.9093820224719" calcext:value-type="float">
            <text:p>36.9093820224719</text:p>
          </table:table-cell>
          <table:table-cell office:value-type="float" office:value="25.390625" calcext:value-type="float">
            <text:p>25.390625</text:p>
          </table:table-cell>
          <table:table-cell office:value-type="float" office:value="8.79166666666667" calcext:value-type="float">
            <text:p>8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6/2020 8:00 PM</text:p>
          </table:table-cell>
          <table:table-cell office:value-type="string" calcext:value-type="string">
            <text:p>Confirmado</text:p>
          </table:table-cell>
          <table:table-cell office:value-type="float" office:value="660" calcext:value-type="float">
            <text:p>660</text:p>
          </table:table-cell>
          <table:table-cell office:value-type="float" office:value="813" calcext:value-type="float">
            <text:p>813</text:p>
          </table:table-cell>
          <table:table-cell office:value-type="float" office:value="35703" calcext:value-type="float">
            <text:p>35703</text:p>
          </table:table-cell>
          <table:table-cell office:value-type="float" office:value="29838" calcext:value-type="float">
            <text:p>29838</text:p>
          </table:table-cell>
          <table:table-cell office:value-type="float" office:value="4401" calcext:value-type="float">
            <text:p>4401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float" office:value="1199" calcext:value-type="float">
            <text:p>1199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2391" calcext:value-type="float">
            <text:p>2391</text:p>
          </table:table-cell>
          <table:table-cell office:value-type="float" office:value="1668" calcext:value-type="float">
            <text:p>1668</text:p>
          </table:table-cell>
          <table:table-cell table:number-columns-repeated="3"/>
          <table:table-cell table:formula="of:=[.E93]-[.F93]-[.G93]" office:value-type="float" office:value="1464" calcext:value-type="float">
            <text:p>1464</text:p>
          </table:table-cell>
          <table:table-cell table:formula="of:=[.S93]-[.K93]" office:value-type="float" office:value="780" calcext:value-type="float">
            <text:p>780</text:p>
          </table:table-cell>
          <table:table-cell table:formula="of:=[.K93]/[.S79]" office:value-type="float" office:value="0.539432176656151" calcext:value-type="float">
            <text:p>0.539432176656151</text:p>
          </table:table-cell>
          <table:table-cell table:formula="of:=[.G93]/[.E79]" office:value-type="float" office:value="0.218292743415505" calcext:value-type="float">
            <text:p>0.218292743415505</text:p>
          </table:table-cell>
          <table:table-cell table:formula="of:=6718903-[.Y93]-[.F93]-[.G93]" office:value-type="float" office:value="6682686.69599833" calcext:value-type="float">
            <text:p>6682686.69599833</text:p>
          </table:table-cell>
          <table:table-cell table:formula="of:=NORMINV(RAND();[.T100];0.25*[.T100])" office:value-type="float" office:value="1293.30400166761" calcext:value-type="float">
            <text:p>1293.30400166761</text:p>
          </table:table-cell>
          <table:table-cell table:formula="of:=[.X93]+[.K93]" office:value-type="float" office:value="1977.30400166761" calcext:value-type="float">
            <text:p>1977.30400166761</text:p>
          </table:table-cell>
          <table:table-cell table:formula="of:=[.X93]-[.X92]" office:value-type="float" office:value="373.356921571497" calcext:value-type="float">
            <text:p>373.356921571497</text:p>
          </table:table-cell>
          <table:table-cell table:formula="of:=[.S93]-[.S92]" office:value-type="float" office:value="-245" calcext:value-type="float">
            <text:p>-245</text:p>
          </table:table-cell>
          <table:table-cell table:formula="of:=[.K93]-[.K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7.73833333333" calcext:value-type="float">
            <text:p>1017.73833333333</text:p>
          </table:table-cell>
          <table:table-cell office:value-type="float" office:value="93.9531770833333" calcext:value-type="float">
            <text:p>93.9531770833333</text:p>
          </table:table-cell>
          <table:table-cell office:value-type="float" office:value="24.8996354166667" calcext:value-type="float">
            <text:p>24.8996354166667</text:p>
          </table:table-cell>
          <table:table-cell office:value-type="float" office:value="78.7835483870967" calcext:value-type="float">
            <text:p>78.7835483870967</text:p>
          </table:table-cell>
          <table:table-cell office:value-type="float" office:value="133.128928571429" calcext:value-type="float">
            <text:p>133.128928571429</text:p>
          </table:table-cell>
          <table:table-cell office:value-type="float" office:value="0.881428571428571" calcext:value-type="float">
            <text:p>0.881428571428571</text:p>
          </table:table-cell>
          <table:table-cell office:value-type="float" office:value="8.94485148514851" calcext:value-type="float">
            <text:p>8.94485148514851</text:p>
          </table:table-cell>
          <table:table-cell office:value-type="float" office:value="32.6929166666667" calcext:value-type="float">
            <text:p>32.6929166666667</text:p>
          </table:table-cell>
          <table:table-cell office:value-type="float" office:value="0.084861111111111" calcext:value-type="float">
            <text:p>0.084861111111111</text:p>
          </table:table-cell>
          <table:table-cell office:value-type="float" office:value="2.18458333333333" calcext:value-type="float">
            <text:p>2.18458333333333</text:p>
          </table:table-cell>
          <table:table-cell office:value-type="float" office:value="2.09958333333333" calcext:value-type="float">
            <text:p>2.09958333333333</text:p>
          </table:table-cell>
          <table:table-cell office:value-type="float" office:value="0.296458333333333" calcext:value-type="float">
            <text:p>0.296458333333333</text:p>
          </table:table-cell>
          <table:table-cell office:value-type="float" office:value="7.71375" calcext:value-type="float">
            <text:p>7.71375</text:p>
          </table:table-cell>
          <table:table-cell office:value-type="float" office:value="40.406875" calcext:value-type="float">
            <text:p>40.406875</text:p>
          </table:table-cell>
          <table:table-cell office:value-type="float" office:value="29.5593229166667" calcext:value-type="float">
            <text:p>29.5593229166667</text:p>
          </table:table-cell>
          <table:table-cell office:value-type="float" office:value="30.875" calcext:value-type="float">
            <text:p>30.875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7/2020 8:00 PM</text:p>
          </table:table-cell>
          <table:table-cell office:value-type="string" calcext:value-type="string">
            <text:p>Confirmado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36115" calcext:value-type="float">
            <text:p>36115</text:p>
          </table:table-cell>
          <table:table-cell office:value-type="float" office:value="30245" calcext:value-type="float">
            <text:p>30245</text:p>
          </table:table-cell>
          <table:table-cell office:value-type="float" office:value="4462" calcext:value-type="float">
            <text:p>4462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1091" calcext:value-type="float">
            <text:p>1091</text:p>
          </table:table-cell>
          <table:table-cell office:value-type="float" office:value="654" calcext:value-type="float">
            <text:p>654</text:p>
          </table:table-cell>
          <table:table-cell office:value-type="float" office:value="206" calcext:value-type="float">
            <text:p>206</text:p>
          </table:table-cell>
          <table:table-cell office:value-type="float" office:value="57" calcext:value-type="float">
            <text:p>57</text:p>
          </table:table-cell>
          <table:table-cell office:value-type="float" office:value="2448" calcext:value-type="float">
            <text:p>2448</text:p>
          </table:table-cell>
          <table:table-cell office:value-type="float" office:value="415" calcext:value-type="float">
            <text:p>415</text:p>
          </table:table-cell>
          <table:table-cell table:number-columns-repeated="3"/>
          <table:table-cell table:formula="of:=[.E94]-[.F94]-[.G94]" office:value-type="float" office:value="1408" calcext:value-type="float">
            <text:p>1408</text:p>
          </table:table-cell>
          <table:table-cell table:formula="of:=[.S94]-[.K94]" office:value-type="float" office:value="754" calcext:value-type="float">
            <text:p>754</text:p>
          </table:table-cell>
          <table:table-cell table:formula="of:=[.K94]/[.S80]" office:value-type="float" office:value="0.57117903930131" calcext:value-type="float">
            <text:p>0.57117903930131</text:p>
          </table:table-cell>
          <table:table-cell table:formula="of:=[.G94]/[.E80]" office:value-type="float" office:value="0.212042009219218" calcext:value-type="float">
            <text:p>0.212042009219218</text:p>
          </table:table-cell>
          <table:table-cell table:formula="of:=6718903-[.Y94]-[.F94]-[.G94]" office:value-type="float" office:value="6682843.14224505" calcext:value-type="float">
            <text:p>6682843.14224505</text:p>
          </table:table-cell>
          <table:table-cell table:formula="of:=NORMINV(RAND();[.T101];0.25*[.T101])" office:value-type="float" office:value="698.85775495008" calcext:value-type="float">
            <text:p>698.85775495008</text:p>
          </table:table-cell>
          <table:table-cell table:formula="of:=[.X94]+[.K94]" office:value-type="float" office:value="1352.85775495008" calcext:value-type="float">
            <text:p>1352.85775495008</text:p>
          </table:table-cell>
          <table:table-cell table:formula="of:=[.X94]-[.X93]" office:value-type="float" office:value="-594.446246717532" calcext:value-type="float">
            <text:p>-594.446246717532</text:p>
          </table:table-cell>
          <table:table-cell table:formula="of:=[.S94]-[.S93]" office:value-type="float" office:value="-56" calcext:value-type="float">
            <text:p>-56</text:p>
          </table:table-cell>
          <table:table-cell table:formula="of:=[.K94]-[.K93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017.84171875" calcext:value-type="float">
            <text:p>1017.84171875</text:p>
          </table:table-cell>
          <table:table-cell office:value-type="float" office:value="62.9322916666667" calcext:value-type="float">
            <text:p>62.9322916666667</text:p>
          </table:table-cell>
          <table:table-cell office:value-type="float" office:value="24.6184375" calcext:value-type="float">
            <text:p>24.6184375</text:p>
          </table:table-cell>
          <table:table-cell office:value-type="float" office:value="84.6340217391304" calcext:value-type="float">
            <text:p>84.6340217391304</text:p>
          </table:table-cell>
          <table:table-cell office:value-type="float" office:value="178.821987951807" calcext:value-type="float">
            <text:p>178.821987951807</text:p>
          </table:table-cell>
          <table:table-cell office:value-type="float" office:value="1.02060240963855" calcext:value-type="float">
            <text:p>1.02060240963855</text:p>
          </table:table-cell>
          <table:table-cell office:value-type="float" office:value="5.87966101694915" calcext:value-type="float">
            <text:p>5.87966101694915</text:p>
          </table:table-cell>
          <table:table-cell office:value-type="float" office:value="26.4691666666667" calcext:value-type="float">
            <text:p>26.4691666666667</text:p>
          </table:table-cell>
          <table:table-cell office:value-type="float" office:value="0.085138888888889" calcext:value-type="float">
            <text:p>0.085138888888889</text:p>
          </table:table-cell>
          <table:table-cell office:value-type="float" office:value="2.15944444444444" calcext:value-type="float">
            <text:p>2.15944444444444</text:p>
          </table:table-cell>
          <table:table-cell office:value-type="float" office:value="2.07486111111111" calcext:value-type="float">
            <text:p>2.07486111111111</text:p>
          </table:table-cell>
          <table:table-cell office:value-type="float" office:value="0.254861111111111" calcext:value-type="float">
            <text:p>0.254861111111111</text:p>
          </table:table-cell>
          <table:table-cell office:value-type="float" office:value="6.07666666666667" calcext:value-type="float">
            <text:p>6.07666666666667</text:p>
          </table:table-cell>
          <table:table-cell office:value-type="float" office:value="32.5475" calcext:value-type="float">
            <text:p>32.5475</text:p>
          </table:table-cell>
          <table:table-cell office:value-type="float" office:value="31.8655729166667" calcext:value-type="float">
            <text:p>31.8655729166667</text:p>
          </table:table-cell>
          <table:table-cell office:value-type="float" office:value="31.4375" calcext:value-type="float">
            <text:p>31.4375</text:p>
          </table:table-cell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8/2020 8:00 PM</text:p>
          </table:table-cell>
          <table:table-cell office:value-type="string" calcext:value-type="string">
            <text:p>Confirmado</text:p>
          </table:table-cell>
          <table:table-cell office:value-type="float" office:value="778" calcext:value-type="float">
            <text:p>778</text:p>
          </table:table-cell>
          <table:table-cell office:value-type="float" office:value="629" calcext:value-type="float">
            <text:p>629</text:p>
          </table:table-cell>
          <table:table-cell office:value-type="float" office:value="36893" calcext:value-type="float">
            <text:p>36893</text:p>
          </table:table-cell>
          <table:table-cell office:value-type="float" office:value="30874" calcext:value-type="float">
            <text:p>30874</text:p>
          </table:table-cell>
          <table:table-cell office:value-type="float" office:value="4516" calcext:value-type="float">
            <text:p>4516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983" calcext:value-type="float">
            <text:p>983</text:p>
          </table:table-cell>
          <table:table-cell office:value-type="float" office:value="637" calcext:value-type="float">
            <text:p>637</text:p>
          </table:table-cell>
          <table:table-cell office:value-type="float" office:value="211" calcext:value-type="float">
            <text:p>211</text:p>
          </table:table-cell>
          <table:table-cell office:value-type="float" office:value="46" calcext:value-type="float">
            <text:p>46</text:p>
          </table:table-cell>
          <table:table-cell office:value-type="float" office:value="2494" calcext:value-type="float">
            <text:p>2494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E95]-[.F95]-[.G95]" office:value-type="float" office:value="1503" calcext:value-type="float">
            <text:p>1503</text:p>
          </table:table-cell>
          <table:table-cell table:formula="of:=[.S95]-[.K95]" office:value-type="float" office:value="866" calcext:value-type="float">
            <text:p>866</text:p>
          </table:table-cell>
          <table:table-cell table:formula="of:=[.K95]/[.S81]" office:value-type="float" office:value="0.57439134355275" calcext:value-type="float">
            <text:p>0.57439134355275</text:p>
          </table:table-cell>
          <table:table-cell table:formula="of:=[.G95]/[.E81]" office:value-type="float" office:value="0.207393800229621" calcext:value-type="float">
            <text:p>0.207393800229621</text:p>
          </table:table-cell>
          <table:table-cell table:formula="of:=6718903-[.Y95]-[.F95]-[.G95]" office:value-type="float" office:value="6681703.83007574" calcext:value-type="float">
            <text:p>6681703.83007574</text:p>
          </table:table-cell>
          <table:table-cell table:formula="of:=NORMINV(RAND();[.T102];0.25*[.T102])" office:value-type="float" office:value="1172.16992425888" calcext:value-type="float">
            <text:p>1172.16992425888</text:p>
          </table:table-cell>
          <table:table-cell table:formula="of:=[.X95]+[.K95]" office:value-type="float" office:value="1809.16992425888" calcext:value-type="float">
            <text:p>1809.16992425888</text:p>
          </table:table-cell>
          <table:table-cell table:formula="of:=[.X95]-[.X94]" office:value-type="float" office:value="473.312169308797" calcext:value-type="float">
            <text:p>473.312169308797</text:p>
          </table:table-cell>
          <table:table-cell table:formula="of:=[.S95]-[.S94]" office:value-type="float" office:value="95" calcext:value-type="float">
            <text:p>95</text:p>
          </table:table-cell>
          <table:table-cell table:formula="of:=[.K95]-[.K94]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017.88291666667" calcext:value-type="float">
            <text:p>1017.88291666667</text:p>
          </table:table-cell>
          <table:table-cell office:value-type="float" office:value="115.986197916667" calcext:value-type="float">
            <text:p>115.986197916667</text:p>
          </table:table-cell>
          <table:table-cell office:value-type="float" office:value="24.6583854166667" calcext:value-type="float">
            <text:p>24.6583854166667</text:p>
          </table:table-cell>
          <table:table-cell office:value-type="float" office:value="85.9304469273744" calcext:value-type="float">
            <text:p>85.9304469273744</text:p>
          </table:table-cell>
          <table:table-cell office:value-type="float" office:value="183.659151515152" calcext:value-type="float">
            <text:p>183.659151515152</text:p>
          </table:table-cell>
          <table:table-cell office:value-type="float" office:value="0.848" calcext:value-type="float">
            <text:p>0.848</text:p>
          </table:table-cell>
          <table:table-cell office:value-type="float" office:value="6.21388888888889" calcext:value-type="float">
            <text:p>6.21388888888889</text:p>
          </table:table-cell>
          <table:table-cell office:value-type="float" office:value="37.5135416666667" calcext:value-type="float">
            <text:p>37.5135416666667</text:p>
          </table:table-cell>
          <table:table-cell office:value-type="float" office:value="0.089861111111111" calcext:value-type="float">
            <text:p>0.089861111111111</text:p>
          </table:table-cell>
          <table:table-cell office:value-type="float" office:value="2.21458333333333" calcext:value-type="float">
            <text:p>2.21458333333333</text:p>
          </table:table-cell>
          <table:table-cell office:value-type="float" office:value="2.12513888888889" calcext:value-type="float">
            <text:p>2.12513888888889</text:p>
          </table:table-cell>
          <table:table-cell office:value-type="float" office:value="0.273706293706294" calcext:value-type="float">
            <text:p>0.273706293706294</text:p>
          </table:table-cell>
          <table:table-cell office:value-type="float" office:value="10.43375" calcext:value-type="float">
            <text:p>10.43375</text:p>
          </table:table-cell>
          <table:table-cell office:value-type="float" office:value="47.946875" calcext:value-type="float">
            <text:p>47.946875</text:p>
          </table:table-cell>
          <table:table-cell office:value-type="float" office:value="36.7023529411764" calcext:value-type="float">
            <text:p>36.7023529411764</text:p>
          </table:table-cell>
          <table:table-cell office:value-type="float" office:value="37.8563829787234" calcext:value-type="float">
            <text:p>37.8563829787234</text:p>
          </table:table-cell>
          <table:table-cell office:value-type="float" office:value="20.1666666666667" calcext:value-type="float">
            <text:p>20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9/2020 8:00 PM</text:p>
          </table:table-cell>
          <table:table-cell office:value-type="string" calcext:value-type="string">
            <text:p>Confirmado</text:p>
          </table:table-cell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37903" calcext:value-type="float">
            <text:p>37903</text:p>
          </table:table-cell>
          <table:table-cell office:value-type="float" office:value="31886" calcext:value-type="float">
            <text:p>31886</text:p>
          </table:table-cell>
          <table:table-cell office:value-type="float" office:value="4599" calcext:value-type="float">
            <text:p>4599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957" calcext:value-type="float">
            <text:p>957</text:p>
          </table:table-cell>
          <table:table-cell office:value-type="float" office:value="631" calcext:value-type="float">
            <text:p>631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2524" calcext:value-type="float">
            <text:p>2524</text:p>
          </table:table-cell>
          <table:table-cell office:value-type="float" office:value="2131" calcext:value-type="float">
            <text:p>2131</text:p>
          </table:table-cell>
          <table:table-cell table:number-columns-repeated="3"/>
          <table:table-cell table:formula="of:=[.E96]-[.F96]-[.G96]" office:value-type="float" office:value="1418" calcext:value-type="float">
            <text:p>1418</text:p>
          </table:table-cell>
          <table:table-cell table:formula="of:=[.S96]-[.K96]" office:value-type="float" office:value="787" calcext:value-type="float">
            <text:p>787</text:p>
          </table:table-cell>
          <table:table-cell table:formula="of:=[.K96]/[.S82]" office:value-type="float" office:value="0.602674307545368" calcext:value-type="float">
            <text:p>0.602674307545368</text:p>
          </table:table-cell>
          <table:table-cell table:formula="of:=[.G96]/[.E82]" office:value-type="float" office:value="0.20470933855604" calcext:value-type="float">
            <text:p>0.20470933855604</text:p>
          </table:table-cell>
          <table:table-cell table:formula="of:=6718903-[.Y96]-[.F96]-[.G96]" office:value-type="float" office:value="6680941.78012534" calcext:value-type="float">
            <text:p>6680941.78012534</text:p>
          </table:table-cell>
          <table:table-cell table:formula="of:=NORMINV(RAND();[.T103];0.25*[.T103])" office:value-type="float" office:value="845.219874664694" calcext:value-type="float">
            <text:p>845.219874664694</text:p>
          </table:table-cell>
          <table:table-cell table:formula="of:=[.X96]+[.K96]" office:value-type="float" office:value="1476.21987466469" calcext:value-type="float">
            <text:p>1476.21987466469</text:p>
          </table:table-cell>
          <table:table-cell table:formula="of:=[.X96]-[.X95]" office:value-type="float" office:value="-326.950049594183" calcext:value-type="float">
            <text:p>-326.950049594183</text:p>
          </table:table-cell>
          <table:table-cell table:formula="of:=[.S96]-[.S95]" office:value-type="float" office:value="-85" calcext:value-type="float">
            <text:p>-85</text:p>
          </table:table-cell>
          <table:table-cell table:formula="of:=[.K96]-[.K95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4.90661458333" calcext:value-type="float">
            <text:p>1014.90661458333</text:p>
          </table:table-cell>
          <table:table-cell office:value-type="float" office:value="124.414947916667" calcext:value-type="float">
            <text:p>124.414947916667</text:p>
          </table:table-cell>
          <table:table-cell office:value-type="float" office:value="26.0789583333333" calcext:value-type="float">
            <text:p>26.0789583333333</text:p>
          </table:table-cell>
          <table:table-cell office:value-type="float" office:value="81.6117021276596" calcext:value-type="float">
            <text:p>81.6117021276596</text:p>
          </table:table-cell>
          <table:table-cell office:value-type="float" office:value="142.168630952381" calcext:value-type="float">
            <text:p>142.168630952381</text:p>
          </table:table-cell>
          <table:table-cell office:value-type="float" office:value="0.840654761904762" calcext:value-type="float">
            <text:p>0.840654761904762</text:p>
          </table:table-cell>
          <table:table-cell office:value-type="float" office:value="14.5290566037736" calcext:value-type="float">
            <text:p>14.5290566037736</text:p>
          </table:table-cell>
          <table:table-cell office:value-type="float" office:value="55.70875" calcext:value-type="float">
            <text:p>55.70875</text:p>
          </table:table-cell>
          <table:table-cell office:value-type="float" office:value="0.136527777777778" calcext:value-type="float">
            <text:p>0.136527777777778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2.21819444444444" calcext:value-type="float">
            <text:p>2.21819444444444</text:p>
          </table:table-cell>
          <table:table-cell office:value-type="float" office:value="0.367083333333334" calcext:value-type="float">
            <text:p>0.367083333333334</text:p>
          </table:table-cell>
          <table:table-cell office:value-type="float" office:value="13.38625" calcext:value-type="float">
            <text:p>13.38625</text:p>
          </table:table-cell>
          <table:table-cell office:value-type="float" office:value="69.0947916666667" calcext:value-type="float">
            <text:p>69.0947916666667</text:p>
          </table:table-cell>
          <table:table-cell office:value-type="float" office:value="44.9902617801047" calcext:value-type="float">
            <text:p>44.9902617801047</text:p>
          </table:table-cell>
          <table:table-cell office:value-type="float" office:value="55.8817204301075" calcext:value-type="float">
            <text:p>55.8817204301075</text:p>
          </table:table-cell>
          <table:table-cell office:value-type="float" office:value="34.875" calcext:value-type="float">
            <text:p>34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10/2020 8:00 PM</text:p>
          </table:table-cell>
          <table:table-cell office:value-type="string" calcext:value-type="string">
            <text:p>Confirmado</text:p>
          </table:table-cell>
          <table:table-cell office:value-type="float" office:value="1057" calcext:value-type="float">
            <text:p>1057</text:p>
          </table:table-cell>
          <table:table-cell office:value-type="float" office:value="937" calcext:value-type="float">
            <text:p>937</text:p>
          </table:table-cell>
          <table:table-cell office:value-type="float" office:value="38960" calcext:value-type="float">
            <text:p>38960</text:p>
          </table:table-cell>
          <table:table-cell office:value-type="float" office:value="32823" calcext:value-type="float">
            <text:p>32823</text:p>
          </table:table-cell>
          <table:table-cell office:value-type="float" office:value="4716" calcext:value-type="float">
            <text:p>4716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858" calcext:value-type="float">
            <text:p>858</text:p>
          </table:table-cell>
          <table:table-cell office:value-type="float" office:value="659" calcext:value-type="float">
            <text:p>659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float" office:value="2550" calcext:value-type="float">
            <text:p>2550</text:p>
          </table:table-cell>
          <table:table-cell office:value-type="float" office:value="2164" calcext:value-type="float">
            <text:p>2164</text:p>
          </table:table-cell>
          <table:table-cell table:number-columns-repeated="3"/>
          <table:table-cell table:formula="of:=[.E97]-[.F97]-[.G97]" office:value-type="float" office:value="1421" calcext:value-type="float">
            <text:p>1421</text:p>
          </table:table-cell>
          <table:table-cell table:formula="of:=[.S97]-[.K97]" office:value-type="float" office:value="762" calcext:value-type="float">
            <text:p>762</text:p>
          </table:table-cell>
          <table:table-cell/>
          <table:table-cell table:formula="of:=[.G97]/[.E83]" office:value-type="float" office:value="0.202490339201374" calcext:value-type="float">
            <text:p>0.202490339201374</text:p>
          </table:table-cell>
          <table:table-cell table:formula="of:=6718903-[.Y97]-[.F97]-[.G97]" office:value-type="float" office:value="6678573.83782138" calcext:value-type="float">
            <text:p>6678573.83782138</text:p>
          </table:table-cell>
          <table:table-cell table:formula="of:=NORMINV(RAND();[.T104];0.25*[.T104])" office:value-type="float" office:value="2131.16217861707" calcext:value-type="float">
            <text:p>2131.16217861707</text:p>
          </table:table-cell>
          <table:table-cell table:formula="of:=[.X97]+[.K97]" office:value-type="float" office:value="2790.16217861707" calcext:value-type="float">
            <text:p>2790.16217861707</text:p>
          </table:table-cell>
          <table:table-cell table:formula="of:=[.X97]-[.X96]" office:value-type="float" office:value="1285.94230395237" calcext:value-type="float">
            <text:p>1285.94230395237</text:p>
          </table:table-cell>
          <table:table-cell table:formula="of:=[.S97]-[.S96]" office:value-type="float" office:value="3" calcext:value-type="float">
            <text:p>3</text:p>
          </table:table-cell>
          <table:table-cell table:formula="of:=[.K97]-[.K9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4.01739583333" calcext:value-type="float">
            <text:p>1014.01739583333</text:p>
          </table:table-cell>
          <table:table-cell office:value-type="float" office:value="56.5400520833333" calcext:value-type="float">
            <text:p>56.5400520833333</text:p>
          </table:table-cell>
          <table:table-cell office:value-type="float" office:value="25.9893229166667" calcext:value-type="float">
            <text:p>25.9893229166667</text:p>
          </table:table-cell>
          <table:table-cell office:value-type="float" office:value="84.0290607734807" calcext:value-type="float">
            <text:p>84.0290607734807</text:p>
          </table:table-cell>
          <table:table-cell office:value-type="float" office:value="186.836144578313" calcext:value-type="float">
            <text:p>186.836144578313</text:p>
          </table:table-cell>
          <table:table-cell office:value-type="float" office:value="0.828132530120482" calcext:value-type="float">
            <text:p>0.828132530120482</text:p>
          </table:table-cell>
          <table:table-cell office:value-type="float" office:value="6.82875" calcext:value-type="float">
            <text:p>6.82875</text:p>
          </table:table-cell>
          <table:table-cell office:value-type="float" office:value="47.2175" calcext:value-type="float">
            <text:p>47.2175</text:p>
          </table:table-cell>
          <table:table-cell office:value-type="float" office:value="0.112361111111111" calcext:value-type="float">
            <text:p>0.112361111111111</text:p>
          </table:table-cell>
          <table:table-cell office:value-type="float" office:value="2.3725" calcext:value-type="float">
            <text:p>2.3725</text:p>
          </table:table-cell>
          <table:table-cell office:value-type="float" office:value="2.26027777777778" calcext:value-type="float">
            <text:p>2.26027777777778</text:p>
          </table:table-cell>
          <table:table-cell office:value-type="float" office:value="0.302708333333333" calcext:value-type="float">
            <text:p>0.302708333333333</text:p>
          </table:table-cell>
          <table:table-cell office:value-type="float" office:value="17.49" calcext:value-type="float">
            <text:p>17.49</text:p>
          </table:table-cell>
          <table:table-cell office:value-type="float" office:value="64.7075" calcext:value-type="float">
            <text:p>64.7075</text:p>
          </table:table-cell>
          <table:table-cell office:value-type="float" office:value="24.0956382978724" calcext:value-type="float">
            <text:p>24.0956382978724</text:p>
          </table:table-cell>
          <table:table-cell office:value-type="float" office:value="54.1966292134832" calcext:value-type="float">
            <text:p>54.1966292134832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11/2020 8:00 PM</text:p>
          </table:table-cell>
          <table:table-cell office:value-type="string" calcext:value-type="string">
            <text:p>Confirmado</text:p>
          </table:table-cell>
          <table:table-cell office:value-type="float" office:value="1079" calcext:value-type="float">
            <text:p>1079</text:p>
          </table:table-cell>
          <table:table-cell office:value-type="float" office:value="886" calcext:value-type="float">
            <text:p>886</text:p>
          </table:table-cell>
          <table:table-cell office:value-type="float" office:value="40039" calcext:value-type="float">
            <text:p>40039</text:p>
          </table:table-cell>
          <table:table-cell office:value-type="float" office:value="33709" calcext:value-type="float">
            <text:p>33709</text:p>
          </table:table-cell>
          <table:table-cell office:value-type="float" office:value="4850" calcext:value-type="float">
            <text:p>4850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906" calcext:value-type="float">
            <text:p>906</text:p>
          </table:table-cell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2595" calcext:value-type="float">
            <text:p>2595</text:p>
          </table:table-cell>
          <table:table-cell office:value-type="float" office:value="1854" calcext:value-type="float">
            <text:p>1854</text:p>
          </table:table-cell>
          <table:table-cell table:number-columns-repeated="3"/>
          <table:table-cell table:formula="of:=[.E98]-[.F98]-[.G98]" office:value-type="float" office:value="1480" calcext:value-type="float">
            <text:p>1480</text:p>
          </table:table-cell>
          <table:table-cell table:formula="of:=[.S98]-[.K98]" office:value-type="float" office:value="806" calcext:value-type="float">
            <text:p>806</text:p>
          </table:table-cell>
          <table:table-cell table:formula="of:=[.K98]/[.S84]" office:value-type="float" office:value="0.328940946803319" calcext:value-type="float">
            <text:p>0.328940946803319</text:p>
          </table:table-cell>
          <table:table-cell table:formula="of:=[.G98]/[.E84]" office:value-type="float" office:value="0.195959595959596" calcext:value-type="float">
            <text:p>0.195959595959596</text:p>
          </table:table-cell>
          <table:table-cell table:formula="of:=6718903-[.Y98]-[.F98]-[.G98]" office:value-type="float" office:value="6678916.98611081" calcext:value-type="float">
            <text:p>6678916.98611081</text:p>
          </table:table-cell>
          <table:table-cell table:formula="of:=NORMINV(RAND();[.T105];0.25*[.T105])" office:value-type="float" office:value="753.013889188898" calcext:value-type="float">
            <text:p>753.013889188898</text:p>
          </table:table-cell>
          <table:table-cell table:formula="of:=[.X98]+[.K98]" office:value-type="float" office:value="1427.0138891889" calcext:value-type="float">
            <text:p>1427.0138891889</text:p>
          </table:table-cell>
          <table:table-cell table:formula="of:=[.X98]-[.X97]" office:value-type="float" office:value="-1378.14828942817" calcext:value-type="float">
            <text:p>-1378.14828942817</text:p>
          </table:table-cell>
          <table:table-cell table:formula="of:=[.S98]-[.S97]" office:value-type="float" office:value="59" calcext:value-type="float">
            <text:p>59</text:p>
          </table:table-cell>
          <table:table-cell table:formula="of:=[.K98]-[.K9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.91161458333" calcext:value-type="float">
            <text:p>1013.91161458333</text:p>
          </table:table-cell>
          <table:table-cell office:value-type="float" office:value="114.98890625" calcext:value-type="float">
            <text:p>114.98890625</text:p>
          </table:table-cell>
          <table:table-cell office:value-type="float" office:value="26.9548958333333" calcext:value-type="float">
            <text:p>26.9548958333333</text:p>
          </table:table-cell>
          <table:table-cell office:value-type="float" office:value="79.2138461538461" calcext:value-type="float">
            <text:p>79.2138461538461</text:p>
          </table:table-cell>
          <table:table-cell office:value-type="float" office:value="168.619337349398" calcext:value-type="float">
            <text:p>168.619337349398</text:p>
          </table:table-cell>
          <table:table-cell office:value-type="float" office:value="0.774518072289156" calcext:value-type="float">
            <text:p>0.774518072289156</text:p>
          </table:table-cell>
          <table:table-cell office:value-type="float" office:value="9.10495412844037" calcext:value-type="float">
            <text:p>9.10495412844037</text:p>
          </table:table-cell>
          <table:table-cell office:value-type="float" office:value="52.65875" calcext:value-type="float">
            <text:p>52.65875</text:p>
          </table:table-cell>
          <table:table-cell office:value-type="float" office:value="0.173472222222222" calcext:value-type="float">
            <text:p>0.173472222222222</text:p>
          </table:table-cell>
          <table:table-cell office:value-type="float" office:value="2.52847222222222" calcext:value-type="float">
            <text:p>2.52847222222222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0.476736111111111" calcext:value-type="float">
            <text:p>0.476736111111111</text:p>
          </table:table-cell>
          <table:table-cell office:value-type="float" office:value="25.9245833333333" calcext:value-type="float">
            <text:p>25.9245833333333</text:p>
          </table:table-cell>
          <table:table-cell office:value-type="float" office:value="78.58375" calcext:value-type="float">
            <text:p>78.58375</text:p>
          </table:table-cell>
          <table:table-cell office:value-type="float" office:value="38.6795833333333" calcext:value-type="float">
            <text:p>38.6795833333333</text:p>
          </table:table-cell>
          <table:table-cell office:value-type="float" office:value="64.1197916666667" calcext:value-type="float">
            <text:p>64.1197916666667</text:p>
          </table:table-cell>
          <table:table-cell office:value-type="float" office:value="43.375" calcext:value-type="float">
            <text:p>43.3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6/12/2020 8:00 PM</text:p>
          </table:table-cell>
          <table:table-cell office:value-type="string" calcext:value-type="string">
            <text:p>Confirmado</text:p>
          </table:table-cell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office:value-type="float" office:value="40504" calcext:value-type="float">
            <text:p>40504</text:p>
          </table:table-cell>
          <table:table-cell office:value-type="float" office:value="34187" calcext:value-type="float">
            <text:p>34187</text:p>
          </table:table-cell>
          <table:table-cell office:value-type="float" office:value="4877" calcext:value-type="float">
            <text:p>487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780" calcext:value-type="float">
            <text:p>780</text:p>
          </table:table-cell>
          <table:table-cell office:value-type="float" office:value="635" calcext:value-type="float">
            <text:p>635</text:p>
          </table:table-cell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  <table:table-cell office:value-type="float" office:value="2638" calcext:value-type="float">
            <text:p>2638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table:formula="of:=[.E99]-[.F99]-[.G99]" office:value-type="float" office:value="1440" calcext:value-type="float">
            <text:p>1440</text:p>
          </table:table-cell>
          <table:table-cell table:formula="of:=[.S99]-[.K99]" office:value-type="float" office:value="805" calcext:value-type="float">
            <text:p>805</text:p>
          </table:table-cell>
          <table:table-cell/>
          <table:table-cell table:formula="of:=[.G99]/[.E85]" office:value-type="float" office:value="0.187764687764688" calcext:value-type="float">
            <text:p>0.187764687764688</text:p>
          </table:table-cell>
          <table:table-cell table:formula="of:=6718903-[.Y99]-[.F99]-[.G99]" office:value-type="float" office:value="6677975.28730057" calcext:value-type="float">
            <text:p>6677975.28730057</text:p>
          </table:table-cell>
          <table:table-cell table:formula="of:=NORMINV(RAND();[.T106];0.25*[.T106])" office:value-type="float" office:value="1228.71269943284" calcext:value-type="float">
            <text:p>1228.71269943284</text:p>
          </table:table-cell>
          <table:table-cell table:formula="of:=[.X99]+[.K99]" office:value-type="float" office:value="1863.71269943284" calcext:value-type="float">
            <text:p>1863.71269943284</text:p>
          </table:table-cell>
          <table:table-cell table:formula="of:=[.X99]-[.X98]" office:value-type="float" office:value="475.698810243945" calcext:value-type="float">
            <text:p>475.698810243945</text:p>
          </table:table-cell>
          <table:table-cell table:formula="of:=[.S99]-[.S98]" office:value-type="float" office:value="-40" calcext:value-type="float">
            <text:p>-40</text:p>
          </table:table-cell>
          <table:table-cell table:formula="of:=[.K99]-[.K98]"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1014.1478125" calcext:value-type="float">
            <text:p>1014.1478125</text:p>
          </table:table-cell>
          <table:table-cell office:value-type="float" office:value="116.117916666667" calcext:value-type="float">
            <text:p>116.117916666667</text:p>
          </table:table-cell>
          <table:table-cell office:value-type="float" office:value="27.3179166666667" calcext:value-type="float">
            <text:p>27.3179166666667</text:p>
          </table:table-cell>
          <table:table-cell office:value-type="float" office:value="75.94043715847" calcext:value-type="float">
            <text:p>75.94043715847</text:p>
          </table:table-cell>
          <table:table-cell office:value-type="float" office:value="154.040303030303" calcext:value-type="float">
            <text:p>154.040303030303</text:p>
          </table:table-cell>
          <table:table-cell office:value-type="float" office:value="0.649454545454545" calcext:value-type="float">
            <text:p>0.649454545454545</text:p>
          </table:table-cell>
          <table:table-cell office:value-type="float" office:value="9.26728813559322" calcext:value-type="float">
            <text:p>9.26728813559322</text:p>
          </table:table-cell>
          <table:table-cell office:value-type="float" office:value="68.485" calcext:value-type="float">
            <text:p>68.485</text:p>
          </table:table-cell>
          <table:table-cell office:value-type="float" office:value="0.226111111111111" calcext:value-type="float">
            <text:p>0.226111111111111</text:p>
          </table:table-cell>
          <table:table-cell office:value-type="float" office:value="2.68763888888889" calcext:value-type="float">
            <text:p>2.68763888888889</text:p>
          </table:table-cell>
          <table:table-cell office:value-type="float" office:value="2.46194444444444" calcext:value-type="float">
            <text:p>2.46194444444444</text:p>
          </table:table-cell>
          <table:table-cell office:value-type="float" office:value="0.503680555555556" calcext:value-type="float">
            <text:p>0.503680555555556</text:p>
          </table:table-cell>
          <table:table-cell office:value-type="float" office:value="42.5160416666667" calcext:value-type="float">
            <text:p>42.5160416666667</text:p>
          </table:table-cell>
          <table:table-cell office:value-type="float" office:value="111" calcext:value-type="float">
            <text:p>111</text:p>
          </table:table-cell>
          <table:table-cell office:value-type="float" office:value="45.5391666666667" calcext:value-type="float">
            <text:p>45.5391666666667</text:p>
          </table:table-cell>
          <table:table-cell office:value-type="float" office:value="72.2239583333333" calcext:value-type="float">
            <text:p>72.2239583333333</text:p>
          </table:table-cell>
          <table:table-cell office:value-type="float" office:value="55.5416666666667" calcext:value-type="float">
            <text:p>55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13/2020 8:00 PM</text:p>
          </table:table-cell>
          <table:table-cell office:value-type="string" calcext:value-type="string">
            <text:p>Confirmado</text:p>
          </table:table-cell>
          <table:table-cell office:value-type="float" office:value="907" calcext:value-type="float">
            <text:p>907</text:p>
          </table:table-cell>
          <table:table-cell office:value-type="float" office:value="316" calcext:value-type="float">
            <text:p>316</text:p>
          </table:table-cell>
          <table:table-cell office:value-type="float" office:value="41411" calcext:value-type="float">
            <text:p>41411</text:p>
          </table:table-cell>
          <table:table-cell office:value-type="float" office:value="34503" calcext:value-type="float">
            <text:p>34503</text:p>
          </table:table-cell>
          <table:table-cell office:value-type="float" office:value="4993" calcext:value-type="float">
            <text:p>499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815" calcext:value-type="float">
            <text:p>815</text:p>
          </table:table-cell>
          <table:table-cell office:value-type="float" office:value="606" calcext:value-type="float">
            <text:p>606</text:p>
          </table:table-cell>
          <table:table-cell office:value-type="float" office:value="225" calcext:value-type="float">
            <text:p>225</text:p>
          </table:table-cell>
          <table:table-cell office:value-type="float" office:value="41" calcext:value-type="float">
            <text:p>41</text:p>
          </table:table-cell>
          <table:table-cell office:value-type="float" office:value="2679" calcext:value-type="float">
            <text:p>2679</text:p>
          </table:table-cell>
          <table:table-cell office:value-type="float" office:value="1778" calcext:value-type="float">
            <text:p>1778</text:p>
          </table:table-cell>
          <table:table-cell table:number-columns-repeated="3"/>
          <table:table-cell table:formula="of:=[.E100]-[.F100]-[.G100]" office:value-type="float" office:value="1915" calcext:value-type="float">
            <text:p>1915</text:p>
          </table:table-cell>
          <table:table-cell table:formula="of:=[.S100]-[.K100]" office:value-type="float" office:value="1309" calcext:value-type="float">
            <text:p>1309</text:p>
          </table:table-cell>
          <table:table-cell table:formula="of:=[.K100]/[.S86]" office:value-type="float" office:value="0.381132075471698" calcext:value-type="float">
            <text:p>0.381132075471698</text:p>
          </table:table-cell>
          <table:table-cell table:formula="of:=[.G100]/[.E86]" office:value-type="float" office:value="0.182820109113544" calcext:value-type="float">
            <text:p>0.182820109113544</text:p>
          </table:table-cell>
          <table:table-cell table:formula="of:=6718903-[.Y100]-[.F100]-[.G100]" office:value-type="float" office:value="6677047.82989257" calcext:value-type="float">
            <text:p>6677047.82989257</text:p>
          </table:table-cell>
          <table:table-cell table:formula="of:=NORMINV(RAND();[.T107];0.25*[.T107])" office:value-type="float" office:value="1753.17010743349" calcext:value-type="float">
            <text:p>1753.17010743349</text:p>
          </table:table-cell>
          <table:table-cell table:formula="of:=[.X100]+[.K100]" office:value-type="float" office:value="2359.17010743349" calcext:value-type="float">
            <text:p>2359.17010743349</text:p>
          </table:table-cell>
          <table:table-cell table:formula="of:=[.X100]-[.X99]" office:value-type="float" office:value="524.457408000647" calcext:value-type="float">
            <text:p>524.457408000647</text:p>
          </table:table-cell>
          <table:table-cell table:formula="of:=[.S100]-[.S99]" office:value-type="float" office:value="475" calcext:value-type="float">
            <text:p>475</text:p>
          </table:table-cell>
          <table:table-cell table:formula="of:=[.K100]-[.K99]"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1015.89958333333" calcext:value-type="float">
            <text:p>1015.89958333333</text:p>
          </table:table-cell>
          <table:table-cell office:value-type="float" office:value="128.250677083333" calcext:value-type="float">
            <text:p>128.250677083333</text:p>
          </table:table-cell>
          <table:table-cell office:value-type="float" office:value="27.7939583333333" calcext:value-type="float">
            <text:p>27.7939583333333</text:p>
          </table:table-cell>
          <table:table-cell office:value-type="float" office:value="71.1075806451613" calcext:value-type="float">
            <text:p>71.1075806451613</text:p>
          </table:table-cell>
          <table:table-cell office:value-type="float" office:value="170.22244047619" calcext:value-type="float">
            <text:p>170.22244047619</text:p>
          </table:table-cell>
          <table:table-cell office:value-type="float" office:value="0.817261904761905" calcext:value-type="float">
            <text:p>0.817261904761905</text:p>
          </table:table-cell>
          <table:table-cell office:value-type="float" office:value="9.66745762711864" calcext:value-type="float">
            <text:p>9.66745762711864</text:p>
          </table:table-cell>
          <table:table-cell office:value-type="float" office:value="54.7360416666667" calcext:value-type="float">
            <text:p>54.7360416666667</text:p>
          </table:table-cell>
          <table:table-cell office:value-type="float" office:value="0.170972222222222" calcext:value-type="float">
            <text:p>0.170972222222222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0.404513888888889" calcext:value-type="float">
            <text:p>0.404513888888889</text:p>
          </table:table-cell>
          <table:table-cell office:value-type="float" office:value="22.886875" calcext:value-type="float">
            <text:p>22.886875</text:p>
          </table:table-cell>
          <table:table-cell office:value-type="float" office:value="77.6220833333333" calcext:value-type="float">
            <text:p>77.6220833333333</text:p>
          </table:table-cell>
          <table:table-cell office:value-type="float" office:value="49.4783769633508" calcext:value-type="float">
            <text:p>49.4783769633508</text:p>
          </table:table-cell>
          <table:table-cell office:value-type="float" office:value="68.90625" calcext:value-type="float">
            <text:p>68.90625</text:p>
          </table:table-cell>
          <table:table-cell office:value-type="float" office:value="47.6666666666667" calcext:value-type="float">
            <text:p>47.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14/2020 8:00 PM</text:p>
          </table:table-cell>
          <table:table-cell office:value-type="string" calcext:value-type="string">
            <text:p>Confirmado</text:p>
          </table:table-cell>
          <table:table-cell office:value-type="float" office:value="357" calcext:value-type="float">
            <text:p>357</text:p>
          </table:table-cell>
          <table:table-cell office:value-type="float" office:value="885" calcext:value-type="float">
            <text:p>885</text:p>
          </table:table-cell>
          <table:table-cell office:value-type="float" office:value="41768" calcext:value-type="float">
            <text:p>41768</text:p>
          </table:table-cell>
          <table:table-cell office:value-type="float" office:value="35388" calcext:value-type="float">
            <text:p>35388</text:p>
          </table:table-cell>
          <table:table-cell office:value-type="float" office:value="5043" calcext:value-type="float">
            <text:p>504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  <table:table-cell office:value-type="float" office:value="603" calcext:value-type="float">
            <text:p>603</text:p>
          </table:table-cell>
          <table:table-cell office:value-type="float" office:value="217" calcext:value-type="float">
            <text:p>217</text:p>
          </table:table-cell>
          <table:table-cell office:value-type="float" office:value="29" calcext:value-type="float">
            <text:p>29</text:p>
          </table:table-cell>
          <table:table-cell office:value-type="float" office:value="2708" calcext:value-type="float">
            <text:p>2708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table:formula="of:=[.E101]-[.F101]-[.G101]" office:value-type="float" office:value="1337" calcext:value-type="float">
            <text:p>1337</text:p>
          </table:table-cell>
          <table:table-cell table:formula="of:=[.S101]-[.K101]" office:value-type="float" office:value="734" calcext:value-type="float">
            <text:p>734</text:p>
          </table:table-cell>
          <table:table-cell table:formula="of:=[.K101]/[.S87]" office:value-type="float" office:value="0.412166780587833" calcext:value-type="float">
            <text:p>0.412166780587833</text:p>
          </table:table-cell>
          <table:table-cell table:formula="of:=[.G101]/[.E87]" office:value-type="float" office:value="0.177065412029072" calcext:value-type="float">
            <text:p>0.177065412029072</text:p>
          </table:table-cell>
          <table:table-cell table:formula="of:=6718903-[.Y101]-[.F101]-[.G101]" office:value-type="float" office:value="6676840.61065716" calcext:value-type="float">
            <text:p>6676840.61065716</text:p>
          </table:table-cell>
          <table:table-cell table:formula="of:=NORMINV(RAND();[.T108];0.25*[.T108])" office:value-type="float" office:value="1028.3893428432" calcext:value-type="float">
            <text:p>1028.3893428432</text:p>
          </table:table-cell>
          <table:table-cell table:formula="of:=[.X101]+[.K101]" office:value-type="float" office:value="1631.3893428432" calcext:value-type="float">
            <text:p>1631.3893428432</text:p>
          </table:table-cell>
          <table:table-cell table:formula="of:=[.X101]-[.X100]" office:value-type="float" office:value="-724.780764590289" calcext:value-type="float">
            <text:p>-724.780764590289</text:p>
          </table:table-cell>
          <table:table-cell table:formula="of:=[.S101]-[.S100]" office:value-type="float" office:value="-578" calcext:value-type="float">
            <text:p>-578</text:p>
          </table:table-cell>
          <table:table-cell table:formula="of:=[.K101]-[.K100]" office:value-type="float" office:value="-3" calcext:value-type="float">
            <text:p>-3</text:p>
          </table:table-cell>
          <table:table-cell office:value-type="float" office:value="0.088541666666667" calcext:value-type="float">
            <text:p>0.088541666666667</text:p>
          </table:table-cell>
          <table:table-cell office:value-type="float" office:value="1022.90385416667" calcext:value-type="float">
            <text:p>1022.90385416667</text:p>
          </table:table-cell>
          <table:table-cell office:value-type="float" office:value="31.63625" calcext:value-type="float">
            <text:p>31.63625</text:p>
          </table:table-cell>
          <table:table-cell office:value-type="float" office:value="23.6773958333333" calcext:value-type="float">
            <text:p>23.6773958333333</text:p>
          </table:table-cell>
          <table:table-cell office:value-type="float" office:value="86.6674054054054" calcext:value-type="float">
            <text:p>86.6674054054054</text:p>
          </table:table-cell>
          <table:table-cell office:value-type="float" office:value="202.320179640718" calcext:value-type="float">
            <text:p>202.320179640718</text:p>
          </table:table-cell>
          <table:table-cell office:value-type="float" office:value="1.28802395209581" calcext:value-type="float">
            <text:p>1.28802395209581</text:p>
          </table:table-cell>
          <table:table-cell office:value-type="float" office:value="2.73142857142857" calcext:value-type="float">
            <text:p>2.73142857142857</text:p>
          </table:table-cell>
          <table:table-cell office:value-type="float" office:value="26.1740425531915" calcext:value-type="float">
            <text:p>26.174042553191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09569444444444" calcext:value-type="float">
            <text:p>2.09569444444444</text:p>
          </table:table-cell>
          <table:table-cell office:value-type="float" office:value="2.01388888888889" calcext:value-type="float">
            <text:p>2.01388888888889</text:p>
          </table:table-cell>
          <table:table-cell office:value-type="float" office:value="0.173880597014925" calcext:value-type="float">
            <text:p>0.173880597014925</text:p>
          </table:table-cell>
          <table:table-cell office:value-type="float" office:value="9.71531914893617" calcext:value-type="float">
            <text:p>9.71531914893617</text:p>
          </table:table-cell>
          <table:table-cell office:value-type="float" office:value="35.8868085106383" calcext:value-type="float">
            <text:p>35.8868085106383</text:p>
          </table:table-cell>
          <table:table-cell office:value-type="float" office:value="50.6102617801047" calcext:value-type="float">
            <text:p>50.6102617801047</text:p>
          </table:table-cell>
          <table:table-cell office:value-type="float" office:value="49.5572916666667" calcext:value-type="float">
            <text:p>49.5572916666667</text:p>
          </table:table-cell>
          <table:table-cell office:value-type="float" office:value="22.5" calcext:value-type="float">
            <text:p>22.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15/2020 8:00 PM</text:p>
          </table:table-cell>
          <table:table-cell office:value-type="string" calcext:value-type="string">
            <text:p>Confirmado</text:p>
          </table:table-cell>
          <table:table-cell office:value-type="float" office:value="617" calcext:value-type="float">
            <text:p>617</text:p>
          </table:table-cell>
          <table:table-cell office:value-type="float" office:value="365" calcext:value-type="float">
            <text:p>365</text:p>
          </table:table-cell>
          <table:table-cell office:value-type="float" office:value="42385" calcext:value-type="float">
            <text:p>42385</text:p>
          </table:table-cell>
          <table:table-cell office:value-type="float" office:value="35753" calcext:value-type="float">
            <text:p>35753</text:p>
          </table:table-cell>
          <table:table-cell office:value-type="float" office:value="5090" calcext:value-type="float">
            <text:p>5090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785" calcext:value-type="float">
            <text:p>785</text:p>
          </table:table-cell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739" calcext:value-type="float">
            <text:p>2739</text:p>
          </table:table-cell>
          <table:table-cell office:value-type="float" office:value="525" calcext:value-type="float">
            <text:p>52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/>
          <table:table-cell table:formula="of:=[.E102]-[.F102]-[.G102]" office:value-type="float" office:value="1542" calcext:value-type="float">
            <text:p>1542</text:p>
          </table:table-cell>
          <table:table-cell table:formula="of:=[.S102]-[.K102]" office:value-type="float" office:value="962" calcext:value-type="float">
            <text:p>962</text:p>
          </table:table-cell>
          <table:table-cell table:formula="of:=[.K102]/[.S88]" office:value-type="float" office:value="0.373711340206186" calcext:value-type="float">
            <text:p>0.373711340206186</text:p>
          </table:table-cell>
          <table:table-cell table:formula="of:=[.G102]/[.E88]" office:value-type="float" office:value="0.169587525821283" calcext:value-type="float">
            <text:p>0.169587525821283</text:p>
          </table:table-cell>
          <table:table-cell table:formula="of:=6718903-[.Y102]-[.F102]-[.G102]" office:value-type="float" office:value="6675979.26433132" calcext:value-type="float">
            <text:p>6675979.26433132</text:p>
          </table:table-cell>
          <table:table-cell table:formula="of:=NORMINV(RAND();[.T109];0.25*[.T109])" office:value-type="float" office:value="1500.73566868438" calcext:value-type="float">
            <text:p>1500.73566868438</text:p>
          </table:table-cell>
          <table:table-cell table:formula="of:=[.X102]+[.K102]" office:value-type="float" office:value="2080.73566868438" calcext:value-type="float">
            <text:p>2080.73566868438</text:p>
          </table:table-cell>
          <table:table-cell table:formula="of:=[.X102]-[.X101]" office:value-type="float" office:value="472.34632584118" calcext:value-type="float">
            <text:p>472.34632584118</text:p>
          </table:table-cell>
          <table:table-cell table:formula="of:=[.S102]-[.S101]" office:value-type="float" office:value="205" calcext:value-type="float">
            <text:p>205</text:p>
          </table:table-cell>
          <table:table-cell table:formula="of:=[.K102]-[.K101]" office:value-type="float" office:value="-23" calcext:value-type="float">
            <text:p>-23</text:p>
          </table:table-cell>
          <table:table-cell office:value-type="float" office:value="0.125" calcext:value-type="float">
            <text:p>0.125</text:p>
          </table:table-cell>
          <table:table-cell office:value-type="float" office:value="1026.64828125" calcext:value-type="float">
            <text:p>1026.64828125</text:p>
          </table:table-cell>
          <table:table-cell office:value-type="float" office:value="39.1166666666667" calcext:value-type="float">
            <text:p>39.1166666666667</text:p>
          </table:table-cell>
          <table:table-cell office:value-type="float" office:value="21.7906770833333" calcext:value-type="float">
            <text:p>21.7906770833333</text:p>
          </table:table-cell>
          <table:table-cell office:value-type="float" office:value="92.5724861878453" calcext:value-type="float">
            <text:p>92.5724861878453</text:p>
          </table:table-cell>
          <table:table-cell office:value-type="float" office:value="137.496047904192" calcext:value-type="float">
            <text:p>137.496047904192</text:p>
          </table:table-cell>
          <table:table-cell office:value-type="float" office:value="0.841736526946108" calcext:value-type="float">
            <text:p>0.841736526946108</text:p>
          </table:table-cell>
          <table:table-cell office:value-type="float" office:value="5.10242990654206" calcext:value-type="float">
            <text:p>5.10242990654206</text:p>
          </table:table-cell>
          <table:table-cell office:value-type="float" office:value="32.395625" calcext:value-type="float">
            <text:p>32.395625</text:p>
          </table:table-cell>
          <table:table-cell office:value-type="float" office:value="0.065915492957747" calcext:value-type="float">
            <text:p>0.065915492957747</text:p>
          </table:table-cell>
          <table:table-cell office:value-type="float" office:value="1.98478873239437" calcext:value-type="float">
            <text:p>1.98478873239437</text:p>
          </table:table-cell>
          <table:table-cell office:value-type="float" office:value="1.91915492957747" calcext:value-type="float">
            <text:p>1.91915492957747</text:p>
          </table:table-cell>
          <table:table-cell office:value-type="float" office:value="0.157906976744186" calcext:value-type="float">
            <text:p>0.157906976744186</text:p>
          </table:table-cell>
          <table:table-cell office:value-type="float" office:value="10.215625" calcext:value-type="float">
            <text:p>10.215625</text:p>
          </table:table-cell>
          <table:table-cell office:value-type="float" office:value="42.61125" calcext:value-type="float">
            <text:p>42.61125</text:p>
          </table:table-cell>
          <table:table-cell office:value-type="float" office:value="33.4959574468085" calcext:value-type="float">
            <text:p>33.4959574468085</text:p>
          </table:table-cell>
          <table:table-cell office:value-type="float" office:value="30.4585635359116" calcext:value-type="float">
            <text:p>30.4585635359116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16/2020 8:00 PM</text:p>
          </table:table-cell>
          <table:table-cell office:value-type="string" calcext:value-type="string">
            <text:p>Confirmado</text:p>
          </table:table-cell>
          <table:table-cell office:value-type="float" office:value="1489" calcext:value-type="float">
            <text:p>1489</text:p>
          </table:table-cell>
          <table:table-cell office:value-type="float" office:value="1601" calcext:value-type="float">
            <text:p>1601</text:p>
          </table:table-cell>
          <table:table-cell office:value-type="float" office:value="43874" calcext:value-type="float">
            <text:p>43874</text:p>
          </table:table-cell>
          <table:table-cell office:value-type="float" office:value="37354" calcext:value-type="float">
            <text:p>37354</text:p>
          </table:table-cell>
          <table:table-cell office:value-type="float" office:value="5239" calcext:value-type="float">
            <text:p>523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  <table:table-cell office:value-type="float" office:value="599" calcext:value-type="float">
            <text:p>5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office:value-type="float" office:value="2768" calcext:value-type="float">
            <text:p>2768</text:p>
          </table:table-cell>
          <table:table-cell office:value-type="float" office:value="1995" calcext:value-type="float">
            <text:p>199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formula="of:=[.E103]-[.F103]-[.G103]" office:value-type="float" office:value="1281" calcext:value-type="float">
            <text:p>1281</text:p>
          </table:table-cell>
          <table:table-cell table:formula="of:=[.S103]-[.K103]" office:value-type="float" office:value="682" calcext:value-type="float">
            <text:p>682</text:p>
          </table:table-cell>
          <table:table-cell table:formula="of:=[.K103]/[.S89]" office:value-type="float" office:value="0.370668316831683" calcext:value-type="float">
            <text:p>0.370668316831683</text:p>
          </table:table-cell>
          <table:table-cell table:formula="of:=[.G103]/[.E89]" office:value-type="float" office:value="0.167895141648507" calcext:value-type="float">
            <text:p>0.167895141648507</text:p>
          </table:table-cell>
          <table:table-cell table:formula="of:=6718903-[.Y103]-[.F103]-[.G103]" office:value-type="float" office:value="6674286.94233793" calcext:value-type="float">
            <text:p>6674286.94233793</text:p>
          </table:table-cell>
          <table:table-cell table:formula="of:=NORMINV(RAND();[.T110];0.25*[.T110])" office:value-type="float" office:value="1424.05766206639" calcext:value-type="float">
            <text:p>1424.05766206639</text:p>
          </table:table-cell>
          <table:table-cell table:formula="of:=[.X103]+[.K103]" office:value-type="float" office:value="2023.05766206639" calcext:value-type="float">
            <text:p>2023.05766206639</text:p>
          </table:table-cell>
          <table:table-cell table:formula="of:=[.X103]-[.X102]" office:value-type="float" office:value="-76.6780066179881" calcext:value-type="float">
            <text:p>-76.6780066179881</text:p>
          </table:table-cell>
          <table:table-cell table:formula="of:=[.S103]-[.S102]" office:value-type="float" office:value="-261" calcext:value-type="float">
            <text:p>-261</text:p>
          </table:table-cell>
          <table:table-cell table:formula="of:=[.K103]-[.K10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26.73663157895" calcext:value-type="float">
            <text:p>1026.73663157895</text:p>
          </table:table-cell>
          <table:table-cell office:value-type="float" office:value="90.3621465968586" calcext:value-type="float">
            <text:p>90.3621465968586</text:p>
          </table:table-cell>
          <table:table-cell office:value-type="float" office:value="22.8219473684211" calcext:value-type="float">
            <text:p>22.8219473684211</text:p>
          </table:table-cell>
          <table:table-cell office:value-type="float" office:value="79.842625698324" calcext:value-type="float">
            <text:p>79.842625698324</text:p>
          </table:table-cell>
          <table:table-cell office:value-type="float" office:value="143.571646341464" calcext:value-type="float">
            <text:p>143.571646341464</text:p>
          </table:table-cell>
          <table:table-cell office:value-type="float" office:value="1.30945121951219" calcext:value-type="float">
            <text:p>1.30945121951219</text:p>
          </table:table-cell>
          <table:table-cell office:value-type="float" office:value="5.58606382978724" calcext:value-type="float">
            <text:p>5.58606382978724</text:p>
          </table:table-cell>
          <table:table-cell office:value-type="float" office:value="20.4927659574468" calcext:value-type="float">
            <text:p>20.4927659574468</text:p>
          </table:table-cell>
          <table:table-cell office:value-type="float" office:value="0.051428571428572" calcext:value-type="float">
            <text:p>0.051428571428572</text:p>
          </table:table-cell>
          <table:table-cell office:value-type="float" office:value="1.92457142857143" calcext:value-type="float">
            <text:p>1.92457142857143</text:p>
          </table:table-cell>
          <table:table-cell office:value-type="float" office:value="1.87257142857143" calcext:value-type="float">
            <text:p>1.87257142857143</text:p>
          </table:table-cell>
          <table:table-cell office:value-type="float" office:value="0.13013986013986" calcext:value-type="float">
            <text:p>0.13013986013986</text:p>
          </table:table-cell>
          <table:table-cell office:value-type="float" office:value="5.66851063829787" calcext:value-type="float">
            <text:p>5.66851063829787</text:p>
          </table:table-cell>
          <table:table-cell office:value-type="float" office:value="26.16" calcext:value-type="float">
            <text:p>26.16</text:p>
          </table:table-cell>
          <table:table-cell office:value-type="float" office:value="43.4431182795699" calcext:value-type="float">
            <text:p>43.4431182795699</text:p>
          </table:table-cell>
          <table:table-cell office:value-type="float" office:value="26.9341317365269" calcext:value-type="float">
            <text:p>26.9341317365269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17/2020 8:00 PM</text:p>
          </table:table-cell>
          <table:table-cell office:value-type="string" calcext:value-type="string">
            <text:p>Confirmado</text:p>
          </table:table-cell>
          <table:table-cell office:value-type="float" office:value="2104" calcext:value-type="float">
            <text:p>2104</text:p>
          </table:table-cell>
          <table:table-cell office:value-type="float" office:value="856" calcext:value-type="float">
            <text:p>856</text:p>
          </table:table-cell>
          <table:table-cell office:value-type="float" office:value="45978" calcext:value-type="float">
            <text:p>45978</text:p>
          </table:table-cell>
          <table:table-cell office:value-type="float" office:value="38210" calcext:value-type="float">
            <text:p>38210</text:p>
          </table:table-cell>
          <table:table-cell office:value-type="float" office:value="5343" calcext:value-type="float">
            <text:p>5343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003" calcext:value-type="float">
            <text:p>1003</text:p>
          </table:table-cell>
          <table:table-cell office:value-type="float" office:value="592" calcext:value-type="float">
            <text:p>592</text:p>
          </table:table-cell>
          <table:table-cell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float" office:value="2799" calcext:value-type="float">
            <text:p>2799</text:p>
          </table:table-cell>
          <table:table-cell office:value-type="float" office:value="1798" calcext:value-type="float">
            <text:p>1798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formula="of:=[.E104]-[.F104]-[.G104]" office:value-type="float" office:value="2425" calcext:value-type="float">
            <text:p>2425</text:p>
          </table:table-cell>
          <table:table-cell table:formula="of:=[.S104]-[.K104]" office:value-type="float" office:value="1833" calcext:value-type="float">
            <text:p>1833</text:p>
          </table:table-cell>
          <table:table-cell table:formula="of:=[.K104]/[.S90]" office:value-type="float" office:value="0.318965517241379" calcext:value-type="float">
            <text:p>0.318965517241379</text:p>
          </table:table-cell>
          <table:table-cell table:formula="of:=[.G104]/[.E90]" office:value-type="float" office:value="0.162149858881369" calcext:value-type="float">
            <text:p>0.162149858881369</text:p>
          </table:table-cell>
          <table:table-cell table:formula="of:=6718903-[.Y104]-[.F104]-[.G104]" office:value-type="float" office:value="6673488.06740423" calcext:value-type="float">
            <text:p>6673488.06740423</text:p>
          </table:table-cell>
          <table:table-cell table:formula="of:=NORMINV(RAND();[.T111];0.25*[.T111])" office:value-type="float" office:value="1269.93259576621" calcext:value-type="float">
            <text:p>1269.93259576621</text:p>
          </table:table-cell>
          <table:table-cell table:formula="of:=[.X104]+[.K104]" office:value-type="float" office:value="1861.93259576621" calcext:value-type="float">
            <text:p>1861.93259576621</text:p>
          </table:table-cell>
          <table:table-cell table:formula="of:=[.X104]-[.X103]" office:value-type="float" office:value="-154.125066300183" calcext:value-type="float">
            <text:p>-154.125066300183</text:p>
          </table:table-cell>
          <table:table-cell table:formula="of:=[.S104]-[.S103]" office:value-type="float" office:value="1144" calcext:value-type="float">
            <text:p>1144</text:p>
          </table:table-cell>
          <table:table-cell table:formula="of:=[.K104]-[.K103]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024.78520833333" calcext:value-type="float">
            <text:p>1024.78520833333</text:p>
          </table:table-cell>
          <table:table-cell office:value-type="float" office:value="121.624583333333" calcext:value-type="float">
            <text:p>121.624583333333</text:p>
          </table:table-cell>
          <table:table-cell office:value-type="float" office:value="23.2965625" calcext:value-type="float">
            <text:p>23.2965625</text:p>
          </table:table-cell>
          <table:table-cell office:value-type="float" office:value="72.4701081081081" calcext:value-type="float">
            <text:p>72.4701081081081</text:p>
          </table:table-cell>
          <table:table-cell office:value-type="float" office:value="124.512987804878" calcext:value-type="float">
            <text:p>124.512987804878</text:p>
          </table:table-cell>
          <table:table-cell office:value-type="float" office:value="1.42384146341464" calcext:value-type="float">
            <text:p>1.42384146341464</text:p>
          </table:table-cell>
          <table:table-cell office:value-type="float" office:value="5.23627659574468" calcext:value-type="float">
            <text:p>5.23627659574468</text:p>
          </table:table-cell>
          <table:table-cell office:value-type="float" office:value="22.5779545454545" calcext:value-type="float">
            <text:p>22.5779545454545</text:p>
          </table:table-cell>
          <table:table-cell office:value-type="float" office:value="0.040281690140845" calcext:value-type="float">
            <text:p>0.040281690140845</text:p>
          </table:table-cell>
          <table:table-cell office:value-type="float" office:value="1.93450704225352" calcext:value-type="float">
            <text:p>1.93450704225352</text:p>
          </table:table-cell>
          <table:table-cell office:value-type="float" office:value="1.89338028169014" calcext:value-type="float">
            <text:p>1.89338028169014</text:p>
          </table:table-cell>
          <table:table-cell office:value-type="float" office:value="0.145281690140845" calcext:value-type="float">
            <text:p>0.145281690140845</text:p>
          </table:table-cell>
          <table:table-cell office:value-type="float" office:value="6.19386363636364" calcext:value-type="float">
            <text:p>6.19386363636364</text:p>
          </table:table-cell>
          <table:table-cell office:value-type="float" office:value="28.7720454545455" calcext:value-type="float">
            <text:p>28.7720454545455</text:p>
          </table:table-cell>
          <table:table-cell office:value-type="float" office:value="41.6740314136126" calcext:value-type="float">
            <text:p>41.6740314136126</text:p>
          </table:table-cell>
          <table:table-cell office:value-type="float" office:value="26.5416666666667" calcext:value-type="float">
            <text:p>26.5416666666667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18/2020 8:00 PM</text:p>
          </table:table-cell>
          <table:table-cell office:value-type="string" calcext:value-type="string">
            <text:p>Confirmado</text:p>
          </table:table-cell>
          <table:table-cell office:value-type="float" office:value="277" calcext:value-type="float">
            <text:p>277</text:p>
          </table:table-cell>
          <table:table-cell office:value-type="float" office:value="1340" calcext:value-type="float">
            <text:p>1340</text:p>
          </table:table-cell>
          <table:table-cell office:value-type="float" office:value="46255" calcext:value-type="float">
            <text:p>46255</text:p>
          </table:table-cell>
          <table:table-cell office:value-type="float" office:value="39550" calcext:value-type="float">
            <text:p>39550</text:p>
          </table:table-cell>
          <table:table-cell office:value-type="float" office:value="5508" calcext:value-type="float">
            <text:p>5508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888" calcext:value-type="float">
            <text:p>888</text:p>
          </table:table-cell>
          <table:table-cell office:value-type="float" office:value="584" calcext:value-type="float">
            <text:p>584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2847" calcext:value-type="float">
            <text:p>2847</text:p>
          </table:table-cell>
          <table:table-cell office:value-type="float" office:value="2295" calcext:value-type="float">
            <text:p>229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formula="of:=[.E105]-[.F105]-[.G105]" office:value-type="float" office:value="1197" calcext:value-type="float">
            <text:p>1197</text:p>
          </table:table-cell>
          <table:table-cell table:formula="of:=[.S105]-[.K105]" office:value-type="float" office:value="613" calcext:value-type="float">
            <text:p>613</text:p>
          </table:table-cell>
          <table:table-cell table:formula="of:=[.K105]/[.S91]" office:value-type="float" office:value="0.346999405822935" calcext:value-type="float">
            <text:p>0.346999405822935</text:p>
          </table:table-cell>
          <table:table-cell table:formula="of:=[.G105]/[.E91]" office:value-type="float" office:value="0.163466389672058" calcext:value-type="float">
            <text:p>0.163466389672058</text:p>
          </table:table-cell>
          <table:table-cell table:formula="of:=6718903-[.Y105]-[.F105]-[.G105]" office:value-type="float" office:value="6672606.31356912" calcext:value-type="float">
            <text:p>6672606.31356912</text:p>
          </table:table-cell>
          <table:table-cell table:formula="of:=NORMINV(RAND();[.T112];0.25*[.T112])" office:value-type="float" office:value="654.686430884339" calcext:value-type="float">
            <text:p>654.686430884339</text:p>
          </table:table-cell>
          <table:table-cell table:formula="of:=[.X105]+[.K105]" office:value-type="float" office:value="1238.68643088434" calcext:value-type="float">
            <text:p>1238.68643088434</text:p>
          </table:table-cell>
          <table:table-cell table:formula="of:=[.X105]-[.X104]" office:value-type="float" office:value="-615.24616488187" calcext:value-type="float">
            <text:p>-615.24616488187</text:p>
          </table:table-cell>
          <table:table-cell table:formula="of:=[.S105]-[.S104]" office:value-type="float" office:value="-1228" calcext:value-type="float">
            <text:p>-1228</text:p>
          </table:table-cell>
          <table:table-cell table:formula="of:=[.K105]-[.K104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20.90119791667" calcext:value-type="float">
            <text:p>1020.90119791667</text:p>
          </table:table-cell>
          <table:table-cell office:value-type="float" office:value="135.7559375" calcext:value-type="float">
            <text:p>135.7559375</text:p>
          </table:table-cell>
          <table:table-cell office:value-type="float" office:value="22.8402604166667" calcext:value-type="float">
            <text:p>22.8402604166667</text:p>
          </table:table-cell>
          <table:table-cell office:value-type="float" office:value="70.6495161290323" calcext:value-type="float">
            <text:p>70.6495161290323</text:p>
          </table:table-cell>
          <table:table-cell office:value-type="float" office:value="146.533515151515" calcext:value-type="float">
            <text:p>146.533515151515</text:p>
          </table:table-cell>
          <table:table-cell office:value-type="float" office:value="0.847636363636363" calcext:value-type="float">
            <text:p>0.847636363636363</text:p>
          </table:table-cell>
          <table:table-cell office:value-type="float" office:value="9.08568421052632" calcext:value-type="float">
            <text:p>9.08568421052632</text:p>
          </table:table-cell>
          <table:table-cell office:value-type="float" office:value="40.4989583333333" calcext:value-type="float">
            <text:p>40.49895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0183098591549" calcext:value-type="float">
            <text:p>2.20183098591549</text:p>
          </table:table-cell>
          <table:table-cell office:value-type="float" office:value="2.09111111111111" calcext:value-type="float">
            <text:p>2.09111111111111</text:p>
          </table:table-cell>
          <table:table-cell office:value-type="float" office:value="0.210352112676056" calcext:value-type="float">
            <text:p>0.210352112676056</text:p>
          </table:table-cell>
          <table:table-cell office:value-type="float" office:value="26.6191666666667" calcext:value-type="float">
            <text:p>26.6191666666667</text:p>
          </table:table-cell>
          <table:table-cell office:value-type="float" office:value="67.1197916666667" calcext:value-type="float">
            <text:p>67.1197916666667</text:p>
          </table:table-cell>
          <table:table-cell office:value-type="float" office:value="28.4962365591398" calcext:value-type="float">
            <text:p>28.4962365591398</text:p>
          </table:table-cell>
          <table:table-cell office:value-type="float" office:value="32.6011904761905" calcext:value-type="float">
            <text:p>32.6011904761905</text:p>
          </table:table-cell>
          <table:table-cell office:value-type="float" office:value="10.7083333333333" calcext:value-type="float">
            <text:p>10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19/2020 8:00 PM</text:p>
          </table:table-cell>
          <table:table-cell office:value-type="string" calcext:value-type="string">
            <text:p>Confirmado</text:p>
          </table:table-cell>
          <table:table-cell office:value-type="float" office:value="2498" calcext:value-type="float">
            <text:p>2498</text:p>
          </table:table-cell>
          <table:table-cell office:value-type="float" office:value="1816" calcext:value-type="float">
            <text:p>1816</text:p>
          </table:table-cell>
          <table:table-cell office:value-type="float" office:value="48753" calcext:value-type="float">
            <text:p>48753</text:p>
          </table:table-cell>
          <table:table-cell office:value-type="float" office:value="41366" calcext:value-type="float">
            <text:p>41366</text:p>
          </table:table-cell>
          <table:table-cell office:value-type="float" office:value="5632" calcext:value-type="float">
            <text:p>5632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78" calcext:value-type="float">
            <text:p>1178</text:p>
          </table:table-cell>
          <table:table-cell office:value-type="float" office:value="563" calcext:value-type="float">
            <text:p>563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office:value-type="float" office:value="1859" calcext:value-type="float">
            <text:p>185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/>
          <table:table-cell table:formula="of:=[.E106]-[.F106]-[.G106]" office:value-type="float" office:value="1755" calcext:value-type="float">
            <text:p>1755</text:p>
          </table:table-cell>
          <table:table-cell table:formula="of:=[.S106]-[.K106]" office:value-type="float" office:value="1192" calcext:value-type="float">
            <text:p>1192</text:p>
          </table:table-cell>
          <table:table-cell table:formula="of:=[.K106]/[.S92]" office:value-type="float" office:value="0.329432416617905" calcext:value-type="float">
            <text:p>0.329432416617905</text:p>
          </table:table-cell>
          <table:table-cell table:formula="of:=[.G106]/[.E92]" office:value-type="float" office:value="0.160716833604429" calcext:value-type="float">
            <text:p>0.160716833604429</text:p>
          </table:table-cell>
          <table:table-cell table:formula="of:=6718903-[.Y106]-[.F106]-[.G106]" office:value-type="float" office:value="6670852.95451595" calcext:value-type="float">
            <text:p>6670852.95451595</text:p>
          </table:table-cell>
          <table:table-cell table:formula="of:=NORMINV(RAND();[.T113];0.25*[.T113])" office:value-type="float" office:value="489.045484054243" calcext:value-type="float">
            <text:p>489.045484054243</text:p>
          </table:table-cell>
          <table:table-cell table:formula="of:=[.X106]+[.K106]" office:value-type="float" office:value="1052.04548405424" calcext:value-type="float">
            <text:p>1052.04548405424</text:p>
          </table:table-cell>
          <table:table-cell table:formula="of:=[.X106]-[.X105]" office:value-type="float" office:value="-165.640946830097" calcext:value-type="float">
            <text:p>-165.640946830097</text:p>
          </table:table-cell>
          <table:table-cell table:formula="of:=[.S106]-[.S105]" office:value-type="float" office:value="558" calcext:value-type="float">
            <text:p>558</text:p>
          </table:table-cell>
          <table:table-cell table:formula="of:=[.K106]-[.K105]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1019.07769633508" calcext:value-type="float">
            <text:p>1019.07769633508</text:p>
          </table:table-cell>
          <table:table-cell office:value-type="float" office:value="110.359738219895" calcext:value-type="float">
            <text:p>110.359738219895</text:p>
          </table:table-cell>
          <table:table-cell office:value-type="float" office:value="24.0866492146597" calcext:value-type="float">
            <text:p>24.0866492146597</text:p>
          </table:table-cell>
          <table:table-cell office:value-type="float" office:value="67.3584656084656" calcext:value-type="float">
            <text:p>67.3584656084656</text:p>
          </table:table-cell>
          <table:table-cell office:value-type="float" office:value="165.809393939394" calcext:value-type="float">
            <text:p>165.809393939394</text:p>
          </table:table-cell>
          <table:table-cell office:value-type="float" office:value="0.948424242424242" calcext:value-type="float">
            <text:p>0.948424242424242</text:p>
          </table:table-cell>
          <table:table-cell office:value-type="float" office:value="18.5894382022472" calcext:value-type="float">
            <text:p>18.5894382022472</text:p>
          </table:table-cell>
          <table:table-cell office:value-type="float" office:value="53.0316666666667" calcext:value-type="float">
            <text:p>53.0316666666667</text:p>
          </table:table-cell>
          <table:table-cell office:value-type="float" office:value="0.225074626865672" calcext:value-type="float">
            <text:p>0.225074626865672</text:p>
          </table:table-cell>
          <table:table-cell office:value-type="float" office:value="2.45671641791045" calcext:value-type="float">
            <text:p>2.45671641791045</text:p>
          </table:table-cell>
          <table:table-cell office:value-type="float" office:value="2.2310447761194" calcext:value-type="float">
            <text:p>2.2310447761194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51.9757142857143" calcext:value-type="float">
            <text:p>51.9757142857143</text:p>
          </table:table-cell>
          <table:table-cell office:value-type="float" office:value="105.004523809524" calcext:value-type="float">
            <text:p>105.004523809524</text:p>
          </table:table-cell>
          <table:table-cell office:value-type="float" office:value="27.2741884816754" calcext:value-type="float">
            <text:p>27.2741884816754</text:p>
          </table:table-cell>
          <table:table-cell office:value-type="float" office:value="57.2095808383234" calcext:value-type="float">
            <text:p>57.2095808383234</text:p>
          </table:table-cell>
          <table:table-cell office:value-type="float" office:value="34" calcext:value-type="float">
            <text:p>3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0/2020 8:00 PM</text:p>
          </table:table-cell>
          <table:table-cell office:value-type="string" calcext:value-type="string">
            <text:p>Confirmado</text:p>
          </table:table-cell>
          <table:table-cell office:value-type="float" office:value="1376" calcext:value-type="float">
            <text:p>1376</text:p>
          </table:table-cell>
          <table:table-cell office:value-type="float" office:value="1135" calcext:value-type="float">
            <text:p>1135</text:p>
          </table:table-cell>
          <table:table-cell office:value-type="float" office:value="50129" calcext:value-type="float">
            <text:p>50129</text:p>
          </table:table-cell>
          <table:table-cell office:value-type="float" office:value="42501" calcext:value-type="float">
            <text:p>42501</text:p>
          </table:table-cell>
          <table:table-cell office:value-type="float" office:value="5791" calcext:value-type="float">
            <text:p>5791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1245" calcext:value-type="float">
            <text:p>1245</text:p>
          </table:table-cell>
          <table:table-cell office:value-type="float" office:value="591" calcext:value-type="float">
            <text:p>591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2910" calcext:value-type="float">
            <text:p>2910</text:p>
          </table:table-cell>
          <table:table-cell office:value-type="float" office:value="1852" calcext:value-type="float">
            <text:p>185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formula="of:=[.E107]-[.F107]-[.G107]" office:value-type="float" office:value="1837" calcext:value-type="float">
            <text:p>1837</text:p>
          </table:table-cell>
          <table:table-cell table:formula="of:=[.S107]-[.K107]" office:value-type="float" office:value="1246" calcext:value-type="float">
            <text:p>1246</text:p>
          </table:table-cell>
          <table:table-cell table:formula="of:=[.K107]/[.S93]" office:value-type="float" office:value="0.403688524590164" calcext:value-type="float">
            <text:p>0.403688524590164</text:p>
          </table:table-cell>
          <table:table-cell table:formula="of:=[.G107]/[.E93]" office:value-type="float" office:value="0.162199254964569" calcext:value-type="float">
            <text:p>0.162199254964569</text:p>
          </table:table-cell>
          <table:table-cell table:formula="of:=6718903-[.Y107]-[.F107]-[.G107]" office:value-type="float" office:value="6669402.2380198" calcext:value-type="float">
            <text:p>6669402.2380198</text:p>
          </table:table-cell>
          <table:table-cell table:formula="of:=NORMINV(RAND();[.T114];0.25*[.T114])" office:value-type="float" office:value="617.761980200984" calcext:value-type="float">
            <text:p>617.761980200984</text:p>
          </table:table-cell>
          <table:table-cell table:formula="of:=[.X107]+[.K107]" office:value-type="float" office:value="1208.76198020098" calcext:value-type="float">
            <text:p>1208.76198020098</text:p>
          </table:table-cell>
          <table:table-cell table:formula="of:=[.X107]-[.X106]" office:value-type="float" office:value="128.716496146742" calcext:value-type="float">
            <text:p>128.716496146742</text:p>
          </table:table-cell>
          <table:table-cell table:formula="of:=[.S107]-[.S106]" office:value-type="float" office:value="82" calcext:value-type="float">
            <text:p>82</text:p>
          </table:table-cell>
          <table:table-cell table:formula="of:=[.K107]-[.K10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9.061875" calcext:value-type="float">
            <text:p>1019.061875</text:p>
          </table:table-cell>
          <table:table-cell office:value-type="float" office:value="129.0215625" calcext:value-type="float">
            <text:p>129.0215625</text:p>
          </table:table-cell>
          <table:table-cell office:value-type="float" office:value="25.6322916666667" calcext:value-type="float">
            <text:p>25.6322916666667</text:p>
          </table:table-cell>
          <table:table-cell office:value-type="float" office:value="74.8397297297297" calcext:value-type="float">
            <text:p>74.8397297297297</text:p>
          </table:table-cell>
          <table:table-cell office:value-type="float" office:value="177.450421686747" calcext:value-type="float">
            <text:p>177.450421686747</text:p>
          </table:table-cell>
          <table:table-cell office:value-type="float" office:value="0.726686746987952" calcext:value-type="float">
            <text:p>0.726686746987952</text:p>
          </table:table-cell>
          <table:table-cell office:value-type="float" office:value="12.0885263157895" calcext:value-type="float">
            <text:p>12.0885263157895</text:p>
          </table:table-cell>
          <table:table-cell office:value-type="float" office:value="62.869375" calcext:value-type="float">
            <text:p>62.869375</text:p>
          </table:table-cell>
          <table:table-cell office:value-type="float" office:value="0.271388888888889" calcext:value-type="float">
            <text:p>0.271388888888889</text:p>
          </table:table-cell>
          <table:table-cell office:value-type="float" office:value="2.69763888888889" calcext:value-type="float">
            <text:p>2.69763888888889</text:p>
          </table:table-cell>
          <table:table-cell office:value-type="float" office:value="2.42583333333333" calcext:value-type="float">
            <text:p>2.42583333333333</text:p>
          </table:table-cell>
          <table:table-cell office:value-type="float" office:value="0.449861111111111" calcext:value-type="float">
            <text:p>0.449861111111111</text:p>
          </table:table-cell>
          <table:table-cell office:value-type="float" office:value="60.1489583333333" calcext:value-type="float">
            <text:p>60.1489583333333</text:p>
          </table:table-cell>
          <table:table-cell office:value-type="float" office:value="123.021041666667" calcext:value-type="float">
            <text:p>123.021041666667</text:p>
          </table:table-cell>
          <table:table-cell office:value-type="float" office:value="29.5545555555555" calcext:value-type="float">
            <text:p>29.5545555555555</text:p>
          </table:table-cell>
          <table:table-cell office:value-type="float" office:value="63.9642857142857" calcext:value-type="float">
            <text:p>63.9642857142857</text:p>
          </table:table-cell>
          <table:table-cell office:value-type="float" office:value="56.3333333333333" calcext:value-type="float">
            <text:p>56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1/2020 8:00 PM</text:p>
          </table:table-cell>
          <table:table-cell office:value-type="string" calcext:value-type="string">
            <text:p>Confirmado</text:p>
          </table:table-cell>
          <table:table-cell office:value-type="float" office:value="301" calcext:value-type="float">
            <text:p>301</text:p>
          </table:table-cell>
          <table:table-cell office:value-type="float" office:value="601" calcext:value-type="float">
            <text:p>601</text:p>
          </table:table-cell>
          <table:table-cell office:value-type="float" office:value="50430" calcext:value-type="float">
            <text:p>50430</text:p>
          </table:table-cell>
          <table:table-cell office:value-type="float" office:value="43102" calcext:value-type="float">
            <text:p>43102</text:p>
          </table:table-cell>
          <table:table-cell office:value-type="float" office:value="5832" calcext:value-type="float">
            <text:p>5832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237" calcext:value-type="float">
            <text:p>1237</text:p>
          </table:table-cell>
          <table:table-cell office:value-type="float" office:value="571" calcext:value-type="float">
            <text:p>571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2941" calcext:value-type="float">
            <text:p>2941</text:p>
          </table:table-cell>
          <table:table-cell office:value-type="float" office:value="441" calcext:value-type="float">
            <text:p>44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formula="of:=[.E108]-[.F108]-[.G108]" office:value-type="float" office:value="1496" calcext:value-type="float">
            <text:p>1496</text:p>
          </table:table-cell>
          <table:table-cell table:formula="of:=[.S108]-[.K108]" office:value-type="float" office:value="925" calcext:value-type="float">
            <text:p>925</text:p>
          </table:table-cell>
          <table:table-cell table:formula="of:=[.K108]/[.S94]" office:value-type="float" office:value="0.405539772727273" calcext:value-type="float">
            <text:p>0.405539772727273</text:p>
          </table:table-cell>
          <table:table-cell table:formula="of:=[.G108]/[.E94]" office:value-type="float" office:value="0.161484147861" calcext:value-type="float">
            <text:p>0.161484147861</text:p>
          </table:table-cell>
          <table:table-cell table:formula="of:=6718903-[.Y108]-[.F108]-[.G108]" office:value-type="float" office:value="6668319.22867678" calcext:value-type="float">
            <text:p>6668319.22867678</text:p>
          </table:table-cell>
          <table:table-cell table:formula="of:=NORMINV(RAND();[.T115];0.25*[.T115])" office:value-type="float" office:value="1078.7713232169" calcext:value-type="float">
            <text:p>1078.7713232169</text:p>
          </table:table-cell>
          <table:table-cell table:formula="of:=[.X108]+[.K108]" office:value-type="float" office:value="1649.7713232169" calcext:value-type="float">
            <text:p>1649.7713232169</text:p>
          </table:table-cell>
          <table:table-cell table:formula="of:=[.X108]-[.X107]" office:value-type="float" office:value="461.009343015914" calcext:value-type="float">
            <text:p>461.009343015914</text:p>
          </table:table-cell>
          <table:table-cell table:formula="of:=[.S108]-[.S107]" office:value-type="float" office:value="-341" calcext:value-type="float">
            <text:p>-341</text:p>
          </table:table-cell>
          <table:table-cell table:formula="of:=[.K108]-[.K107]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17.84347826087" calcext:value-type="float">
            <text:p>1017.84347826087</text:p>
          </table:table-cell>
          <table:table-cell office:value-type="float" office:value="137.692010869565" calcext:value-type="float">
            <text:p>137.692010869565</text:p>
          </table:table-cell>
          <table:table-cell office:value-type="float" office:value="27.3832065217391" calcext:value-type="float">
            <text:p>27.3832065217391</text:p>
          </table:table-cell>
          <table:table-cell office:value-type="float" office:value="67.5125683060109" calcext:value-type="float">
            <text:p>67.5125683060109</text:p>
          </table:table-cell>
          <table:table-cell office:value-type="float" office:value="166.10765060241" calcext:value-type="float">
            <text:p>166.10765060241</text:p>
          </table:table-cell>
          <table:table-cell office:value-type="float" office:value="0.788072289156626" calcext:value-type="float">
            <text:p>0.788072289156626</text:p>
          </table:table-cell>
          <table:table-cell office:value-type="float" office:value="11.1598947368421" calcext:value-type="float">
            <text:p>11.1598947368421</text:p>
          </table:table-cell>
          <table:table-cell office:value-type="float" office:value="43.4541666666667" calcext:value-type="float">
            <text:p>43.4541666666667</text:p>
          </table:table-cell>
          <table:table-cell office:value-type="float" office:value="0.200833333333333" calcext:value-type="float">
            <text:p>0.200833333333333</text:p>
          </table:table-cell>
          <table:table-cell office:value-type="float" office:value="2.475" calcext:value-type="float">
            <text:p>2.475</text:p>
          </table:table-cell>
          <table:table-cell office:value-type="float" office:value="2.27402777777778" calcext:value-type="float">
            <text:p>2.27402777777778</text:p>
          </table:table-cell>
          <table:table-cell office:value-type="float" office:value="0.400694444444445" calcext:value-type="float">
            <text:p>0.400694444444445</text:p>
          </table:table-cell>
          <table:table-cell office:value-type="float" office:value="25.513125" calcext:value-type="float">
            <text:p>25.513125</text:p>
          </table:table-cell>
          <table:table-cell office:value-type="float" office:value="68.9704166666667" calcext:value-type="float">
            <text:p>68.9704166666667</text:p>
          </table:table-cell>
          <table:table-cell office:value-type="float" office:value="24.9623214285714" calcext:value-type="float">
            <text:p>24.9623214285714</text:p>
          </table:table-cell>
          <table:table-cell office:value-type="float" office:value="53.40625" calcext:value-type="float">
            <text:p>53.40625</text:p>
          </table:table-cell>
          <table:table-cell office:value-type="float" office:value="45.4583333333333" calcext:value-type="float">
            <text:p>45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2/2020 8:00 PM</text:p>
          </table:table-cell>
          <table:table-cell office:value-type="string" calcext:value-type="string">
            <text:p>Confirmado</text:p>
          </table:table-cell>
          <table:table-cell office:value-type="float" office:value="492" calcext:value-type="float">
            <text:p>492</text:p>
          </table:table-cell>
          <table:table-cell office:value-type="float" office:value="480" calcext:value-type="float">
            <text:p>480</text:p>
          </table:table-cell>
          <table:table-cell office:value-type="float" office:value="50922" calcext:value-type="float">
            <text:p>50922</text:p>
          </table:table-cell>
          <table:table-cell office:value-type="float" office:value="43582" calcext:value-type="float">
            <text:p>43582</text:p>
          </table:table-cell>
          <table:table-cell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220" calcext:value-type="float">
            <text:p>1220</text:p>
          </table:table-cell>
          <table:table-cell office:value-type="float" office:value="552" calcext:value-type="float">
            <text:p>552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2967" calcext:value-type="float">
            <text:p>2967</text:p>
          </table:table-cell>
          <table:table-cell office:value-type="float" office:value="389" calcext:value-type="float">
            <text:p>38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09]-[.F109]-[.G109]" office:value-type="float" office:value="1465" calcext:value-type="float">
            <text:p>1465</text:p>
          </table:table-cell>
          <table:table-cell table:formula="of:=[.S109]-[.K109]" office:value-type="float" office:value="913" calcext:value-type="float">
            <text:p>913</text:p>
          </table:table-cell>
          <table:table-cell table:formula="of:=[.K109]/[.S95]" office:value-type="float" office:value="0.367265469061876" calcext:value-type="float">
            <text:p>0.367265469061876</text:p>
          </table:table-cell>
          <table:table-cell table:formula="of:=[.G109]/[.E95]" office:value-type="float" office:value="0.159244301086927" calcext:value-type="float">
            <text:p>0.159244301086927</text:p>
          </table:table-cell>
          <table:table-cell table:formula="of:=6718903-[.Y109]-[.F109]-[.G109]" office:value-type="float" office:value="6668312.95793118" calcext:value-type="float">
            <text:p>6668312.95793118</text:p>
          </table:table-cell>
          <table:table-cell table:formula="of:=NORMINV(RAND();[.T116];0.25*[.T116])" office:value-type="float" office:value="581.04206882377" calcext:value-type="float">
            <text:p>581.04206882377</text:p>
          </table:table-cell>
          <table:table-cell table:formula="of:=[.X109]+[.K109]" office:value-type="float" office:value="1133.04206882377" calcext:value-type="float">
            <text:p>1133.04206882377</text:p>
          </table:table-cell>
          <table:table-cell table:formula="of:=[.X109]-[.X108]" office:value-type="float" office:value="-497.729254393128" calcext:value-type="float">
            <text:p>-497.729254393128</text:p>
          </table:table-cell>
          <table:table-cell table:formula="of:=[.S109]-[.S108]" office:value-type="float" office:value="-31" calcext:value-type="float">
            <text:p>-31</text:p>
          </table:table-cell>
          <table:table-cell table:formula="of:=[.K109]-[.K108]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1017.83530726257" calcext:value-type="float">
            <text:p>1017.83530726257</text:p>
          </table:table-cell>
          <table:table-cell office:value-type="float" office:value="126.433184357542" calcext:value-type="float">
            <text:p>126.433184357542</text:p>
          </table:table-cell>
          <table:table-cell office:value-type="float" office:value="27.0283977900552" calcext:value-type="float">
            <text:p>27.0283977900552</text:p>
          </table:table-cell>
          <table:table-cell office:value-type="float" office:value="57.8684444444444" calcext:value-type="float">
            <text:p>57.8684444444444</text:p>
          </table:table-cell>
          <table:table-cell office:value-type="float" office:value="168.829085365854" calcext:value-type="float">
            <text:p>168.829085365854</text:p>
          </table:table-cell>
          <table:table-cell office:value-type="float" office:value="0.847378048780488" calcext:value-type="float">
            <text:p>0.847378048780488</text:p>
          </table:table-cell>
          <table:table-cell office:value-type="float" office:value="10.4029473684211" calcext:value-type="float">
            <text:p>10.4029473684211</text:p>
          </table:table-cell>
          <table:table-cell office:value-type="float" office:value="50.8681818181818" calcext:value-type="float">
            <text:p>50.8681818181818</text:p>
          </table:table-cell>
          <table:table-cell office:value-type="float" office:value="0.150428571428571" calcext:value-type="float">
            <text:p>0.150428571428571</text:p>
          </table:table-cell>
          <table:table-cell office:value-type="float" office:value="2.36414285714286" calcext:value-type="float">
            <text:p>2.36414285714286</text:p>
          </table:table-cell>
          <table:table-cell office:value-type="float" office:value="2.21385714285714" calcext:value-type="float">
            <text:p>2.21385714285714</text:p>
          </table:table-cell>
          <table:table-cell office:value-type="float" office:value="0.288194444444444" calcext:value-type="float">
            <text:p>0.288194444444444</text:p>
          </table:table-cell>
          <table:table-cell office:value-type="float" office:value="39.5797727272727" calcext:value-type="float">
            <text:p>39.5797727272727</text:p>
          </table:table-cell>
          <table:table-cell office:value-type="float" office:value="90.4395454545454" calcext:value-type="float">
            <text:p>90.4395454545454</text:p>
          </table:table-cell>
          <table:table-cell office:value-type="float" office:value="31.8588700564972" calcext:value-type="float">
            <text:p>31.8588700564972</text:p>
          </table:table-cell>
          <table:table-cell office:value-type="float" office:value="51.7225806451613" calcext:value-type="float">
            <text:p>51.7225806451613</text:p>
          </table:table-cell>
          <table:table-cell office:value-type="float" office:value="31.7083333333333" calcext:value-type="float">
            <text:p>3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3/2020 8:00 PM</text:p>
          </table:table-cell>
          <table:table-cell office:value-type="string" calcext:value-type="string">
            <text:p>Confirmado</text:p>
          </table:table-cell>
          <table:table-cell office:value-type="float" office:value="1403" calcext:value-type="float">
            <text:p>1403</text:p>
          </table:table-cell>
          <table:table-cell office:value-type="float" office:value="1038" calcext:value-type="float">
            <text:p>1038</text:p>
          </table:table-cell>
          <table:table-cell office:value-type="float" office:value="52325" calcext:value-type="float">
            <text:p>52325</text:p>
          </table:table-cell>
          <table:table-cell office:value-type="float" office:value="44620" calcext:value-type="float">
            <text:p>44620</text:p>
          </table:table-cell>
          <table:table-cell office:value-type="float" office:value="6000" calcext:value-type="float">
            <text:p>600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207" calcext:value-type="float">
            <text:p>1207</text:p>
          </table:table-cell>
          <table:table-cell office:value-type="float" office:value="553" calcext:value-type="float">
            <text:p>553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float" office:value="2992" calcext:value-type="float">
            <text:p>2992</text:p>
          </table:table-cell>
          <table:table-cell office:value-type="float" office:value="2114" calcext:value-type="float">
            <text:p>211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formula="of:=[.E110]-[.F110]-[.G110]" office:value-type="float" office:value="1705" calcext:value-type="float">
            <text:p>1705</text:p>
          </table:table-cell>
          <table:table-cell table:formula="of:=[.S110]-[.K110]" office:value-type="float" office:value="1152" calcext:value-type="float">
            <text:p>1152</text:p>
          </table:table-cell>
          <table:table-cell table:formula="of:=[.K110]/[.S96]" office:value-type="float" office:value="0.389985895627645" calcext:value-type="float">
            <text:p>0.389985895627645</text:p>
          </table:table-cell>
          <table:table-cell table:formula="of:=[.G110]/[.E96]" office:value-type="float" office:value="0.158298815397198" calcext:value-type="float">
            <text:p>0.158298815397198</text:p>
          </table:table-cell>
          <table:table-cell table:formula="of:=6718903-[.Y110]-[.F110]-[.G110]" office:value-type="float" office:value="6666838.15333469" calcext:value-type="float">
            <text:p>6666838.15333469</text:p>
          </table:table-cell>
          <table:table-cell table:formula="of:=NORMINV(RAND();[.T117];0.25*[.T117])" office:value-type="float" office:value="891.846665304856" calcext:value-type="float">
            <text:p>891.846665304856</text:p>
          </table:table-cell>
          <table:table-cell table:formula="of:=[.X110]+[.K110]" office:value-type="float" office:value="1444.84666530486" calcext:value-type="float">
            <text:p>1444.84666530486</text:p>
          </table:table-cell>
          <table:table-cell table:formula="of:=[.X110]-[.X109]" office:value-type="float" office:value="310.804596481085" calcext:value-type="float">
            <text:p>310.804596481085</text:p>
          </table:table-cell>
          <table:table-cell table:formula="of:=[.S110]-[.S109]" office:value-type="float" office:value="240" calcext:value-type="float">
            <text:p>240</text:p>
          </table:table-cell>
          <table:table-cell table:formula="of:=[.K110]-[.K10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.78" calcext:value-type="float">
            <text:p>1016.78</text:p>
          </table:table-cell>
          <table:table-cell office:value-type="float" office:value="114.113645833333" calcext:value-type="float">
            <text:p>114.113645833333</text:p>
          </table:table-cell>
          <table:table-cell office:value-type="float" office:value="25.0056770833334" calcext:value-type="float">
            <text:p>25.0056770833334</text:p>
          </table:table-cell>
          <table:table-cell office:value-type="float" office:value="62.9051851851852" calcext:value-type="float">
            <text:p>62.9051851851852</text:p>
          </table:table-cell>
          <table:table-cell office:value-type="float" office:value="147.215238095238" calcext:value-type="float">
            <text:p>147.215238095238</text:p>
          </table:table-cell>
          <table:table-cell office:value-type="float" office:value="0.800059523809524" calcext:value-type="float">
            <text:p>0.800059523809524</text:p>
          </table:table-cell>
          <table:table-cell office:value-type="float" office:value="8.83688888888889" calcext:value-type="float">
            <text:p>8.83688888888889</text:p>
          </table:table-cell>
          <table:table-cell office:value-type="float" office:value="60.4379166666667" calcext:value-type="float">
            <text:p>60.4379166666667</text:p>
          </table:table-cell>
          <table:table-cell office:value-type="float" office:value="0.185507246376812" calcext:value-type="float">
            <text:p>0.185507246376812</text:p>
          </table:table-cell>
          <table:table-cell office:value-type="float" office:value="2.63608695652174" calcext:value-type="float">
            <text:p>2.63608695652174</text:p>
          </table:table-cell>
          <table:table-cell office:value-type="float" office:value="2.45086956521739" calcext:value-type="float">
            <text:p>2.45086956521739</text:p>
          </table:table-cell>
          <table:table-cell office:value-type="float" office:value="0.344861111111111" calcext:value-type="float">
            <text:p>0.344861111111111</text:p>
          </table:table-cell>
          <table:table-cell office:value-type="float" office:value="29.7514583333333" calcext:value-type="float">
            <text:p>29.7514583333333</text:p>
          </table:table-cell>
          <table:table-cell office:value-type="float" office:value="90.191875" calcext:value-type="float">
            <text:p>90.191875</text:p>
          </table:table-cell>
          <table:table-cell office:value-type="float" office:value="23.2773298429319" calcext:value-type="float">
            <text:p>23.2773298429319</text:p>
          </table:table-cell>
          <table:table-cell office:value-type="float" office:value="61.9821428571429" calcext:value-type="float">
            <text:p>61.9821428571429</text:p>
          </table:table-cell>
          <table:table-cell office:value-type="float" office:value="27.2631578947368" calcext:value-type="float">
            <text:p>27.2631578947368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4/2020 8:00 PM</text:p>
          </table:table-cell>
          <table:table-cell office:value-type="string" calcext:value-type="string">
            <text:p>Confirmado</text:p>
          </table:table-cell>
          <table:table-cell office:value-type="float" office:value="982" calcext:value-type="float">
            <text:p>982</text:p>
          </table:table-cell>
          <table:table-cell office:value-type="float" office:value="912" calcext:value-type="float">
            <text:p>912</text:p>
          </table:table-cell>
          <table:table-cell office:value-type="float" office:value="53307" calcext:value-type="float">
            <text:p>53307</text:p>
          </table:table-cell>
          <table:table-cell office:value-type="float" office:value="45532" calcext:value-type="float">
            <text:p>45532</text:p>
          </table:table-cell>
          <table:table-cell office:value-type="float" office:value="6087" calcext:value-type="float">
            <text:p>608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047" calcext:value-type="float">
            <text:p>1047</text:p>
          </table:table-cell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3027" calcext:value-type="float">
            <text:p>3027</text:p>
          </table:table-cell>
          <table:table-cell office:value-type="float" office:value="1615" calcext:value-type="float">
            <text:p>161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formula="of:=[.E111]-[.F111]-[.G111]" office:value-type="float" office:value="1688" calcext:value-type="float">
            <text:p>1688</text:p>
          </table:table-cell>
          <table:table-cell table:formula="of:=[.S111]-[.K111]" office:value-type="float" office:value="1135" calcext:value-type="float">
            <text:p>1135</text:p>
          </table:table-cell>
          <table:table-cell table:formula="of:=[.K111]/[.S97]" office:value-type="float" office:value="0.389162561576355" calcext:value-type="float">
            <text:p>0.389162561576355</text:p>
          </table:table-cell>
          <table:table-cell table:formula="of:=[.G111]/[.E97]" office:value-type="float" office:value="0.156237166324435" calcext:value-type="float">
            <text:p>0.156237166324435</text:p>
          </table:table-cell>
          <table:table-cell table:formula="of:=6718903-[.Y111]-[.F111]-[.G111]" office:value-type="float" office:value="6666078.34616563" calcext:value-type="float">
            <text:p>6666078.34616563</text:p>
          </table:table-cell>
          <table:table-cell table:formula="of:=NORMINV(RAND();[.T118];0.25*[.T118])" office:value-type="float" office:value="652.653834373257" calcext:value-type="float">
            <text:p>652.653834373257</text:p>
          </table:table-cell>
          <table:table-cell table:formula="of:=[.X111]+[.K111]" office:value-type="float" office:value="1205.65383437326" calcext:value-type="float">
            <text:p>1205.65383437326</text:p>
          </table:table-cell>
          <table:table-cell table:formula="of:=[.X111]-[.X110]" office:value-type="float" office:value="-239.192830931598" calcext:value-type="float">
            <text:p>-239.192830931598</text:p>
          </table:table-cell>
          <table:table-cell table:formula="of:=[.S111]-[.S110]" office:value-type="float" office:value="-17" calcext:value-type="float">
            <text:p>-17</text:p>
          </table:table-cell>
          <table:table-cell table:formula="of:=[.K111]-[.K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63916666667" calcext:value-type="float">
            <text:p>1015.63916666667</text:p>
          </table:table-cell>
          <table:table-cell office:value-type="float" office:value="129.836770833333" calcext:value-type="float">
            <text:p>129.836770833333</text:p>
          </table:table-cell>
          <table:table-cell office:value-type="float" office:value="23.9393617021277" calcext:value-type="float">
            <text:p>23.9393617021277</text:p>
          </table:table-cell>
          <table:table-cell office:value-type="float" office:value="54.7724468085106" calcext:value-type="float">
            <text:p>54.7724468085106</text:p>
          </table:table-cell>
          <table:table-cell office:value-type="float" office:value="160.430792682927" calcext:value-type="float">
            <text:p>160.430792682927</text:p>
          </table:table-cell>
          <table:table-cell office:value-type="float" office:value="0.872378048780488" calcext:value-type="float">
            <text:p>0.872378048780488</text:p>
          </table:table-cell>
          <table:table-cell office:value-type="float" office:value="9.92031578947369" calcext:value-type="float">
            <text:p>9.92031578947369</text:p>
          </table:table-cell>
          <table:table-cell office:value-type="float" office:value="56.373829787234" calcext:value-type="float">
            <text:p>56.373829787234</text:p>
          </table:table-cell>
          <table:table-cell office:value-type="float" office:value="0.131527777777778" calcext:value-type="float">
            <text:p>0.131527777777778</text:p>
          </table:table-cell>
          <table:table-cell office:value-type="float" office:value="2.53402777777778" calcext:value-type="float">
            <text:p>2.53402777777778</text:p>
          </table:table-cell>
          <table:table-cell office:value-type="float" office:value="2.40125" calcext:value-type="float">
            <text:p>2.40125</text:p>
          </table:table-cell>
          <table:table-cell office:value-type="float" office:value="0.279444444444445" calcext:value-type="float">
            <text:p>0.279444444444445</text:p>
          </table:table-cell>
          <table:table-cell office:value-type="float" office:value="23.3665957446808" calcext:value-type="float">
            <text:p>23.3665957446808</text:p>
          </table:table-cell>
          <table:table-cell office:value-type="float" office:value="79.7382978723404" calcext:value-type="float">
            <text:p>79.7382978723404</text:p>
          </table:table-cell>
          <table:table-cell office:value-type="float" office:value="31.6102150537634" calcext:value-type="float">
            <text:p>31.6102150537634</text:p>
          </table:table-cell>
          <table:table-cell office:value-type="float" office:value="51.4916201117318" calcext:value-type="float">
            <text:p>51.4916201117318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5/2020 8:00 PM</text:p>
          </table:table-cell>
          <table:table-cell office:value-type="string" calcext:value-type="string">
            <text:p>Confirmado</text:p>
          </table:table-cell>
          <table:table-cell office:value-type="float" office:value="862" calcext:value-type="float">
            <text:p>862</text:p>
          </table:table-cell>
          <table:table-cell office:value-type="float" office:value="1144" calcext:value-type="float">
            <text:p>1144</text:p>
          </table:table-cell>
          <table:table-cell office:value-type="float" office:value="54169" calcext:value-type="float">
            <text:p>54169</text:p>
          </table:table-cell>
          <table:table-cell office:value-type="float" office:value="46676" calcext:value-type="float">
            <text:p>46676</text:p>
          </table:table-cell>
          <table:table-cell office:value-type="float" office:value="6161" calcext:value-type="float">
            <text:p>616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131" calcext:value-type="float">
            <text:p>1131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float" office:value="3052" calcext:value-type="float">
            <text:p>3052</text:p>
          </table:table-cell>
          <table:table-cell office:value-type="float" office:value="1734" calcext:value-type="float">
            <text:p>173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formula="of:=[.E112]-[.F112]-[.G112]" office:value-type="float" office:value="1332" calcext:value-type="float">
            <text:p>1332</text:p>
          </table:table-cell>
          <table:table-cell table:formula="of:=[.S112]-[.K112]" office:value-type="float" office:value="783" calcext:value-type="float">
            <text:p>783</text:p>
          </table:table-cell>
          <table:table-cell table:formula="of:=[.K112]/[.S98]" office:value-type="float" office:value="0.370945945945946" calcext:value-type="float">
            <text:p>0.370945945945946</text:p>
          </table:table-cell>
          <table:table-cell table:formula="of:=[.G112]/[.E98]" office:value-type="float" office:value="0.153874971902395" calcext:value-type="float">
            <text:p>0.153874971902395</text:p>
          </table:table-cell>
          <table:table-cell table:formula="of:=6718903-[.Y112]-[.F112]-[.G112]" office:value-type="float" office:value="6665139.43220946" calcext:value-type="float">
            <text:p>6665139.43220946</text:p>
          </table:table-cell>
          <table:table-cell table:formula="of:=NORMINV(RAND();[.T119];0.25*[.T119])" office:value-type="float" office:value="377.567790544684" calcext:value-type="float">
            <text:p>377.567790544684</text:p>
          </table:table-cell>
          <table:table-cell table:formula="of:=[.X112]+[.K112]" office:value-type="float" office:value="926.567790544684" calcext:value-type="float">
            <text:p>926.567790544684</text:p>
          </table:table-cell>
          <table:table-cell table:formula="of:=[.X112]-[.X111]" office:value-type="float" office:value="-275.086043828573" calcext:value-type="float">
            <text:p>-275.086043828573</text:p>
          </table:table-cell>
          <table:table-cell table:formula="of:=[.S112]-[.S111]" office:value-type="float" office:value="-356" calcext:value-type="float">
            <text:p>-356</text:p>
          </table:table-cell>
          <table:table-cell table:formula="of:=[.K112]-[.K111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14.70744791667" calcext:value-type="float">
            <text:p>1014.70744791667</text:p>
          </table:table-cell>
          <table:table-cell office:value-type="float" office:value="112.057552083333" calcext:value-type="float">
            <text:p>112.057552083333</text:p>
          </table:table-cell>
          <table:table-cell office:value-type="float" office:value="25.2497916666667" calcext:value-type="float">
            <text:p>25.2497916666667</text:p>
          </table:table-cell>
          <table:table-cell office:value-type="float" office:value="57.4344270833333" calcext:value-type="float">
            <text:p>57.4344270833333</text:p>
          </table:table-cell>
          <table:table-cell office:value-type="float" office:value="172.094727272727" calcext:value-type="float">
            <text:p>172.094727272727</text:p>
          </table:table-cell>
          <table:table-cell office:value-type="float" office:value="0.883696969696969" calcext:value-type="float">
            <text:p>0.883696969696969</text:p>
          </table:table-cell>
          <table:table-cell office:value-type="float" office:value="10.0453684210526" calcext:value-type="float">
            <text:p>10.0453684210526</text:p>
          </table:table-cell>
          <table:table-cell office:value-type="float" office:value="53.0687234042553" calcext:value-type="float">
            <text:p>53.0687234042553</text:p>
          </table:table-cell>
          <table:table-cell office:value-type="float" office:value="0.152777777777778" calcext:value-type="float">
            <text:p>0.152777777777778</text:p>
          </table:table-cell>
          <table:table-cell office:value-type="float" office:value="2.57652777777778" calcext:value-type="float">
            <text:p>2.57652777777778</text:p>
          </table:table-cell>
          <table:table-cell office:value-type="float" office:value="2.42277777777778" calcext:value-type="float">
            <text:p>2.42277777777778</text:p>
          </table:table-cell>
          <table:table-cell office:value-type="float" office:value="0.354166666666667" calcext:value-type="float">
            <text:p>0.354166666666667</text:p>
          </table:table-cell>
          <table:table-cell office:value-type="float" office:value="30.3236170212766" calcext:value-type="float">
            <text:p>30.3236170212766</text:p>
          </table:table-cell>
          <table:table-cell office:value-type="float" office:value="83.3936170212766" calcext:value-type="float">
            <text:p>83.3936170212766</text:p>
          </table:table-cell>
          <table:table-cell office:value-type="float" office:value="25.0207142857143" calcext:value-type="float">
            <text:p>25.0207142857143</text:p>
          </table:table-cell>
          <table:table-cell office:value-type="float" office:value="57.9635416666667" calcext:value-type="float">
            <text:p>57.963541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6/2020 8:00 PM</text:p>
          </table:table-cell>
          <table:table-cell office:value-type="string" calcext:value-type="string">
            <text:p>Confirmado</text:p>
          </table:table-cell>
          <table:table-cell office:value-type="float" office:value="983" calcext:value-type="float">
            <text:p>983</text:p>
          </table:table-cell>
          <table:table-cell office:value-type="float" office:value="759" calcext:value-type="float">
            <text:p>759</text:p>
          </table:table-cell>
          <table:table-cell office:value-type="float" office:value="55152" calcext:value-type="float">
            <text:p>55152</text:p>
          </table:table-cell>
          <table:table-cell office:value-type="float" office:value="47435" calcext:value-type="float">
            <text:p>47435</text:p>
          </table:table-cell>
          <table:table-cell office:value-type="float" office:value="6264" calcext:value-type="float">
            <text:p>6264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543" calcext:value-type="float">
            <text:p>543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3071" calcext:value-type="float">
            <text:p>3071</text:p>
          </table:table-cell>
          <table:table-cell office:value-type="float" office:value="1776" calcext:value-type="float">
            <text:p>177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13]-[.F113]-[.G113]" office:value-type="float" office:value="1453" calcext:value-type="float">
            <text:p>1453</text:p>
          </table:table-cell>
          <table:table-cell table:formula="of:=[.S113]-[.K113]" office:value-type="float" office:value="910" calcext:value-type="float">
            <text:p>910</text:p>
          </table:table-cell>
          <table:table-cell table:formula="of:=[.K113]/[.S99]" office:value-type="float" office:value="0.377083333333333" calcext:value-type="float">
            <text:p>0.377083333333333</text:p>
          </table:table-cell>
          <table:table-cell table:formula="of:=[.G113]/[.E99]" office:value-type="float" office:value="0.154651392455066" calcext:value-type="float">
            <text:p>0.154651392455066</text:p>
          </table:table-cell>
          <table:table-cell table:formula="of:=6718903-[.Y113]-[.F113]-[.G113]" office:value-type="float" office:value="6664102.51670825" calcext:value-type="float">
            <text:p>6664102.51670825</text:p>
          </table:table-cell>
          <table:table-cell table:formula="of:=NORMINV(RAND();[.T120];0.25*[.T120])" office:value-type="float" office:value="558.483291750058" calcext:value-type="float">
            <text:p>558.483291750058</text:p>
          </table:table-cell>
          <table:table-cell table:formula="of:=[.X113]+[.K113]" office:value-type="float" office:value="1101.48329175006" calcext:value-type="float">
            <text:p>1101.48329175006</text:p>
          </table:table-cell>
          <table:table-cell table:formula="of:=[.X113]-[.X112]" office:value-type="float" office:value="180.915501205374" calcext:value-type="float">
            <text:p>180.915501205374</text:p>
          </table:table-cell>
          <table:table-cell table:formula="of:=[.S113]-[.S112]" office:value-type="float" office:value="121" calcext:value-type="float">
            <text:p>121</text:p>
          </table:table-cell>
          <table:table-cell table:formula="of:=[.K113]-[.K112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6.41743455497" calcext:value-type="float">
            <text:p>1016.41743455497</text:p>
          </table:table-cell>
          <table:table-cell office:value-type="float" office:value="112.326230366492" calcext:value-type="float">
            <text:p>112.326230366492</text:p>
          </table:table-cell>
          <table:table-cell office:value-type="float" office:value="25.3332460732984" calcext:value-type="float">
            <text:p>25.3332460732984</text:p>
          </table:table-cell>
          <table:table-cell office:value-type="float" office:value="71.7216483516484" calcext:value-type="float">
            <text:p>71.7216483516484</text:p>
          </table:table-cell>
          <table:table-cell office:value-type="float" office:value="185.199879518072" calcext:value-type="float">
            <text:p>185.199879518072</text:p>
          </table:table-cell>
          <table:table-cell office:value-type="float" office:value="1.34740963855422" calcext:value-type="float">
            <text:p>1.34740963855422</text:p>
          </table:table-cell>
          <table:table-cell office:value-type="float" office:value="3.15425531914894" calcext:value-type="float">
            <text:p>3.15425531914894</text:p>
          </table:table-cell>
          <table:table-cell office:value-type="float" office:value="29.1904347826087" calcext:value-type="float">
            <text:p>29.1904347826087</text:p>
          </table:table-cell>
          <table:table-cell office:value-type="float" office:value="0.087323943661972" calcext:value-type="float">
            <text:p>0.087323943661972</text:p>
          </table:table-cell>
          <table:table-cell office:value-type="float" office:value="2.34492957746479" calcext:value-type="float">
            <text:p>2.34492957746479</text:p>
          </table:table-cell>
          <table:table-cell office:value-type="float" office:value="2.25845070422535" calcext:value-type="float">
            <text:p>2.25845070422535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.8247826086956" calcext:value-type="float">
            <text:p>18.8247826086956</text:p>
          </table:table-cell>
          <table:table-cell office:value-type="float" office:value="48.0110869565217" calcext:value-type="float">
            <text:p>48.0110869565217</text:p>
          </table:table-cell>
          <table:table-cell office:value-type="float" office:value="42.0952" calcext:value-type="float">
            <text:p>42.0952</text:p>
          </table:table-cell>
          <table:table-cell office:value-type="float" office:value="38.5520833333333" calcext:value-type="float">
            <text:p>38.5520833333333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7/2020 8:00 PM</text:p>
          </table:table-cell>
          <table:table-cell office:value-type="string" calcext:value-type="string">
            <text:p>Confirmado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55286" calcext:value-type="float">
            <text:p>55286</text:p>
          </table:table-cell>
          <table:table-cell office:value-type="float" office:value="47601" calcext:value-type="float">
            <text:p>47601</text:p>
          </table:table-cell>
          <table:table-cell office:value-type="float" office:value="6366" calcext:value-type="float">
            <text:p>636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37" calcext:value-type="float">
            <text:p>737</text:p>
          </table:table-cell>
          <table:table-cell office:value-type="float" office:value="526" calcext:value-type="float">
            <text:p>526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float" office:value="3104" calcext:value-type="float">
            <text:p>3104</text:p>
          </table:table-cell>
          <table:table-cell office:value-type="float" office:value="1300" calcext:value-type="float">
            <text:p>13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formula="of:=[.E114]-[.F114]-[.G114]" office:value-type="float" office:value="1319" calcext:value-type="float">
            <text:p>1319</text:p>
          </table:table-cell>
          <table:table-cell table:formula="of:=[.S114]-[.K114]" office:value-type="float" office:value="793" calcext:value-type="float">
            <text:p>793</text:p>
          </table:table-cell>
          <table:table-cell table:formula="of:=[.K114]/[.S100]" office:value-type="float" office:value="0.27467362924282" calcext:value-type="float">
            <text:p>0.27467362924282</text:p>
          </table:table-cell>
          <table:table-cell table:formula="of:=[.G114]/[.E100]" office:value-type="float" office:value="0.153727270531984" calcext:value-type="float">
            <text:p>0.153727270531984</text:p>
          </table:table-cell>
          <table:table-cell table:formula="of:=6718903-[.Y114]-[.F114]-[.G114]" office:value-type="float" office:value="6663740.74233957" calcext:value-type="float">
            <text:p>6663740.74233957</text:p>
          </table:table-cell>
          <table:table-cell table:formula="of:=NORMINV(RAND();[.T121];0.25*[.T121])" office:value-type="float" office:value="669.257660435542" calcext:value-type="float">
            <text:p>669.257660435542</text:p>
          </table:table-cell>
          <table:table-cell table:formula="of:=[.X114]+[.K114]" office:value-type="float" office:value="1195.25766043554" calcext:value-type="float">
            <text:p>1195.25766043554</text:p>
          </table:table-cell>
          <table:table-cell table:formula="of:=[.X114]-[.X113]" office:value-type="float" office:value="110.774368685484" calcext:value-type="float">
            <text:p>110.774368685484</text:p>
          </table:table-cell>
          <table:table-cell table:formula="of:=[.S114]-[.S113]" office:value-type="float" office:value="-134" calcext:value-type="float">
            <text:p>-134</text:p>
          </table:table-cell>
          <table:table-cell table:formula="of:=[.K114]-[.K113]" office:value-type="float" office:value="-17" calcext:value-type="float">
            <text:p>-17</text:p>
          </table:table-cell>
          <table:table-cell office:value-type="float" office:value="0.027777777777778" calcext:value-type="float">
            <text:p>0.027777777777778</text:p>
          </table:table-cell>
          <table:table-cell office:value-type="float" office:value="1014.71816666667" calcext:value-type="float">
            <text:p>1014.71816666667</text:p>
          </table:table-cell>
          <table:table-cell office:value-type="float" office:value="101.622388888889" calcext:value-type="float">
            <text:p>101.622388888889</text:p>
          </table:table-cell>
          <table:table-cell office:value-type="float" office:value="23.6077222222222" calcext:value-type="float">
            <text:p>23.6077222222222</text:p>
          </table:table-cell>
          <table:table-cell office:value-type="float" office:value="81.2066853932584" calcext:value-type="float">
            <text:p>81.2066853932584</text:p>
          </table:table-cell>
          <table:table-cell office:value-type="float" office:value="173.030426829268" calcext:value-type="float">
            <text:p>173.030426829268</text:p>
          </table:table-cell>
          <table:table-cell office:value-type="float" office:value="1.27469512195122" calcext:value-type="float">
            <text:p>1.27469512195122</text:p>
          </table:table-cell>
          <table:table-cell office:value-type="float" office:value="6.6510989010989" calcext:value-type="float">
            <text:p>6.6510989010989</text:p>
          </table:table-cell>
          <table:table-cell office:value-type="float" office:value="24.1367441860465" calcext:value-type="float">
            <text:p>24.1367441860465</text:p>
          </table:table-cell>
          <table:table-cell office:value-type="float" office:value="0.057042253521127" calcext:value-type="float">
            <text:p>0.057042253521127</text:p>
          </table:table-cell>
          <table:table-cell office:value-type="float" office:value="2.22295774647887" calcext:value-type="float">
            <text:p>2.22295774647887</text:p>
          </table:table-cell>
          <table:table-cell office:value-type="float" office:value="2.16591549295775" calcext:value-type="float">
            <text:p>2.16591549295775</text:p>
          </table:table-cell>
          <table:table-cell office:value-type="float" office:value="0.20609756097561" calcext:value-type="float">
            <text:p>0.20609756097561</text:p>
          </table:table-cell>
          <table:table-cell office:value-type="float" office:value="6.75325581395349" calcext:value-type="float">
            <text:p>6.75325581395349</text:p>
          </table:table-cell>
          <table:table-cell office:value-type="float" office:value="30.8893023255814" calcext:value-type="float">
            <text:p>30.8893023255814</text:p>
          </table:table-cell>
          <table:table-cell office:value-type="float" office:value="42.4250289017341" calcext:value-type="float">
            <text:p>42.4250289017341</text:p>
          </table:table-cell>
          <table:table-cell office:value-type="float" office:value="34.5511363636364" calcext:value-type="float">
            <text:p>34.5511363636364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8/2020 8:00 PM</text:p>
          </table:table-cell>
          <table:table-cell office:value-type="string" calcext:value-type="string">
            <text:p>Confirmado</text:p>
          </table:table-cell>
          <table:table-cell office:value-type="float" office:value="774" calcext:value-type="float">
            <text:p>774</text:p>
          </table:table-cell>
          <table:table-cell office:value-type="float" office:value="647" calcext:value-type="float">
            <text:p>647</text:p>
          </table:table-cell>
          <table:table-cell office:value-type="float" office:value="56060" calcext:value-type="float">
            <text:p>56060</text:p>
          </table:table-cell>
          <table:table-cell office:value-type="float" office:value="48248" calcext:value-type="float">
            <text:p>48248</text:p>
          </table:table-cell>
          <table:table-cell office:value-type="float" office:value="6393" calcext:value-type="float">
            <text:p>639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124" calcext:value-type="float">
            <text:p>3124</text:p>
          </table:table-cell>
          <table:table-cell office:value-type="float" office:value="411" calcext:value-type="float">
            <text:p>4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formula="of:=[.E115]-[.F115]-[.G115]" office:value-type="float" office:value="1419" calcext:value-type="float">
            <text:p>1419</text:p>
          </table:table-cell>
          <table:table-cell table:formula="of:=[.S115]-[.K115]" office:value-type="float" office:value="906" calcext:value-type="float">
            <text:p>906</text:p>
          </table:table-cell>
          <table:table-cell table:formula="of:=[.K115]/[.S101]" office:value-type="float" office:value="0.383694839192221" calcext:value-type="float">
            <text:p>0.383694839192221</text:p>
          </table:table-cell>
          <table:table-cell table:formula="of:=[.G115]/[.E101]" office:value-type="float" office:value="0.153059758666922" calcext:value-type="float">
            <text:p>0.153059758666922</text:p>
          </table:table-cell>
          <table:table-cell table:formula="of:=6718903-[.Y115]-[.F115]-[.G115]" office:value-type="float" office:value="6663117.04321894" calcext:value-type="float">
            <text:p>6663117.04321894</text:p>
          </table:table-cell>
          <table:table-cell table:formula="of:=NORMINV(RAND();[.T122];0.25*[.T122])" office:value-type="float" office:value="631.956781063854" calcext:value-type="float">
            <text:p>631.956781063854</text:p>
          </table:table-cell>
          <table:table-cell table:formula="of:=[.X115]+[.K115]" office:value-type="float" office:value="1144.95678106385" calcext:value-type="float">
            <text:p>1144.95678106385</text:p>
          </table:table-cell>
          <table:table-cell table:formula="of:=[.X115]-[.X114]" office:value-type="float" office:value="-37.300879371688" calcext:value-type="float">
            <text:p>-37.300879371688</text:p>
          </table:table-cell>
          <table:table-cell table:formula="of:=[.S115]-[.S114]" office:value-type="float" office:value="100" calcext:value-type="float">
            <text:p>100</text:p>
          </table:table-cell>
          <table:table-cell table:formula="of:=[.K115]-[.K114]" office:value-type="float" office:value="-13" calcext:value-type="float">
            <text:p>-13</text:p>
          </table:table-cell>
          <table:table-cell office:value-type="float" office:value="0.033519553072626" calcext:value-type="float">
            <text:p>0.033519553072626</text:p>
          </table:table-cell>
          <table:table-cell office:value-type="float" office:value="1020.53793296089" calcext:value-type="float">
            <text:p>1020.53793296089</text:p>
          </table:table-cell>
          <table:table-cell office:value-type="float" office:value="76.6294413407821" calcext:value-type="float">
            <text:p>76.6294413407821</text:p>
          </table:table-cell>
          <table:table-cell office:value-type="float" office:value="21.5984916201117" calcext:value-type="float">
            <text:p>21.5984916201117</text:p>
          </table:table-cell>
          <table:table-cell office:value-type="float" office:value="82.2817045454545" calcext:value-type="float">
            <text:p>82.2817045454545</text:p>
          </table:table-cell>
          <table:table-cell office:value-type="float" office:value="200.354431137725" calcext:value-type="float">
            <text:p>200.354431137725</text:p>
          </table:table-cell>
          <table:table-cell office:value-type="float" office:value="1.02892215568862" calcext:value-type="float">
            <text:p>1.02892215568862</text:p>
          </table:table-cell>
          <table:table-cell office:value-type="float" office:value="6.29845070422535" calcext:value-type="float">
            <text:p>6.29845070422535</text:p>
          </table:table-cell>
          <table:table-cell office:value-type="float" office:value="19.0991489361702" calcext:value-type="float">
            <text:p>19.0991489361702</text:p>
          </table:table-cell>
          <table:table-cell office:value-type="float" office:value="0.055138888888889" calcext:value-type="float">
            <text:p>0.055138888888889</text:p>
          </table:table-cell>
          <table:table-cell office:value-type="float" office:value="2.25916666666667" calcext:value-type="float">
            <text:p>2.25916666666667</text:p>
          </table:table-cell>
          <table:table-cell office:value-type="float" office:value="2.20305555555556" calcext:value-type="float">
            <text:p>2.20305555555556</text:p>
          </table:table-cell>
          <table:table-cell office:value-type="float" office:value="0.176071428571429" calcext:value-type="float">
            <text:p>0.176071428571429</text:p>
          </table:table-cell>
          <table:table-cell office:value-type="float" office:value="5.29148936170213" calcext:value-type="float">
            <text:p>5.29148936170213</text:p>
          </table:table-cell>
          <table:table-cell office:value-type="float" office:value="24.3893617021277" calcext:value-type="float">
            <text:p>24.3893617021277</text:p>
          </table:table-cell>
          <table:table-cell office:value-type="float" office:value="40.9720238095238" calcext:value-type="float">
            <text:p>40.9720238095238</text:p>
          </table:table-cell>
          <table:table-cell office:value-type="float" office:value="20.2022471910112" calcext:value-type="float">
            <text:p>20.2022471910112</text:p>
          </table:table-cell>
          <table:table-cell office:value-type="float" office:value="11.7391304347826" calcext:value-type="float">
            <text:p>11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29/2020 8:00 PM</text:p>
          </table:table-cell>
          <table:table-cell office:value-type="string" calcext:value-type="string">
            <text:p>Confirmado</text:p>
          </table:table-cell>
          <table:table-cell office:value-type="float" office:value="291" calcext:value-type="float">
            <text:p>291</text:p>
          </table:table-cell>
          <table:table-cell office:value-type="float" office:value="552" calcext:value-type="float">
            <text:p>552</text:p>
          </table:table-cell>
          <table:table-cell office:value-type="float" office:value="56351" calcext:value-type="float">
            <text:p>56351</text:p>
          </table:table-cell>
          <table:table-cell office:value-type="float" office:value="48800" calcext:value-type="float">
            <text:p>48800</text:p>
          </table:table-cell>
          <table:table-cell office:value-type="float" office:value="6417" calcext:value-type="float">
            <text:p>6417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776" calcext:value-type="float">
            <text:p>776</text:p>
          </table:table-cell>
          <table:table-cell office:value-type="float" office:value="523" calcext:value-type="float">
            <text:p>523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3139" calcext:value-type="float">
            <text:p>3139</text:p>
          </table:table-cell>
          <table:table-cell office:value-type="float" office:value="318" calcext:value-type="float">
            <text:p>31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formula="of:=[.E116]-[.F116]-[.G116]" office:value-type="float" office:value="1134" calcext:value-type="float">
            <text:p>1134</text:p>
          </table:table-cell>
          <table:table-cell table:formula="of:=[.S116]-[.K116]" office:value-type="float" office:value="611" calcext:value-type="float">
            <text:p>611</text:p>
          </table:table-cell>
          <table:table-cell table:formula="of:=[.K116]/[.S102]" office:value-type="float" office:value="0.33916990920882" calcext:value-type="float">
            <text:p>0.33916990920882</text:p>
          </table:table-cell>
          <table:table-cell table:formula="of:=[.G116]/[.E102]" office:value-type="float" office:value="0.151397900200543" calcext:value-type="float">
            <text:p>0.151397900200543</text:p>
          </table:table-cell>
          <table:table-cell table:formula="of:=6718903-[.Y116]-[.F116]-[.G116]" office:value-type="float" office:value="6662416.74971165" calcext:value-type="float">
            <text:p>6662416.74971165</text:p>
          </table:table-cell>
          <table:table-cell table:formula="of:=NORMINV(RAND();[.T123];0.25*[.T123])" office:value-type="float" office:value="746.250288352556" calcext:value-type="float">
            <text:p>746.250288352556</text:p>
          </table:table-cell>
          <table:table-cell table:formula="of:=[.X116]+[.K116]" office:value-type="float" office:value="1269.25028835256" calcext:value-type="float">
            <text:p>1269.25028835256</text:p>
          </table:table-cell>
          <table:table-cell table:formula="of:=[.X116]-[.X115]" office:value-type="float" office:value="114.293507288702" calcext:value-type="float">
            <text:p>114.293507288702</text:p>
          </table:table-cell>
          <table:table-cell table:formula="of:=[.S116]-[.S115]" office:value-type="float" office:value="-285" calcext:value-type="float">
            <text:p>-285</text:p>
          </table:table-cell>
          <table:table-cell table:formula="of:=[.K116]-[.K115]" office:value-type="float" office:value="10" calcext:value-type="float">
            <text:p>10</text:p>
          </table:table-cell>
          <table:table-cell office:value-type="float" office:value="0.197916666666667" calcext:value-type="float">
            <text:p>0.197916666666667</text:p>
          </table:table-cell>
          <table:table-cell office:value-type="float" office:value="1022.121875" calcext:value-type="float">
            <text:p>1022.121875</text:p>
          </table:table-cell>
          <table:table-cell office:value-type="float" office:value="88.6442708333334" calcext:value-type="float">
            <text:p>88.6442708333334</text:p>
          </table:table-cell>
          <table:table-cell office:value-type="float" office:value="21.42140625" calcext:value-type="float">
            <text:p>21.42140625</text:p>
          </table:table-cell>
          <table:table-cell office:value-type="float" office:value="82.3289444444444" calcext:value-type="float">
            <text:p>82.3289444444444</text:p>
          </table:table-cell>
          <table:table-cell office:value-type="float" office:value="148.900714285714" calcext:value-type="float">
            <text:p>148.900714285714</text:p>
          </table:table-cell>
          <table:table-cell office:value-type="float" office:value="1.22113095238095" calcext:value-type="float">
            <text:p>1.22113095238095</text:p>
          </table:table-cell>
          <table:table-cell office:value-type="float" office:value="4.11623529411765" calcext:value-type="float">
            <text:p>4.11623529411765</text:p>
          </table:table-cell>
          <table:table-cell office:value-type="float" office:value="20.1088636363636" calcext:value-type="float">
            <text:p>20.1088636363636</text:p>
          </table:table-cell>
          <table:table-cell office:value-type="float" office:value="0.045277777777778" calcext:value-type="float">
            <text:p>0.045277777777778</text:p>
          </table:table-cell>
          <table:table-cell office:value-type="float" office:value="2.15013888888889" calcext:value-type="float">
            <text:p>2.15013888888889</text:p>
          </table:table-cell>
          <table:table-cell office:value-type="float" office:value="2.10430555555556" calcext:value-type="float">
            <text:p>2.10430555555556</text:p>
          </table:table-cell>
          <table:table-cell office:value-type="float" office:value="0.142261904761905" calcext:value-type="float">
            <text:p>0.142261904761905</text:p>
          </table:table-cell>
          <table:table-cell office:value-type="float" office:value="5.76636363636364" calcext:value-type="float">
            <text:p>5.76636363636364</text:p>
          </table:table-cell>
          <table:table-cell office:value-type="float" office:value="25.8665909090909" calcext:value-type="float">
            <text:p>25.8665909090909</text:p>
          </table:table-cell>
          <table:table-cell office:value-type="float" office:value="38.9442857142857" calcext:value-type="float">
            <text:p>38.9442857142857</text:p>
          </table:table-cell>
          <table:table-cell office:value-type="float" office:value="17" calcext:value-type="float">
            <text:p>17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6/30/2020 8:00 PM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56936" calcext:value-type="float">
            <text:p>56936</text:p>
          </table:table-cell>
          <table:table-cell office:value-type="float" office:value="49311" calcext:value-type="float">
            <text:p>49311</text:p>
          </table:table-cell>
          <table:table-cell office:value-type="float" office:value="6550" calcext:value-type="float">
            <text:p>655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524" calcext:value-type="float">
            <text:p>524</text:p>
          </table:table-cell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 office:value-type="float" office:value="3156" calcext:value-type="float">
            <text:p>3156</text:p>
          </table:table-cell>
          <table:table-cell office:value-type="float" office:value="1609" calcext:value-type="float">
            <text:p>160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17]-[.F117]-[.G117]" office:value-type="float" office:value="1075" calcext:value-type="float">
            <text:p>1075</text:p>
          </table:table-cell>
          <table:table-cell table:formula="of:=[.S117]-[.K117]" office:value-type="float" office:value="551" calcext:value-type="float">
            <text:p>551</text:p>
          </table:table-cell>
          <table:table-cell table:formula="of:=[.K117]/[.S103]" office:value-type="float" office:value="0.409055425448868" calcext:value-type="float">
            <text:p>0.409055425448868</text:p>
          </table:table-cell>
          <table:table-cell table:formula="of:=[.G117]/[.E103]" office:value-type="float" office:value="0.149291151935087" calcext:value-type="float">
            <text:p>0.149291151935087</text:p>
          </table:table-cell>
          <table:table-cell table:formula="of:=6718903-[.Y117]-[.F117]-[.G117]" office:value-type="float" office:value="6661818.23676657" calcext:value-type="float">
            <text:p>6661818.23676657</text:p>
          </table:table-cell>
          <table:table-cell table:formula="of:=NORMINV(RAND();[.T124];0.25*[.T124])" office:value-type="float" office:value="699.763233427024" calcext:value-type="float">
            <text:p>699.763233427024</text:p>
          </table:table-cell>
          <table:table-cell table:formula="of:=[.X117]+[.K117]" office:value-type="float" office:value="1223.76323342702" calcext:value-type="float">
            <text:p>1223.76323342702</text:p>
          </table:table-cell>
          <table:table-cell table:formula="of:=[.X117]-[.X116]" office:value-type="float" office:value="-46.4870549255321" calcext:value-type="float">
            <text:p>-46.4870549255321</text:p>
          </table:table-cell>
          <table:table-cell table:formula="of:=[.S117]-[.S116]" office:value-type="float" office:value="-59" calcext:value-type="float">
            <text:p>-59</text:p>
          </table:table-cell>
          <table:table-cell table:formula="of:=[.K117]-[.K1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.43901041667" calcext:value-type="float">
            <text:p>1014.43901041667</text:p>
          </table:table-cell>
          <table:table-cell office:value-type="float" office:value="112.006302083333" calcext:value-type="float">
            <text:p>112.006302083333</text:p>
          </table:table-cell>
          <table:table-cell office:value-type="float" office:value="23.8008854166667" calcext:value-type="float">
            <text:p>23.8008854166667</text:p>
          </table:table-cell>
          <table:table-cell office:value-type="float" office:value="69.3318181818182" calcext:value-type="float">
            <text:p>69.3318181818182</text:p>
          </table:table-cell>
          <table:table-cell office:value-type="float" office:value="135.821309523809" calcext:value-type="float">
            <text:p>135.821309523809</text:p>
          </table:table-cell>
          <table:table-cell office:value-type="float" office:value="1.0672619047619" calcext:value-type="float">
            <text:p>1.0672619047619</text:p>
          </table:table-cell>
          <table:table-cell office:value-type="float" office:value="9.32042105263158" calcext:value-type="float">
            <text:p>9.32042105263158</text:p>
          </table:table-cell>
          <table:table-cell office:value-type="float" office:value="31.7053333333333" calcext:value-type="float">
            <text:p>31.7053333333333</text:p>
          </table:table-cell>
          <table:table-cell office:value-type="float" office:value="0.087605633802817" calcext:value-type="float">
            <text:p>0.087605633802817</text:p>
          </table:table-cell>
          <table:table-cell office:value-type="float" office:value="2.31746478873239" calcext:value-type="float">
            <text:p>2.31746478873239</text:p>
          </table:table-cell>
          <table:table-cell office:value-type="float" office:value="2.22887323943662" calcext:value-type="float">
            <text:p>2.22887323943662</text:p>
          </table:table-cell>
          <table:table-cell office:value-type="float" office:value="0.23059880239521" calcext:value-type="float">
            <text:p>0.23059880239521</text:p>
          </table:table-cell>
          <table:table-cell office:value-type="float" office:value="11.228" calcext:value-type="float">
            <text:p>11.228</text:p>
          </table:table-cell>
          <table:table-cell office:value-type="float" office:value="42.9277777777778" calcext:value-type="float">
            <text:p>42.9277777777778</text:p>
          </table:table-cell>
          <table:table-cell office:value-type="float" office:value="24.4091071428571" calcext:value-type="float">
            <text:p>24.4091071428571</text:p>
          </table:table-cell>
          <table:table-cell office:value-type="float" office:value="25.15625" calcext:value-type="float">
            <text:p>25.15625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971"/>
        </table:table-row>
        <table:table-row table:style-name="ro3">
          <table:table-cell table:style-name="ce2" office:value-type="string" calcext:value-type="string">
            <text:p>7/1/2020 8:00 PM</text:p>
          </table:table-cell>
          <table:table-cell office:value-type="string" calcext:value-type="string">
            <text:p>Confirmado</text:p>
          </table:table-cell>
          <table:table-cell office:value-type="float" office:value="943" calcext:value-type="float">
            <text:p>943</text:p>
          </table:table-cell>
          <table:table-cell office:value-type="float" office:value="779" calcext:value-type="float">
            <text:p>779</text:p>
          </table:table-cell>
          <table:table-cell office:value-type="float" office:value="57879" calcext:value-type="float">
            <text:p>57879</text:p>
          </table:table-cell>
          <table:table-cell office:value-type="float" office:value="50090" calcext:value-type="float">
            <text:p>50090</text:p>
          </table:table-cell>
          <table:table-cell office:value-type="float" office:value="6618" calcext:value-type="float">
            <text:p>661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53" calcext:value-type="float">
            <text:p>653</text:p>
          </table:table-cell>
          <table:table-cell office:value-type="float" office:value="516" calcext:value-type="float">
            <text:p>516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174" calcext:value-type="float">
            <text:p>3174</text:p>
          </table:table-cell>
          <table:table-cell office:value-type="float" office:value="1720" calcext:value-type="float">
            <text:p>172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formula="of:=[.E118]-[.F118]-[.G118]" office:value-type="float" office:value="1171" calcext:value-type="float">
            <text:p>1171</text:p>
          </table:table-cell>
          <table:table-cell table:formula="of:=[.S118]-[.K118]" office:value-type="float" office:value="655" calcext:value-type="float">
            <text:p>655</text:p>
          </table:table-cell>
          <table:table-cell table:formula="of:=[.K118]/[.S104]" office:value-type="float" office:value="0.212783505154639" calcext:value-type="float">
            <text:p>0.212783505154639</text:p>
          </table:table-cell>
          <table:table-cell table:formula="of:=[.G118]/[.E104]" office:value-type="float" office:value="0.143938405324286" calcext:value-type="float">
            <text:p>0.143938405324286</text:p>
          </table:table-cell>
          <table:table-cell table:formula="of:=6718903-[.Y118]-[.F118]-[.G118]" office:value-type="float" office:value="6660588.68493114" calcext:value-type="float">
            <text:p>6660588.68493114</text:p>
          </table:table-cell>
          <table:table-cell table:formula="of:=NORMINV(RAND();[.T125];0.25*[.T125])" office:value-type="float" office:value="1090.3150688593" calcext:value-type="float">
            <text:p>1090.3150688593</text:p>
          </table:table-cell>
          <table:table-cell table:formula="of:=[.X118]+[.K118]" office:value-type="float" office:value="1606.3150688593" calcext:value-type="float">
            <text:p>1606.3150688593</text:p>
          </table:table-cell>
          <table:table-cell table:formula="of:=[.X118]-[.X117]" office:value-type="float" office:value="390.551835432275" calcext:value-type="float">
            <text:p>390.551835432275</text:p>
          </table:table-cell>
          <table:table-cell table:formula="of:=[.S118]-[.S117]" office:value-type="float" office:value="96" calcext:value-type="float">
            <text:p>96</text:p>
          </table:table-cell>
          <table:table-cell table:formula="of:=[.K118]-[.K117]" office:value-type="float" office:value="-8" calcext:value-type="float">
            <text:p>-8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2/2020 8:00 PM</text:p>
          </table:table-cell>
          <table:table-cell office:value-type="string" calcext:value-type="string">
            <text:p>Confirmado</text:p>
          </table:table-cell>
          <table:table-cell office:value-type="float" office:value="736" calcext:value-type="float">
            <text:p>736</text:p>
          </table:table-cell>
          <table:table-cell office:value-type="float" office:value="955" calcext:value-type="float">
            <text:p>955</text:p>
          </table:table-cell>
          <table:table-cell office:value-type="float" office:value="58615" calcext:value-type="float">
            <text:p>58615</text:p>
          </table:table-cell>
          <table:table-cell office:value-type="float" office:value="51045" calcext:value-type="float">
            <text:p>51045</text:p>
          </table:table-cell>
          <table:table-cell office:value-type="float" office:value="6689" calcext:value-type="float">
            <text:p>66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35" calcext:value-type="float">
            <text:p>635</text:p>
          </table:table-cell>
          <table:table-cell office:value-type="float" office:value="525" calcext:value-type="float">
            <text:p>525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office:value-type="float" office:value="3191" calcext:value-type="float">
            <text:p>3191</text:p>
          </table:table-cell>
          <table:table-cell office:value-type="float" office:value="1507" calcext:value-type="float">
            <text:p>150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table:formula="of:=[.E119]-[.F119]-[.G119]" office:value-type="float" office:value="881" calcext:value-type="float">
            <text:p>881</text:p>
          </table:table-cell>
          <table:table-cell table:formula="of:=[.S119]-[.K119]" office:value-type="float" office:value="356" calcext:value-type="float">
            <text:p>356</text:p>
          </table:table-cell>
          <table:table-cell table:formula="of:=[.K119]/[.S105]" office:value-type="float" office:value="0.43859649122807" calcext:value-type="float">
            <text:p>0.43859649122807</text:p>
          </table:table-cell>
          <table:table-cell table:formula="of:=[.G119]/[.E105]" office:value-type="float" office:value="0.14461139336288" calcext:value-type="float">
            <text:p>0.14461139336288</text:p>
          </table:table-cell>
          <table:table-cell table:formula="of:=6718903-[.Y119]-[.F119]-[.G119]" office:value-type="float" office:value="6659142.17299076" calcext:value-type="float">
            <text:p>6659142.17299076</text:p>
          </table:table-cell>
          <table:table-cell table:formula="of:=NORMINV(RAND();[.T126];0.25*[.T126])" office:value-type="float" office:value="1501.82700923803" calcext:value-type="float">
            <text:p>1501.82700923803</text:p>
          </table:table-cell>
          <table:table-cell table:formula="of:=[.X119]+[.K119]" office:value-type="float" office:value="2026.82700923803" calcext:value-type="float">
            <text:p>2026.82700923803</text:p>
          </table:table-cell>
          <table:table-cell table:formula="of:=[.X119]-[.X118]" office:value-type="float" office:value="411.511940378727" calcext:value-type="float">
            <text:p>411.511940378727</text:p>
          </table:table-cell>
          <table:table-cell table:formula="of:=[.S119]-[.S118]" office:value-type="float" office:value="-290" calcext:value-type="float">
            <text:p>-290</text:p>
          </table:table-cell>
          <table:table-cell table:formula="of:=[.K119]-[.K118]"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3/2020 8:00 PM</text:p>
          </table:table-cell>
          <table:table-cell office:value-type="string" calcext:value-type="string">
            <text:p>Confirmado</text:p>
          </table:table-cell>
          <table:table-cell office:value-type="float" office:value="833" calcext:value-type="float">
            <text:p>833</text:p>
          </table:table-cell>
          <table:table-cell office:value-type="float" office:value="891" calcext:value-type="float">
            <text:p>891</text:p>
          </table:table-cell>
          <table:table-cell office:value-type="float" office:value="59448" calcext:value-type="float">
            <text:p>59448</text:p>
          </table:table-cell>
          <table:table-cell office:value-type="float" office:value="51449" calcext:value-type="float">
            <text:p>51449</text:p>
          </table:table-cell>
          <table:table-cell office:value-type="float" office:value="6791" calcext:value-type="float">
            <text:p>6791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614" calcext:value-type="float">
            <text:p>614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3215" calcext:value-type="float">
            <text:p>3215</text:p>
          </table:table-cell>
          <table:table-cell office:value-type="float" office:value="1383" calcext:value-type="float">
            <text:p>138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formula="of:=[.E120]-[.F120]-[.G120]" office:value-type="float" office:value="1208" calcext:value-type="float">
            <text:p>1208</text:p>
          </table:table-cell>
          <table:table-cell table:formula="of:=[.S120]-[.K120]" office:value-type="float" office:value="693" calcext:value-type="float">
            <text:p>693</text:p>
          </table:table-cell>
          <table:table-cell table:formula="of:=[.K120]/[.S106]" office:value-type="float" office:value="0.293447293447293" calcext:value-type="float">
            <text:p>0.293447293447293</text:p>
          </table:table-cell>
          <table:table-cell table:formula="of:=[.G120]/[.E106]" office:value-type="float" office:value="0.139293992164585" calcext:value-type="float">
            <text:p>0.139293992164585</text:p>
          </table:table-cell>
          <table:table-cell table:formula="of:=6718903-[.Y120]-[.F120]-[.G120]" office:value-type="float" office:value="6659271.92783216" calcext:value-type="float">
            <text:p>6659271.92783216</text:p>
          </table:table-cell>
          <table:table-cell table:formula="of:=NORMINV(RAND();[.T127];0.25*[.T127])" office:value-type="float" office:value="876.072167835807" calcext:value-type="float">
            <text:p>876.072167835807</text:p>
          </table:table-cell>
          <table:table-cell table:formula="of:=[.X120]+[.K120]" office:value-type="float" office:value="1391.07216783581" calcext:value-type="float">
            <text:p>1391.07216783581</text:p>
          </table:table-cell>
          <table:table-cell table:formula="of:=[.X120]-[.X119]" office:value-type="float" office:value="-625.754841402219" calcext:value-type="float">
            <text:p>-625.754841402219</text:p>
          </table:table-cell>
          <table:table-cell table:formula="of:=[.S120]-[.S119]" office:value-type="float" office:value="327" calcext:value-type="float">
            <text:p>327</text:p>
          </table:table-cell>
          <table:table-cell table:formula="of:=[.K120]-[.K119]" office:value-type="float" office:value="-10" calcext:value-type="float">
            <text:p>-10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4/2020 8:00 PM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489" calcext:value-type="float">
            <text:p>489</text:p>
          </table:table-cell>
          <table:table-cell office:value-type="float" office:value="60033" calcext:value-type="float">
            <text:p>60033</text:p>
          </table:table-cell>
          <table:table-cell office:value-type="float" office:value="51938" calcext:value-type="float">
            <text:p>51938</text:p>
          </table:table-cell>
          <table:table-cell office:value-type="float" office:value="6869" calcext:value-type="float">
            <text:p>686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78" calcext:value-type="float">
            <text:p>678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office:value-type="float" office:value="3238" calcext:value-type="float">
            <text:p>3238</text:p>
          </table:table-cell>
          <table:table-cell office:value-type="float" office:value="1071" calcext:value-type="float">
            <text:p>107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formula="of:=[.E121]-[.F121]-[.G121]" office:value-type="float" office:value="1226" calcext:value-type="float">
            <text:p>1226</text:p>
          </table:table-cell>
          <table:table-cell table:formula="of:=[.S121]-[.K121]" office:value-type="float" office:value="711" calcext:value-type="float">
            <text:p>711</text:p>
          </table:table-cell>
          <table:table-cell table:formula="of:=[.K121]/[.S107]" office:value-type="float" office:value="0.280348394120849" calcext:value-type="float">
            <text:p>0.280348394120849</text:p>
          </table:table-cell>
          <table:table-cell table:formula="of:=[.G121]/[.E107]" office:value-type="float" office:value="0.137026471703006" calcext:value-type="float">
            <text:p>0.137026471703006</text:p>
          </table:table-cell>
          <table:table-cell table:formula="of:=6718903-[.Y121]-[.F121]-[.G121]" office:value-type="float" office:value="6658806.00972317" calcext:value-type="float">
            <text:p>6658806.00972317</text:p>
          </table:table-cell>
          <table:table-cell table:formula="of:=NORMINV(RAND();[.T128];0.25*[.T128])" office:value-type="float" office:value="774.990276827274" calcext:value-type="float">
            <text:p>774.990276827274</text:p>
          </table:table-cell>
          <table:table-cell table:formula="of:=[.X121]+[.K121]" office:value-type="float" office:value="1289.99027682727" calcext:value-type="float">
            <text:p>1289.99027682727</text:p>
          </table:table-cell>
          <table:table-cell table:formula="of:=[.X121]-[.X120]" office:value-type="float" office:value="-101.081891008533" calcext:value-type="float">
            <text:p>-101.081891008533</text:p>
          </table:table-cell>
          <table:table-cell table:formula="of:=[.S121]-[.S120]" office:value-type="float" office:value="18" calcext:value-type="float">
            <text:p>18</text:p>
          </table:table-cell>
          <table:table-cell table:formula="of:=[.K121]-[.K120]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5/2020 8:00 PM</text:p>
          </table:table-cell>
          <table:table-cell office:value-type="string" calcext:value-type="string">
            <text:p>Confirmado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60233" calcext:value-type="float">
            <text:p>60233</text:p>
          </table:table-cell>
          <table:table-cell office:value-type="float" office:value="52043" calcext:value-type="float">
            <text:p>52043</text:p>
          </table:table-cell>
          <table:table-cell office:value-type="float" office:value="6898" calcext:value-type="float">
            <text:p>6898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596" calcext:value-type="float">
            <text:p>596</text:p>
          </table:table-cell>
          <table:table-cell office:value-type="float" office:value="485" calcext:value-type="float">
            <text:p>485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3259" calcext:value-type="float">
            <text:p>3259</text:p>
          </table:table-cell>
          <table:table-cell office:value-type="float" office:value="362" calcext:value-type="float">
            <text:p>36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formula="of:=[.E122]-[.F122]-[.G122]" office:value-type="float" office:value="1292" calcext:value-type="float">
            <text:p>1292</text:p>
          </table:table-cell>
          <table:table-cell table:formula="of:=[.S122]-[.K122]" office:value-type="float" office:value="807" calcext:value-type="float">
            <text:p>807</text:p>
          </table:table-cell>
          <table:table-cell table:formula="of:=[.K122]/[.S108]" office:value-type="float" office:value="0.324197860962567" calcext:value-type="float">
            <text:p>0.324197860962567</text:p>
          </table:table-cell>
          <table:table-cell table:formula="of:=[.G122]/[.E108]" office:value-type="float" office:value="0.136783660519532" calcext:value-type="float">
            <text:p>0.136783660519532</text:p>
          </table:table-cell>
          <table:table-cell table:formula="of:=6718903-[.Y122]-[.F122]-[.G122]" office:value-type="float" office:value="6658626.59039942" calcext:value-type="float">
            <text:p>6658626.59039942</text:p>
          </table:table-cell>
          <table:table-cell table:formula="of:=NORMINV(RAND();[.T129];0.25*[.T129])" office:value-type="float" office:value="850.409600580061" calcext:value-type="float">
            <text:p>850.409600580061</text:p>
          </table:table-cell>
          <table:table-cell table:formula="of:=[.X122]+[.K122]" office:value-type="float" office:value="1335.40960058006" calcext:value-type="float">
            <text:p>1335.40960058006</text:p>
          </table:table-cell>
          <table:table-cell table:formula="of:=[.X122]-[.X121]" office:value-type="float" office:value="75.4193237527875" calcext:value-type="float">
            <text:p>75.4193237527875</text:p>
          </table:table-cell>
          <table:table-cell table:formula="of:=[.S122]-[.S121]" office:value-type="float" office:value="66" calcext:value-type="float">
            <text:p>66</text:p>
          </table:table-cell>
          <table:table-cell table:formula="of:=[.K122]-[.K121]" office:value-type="float" office:value="-30" calcext:value-type="float">
            <text:p>-30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6/2020 8:00 PM</text:p>
          </table:table-cell>
          <table:table-cell office:value-type="string" calcext:value-type="string">
            <text:p>Confirmado</text:p>
          </table:table-cell>
          <table:table-cell office:value-type="float" office:value="363" calcext:value-type="float">
            <text:p>363</text:p>
          </table:table-cell>
          <table:table-cell office:value-type="float" office:value="455" calcext:value-type="float">
            <text:p>455</text:p>
          </table:table-cell>
          <table:table-cell office:value-type="float" office:value="60596" calcext:value-type="float">
            <text:p>60596</text:p>
          </table:table-cell>
          <table:table-cell office:value-type="float" office:value="52498" calcext:value-type="float">
            <text:p>52498</text:p>
          </table:table-cell>
          <table:table-cell office:value-type="float" office:value="6924" calcext:value-type="float">
            <text:p>692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606" calcext:value-type="float">
            <text:p>606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3274" calcext:value-type="float">
            <text:p>3274</text:p>
          </table:table-cell>
          <table:table-cell office:value-type="float" office:value="268" calcext:value-type="float">
            <text:p>26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formula="of:=[.E123]-[.F123]-[.G123]" office:value-type="float" office:value="1174" calcext:value-type="float">
            <text:p>1174</text:p>
          </table:table-cell>
          <table:table-cell table:formula="of:=[.S123]-[.K123]" office:value-type="float" office:value="659" calcext:value-type="float">
            <text:p>659</text:p>
          </table:table-cell>
          <table:table-cell table:formula="of:=[.K123]/[.S109]" office:value-type="float" office:value="0.351535836177474" calcext:value-type="float">
            <text:p>0.351535836177474</text:p>
          </table:table-cell>
          <table:table-cell table:formula="of:=[.G123]/[.E109]" office:value-type="float" office:value="0.135972664074467" calcext:value-type="float">
            <text:p>0.135972664074467</text:p>
          </table:table-cell>
          <table:table-cell table:formula="of:=6718903-[.Y123]-[.F123]-[.G123]" office:value-type="float" office:value="6658345.32248034" calcext:value-type="float">
            <text:p>6658345.32248034</text:p>
          </table:table-cell>
          <table:table-cell table:formula="of:=NORMINV(RAND();[.T130];0.25*[.T130])" office:value-type="float" office:value="620.677519656463" calcext:value-type="float">
            <text:p>620.677519656463</text:p>
          </table:table-cell>
          <table:table-cell table:formula="of:=[.X123]+[.K123]" office:value-type="float" office:value="1135.67751965646" calcext:value-type="float">
            <text:p>1135.67751965646</text:p>
          </table:table-cell>
          <table:table-cell table:formula="of:=[.X123]-[.X122]" office:value-type="float" office:value="-229.732080923598" calcext:value-type="float">
            <text:p>-229.732080923598</text:p>
          </table:table-cell>
          <table:table-cell table:formula="of:=[.S123]-[.S122]" office:value-type="float" office:value="-118" calcext:value-type="float">
            <text:p>-118</text:p>
          </table:table-cell>
          <table:table-cell table:formula="of:=[.K123]-[.K122]" office:value-type="float" office:value="30" calcext:value-type="float">
            <text:p>30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7/2020 8:00 PM</text:p>
          </table:table-cell>
          <table:table-cell office:value-type="string" calcext:value-type="string">
            <text:p>Confirmado</text:p>
          </table:table-cell>
          <table:table-cell office:value-type="float" office:value="1062" calcext:value-type="float">
            <text:p>1062</text:p>
          </table:table-cell>
          <table:table-cell office:value-type="float" office:value="850" calcext:value-type="float">
            <text:p>850</text:p>
          </table:table-cell>
          <table:table-cell office:value-type="float" office:value="61658" calcext:value-type="float">
            <text:p>61658</text:p>
          </table:table-cell>
          <table:table-cell office:value-type="float" office:value="53348" calcext:value-type="float">
            <text:p>53348</text:p>
          </table:table-cell>
          <table:table-cell office:value-type="float" office:value="7055" calcext:value-type="float">
            <text:p>7055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675" calcext:value-type="float">
            <text:p>675</text:p>
          </table:table-cell>
          <table:table-cell office:value-type="float" office:value="500" calcext:value-type="float">
            <text:p>500</text:p>
          </table:table-cell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office:value-type="float" office:value="3292" calcext:value-type="float">
            <text:p>3292</text:p>
          </table:table-cell>
          <table:table-cell office:value-type="float" office:value="1633" calcext:value-type="float">
            <text:p>163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formula="of:=[.E124]-[.F124]-[.G124]" office:value-type="float" office:value="1255" calcext:value-type="float">
            <text:p>1255</text:p>
          </table:table-cell>
          <table:table-cell table:formula="of:=[.S124]-[.K124]" office:value-type="float" office:value="755" calcext:value-type="float">
            <text:p>755</text:p>
          </table:table-cell>
          <table:table-cell table:formula="of:=[.K124]/[.S110]" office:value-type="float" office:value="0.293255131964809" calcext:value-type="float">
            <text:p>0.293255131964809</text:p>
          </table:table-cell>
          <table:table-cell table:formula="of:=[.G124]/[.E110]" office:value-type="float" office:value="0.1348303870043" calcext:value-type="float">
            <text:p>0.1348303870043</text:p>
          </table:table-cell>
          <table:table-cell table:formula="of:=6718903-[.Y124]-[.F124]-[.G124]" office:value-type="float" office:value="6657263.55575974" calcext:value-type="float">
            <text:p>6657263.55575974</text:p>
          </table:table-cell>
          <table:table-cell table:formula="of:=NORMINV(RAND();[.T131];0.25*[.T131])" office:value-type="float" office:value="736.444240259736" calcext:value-type="float">
            <text:p>736.444240259736</text:p>
          </table:table-cell>
          <table:table-cell table:formula="of:=[.X124]+[.K124]" office:value-type="float" office:value="1236.44424025974" calcext:value-type="float">
            <text:p>1236.44424025974</text:p>
          </table:table-cell>
          <table:table-cell table:formula="of:=[.X124]-[.X123]" office:value-type="float" office:value="115.766720603272" calcext:value-type="float">
            <text:p>115.766720603272</text:p>
          </table:table-cell>
          <table:table-cell table:formula="of:=[.S124]-[.S123]" office:value-type="float" office:value="81" calcext:value-type="float">
            <text:p>81</text:p>
          </table:table-cell>
          <table:table-cell table:formula="of:=[.K124]-[.K123]" office:value-type="float" office:value="-15" calcext:value-type="float">
            <text:p>-15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8/2020 8:00 PM</text:p>
          </table:table-cell>
          <table:table-cell office:value-type="string" calcext:value-type="string">
            <text:p>Confirmado</text:p>
          </table:table-cell>
          <table:table-cell office:value-type="float" office:value="805" calcext:value-type="float">
            <text:p>805</text:p>
          </table:table-cell>
          <table:table-cell office:value-type="float" office:value="555" calcext:value-type="float">
            <text:p>555</text:p>
          </table:table-cell>
          <table:table-cell office:value-type="float" office:value="62463" calcext:value-type="float">
            <text:p>62463</text:p>
          </table:table-cell>
          <table:table-cell office:value-type="float" office:value="53903" calcext:value-type="float">
            <text:p>53903</text:p>
          </table:table-cell>
          <table:table-cell office:value-type="float" office:value="7101" calcext:value-type="float">
            <text:p>710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655" calcext:value-type="float">
            <text:p>655</text:p>
          </table:table-cell>
          <table:table-cell office:value-type="float" office:value="508" calcext:value-type="float">
            <text:p>508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3312" calcext:value-type="float">
            <text:p>3312</text:p>
          </table:table-cell>
          <table:table-cell office:value-type="float" office:value="1782" calcext:value-type="float">
            <text:p>178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formula="of:=[.E125]-[.F125]-[.G125]" office:value-type="float" office:value="1459" calcext:value-type="float">
            <text:p>1459</text:p>
          </table:table-cell>
          <table:table-cell table:formula="of:=[.S125]-[.K125]" office:value-type="float" office:value="951" calcext:value-type="float">
            <text:p>951</text:p>
          </table:table-cell>
          <table:table-cell table:formula="of:=[.K125]/[.S111]" office:value-type="float" office:value="0.300947867298578" calcext:value-type="float">
            <text:p>0.300947867298578</text:p>
          </table:table-cell>
          <table:table-cell table:formula="of:=[.G125]/[.E111]" office:value-type="float" office:value="0.133209522201587" calcext:value-type="float">
            <text:p>0.133209522201587</text:p>
          </table:table-cell>
          <table:table-cell table:formula="of:=6718903-[.Y125]-[.F125]-[.G125]" office:value-type="float" office:value="6656156.76049058" calcext:value-type="float">
            <text:p>6656156.76049058</text:p>
          </table:table-cell>
          <table:table-cell table:formula="of:=NORMINV(RAND();[.T132];0.25*[.T132])" office:value-type="float" office:value="1234.23950942273" calcext:value-type="float">
            <text:p>1234.23950942273</text:p>
          </table:table-cell>
          <table:table-cell table:formula="of:=[.X125]+[.K125]" office:value-type="float" office:value="1742.23950942273" calcext:value-type="float">
            <text:p>1742.23950942273</text:p>
          </table:table-cell>
          <table:table-cell table:formula="of:=[.X125]-[.X124]" office:value-type="float" office:value="497.795269162991" calcext:value-type="float">
            <text:p>497.795269162991</text:p>
          </table:table-cell>
          <table:table-cell table:formula="of:=[.S125]-[.S124]" office:value-type="float" office:value="204" calcext:value-type="float">
            <text:p>204</text:p>
          </table:table-cell>
          <table:table-cell table:formula="of:=[.K125]-[.K124]" office:value-type="float" office:value="8" calcext:value-type="float">
            <text:p>8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9/2020 8:00 PM</text:p>
          </table:table-cell>
          <table:table-cell office:value-type="string" calcext:value-type="string">
            <text:p>Confirmado</text:p>
          </table:table-cell>
          <table:table-cell office:value-type="float" office:value="933" calcext:value-type="float">
            <text:p>933</text:p>
          </table:table-cell>
          <table:table-cell office:value-type="float" office:value="865" calcext:value-type="float">
            <text:p>865</text:p>
          </table:table-cell>
          <table:table-cell office:value-type="float" office:value="63396" calcext:value-type="float">
            <text:p>63396</text:p>
          </table:table-cell>
          <table:table-cell office:value-type="float" office:value="54768" calcext:value-type="float">
            <text:p>54768</text:p>
          </table:table-cell>
          <table:table-cell office:value-type="float" office:value="7178" calcext:value-type="float">
            <text:p>71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3328" calcext:value-type="float">
            <text:p>3328</text:p>
          </table:table-cell>
          <table:table-cell office:value-type="float" office:value="1571" calcext:value-type="float">
            <text:p>157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formula="of:=[.E126]-[.F126]-[.G126]" office:value-type="float" office:value="1450" calcext:value-type="float">
            <text:p>1450</text:p>
          </table:table-cell>
          <table:table-cell table:formula="of:=[.S126]-[.K126]" office:value-type="float" office:value="946" calcext:value-type="float">
            <text:p>946</text:p>
          </table:table-cell>
          <table:table-cell table:formula="of:=[.K126]/[.S112]" office:value-type="float" office:value="0.378378378378378" calcext:value-type="float">
            <text:p>0.378378378378378</text:p>
          </table:table-cell>
          <table:table-cell table:formula="of:=[.G126]/[.E112]" office:value-type="float" office:value="0.132511214901512" calcext:value-type="float">
            <text:p>0.132511214901512</text:p>
          </table:table-cell>
          <table:table-cell table:formula="of:=6718903-[.Y126]-[.F126]-[.G126]" office:value-type="float" office:value="6655833.26618721" calcext:value-type="float">
            <text:p>6655833.26618721</text:p>
          </table:table-cell>
          <table:table-cell table:formula="of:=NORMINV(RAND();[.T$132];0.25*[.T$132])" office:value-type="float" office:value="619.733812786422" calcext:value-type="float">
            <text:p>619.733812786422</text:p>
          </table:table-cell>
          <table:table-cell table:formula="of:=[.X126]+[.K126]" office:value-type="float" office:value="1123.73381278642" calcext:value-type="float">
            <text:p>1123.73381278642</text:p>
          </table:table-cell>
          <table:table-cell table:formula="of:=[.X126]-[.X125]" office:value-type="float" office:value="-614.505696636305" calcext:value-type="float">
            <text:p>-614.505696636305</text:p>
          </table:table-cell>
          <table:table-cell table:formula="of:=[.S126]-[.S125]" office:value-type="float" office:value="-9" calcext:value-type="float">
            <text:p>-9</text:p>
          </table:table-cell>
          <table:table-cell table:formula="of:=[.K126]-[.K125]" office:value-type="float" office:value="-4" calcext:value-type="float">
            <text:p>-4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10/2020 8:00 PM</text:p>
          </table:table-cell>
          <table:table-cell office:value-type="string" calcext:value-type="string">
            <text:p>Confirmado</text:p>
          </table:table-cell>
          <table:table-cell office:value-type="float" office:value="631" calcext:value-type="float">
            <text:p>631</text:p>
          </table:table-cell>
          <table:table-cell office:value-type="float" office:value="639" calcext:value-type="float">
            <text:p>639</text:p>
          </table:table-cell>
          <table:table-cell office:value-type="float" office:value="64027" calcext:value-type="float">
            <text:p>64027</text:p>
          </table:table-cell>
          <table:table-cell office:value-type="float" office:value="55407" calcext:value-type="float">
            <text:p>55407</text:p>
          </table:table-cell>
          <table:table-cell office:value-type="float" office:value="7254" calcext:value-type="float">
            <text:p>7254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54" calcext:value-type="float">
            <text:p>654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3346" calcext:value-type="float">
            <text:p>3346</text:p>
          </table:table-cell>
          <table:table-cell office:value-type="float" office:value="1310" calcext:value-type="float">
            <text:p>131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formula="of:=[.E127]-[.F127]-[.G127]" office:value-type="float" office:value="1366" calcext:value-type="float">
            <text:p>1366</text:p>
          </table:table-cell>
          <table:table-cell table:formula="of:=[.S127]-[.K127]" office:value-type="float" office:value="862" calcext:value-type="float">
            <text:p>862</text:p>
          </table:table-cell>
          <table:table-cell table:formula="of:=[.K127]/[.S113]" office:value-type="float" office:value="0.346868547832072" calcext:value-type="float">
            <text:p>0.346868547832072</text:p>
          </table:table-cell>
          <table:table-cell table:formula="of:=[.G127]/[.E113]" office:value-type="float" office:value="0.131527415143603" calcext:value-type="float">
            <text:p>0.131527415143603</text:p>
          </table:table-cell>
          <table:table-cell table:formula="of:=6718903-[.Y127]-[.F127]-[.G127]" office:value-type="float" office:value="6654736.42313088" calcext:value-type="float">
            <text:p>6654736.42313088</text:p>
          </table:table-cell>
          <table:table-cell table:formula="of:=NORMINV(RAND();[.T$132];0.25*[.T$132])" office:value-type="float" office:value="1001.57686911727" calcext:value-type="float">
            <text:p>1001.57686911727</text:p>
          </table:table-cell>
          <table:table-cell table:formula="of:=[.X127]+[.K127]" office:value-type="float" office:value="1505.57686911727" calcext:value-type="float">
            <text:p>1505.57686911727</text:p>
          </table:table-cell>
          <table:table-cell table:formula="of:=[.X127]-[.X126]" office:value-type="float" office:value="381.843056330851" calcext:value-type="float">
            <text:p>381.843056330851</text:p>
          </table:table-cell>
          <table:table-cell table:formula="of:=[.S127]-[.S126]" office:value-type="float" office:value="-84" calcext:value-type="float">
            <text:p>-84</text:p>
          </table:table-cell>
          <table:table-cell table:formula="of:=[.K127]-[.K126]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11/2020 8:00 PM</text:p>
          </table:table-cell>
          <table:table-cell office:value-type="string" calcext:value-type="string">
            <text:p>Confirmado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64102" calcext:value-type="float">
            <text:p>64102</text:p>
          </table:table-cell>
          <table:table-cell office:value-type="float" office:value="55519" calcext:value-type="float">
            <text:p>55519</text:p>
          </table:table-cell>
          <table:table-cell office:value-type="float" office:value="7302" calcext:value-type="float">
            <text:p>730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81" calcext:value-type="float">
            <text:p>581</text:p>
          </table:table-cell>
          <table:table-cell office:value-type="float" office:value="481" calcext:value-type="float">
            <text:p>481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364" calcext:value-type="float">
            <text:p>3364</text:p>
          </table:table-cell>
          <table:table-cell office:value-type="float" office:value="1171" calcext:value-type="float">
            <text:p>117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28]-[.F128]-[.G128]" office:value-type="float" office:value="1281" calcext:value-type="float">
            <text:p>1281</text:p>
          </table:table-cell>
          <table:table-cell table:formula="of:=[.S128]-[.K128]" office:value-type="float" office:value="800" calcext:value-type="float">
            <text:p>800</text:p>
          </table:table-cell>
          <table:table-cell table:formula="of:=[.K128]/[.S114]" office:value-type="float" office:value="0.364670204700531" calcext:value-type="float">
            <text:p>0.364670204700531</text:p>
          </table:table-cell>
          <table:table-cell table:formula="of:=[.G128]/[.E114]" office:value-type="float" office:value="0.132076836812213" calcext:value-type="float">
            <text:p>0.132076836812213</text:p>
          </table:table-cell>
          <table:table-cell table:formula="of:=6718903-[.Y128]-[.F128]-[.G128]" office:value-type="float" office:value="6654973.18823312" calcext:value-type="float">
            <text:p>6654973.18823312</text:p>
          </table:table-cell>
          <table:table-cell table:formula="of:=NORMINV(RAND();[.T$132];0.25*[.T$132])" office:value-type="float" office:value="627.811766876885" calcext:value-type="float">
            <text:p>627.811766876885</text:p>
          </table:table-cell>
          <table:table-cell table:formula="of:=[.X128]+[.K128]" office:value-type="float" office:value="1108.81176687688" calcext:value-type="float">
            <text:p>1108.81176687688</text:p>
          </table:table-cell>
          <table:table-cell table:formula="of:=[.X128]-[.X127]" office:value-type="float" office:value="-373.765102240388" calcext:value-type="float">
            <text:p>-373.765102240388</text:p>
          </table:table-cell>
          <table:table-cell table:formula="of:=[.S128]-[.S127]" office:value-type="float" office:value="-85" calcext:value-type="float">
            <text:p>-85</text:p>
          </table:table-cell>
          <table:table-cell table:formula="of:=[.K128]-[.K127]" office:value-type="float" office:value="-23" calcext:value-type="float">
            <text:p>-23</text:p>
          </table:table-cell>
          <table:table-cell table:number-columns-repeated="996"/>
        </table:table-row>
        <table:table-row table:style-name="ro3">
          <table:table-cell table:style-name="ce2" office:value-type="string" calcext:value-type="string">
            <text:p>7/12/2020 8:00 PM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110" calcext:value-type="float">
            <text:p>64110</text:p>
          </table:table-cell>
          <table:table-cell office:value-type="float" office:value="55519" calcext:value-type="float">
            <text:p>55519</text:p>
          </table:table-cell>
          <table:table-cell office:value-type="float" office:value="7310" calcext:value-type="float">
            <text:p>731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54" calcext:value-type="float">
            <text:p>554</text:p>
          </table:table-cell>
          <table:table-cell office:value-type="float" office:value="494" calcext:value-type="float">
            <text:p>494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3376" calcext:value-type="float">
            <text:p>3376</text:p>
          </table:table-cell>
          <table:table-cell office:value-type="float" office:value="274" calcext:value-type="float">
            <text:p>27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formula="of:=[.E129]-[.F129]-[.G129]" office:value-type="float" office:value="1281" calcext:value-type="float">
            <text:p>1281</text:p>
          </table:table-cell>
          <table:table-cell table:formula="of:=[.S129]-[.K129]" office:value-type="float" office:value="787" calcext:value-type="float">
            <text:p>787</text:p>
          </table:table-cell>
          <table:table-cell table:formula="of:=[.K129]/[.S115]" office:value-type="float" office:value="0.348132487667371" calcext:value-type="float">
            <text:p>0.348132487667371</text:p>
          </table:table-cell>
          <table:table-cell table:formula="of:=[.G129]/[.E115]" office:value-type="float" office:value="0.130396004281127" calcext:value-type="float">
            <text:p>0.130396004281127</text:p>
          </table:table-cell>
          <table:table-cell table:formula="of:=6718903-[.Y129]-[.F129]-[.G129]" office:value-type="float" office:value="6655177.08073596" calcext:value-type="float">
            <text:p>6655177.08073596</text:p>
          </table:table-cell>
          <table:table-cell table:formula="of:=NORMINV(RAND();[.T$132];0.25*[.T$132])" office:value-type="float" office:value="402.919264037137" calcext:value-type="float">
            <text:p>402.919264037137</text:p>
          </table:table-cell>
          <table:table-cell table:formula="of:=[.X129]+[.K129]" office:value-type="float" office:value="896.919264037137" calcext:value-type="float">
            <text:p>896.919264037137</text:p>
          </table:table-cell>
          <table:table-cell table:formula="of:=[.X129]-[.X128]" office:value-type="float" office:value="-224.892502839748" calcext:value-type="float">
            <text:p>-224.892502839748</text:p>
          </table:table-cell>
          <table:table-cell table:formula="of:=[.S129]-[.S128]" office:value-type="float" office:value="0" calcext:value-type="float">
            <text:p>0</text:p>
          </table:table-cell>
          <table:table-cell table:formula="of:=[.K129]-[.K128]" office:value-type="float" office:value="13" calcext:value-type="float">
            <text:p>13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7/13/2020 8:00 PM</text:p>
          </table:table-cell>
          <table:table-cell office:value-type="string" calcext:value-type="string">
            <text:p>Confirmado</text:p>
          </table:table-cell>
          <table:table-cell office:value-type="float" office:value="525" calcext:value-type="float">
            <text:p>525</text:p>
          </table:table-cell>
          <table:table-cell office:value-type="float" office:value="468" calcext:value-type="float">
            <text:p>468</text:p>
          </table:table-cell>
          <table:table-cell office:value-type="float" office:value="64635" calcext:value-type="float">
            <text:p>64635</text:p>
          </table:table-cell>
          <table:table-cell office:value-type="float" office:value="56139" calcext:value-type="float">
            <text:p>56139</text:p>
          </table:table-cell>
          <table:table-cell office:value-type="float" office:value="7355" calcext:value-type="float">
            <text:p>735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77" calcext:value-type="float">
            <text:p>577</text:p>
          </table:table-cell>
          <table:table-cell office:value-type="float" office:value="484" calcext:value-type="float">
            <text:p>484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float" office:value="3391" calcext:value-type="float">
            <text:p>3391</text:p>
          </table:table-cell>
          <table:table-cell office:value-type="float" office:value="105" calcext:value-type="float">
            <text:p>1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formula="of:=[.E130]-[.F130]-[.G130]" office:value-type="float" office:value="1141" calcext:value-type="float">
            <text:p>1141</text:p>
          </table:table-cell>
          <table:table-cell table:formula="of:=[.S130]-[.K130]" office:value-type="float" office:value="657" calcext:value-type="float">
            <text:p>657</text:p>
          </table:table-cell>
          <table:table-cell table:formula="of:=[.K130]/[.S116]" office:value-type="float" office:value="0.426807760141093" calcext:value-type="float">
            <text:p>0.426807760141093</text:p>
          </table:table-cell>
          <table:table-cell table:formula="of:=[.G130]/[.E116]" office:value-type="float" office:value="0.130521197494277" calcext:value-type="float">
            <text:p>0.130521197494277</text:p>
          </table:table-cell>
          <table:table-cell table:formula="of:=6718903-[.Y130]-[.F130]-[.G130]" office:value-type="float" office:value="6654086.31574406" calcext:value-type="float">
            <text:p>6654086.31574406</text:p>
          </table:table-cell>
          <table:table-cell table:formula="of:=NORMINV(RAND();[.T$132];0.25*[.T$132])" office:value-type="float" office:value="838.684255938784" calcext:value-type="float">
            <text:p>838.684255938784</text:p>
          </table:table-cell>
          <table:table-cell table:formula="of:=[.X130]+[.K130]" office:value-type="float" office:value="1322.68425593878" calcext:value-type="float">
            <text:p>1322.68425593878</text:p>
          </table:table-cell>
          <table:table-cell table:formula="of:=[.X130]-[.X129]" office:value-type="float" office:value="435.764991901648" calcext:value-type="float">
            <text:p>435.764991901648</text:p>
          </table:table-cell>
          <table:table-cell table:formula="of:=[.S130]-[.S129]" office:value-type="float" office:value="-140" calcext:value-type="float">
            <text:p>-140</text:p>
          </table:table-cell>
          <table:table-cell table:formula="of:=[.K130]-[.K129]" office:value-type="float" office:value="-10" calcext:value-type="float">
            <text:p>-1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7/14/2020 8:00 PM</text:p>
          </table:table-cell>
          <table:table-cell office:value-type="string" calcext:value-type="string">
            <text:p>Confirmado</text:p>
          </table:table-cell>
          <table:table-cell office:value-type="float" office:value="486" calcext:value-type="float">
            <text:p>486</text:p>
          </table:table-cell>
          <table:table-cell office:value-type="float" office:value="386" calcext:value-type="float">
            <text:p>386</text:p>
          </table:table-cell>
          <table:table-cell office:value-type="float" office:value="65121" calcext:value-type="float">
            <text:p>65121</text:p>
          </table:table-cell>
          <table:table-cell office:value-type="float" office:value="56525" calcext:value-type="float">
            <text:p>56525</text:p>
          </table:table-cell>
          <table:table-cell office:value-type="float" office:value="7432" calcext:value-type="float">
            <text:p>7432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  <table:table-cell office:value-type="float" office:value="475" calcext:value-type="float">
            <text:p>475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  <table:table-cell office:value-type="float" office:value="3414" calcext:value-type="float">
            <text:p>3414</text:p>
          </table:table-cell>
          <table:table-cell table:style-name="ce3"/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formula="of:=[.E131]-[.F131]-[.G131]" office:value-type="float" office:value="1164" calcext:value-type="float">
            <text:p>1164</text:p>
          </table:table-cell>
          <table:table-cell table:formula="of:=[.S131]-[.K131]" office:value-type="float" office:value="689" calcext:value-type="float">
            <text:p>689</text:p>
          </table:table-cell>
          <table:table-cell table:formula="of:=[.K131]/[.S117]" office:value-type="float" office:value="0.441860465116279" calcext:value-type="float">
            <text:p>0.441860465116279</text:p>
          </table:table-cell>
          <table:table-cell table:formula="of:=[.G131]/[.E117]" office:value-type="float" office:value="0.130532527750457" calcext:value-type="float">
            <text:p>0.130532527750457</text:p>
          </table:table-cell>
          <table:table-cell table:formula="of:=6718903-[.Y131]-[.F131]-[.G131]" office:value-type="float" office:value="6653970.98248657" calcext:value-type="float">
            <text:p>6653970.98248657</text:p>
          </table:table-cell>
          <table:table-cell table:formula="of:=NORMINV(RAND();[.T$132];0.25*[.T$132])" office:value-type="float" office:value="500.017513426358" calcext:value-type="float">
            <text:p>500.017513426358</text:p>
          </table:table-cell>
          <table:table-cell table:formula="of:=[.X131]+[.K131]" office:value-type="float" office:value="975.017513426358" calcext:value-type="float">
            <text:p>975.017513426358</text:p>
          </table:table-cell>
          <table:table-cell table:formula="of:=[.X131]-[.X130]" office:value-type="float" office:value="-338.666742512427" calcext:value-type="float">
            <text:p>-338.666742512427</text:p>
          </table:table-cell>
          <table:table-cell table:formula="of:=[.S131]-[.S130]" office:value-type="float" office:value="23" calcext:value-type="float">
            <text:p>23</text:p>
          </table:table-cell>
          <table:table-cell table:formula="of:=[.K131]-[.K130]" office:value-type="float" office:value="-9" calcext:value-type="float">
            <text:p>-9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7/15/2020 8:00 PM</text:p>
          </table:table-cell>
          <table:table-cell office:value-type="string" calcext:value-type="string">
            <text:p>Confirmado</text:p>
          </table:table-cell>
          <table:table-cell office:value-type="float" office:value="368" calcext:value-type="float">
            <text:p>368</text:p>
          </table:table-cell>
          <table:table-cell office:value-type="float" office:value="146" calcext:value-type="float">
            <text:p>146</text:p>
          </table:table-cell>
          <table:table-cell office:value-type="float" office:value="65489" calcext:value-type="float">
            <text:p>65489</text:p>
          </table:table-cell>
          <table:table-cell office:value-type="float" office:value="56671" calcext:value-type="float">
            <text:p>56671</text:p>
          </table:table-cell>
          <table:table-cell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3433" calcext:value-type="float">
            <text:p>3433</text:p>
          </table:table-cell>
          <table:table-cell table:style-name="ce3"/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formula="of:=[.E132]-[.F132]-[.G132]" office:value-type="float" office:value="1318" calcext:value-type="float">
            <text:p>1318</text:p>
          </table:table-cell>
          <table:table-cell table:formula="of:=[.S132]-[.K132]" office:value-type="float" office:value="862" calcext:value-type="float">
            <text:p>862</text:p>
          </table:table-cell>
          <table:table-cell table:formula="of:=[.K132]/[.S118]" office:value-type="float" office:value="0.389410760034159" calcext:value-type="float">
            <text:p>0.389410760034159</text:p>
          </table:table-cell>
          <table:table-cell table:formula="of:=[.G132]/[.E118]" office:value-type="float" office:value="0.129580676929456" calcext:value-type="float">
            <text:p>0.129580676929456</text:p>
          </table:table-cell>
          <table:table-cell table:formula="of:=6718903-[.Y132]-[.F132]-[.G132]" office:value-type="float" office:value="6653691.78604478" calcext:value-type="float">
            <text:p>6653691.78604478</text:p>
          </table:table-cell>
          <table:table-cell table:formula="of:=NORMINV(RAND();[.T$132];0.25*[.T$132])" office:value-type="float" office:value="584.213955222476" calcext:value-type="float">
            <text:p>584.213955222476</text:p>
          </table:table-cell>
          <table:table-cell table:formula="of:=[.X132]+[.K132]" office:value-type="float" office:value="1040.21395522248" calcext:value-type="float">
            <text:p>1040.21395522248</text:p>
          </table:table-cell>
          <table:table-cell table:formula="of:=[.X132]-[.X131]" office:value-type="float" office:value="84.1964417961187" calcext:value-type="float">
            <text:p>84.1964417961187</text:p>
          </table:table-cell>
          <table:table-cell table:formula="of:=[.S132]-[.S131]" office:value-type="float" office:value="154" calcext:value-type="float">
            <text:p>154</text:p>
          </table:table-cell>
          <table:table-cell table:formula="of:=[.K132]-[.K131]" office:value-type="float" office:value="-19" calcext:value-type="float">
            <text:p>-19</text:p>
          </table:table-cell>
          <table:table-cell table:number-columns-repeated="996"/>
        </table:table-row>
        <table:table-row table:style-name="ro4" table:number-rows-repeated="6">
          <table:table-cell table:style-name="ce3"/>
          <table:table-cell table:style-name="Default" table:number-columns-repeated="2"/>
          <table:table-cell table:style-name="ce3" table:number-columns-repeated="12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4">
          <table:table-cell table:style-name="ce3"/>
          <table:table-cell table:style-name="Default" table:number-columns-repeated="2"/>
          <table:table-cell table:style-name="ce3" table:number-columns-repeated="12"/>
          <table:table-cell table:number-columns-repeated="3"/>
          <table:table-cell table:style-name="Default" table:number-columns-repeated="2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4:38:38.609653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0:03:26.576152230</meta:creation-date>
    <dc:date>2020-07-29T14:39:33.500748223</dc:date>
    <meta:editing-duration>PT1H7M19S</meta:editing-duration>
    <meta:editing-cycles>10</meta:editing-cycles>
    <meta:generator>LibreOffice/6.0.7.3$Linux_X86_64 LibreOffice_project/00m0$Build-3</meta:generator>
    <meta:document-statistic meta:table-count="1" meta:cell-count="5992" meta:object-count="0"/>
  </office:meta>
</office:document-meta>
</file>